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 office:value-type="float" office:value="0.780835255520722">
            <text:p>0.7808352555</text:p>
          </table:table-cell>
        </table:table-row>
        <table:table-row table:style-name="ro1">
          <table:table-cell table:number-columns-repeated="10" office:value-type="float" office:value="0.567253251214013">
            <text:p>0.5672532512</text:p>
          </table:table-cell>
        </table:table-row>
        <table:table-row table:style-name="ro1">
          <table:table-cell table:number-columns-repeated="10" office:value-type="float" office:value="0.50866745490206">
            <text:p>0.5086674549</text:p>
          </table:table-cell>
        </table:table-row>
        <table:table-row table:style-name="ro1">
          <table:table-cell table:number-columns-repeated="10" office:value-type="float" office:value="0.563979334790976">
            <text:p>0.5639793348</text:p>
          </table:table-cell>
        </table:table-row>
        <table:table-row table:style-name="ro1">
          <table:table-cell table:number-columns-repeated="10" office:value-type="float" office:value="0.432640115488859">
            <text:p>0.4326401155</text:p>
          </table:table-cell>
        </table:table-row>
        <table:table-row table:style-name="ro1">
          <table:table-cell table:number-columns-repeated="10" office:value-type="float" office:value="0.63889865758937">
            <text:p>0.6388986576</text:p>
          </table:table-cell>
        </table:table-row>
        <table:table-row table:style-name="ro1">
          <table:table-cell table:number-columns-repeated="10" office:value-type="float" office:value="0.596154103154048">
            <text:p>0.5961541032</text:p>
          </table:table-cell>
        </table:table-row>
        <table:table-row table:style-name="ro1">
          <table:table-cell table:number-columns-repeated="10" office:value-type="float" office:value="0.431098843335966">
            <text:p>0.4310988433</text:p>
          </table:table-cell>
        </table:table-row>
        <table:table-row table:style-name="ro1">
          <table:table-cell table:number-columns-repeated="10" office:value-type="float" office:value="0.459986841073421">
            <text:p>0.4599868411</text:p>
          </table:table-cell>
        </table:table-row>
        <table:table-row table:style-name="ro1">
          <table:table-cell table:number-columns-repeated="10" office:value-type="float" office:value="0.772822306469575">
            <text:p>0.7728223065</text:p>
          </table:table-cell>
        </table:table-row>
        <table:table-row table:style-name="ro1">
          <table:table-cell table:number-columns-repeated="10" office:value-type="float" office:value="0.588878347266627">
            <text:p>0.5888783473</text:p>
          </table:table-cell>
        </table:table-row>
        <table:table-row table:style-name="ro1">
          <table:table-cell table:number-columns-repeated="10" office:value-type="float" office:value="0.421858459276876">
            <text:p>0.4218584593</text:p>
          </table:table-cell>
        </table:table-row>
        <table:table-row table:style-name="ro1">
          <table:table-cell table:number-columns-repeated="10" office:value-type="float" office:value="0.444846872746123">
            <text:p>0.4448468727</text:p>
          </table:table-cell>
        </table:table-row>
        <table:table-row table:style-name="ro1">
          <table:table-cell office:value-type="float" office:value="0.904673926095136">
            <text:p>0.9046739261</text:p>
          </table:table-cell>
          <table:table-cell office:value-type="float" office:value="0.757178035209286">
            <text:p>0.7571780352</text:p>
          </table:table-cell>
          <table:table-cell office:value-type="float" office:value="0.910526433173665">
            <text:p>0.9105264332</text:p>
          </table:table-cell>
          <table:table-cell office:value-type="float" office:value="0.758560646367545">
            <text:p>0.7585606464</text:p>
          </table:table-cell>
          <table:table-cell office:value-type="float" office:value="0.73250368434454">
            <text:p>0.7325036843</text:p>
          </table:table-cell>
          <table:table-cell office:value-type="float" office:value="0.692233696584028">
            <text:p>0.6922336966</text:p>
          </table:table-cell>
          <table:table-cell office:value-type="float" office:value="0.797037794351376">
            <text:p>0.7970377944</text:p>
          </table:table-cell>
          <table:table-cell office:value-type="float" office:value="0.689430303141091">
            <text:p>0.6894303031</text:p>
          </table:table-cell>
          <table:table-cell office:value-type="float" office:value="0.750126477197682">
            <text:p>0.7501264772</text:p>
          </table:table-cell>
          <table:table-cell office:value-type="float" office:value="0.760056501448851">
            <text:p>0.7600565014</text:p>
          </table:table-cell>
        </table:table-row>
        <table:table-row table:style-name="ro1">
          <table:table-cell office:value-type="float" office:value="0.843922629533024">
            <text:p>0.8439226295</text:p>
          </table:table-cell>
          <table:table-cell office:value-type="float" office:value="0.925781725564974">
            <text:p>0.9257817256</text:p>
          </table:table-cell>
          <table:table-cell office:value-type="float" office:value="0.883353871217877">
            <text:p>0.8833538712</text:p>
          </table:table-cell>
          <table:table-cell office:value-type="float" office:value="0.844894395327703">
            <text:p>0.8448943953</text:p>
          </table:table-cell>
          <table:table-cell office:value-type="float" office:value="0.850681360513966">
            <text:p>0.8506813605</text:p>
          </table:table-cell>
          <table:table-cell office:value-type="float" office:value="0.75753061889054">
            <text:p>0.7575306189</text:p>
          </table:table-cell>
          <table:table-cell office:value-type="float" office:value="0.842431842548223">
            <text:p>0.8424318425</text:p>
          </table:table-cell>
          <table:table-cell office:value-type="float" office:value="0.854519717275008">
            <text:p>0.8545197173</text:p>
          </table:table-cell>
          <table:table-cell office:value-type="float" office:value="0.950380946082807">
            <text:p>0.9503809461</text:p>
          </table:table-cell>
          <table:table-cell office:value-type="float" office:value="0.870436820994061">
            <text:p>0.870436821</text:p>
          </table:table-cell>
        </table:table-row>
        <table:table-row table:style-name="ro1">
          <table:table-cell office:value-type="float" office:value="0.776169736338751">
            <text:p>0.7761697363</text:p>
          </table:table-cell>
          <table:table-cell office:value-type="float" office:value="0.805544801696622">
            <text:p>0.8055448017</text:p>
          </table:table-cell>
          <table:table-cell office:value-type="float" office:value="0.801392709788562">
            <text:p>0.8013927098</text:p>
          </table:table-cell>
          <table:table-cell office:value-type="float" office:value="0.904955630271975">
            <text:p>0.9049556303</text:p>
          </table:table-cell>
          <table:table-cell office:value-type="float" office:value="0.811149042365521">
            <text:p>0.8111490424</text:p>
          </table:table-cell>
          <table:table-cell office:value-type="float" office:value="0.864464173805293">
            <text:p>0.8644641738</text:p>
          </table:table-cell>
          <table:table-cell office:value-type="float" office:value="0.798934246798478">
            <text:p>0.7989342468</text:p>
          </table:table-cell>
          <table:table-cell office:value-type="float" office:value="0.824526538260529">
            <text:p>0.8245265383</text:p>
          </table:table-cell>
          <table:table-cell office:value-type="float" office:value="0.850065245002541">
            <text:p>0.850065245</text:p>
          </table:table-cell>
          <table:table-cell office:value-type="float" office:value="0.862362713491464">
            <text:p>0.8623627135</text:p>
          </table:table-cell>
        </table:table-row>
        <table:table-row table:style-name="ro1">
          <table:table-cell office:value-type="float" office:value="0.827585955423252">
            <text:p>0.8275859554</text:p>
          </table:table-cell>
          <table:table-cell office:value-type="float" office:value="0.821507811474146">
            <text:p>0.8215078115</text:p>
          </table:table-cell>
          <table:table-cell office:value-type="float" office:value="0.764935747053954">
            <text:p>0.7649357471</text:p>
          </table:table-cell>
          <table:table-cell office:value-type="float" office:value="0.936184493397909">
            <text:p>0.9361844934</text:p>
          </table:table-cell>
          <table:table-cell office:value-type="float" office:value="0.948085460285791">
            <text:p>0.9480854603</text:p>
          </table:table-cell>
          <table:table-cell office:value-type="float" office:value="0.802443364676413">
            <text:p>0.8024433647</text:p>
          </table:table-cell>
          <table:table-cell office:value-type="float" office:value="0.905137429789166">
            <text:p>0.9051374298</text:p>
          </table:table-cell>
          <table:table-cell office:value-type="float" office:value="0.864582642985061">
            <text:p>0.864582643</text:p>
          </table:table-cell>
          <table:table-cell office:value-type="float" office:value="0.936914901672805">
            <text:p>0.9369149017</text:p>
          </table:table-cell>
          <table:table-cell office:value-type="float" office:value="0.715189315266415">
            <text:p>0.7151893153</text:p>
          </table:table-cell>
        </table:table-row>
        <table:table-row table:style-name="ro1">
          <table:table-cell office:value-type="float" office:value="0.793028256642648">
            <text:p>0.7930282566</text:p>
          </table:table-cell>
          <table:table-cell office:value-type="float" office:value="0.866856498733034">
            <text:p>0.8668564987</text:p>
          </table:table-cell>
          <table:table-cell office:value-type="float" office:value="0.835674730992519">
            <text:p>0.835674731</text:p>
          </table:table-cell>
          <table:table-cell office:value-type="float" office:value="0.80462240117439">
            <text:p>0.8046224012</text:p>
          </table:table-cell>
          <table:table-cell office:value-type="float" office:value="0.852734716698393">
            <text:p>0.8527347167</text:p>
          </table:table-cell>
          <table:table-cell office:value-type="float" office:value="0.712827775974683">
            <text:p>0.712827776</text:p>
          </table:table-cell>
          <table:table-cell office:value-type="float" office:value="0.904517893822624">
            <text:p>0.9045178938</text:p>
          </table:table-cell>
          <table:table-cell office:value-type="float" office:value="0.75890679432434">
            <text:p>0.7589067943</text:p>
          </table:table-cell>
          <table:table-cell office:value-type="float" office:value="0.827606103513643">
            <text:p>0.8276061035</text:p>
          </table:table-cell>
          <table:table-cell office:value-type="float" office:value="0.766917795113493">
            <text:p>0.7669177951</text:p>
          </table:table-cell>
        </table:table-row>
        <table:table-row table:style-name="ro1">
          <table:table-cell office:value-type="float" office:value="0.542866097455766">
            <text:p>0.5428660975</text:p>
          </table:table-cell>
          <table:table-cell office:value-type="float" office:value="0.797548371248986">
            <text:p>0.7975483712</text:p>
          </table:table-cell>
          <table:table-cell office:value-type="float" office:value="0.797393821271805">
            <text:p>0.7973938213</text:p>
          </table:table-cell>
          <table:table-cell office:value-type="float" office:value="0.84327662490685">
            <text:p>0.8432766249</text:p>
          </table:table-cell>
          <table:table-cell office:value-type="float" office:value="0.943752801752848">
            <text:p>0.9437528018</text:p>
          </table:table-cell>
          <table:table-cell office:value-type="float" office:value="0.991483681091769">
            <text:p>0.9914836811</text:p>
          </table:table-cell>
          <table:table-cell office:value-type="float" office:value="0.757245566893128">
            <text:p>0.7572455669</text:p>
          </table:table-cell>
          <table:table-cell office:value-type="float" office:value="0.688590981903123">
            <text:p>0.6885909819</text:p>
          </table:table-cell>
          <table:table-cell office:value-type="float" office:value="0.82744411349422">
            <text:p>0.8274441135</text:p>
          </table:table-cell>
          <table:table-cell office:value-type="float" office:value="0.843270371579535">
            <text:p>0.8432703716</text:p>
          </table:table-cell>
        </table:table-row>
        <table:table-row table:style-name="ro1">
          <table:table-cell office:value-type="float" office:value="0.781085652563922">
            <text:p>0.7810856526</text:p>
          </table:table-cell>
          <table:table-cell office:value-type="float" office:value="0.954881157206655">
            <text:p>0.9548811572</text:p>
          </table:table-cell>
          <table:table-cell office:value-type="float" office:value="0.864542784919249">
            <text:p>0.8645427849</text:p>
          </table:table-cell>
          <table:table-cell office:value-type="float" office:value="0.767893375770514">
            <text:p>0.7678933758</text:p>
          </table:table-cell>
          <table:table-cell office:value-type="float" office:value="0.842615222813081">
            <text:p>0.8426152228</text:p>
          </table:table-cell>
          <table:table-cell office:value-type="float" office:value="0.7976067518158">
            <text:p>0.7976067518</text:p>
          </table:table-cell>
          <table:table-cell office:value-type="float" office:value="0.91597150853241">
            <text:p>0.9159715085</text:p>
          </table:table-cell>
          <table:table-cell office:value-type="float" office:value="0.767502020186465">
            <text:p>0.7675020202</text:p>
          </table:table-cell>
          <table:table-cell office:value-type="float" office:value="0.893000264194751">
            <text:p>0.8930002642</text:p>
          </table:table-cell>
          <table:table-cell office:value-type="float" office:value="0.751128050437747">
            <text:p>0.7511280504</text:p>
          </table:table-cell>
        </table:table-row>
        <table:table-row table:style-name="ro1">
          <table:table-cell office:value-type="float" office:value="0.869579939826248">
            <text:p>0.8695799398</text:p>
          </table:table-cell>
          <table:table-cell office:value-type="float" office:value="0.885803702718979">
            <text:p>0.8858037027</text:p>
          </table:table-cell>
          <table:table-cell office:value-type="float" office:value="0.912966400534619">
            <text:p>0.9129664005</text:p>
          </table:table-cell>
          <table:table-cell office:value-type="float" office:value="0.7954773977653">
            <text:p>0.7954773978</text:p>
          </table:table-cell>
          <table:table-cell office:value-type="float" office:value="0.774964699797273">
            <text:p>0.7749646998</text:p>
          </table:table-cell>
          <table:table-cell office:value-type="float" office:value="0.950555589906892">
            <text:p>0.9505555899</text:p>
          </table:table-cell>
          <table:table-cell office:value-type="float" office:value="0.798888376894598">
            <text:p>0.7988883769</text:p>
          </table:table-cell>
          <table:table-cell office:value-type="float" office:value="0.991063682640026">
            <text:p>0.9910636826</text:p>
          </table:table-cell>
          <table:table-cell office:value-type="float" office:value="0.761045025021589">
            <text:p>0.761045025</text:p>
          </table:table-cell>
          <table:table-cell office:value-type="float" office:value="0.842554770987134">
            <text:p>0.842554771</text:p>
          </table:table-cell>
        </table:table-row>
        <table:table-row table:style-name="ro1">
          <table:table-cell office:value-type="float" office:value="0.669942262880591">
            <text:p>0.6699422629</text:p>
          </table:table-cell>
          <table:table-cell office:value-type="float" office:value="0.723178288832556">
            <text:p>0.7231782888</text:p>
          </table:table-cell>
          <table:table-cell office:value-type="float" office:value="0.766656628218254">
            <text:p>0.7666566282</text:p>
          </table:table-cell>
          <table:table-cell office:value-type="float" office:value="0.818056111909784">
            <text:p>0.8180561119</text:p>
          </table:table-cell>
          <table:table-cell office:value-type="float" office:value="0.701329211456222">
            <text:p>0.7013292115</text:p>
          </table:table-cell>
          <table:table-cell office:value-type="float" office:value="0.546123687063086">
            <text:p>0.5461236871</text:p>
          </table:table-cell>
          <table:table-cell office:value-type="float" office:value="0.905131706432522">
            <text:p>0.9051317064</text:p>
          </table:table-cell>
          <table:table-cell office:value-type="float" office:value="0.867669990470469">
            <text:p>0.8676699905</text:p>
          </table:table-cell>
          <table:table-cell office:value-type="float" office:value="0.637982426450165">
            <text:p>0.6379824265</text:p>
          </table:table-cell>
          <table:table-cell office:value-type="float" office:value="0.681467652290334">
            <text:p>0.6814676523</text:p>
          </table:table-cell>
        </table:table-row>
        <table:table-row table:style-name="ro1">
          <table:table-cell office:value-type="float" office:value="0.747215723648133">
            <text:p>0.7472157236</text:p>
          </table:table-cell>
          <table:table-cell office:value-type="float" office:value="0.667801838043049">
            <text:p>0.667801838</text:p>
          </table:table-cell>
          <table:table-cell office:value-type="float" office:value="0.75821674722429">
            <text:p>0.7582167472</text:p>
          </table:table-cell>
          <table:table-cell office:value-type="float" office:value="0.716091550645696">
            <text:p>0.7160915506</text:p>
          </table:table-cell>
          <table:table-cell office:value-type="float" office:value="0.61655374997221">
            <text:p>0.61655375</text:p>
          </table:table-cell>
          <table:table-cell office:value-type="float" office:value="0.691784620967153">
            <text:p>0.691784621</text:p>
          </table:table-cell>
          <table:table-cell office:value-type="float" office:value="0.640135179014994">
            <text:p>0.640135179</text:p>
          </table:table-cell>
          <table:table-cell office:value-type="float" office:value="0.68953728799517">
            <text:p>0.689537288</text:p>
          </table:table-cell>
          <table:table-cell office:value-type="float" office:value="0.586848728034932">
            <text:p>0.586848728</text:p>
          </table:table-cell>
          <table:table-cell office:value-type="float" office:value="0.80438553191011">
            <text:p>0.8043855319</text:p>
          </table:table-cell>
        </table:table-row>
        <table:table-row table:style-name="ro1">
          <table:table-cell office:value-type="float" office:value="0.904575283341639">
            <text:p>0.9045752833</text:p>
          </table:table-cell>
          <table:table-cell office:value-type="float" office:value="0.715120968397781">
            <text:p>0.7151209684</text:p>
          </table:table-cell>
          <table:table-cell office:value-type="float" office:value="0.651649257415451">
            <text:p>0.6516492574</text:p>
          </table:table-cell>
          <table:table-cell office:value-type="float" office:value="0.821111708226805">
            <text:p>0.8211117082</text:p>
          </table:table-cell>
          <table:table-cell office:value-type="float" office:value="0.675454460858823">
            <text:p>0.6754544609</text:p>
          </table:table-cell>
          <table:table-cell office:value-type="float" office:value="0.999590183071695">
            <text:p>0.9995901831</text:p>
          </table:table-cell>
          <table:table-cell office:value-type="float" office:value="0.90778629926127">
            <text:p>0.9077862993</text:p>
          </table:table-cell>
          <table:table-cell office:value-type="float" office:value="0.787168066151039">
            <text:p>0.7871680662</text:p>
          </table:table-cell>
          <table:table-cell office:value-type="float" office:value="0.724733368840293">
            <text:p>0.7247333688</text:p>
          </table:table-cell>
          <table:table-cell office:value-type="float" office:value="0.910560905182385">
            <text:p>0.9105609052</text:p>
          </table:table-cell>
        </table:table-row>
        <table:table-row table:style-name="ro1">
          <table:table-cell office:value-type="float" office:value="0.688953684411193">
            <text:p>0.6889536844</text:p>
          </table:table-cell>
          <table:table-cell office:value-type="float" office:value="0.741580083550142">
            <text:p>0.7415800836</text:p>
          </table:table-cell>
          <table:table-cell office:value-type="float" office:value="0.96885785786617">
            <text:p>0.9688578579</text:p>
          </table:table-cell>
          <table:table-cell office:value-type="float" office:value="0.642200035976973">
            <text:p>0.642200036</text:p>
          </table:table-cell>
          <table:table-cell office:value-type="float" office:value="0.766984663623788">
            <text:p>0.7669846636</text:p>
          </table:table-cell>
          <table:table-cell office:value-type="float" office:value="0.781830729336148">
            <text:p>0.7818307293</text:p>
          </table:table-cell>
          <table:table-cell office:value-type="float" office:value="0.824740636933646">
            <text:p>0.8247406369</text:p>
          </table:table-cell>
          <table:table-cell office:value-type="float" office:value="0.775754560936846">
            <text:p>0.7757545609</text:p>
          </table:table-cell>
          <table:table-cell office:value-type="float" office:value="0.738264512429436">
            <text:p>0.7382645124</text:p>
          </table:table-cell>
          <table:table-cell office:value-type="float" office:value="0.926086589056344">
            <text:p>0.9260865891</text:p>
          </table:table-cell>
        </table:table-row>
        <table:table-row table:style-name="ro1">
          <table:table-cell office:value-type="float" office:value="0.732023851161568">
            <text:p>0.7320238512</text:p>
          </table:table-cell>
          <table:table-cell office:value-type="float" office:value="0.771419089096933">
            <text:p>0.7714190891</text:p>
          </table:table-cell>
          <table:table-cell office:value-type="float" office:value="0.818959246882173">
            <text:p>0.8189592469</text:p>
          </table:table-cell>
          <table:table-cell office:value-type="float" office:value="0.883577834175294">
            <text:p>0.8835778342</text:p>
          </table:table-cell>
          <table:table-cell office:value-type="float" office:value="0.797024407200418">
            <text:p>0.7970244072</text:p>
          </table:table-cell>
          <table:table-cell office:value-type="float" office:value="0.692047111818976">
            <text:p>0.6920471118</text:p>
          </table:table-cell>
          <table:table-cell office:value-type="float" office:value="0.657075366344481">
            <text:p>0.6570753663</text:p>
          </table:table-cell>
          <table:table-cell office:value-type="float" office:value="0.796652495332241">
            <text:p>0.7966524953</text:p>
          </table:table-cell>
          <table:table-cell office:value-type="float" office:value="0.71935305825263">
            <text:p>0.7193530583</text:p>
          </table:table-cell>
          <table:table-cell office:value-type="float" office:value="0.749773470355077">
            <text:p>0.7497734704</text:p>
          </table:table-cell>
        </table:table-row>
        <table:table-row table:style-name="ro1">
          <table:table-cell office:value-type="float" office:value="0.698871185514819">
            <text:p>0.6988711855</text:p>
          </table:table-cell>
          <table:table-cell office:value-type="float" office:value="0.692699420107666">
            <text:p>0.6926994201</text:p>
          </table:table-cell>
          <table:table-cell office:value-type="float" office:value="0.972939939616168">
            <text:p>0.9729399396</text:p>
          </table:table-cell>
          <table:table-cell office:value-type="float" office:value="0.694200114706215">
            <text:p>0.6942001147</text:p>
          </table:table-cell>
          <table:table-cell office:value-type="float" office:value="0.658251696768869">
            <text:p>0.6582516968</text:p>
          </table:table-cell>
          <table:table-cell office:value-type="float" office:value="0.72568176378201">
            <text:p>0.7256817638</text:p>
          </table:table-cell>
          <table:table-cell office:value-type="float" office:value="0.65822661489057">
            <text:p>0.6582266149</text:p>
          </table:table-cell>
          <table:table-cell office:value-type="float" office:value="0.650577461820686">
            <text:p>0.6505774618</text:p>
          </table:table-cell>
          <table:table-cell office:value-type="float" office:value="0.807289497345256">
            <text:p>0.8072894973</text:p>
          </table:table-cell>
          <table:table-cell office:value-type="float" office:value="0.732801214921465">
            <text:p>0.7328012149</text:p>
          </table:table-cell>
        </table:table-row>
        <table:table-row table:style-name="ro1">
          <table:table-cell office:value-type="float" office:value="0.778746478795588">
            <text:p>0.7787464788</text:p>
          </table:table-cell>
          <table:table-cell office:value-type="float" office:value="0.796800613120272">
            <text:p>0.7968006131</text:p>
          </table:table-cell>
          <table:table-cell office:value-type="float" office:value="0.859404004049609">
            <text:p>0.859404004</text:p>
          </table:table-cell>
          <table:table-cell office:value-type="float" office:value="0.89207569917902">
            <text:p>0.8920756992</text:p>
          </table:table-cell>
          <table:table-cell office:value-type="float" office:value="0.832433720377202">
            <text:p>0.8324337204</text:p>
          </table:table-cell>
          <table:table-cell office:value-type="float" office:value="0.746857151698181">
            <text:p>0.7468571517</text:p>
          </table:table-cell>
          <table:table-cell office:value-type="float" office:value="0.786334296823782">
            <text:p>0.7863342968</text:p>
          </table:table-cell>
          <table:table-cell office:value-type="float" office:value="0.951122408689782">
            <text:p>0.9511224087</text:p>
          </table:table-cell>
          <table:table-cell office:value-type="float" office:value="0.657525036836588">
            <text:p>0.6575250368</text:p>
          </table:table-cell>
          <table:table-cell office:value-type="float" office:value="0.910850846559988">
            <text:p>0.9108508466</text:p>
          </table:table-cell>
        </table:table-row>
        <table:table-row table:style-name="ro1">
          <table:table-cell office:value-type="float" office:value="0.679829434981519">
            <text:p>0.679829435</text:p>
          </table:table-cell>
          <table:table-cell office:value-type="float" office:value="0.689676116564589">
            <text:p>0.6896761166</text:p>
          </table:table-cell>
          <table:table-cell office:value-type="float" office:value="0.719844247150622">
            <text:p>0.7198442472</text:p>
          </table:table-cell>
          <table:table-cell office:value-type="float" office:value="0.641755767945968">
            <text:p>0.6417557679</text:p>
          </table:table-cell>
          <table:table-cell office:value-type="float" office:value="0.818820460532828">
            <text:p>0.8188204605</text:p>
          </table:table-cell>
          <table:table-cell office:value-type="float" office:value="0.698572221058242">
            <text:p>0.6985722211</text:p>
          </table:table-cell>
          <table:table-cell office:value-type="float" office:value="0.744112855308546">
            <text:p>0.7441128553</text:p>
          </table:table-cell>
          <table:table-cell office:value-type="float" office:value="0.789872664357439">
            <text:p>0.7898726644</text:p>
          </table:table-cell>
          <table:table-cell office:value-type="float" office:value="0.839565837032689">
            <text:p>0.839565837</text:p>
          </table:table-cell>
          <table:table-cell office:value-type="float" office:value="0.861229285747109">
            <text:p>0.8612292857</text:p>
          </table:table-cell>
        </table:table-row>
        <table:table-row table:style-name="ro1">
          <table:table-cell office:value-type="float" office:value="0.806268624084985">
            <text:p>0.8062686241</text:p>
          </table:table-cell>
          <table:table-cell office:value-type="float" office:value="0.717965911683266">
            <text:p>0.7179659117</text:p>
          </table:table-cell>
          <table:table-cell office:value-type="float" office:value="0.786460864155454">
            <text:p>0.7864608642</text:p>
          </table:table-cell>
          <table:table-cell office:value-type="float" office:value="0.74962833540064">
            <text:p>0.7496283354</text:p>
          </table:table-cell>
          <table:table-cell office:value-type="float" office:value="0.786961776708046">
            <text:p>0.7869617767</text:p>
          </table:table-cell>
          <table:table-cell office:value-type="float" office:value="0.741078128058925">
            <text:p>0.7410781281</text:p>
          </table:table-cell>
          <table:table-cell office:value-type="float" office:value="0.910343302087446">
            <text:p>0.9103433021</text:p>
          </table:table-cell>
          <table:table-cell office:value-type="float" office:value="0.711223909138013">
            <text:p>0.7112239091</text:p>
          </table:table-cell>
          <table:table-cell office:value-type="float" office:value="0.754810358703152">
            <text:p>0.7548103587</text:p>
          </table:table-cell>
          <table:table-cell office:value-type="float" office:value="0.732469305604684">
            <text:p>0.7324693056</text:p>
          </table:table-cell>
        </table:table-row>
        <table:table-row table:style-name="ro1">
          <table:table-cell office:value-type="float" office:value="0.848664803693016">
            <text:p>0.8486648037</text:p>
          </table:table-cell>
          <table:table-cell office:value-type="float" office:value="0.933255174323117">
            <text:p>0.9332551743</text:p>
          </table:table-cell>
          <table:table-cell office:value-type="float" office:value="0.840226014716118">
            <text:p>0.8402260147</text:p>
          </table:table-cell>
          <table:table-cell office:value-type="float" office:value="0.804149064435896">
            <text:p>0.8041490644</text:p>
          </table:table-cell>
          <table:table-cell office:value-type="float" office:value="0.738047668676989">
            <text:p>0.7380476687</text:p>
          </table:table-cell>
          <table:table-cell office:value-type="float" office:value="0.830129216679218">
            <text:p>0.8301292167</text:p>
          </table:table-cell>
          <table:table-cell office:value-type="float" office:value="0.767179524948778">
            <text:p>0.7671795249</text:p>
          </table:table-cell>
          <table:table-cell office:value-type="float" office:value="0.818907833647955">
            <text:p>0.8189078336</text:p>
          </table:table-cell>
          <table:table-cell office:value-type="float" office:value="0.851585816521972">
            <text:p>0.8515858165</text:p>
          </table:table-cell>
          <table:table-cell office:value-type="float" office:value="0.728092640161857">
            <text:p>0.7280926402</text:p>
          </table:table-cell>
        </table:table-row>
        <table:table-row table:style-name="ro1">
          <table:table-cell office:value-type="float" office:value="0.818524501285217">
            <text:p>0.8185245013</text:p>
          </table:table-cell>
          <table:table-cell office:value-type="float" office:value="0.868102370281827">
            <text:p>0.8681023703</text:p>
          </table:table-cell>
          <table:table-cell office:value-type="float" office:value="0.841743637125107">
            <text:p>0.8417436371</text:p>
          </table:table-cell>
          <table:table-cell office:value-type="float" office:value="0.897446056994741">
            <text:p>0.897446057</text:p>
          </table:table-cell>
          <table:table-cell office:value-type="float" office:value="0.764463434454648">
            <text:p>0.7644634345</text:p>
          </table:table-cell>
          <table:table-cell office:value-type="float" office:value="0.719511241786987">
            <text:p>0.7195112418</text:p>
          </table:table-cell>
          <table:table-cell office:value-type="float" office:value="0.69045873208665">
            <text:p>0.6904587321</text:p>
          </table:table-cell>
          <table:table-cell office:value-type="float" office:value="0.760613992649908">
            <text:p>0.7606139926</text:p>
          </table:table-cell>
          <table:table-cell office:value-type="float" office:value="0.684154373545584">
            <text:p>0.6841543735</text:p>
          </table:table-cell>
          <table:table-cell office:value-type="float" office:value="0.792882860038804">
            <text:p>0.79288286</text:p>
          </table:table-cell>
        </table:table-row>
        <table:table-row table:style-name="ro1">
          <table:table-cell office:value-type="float" office:value="0.762976777475762">
            <text:p>0.7629767775</text:p>
          </table:table-cell>
          <table:table-cell office:value-type="float" office:value="0.743314412469588">
            <text:p>0.7433144125</text:p>
          </table:table-cell>
          <table:table-cell office:value-type="float" office:value="0.663222032696691">
            <text:p>0.6632220327</text:p>
          </table:table-cell>
          <table:table-cell office:value-type="float" office:value="0.719862072853581">
            <text:p>0.7198620729</text:p>
          </table:table-cell>
          <table:table-cell office:value-type="float" office:value="0.741002225244156">
            <text:p>0.7410022252</text:p>
          </table:table-cell>
          <table:table-cell office:value-type="float" office:value="0.75436644905867">
            <text:p>0.7543664491</text:p>
          </table:table-cell>
          <table:table-cell office:value-type="float" office:value="0.821757743437754">
            <text:p>0.8217577434</text:p>
          </table:table-cell>
          <table:table-cell office:value-type="float" office:value="0.703166939336465">
            <text:p>0.7031669393</text:p>
          </table:table-cell>
          <table:table-cell office:value-type="float" office:value="0.732843353542249">
            <text:p>0.7328433535</text:p>
          </table:table-cell>
          <table:table-cell office:value-type="float" office:value="0.821548728091468">
            <text:p>0.8215487281</text:p>
          </table:table-cell>
        </table:table-row>
        <table:table-row table:style-name="ro1">
          <table:table-cell office:value-type="float" office:value="0.796326474457358">
            <text:p>0.7963264745</text:p>
          </table:table-cell>
          <table:table-cell office:value-type="float" office:value="0.926108214891007">
            <text:p>0.9261082149</text:p>
          </table:table-cell>
          <table:table-cell office:value-type="float" office:value="0.775028910878765">
            <text:p>0.7750289109</text:p>
          </table:table-cell>
          <table:table-cell office:value-type="float" office:value="0.965329015511218">
            <text:p>0.9653290155</text:p>
          </table:table-cell>
          <table:table-cell office:value-type="float" office:value="0.760149550013692">
            <text:p>0.76014955</text:p>
          </table:table-cell>
          <table:table-cell office:value-type="float" office:value="0.852725995619169">
            <text:p>0.8527259956</text:p>
          </table:table-cell>
          <table:table-cell office:value-type="float" office:value="0.811563698383307">
            <text:p>0.8115636984</text:p>
          </table:table-cell>
          <table:table-cell office:value-type="float" office:value="0.870440598250588">
            <text:p>0.8704405983</text:p>
          </table:table-cell>
          <table:table-cell office:value-type="float" office:value="0.952942029531201">
            <text:p>0.9529420295</text:p>
          </table:table-cell>
          <table:table-cell office:value-type="float" office:value="0.885019805728542">
            <text:p>0.8850198057</text:p>
          </table:table-cell>
        </table:table-row>
        <table:table-row table:style-name="ro1">
          <table:table-cell office:value-type="float" office:value="0.910240536736945">
            <text:p>0.9102405367</text:p>
          </table:table-cell>
          <table:table-cell office:value-type="float" office:value="0.7588617528766">
            <text:p>0.7588617529</text:p>
          </table:table-cell>
          <table:table-cell office:value-type="float" office:value="0.884217679768934">
            <text:p>0.8842176798</text:p>
          </table:table-cell>
          <table:table-cell office:value-type="float" office:value="0.926969909028667">
            <text:p>0.926969909</text:p>
          </table:table-cell>
          <table:table-cell office:value-type="float" office:value="0.847450928166623">
            <text:p>0.8474509282</text:p>
          </table:table-cell>
          <table:table-cell office:value-type="float" office:value="0.807156461362524">
            <text:p>0.8071564614</text:p>
          </table:table-cell>
          <table:table-cell office:value-type="float" office:value="0.848987519090442">
            <text:p>0.8489875191</text:p>
          </table:table-cell>
          <table:table-cell office:value-type="float" office:value="0.710934590619904">
            <text:p>0.7109345906</text:p>
          </table:table-cell>
          <table:table-cell office:value-type="float" office:value="0.875919399889573">
            <text:p>0.8759193999</text:p>
          </table:table-cell>
          <table:table-cell office:value-type="float" office:value="0.706931630856146">
            <text:p>0.7069316309</text:p>
          </table:table-cell>
        </table:table-row>
        <table:table-row table:style-name="ro1">
          <table:table-cell office:value-type="float" office:value="0.637564904897782">
            <text:p>0.6375649049</text:p>
          </table:table-cell>
          <table:table-cell office:value-type="float" office:value="0.832525204590542">
            <text:p>0.8325252046</text:p>
          </table:table-cell>
          <table:table-cell office:value-type="float" office:value="0.717622086595012">
            <text:p>0.7176220866</text:p>
          </table:table-cell>
          <table:table-cell office:value-type="float" office:value="0.663108610297223">
            <text:p>0.6631086103</text:p>
          </table:table-cell>
          <table:table-cell office:value-type="float" office:value="0.704044597164773">
            <text:p>0.7040445972</text:p>
          </table:table-cell>
          <table:table-cell office:value-type="float" office:value="0.818710477871592">
            <text:p>0.8187104779</text:p>
          </table:table-cell>
          <table:table-cell office:value-type="float" office:value="0.862040758507597">
            <text:p>0.8620407585</text:p>
          </table:table-cell>
          <table:table-cell office:value-type="float" office:value="0.649475974138423">
            <text:p>0.6494759741</text:p>
          </table:table-cell>
          <table:table-cell office:value-type="float" office:value="0.753292641322677">
            <text:p>0.7532926413</text:p>
          </table:table-cell>
          <table:table-cell office:value-type="float" office:value="0.711898826409041">
            <text:p>0.7118988264</text:p>
          </table:table-cell>
        </table:table-row>
        <table:table-row table:style-name="ro1">
          <table:table-cell office:value-type="float" office:value="0.758653334275138">
            <text:p>0.7586533343</text:p>
          </table:table-cell>
          <table:table-cell office:value-type="float" office:value="0.875669466274716">
            <text:p>0.8756694663</text:p>
          </table:table-cell>
          <table:table-cell office:value-type="float" office:value="0.846995685890545">
            <text:p>0.8469956859</text:p>
          </table:table-cell>
          <table:table-cell office:value-type="float" office:value="0.602424581402739">
            <text:p>0.6024245814</text:p>
          </table:table-cell>
          <table:table-cell office:value-type="float" office:value="0.719999422036417">
            <text:p>0.719999422</text:p>
          </table:table-cell>
          <table:table-cell office:value-type="float" office:value="0.841506600925031">
            <text:p>0.8415066009</text:p>
          </table:table-cell>
          <table:table-cell office:value-type="float" office:value="0.701261996780154">
            <text:p>0.7012619968</text:p>
          </table:table-cell>
          <table:table-cell office:value-type="float" office:value="0.700022079071982">
            <text:p>0.7000220791</text:p>
          </table:table-cell>
          <table:table-cell office:value-type="float" office:value="0.862373500734346">
            <text:p>0.8623735007</text:p>
          </table:table-cell>
          <table:table-cell office:value-type="float" office:value="0.673658370113954">
            <text:p>0.6736583701</text:p>
          </table:table-cell>
        </table:table-row>
        <table:table-row table:style-name="ro1">
          <table:table-cell office:value-type="float" office:value="0.797530850085287">
            <text:p>0.7975308501</text:p>
          </table:table-cell>
          <table:table-cell office:value-type="float" office:value="0.738926734997776">
            <text:p>0.738926735</text:p>
          </table:table-cell>
          <table:table-cell office:value-type="float" office:value="0.853065448476366">
            <text:p>0.8530654485</text:p>
          </table:table-cell>
          <table:table-cell office:value-type="float" office:value="0.786842194436861">
            <text:p>0.7868421944</text:p>
          </table:table-cell>
          <table:table-cell office:value-type="float" office:value="0.824402782263455">
            <text:p>0.8244027823</text:p>
          </table:table-cell>
          <table:table-cell office:value-type="float" office:value="0.768878183810481">
            <text:p>0.7688781838</text:p>
          </table:table-cell>
          <table:table-cell office:value-type="float" office:value="0.867719635796617">
            <text:p>0.8677196358</text:p>
          </table:table-cell>
          <table:table-cell office:value-type="float" office:value="0.71635552479597">
            <text:p>0.7163555248</text:p>
          </table:table-cell>
          <table:table-cell office:value-type="float" office:value="0.851686028338129">
            <text:p>0.8516860283</text:p>
          </table:table-cell>
          <table:table-cell office:value-type="float" office:value="0.789314841133984">
            <text:p>0.7893148411</text:p>
          </table:table-cell>
        </table:table-row>
        <table:table-row table:style-name="ro1">
          <table:table-cell office:value-type="float" office:value="0.80692958255362">
            <text:p>0.8069295826</text:p>
          </table:table-cell>
          <table:table-cell office:value-type="float" office:value="0.865391765716208">
            <text:p>0.8653917657</text:p>
          </table:table-cell>
          <table:table-cell office:value-type="float" office:value="0.676673230969697">
            <text:p>0.676673231</text:p>
          </table:table-cell>
          <table:table-cell office:value-type="float" office:value="0.84263062776528">
            <text:p>0.8426306278</text:p>
          </table:table-cell>
          <table:table-cell office:value-type="float" office:value="0.886487363773337">
            <text:p>0.8864873638</text:p>
          </table:table-cell>
          <table:table-cell office:value-type="float" office:value="0.818743288734636">
            <text:p>0.8187432887</text:p>
          </table:table-cell>
          <table:table-cell office:value-type="float" office:value="0.768337142667707">
            <text:p>0.7683371427</text:p>
          </table:table-cell>
          <table:table-cell office:value-type="float" office:value="0.82140042851923">
            <text:p>0.8214004285</text:p>
          </table:table-cell>
          <table:table-cell office:value-type="float" office:value="0.862326077622077">
            <text:p>0.8623260776</text:p>
          </table:table-cell>
          <table:table-cell office:value-type="float" office:value="0.82458968121518">
            <text:p>0.8245896812</text:p>
          </table:table-cell>
        </table:table-row>
        <table:table-row table:style-name="ro1">
          <table:table-cell office:value-type="float" office:value="0.819326743211639">
            <text:p>0.8193267432</text:p>
          </table:table-cell>
          <table:table-cell office:value-type="float" office:value="0.8077554495379">
            <text:p>0.8077554495</text:p>
          </table:table-cell>
          <table:table-cell office:value-type="float" office:value="0.905172715879042">
            <text:p>0.9051727159</text:p>
          </table:table-cell>
          <table:table-cell office:value-type="float" office:value="0.64584496820219">
            <text:p>0.6458449682</text:p>
          </table:table-cell>
          <table:table-cell office:value-type="float" office:value="0.746324094397312">
            <text:p>0.7463240944</text:p>
          </table:table-cell>
          <table:table-cell office:value-type="float" office:value="0.812994202285578">
            <text:p>0.8129942023</text:p>
          </table:table-cell>
          <table:table-cell office:value-type="float" office:value="0.824786667877652">
            <text:p>0.8247866679</text:p>
          </table:table-cell>
          <table:table-cell office:value-type="float" office:value="0.763430585385857">
            <text:p>0.7634305854</text:p>
          </table:table-cell>
          <table:table-cell office:value-type="float" office:value="0.889517632710618">
            <text:p>0.8895176327</text:p>
          </table:table-cell>
          <table:table-cell office:value-type="float" office:value="0.827630623141935">
            <text:p>0.8276306231</text:p>
          </table:table-cell>
        </table:table-row>
        <table:table-row table:style-name="ro1">
          <table:table-cell office:value-type="float" office:value="0.864929916013342">
            <text:p>0.864929916</text:p>
          </table:table-cell>
          <table:table-cell office:value-type="float" office:value="0.830277558231217">
            <text:p>0.8302775582</text:p>
          </table:table-cell>
          <table:table-cell office:value-type="float" office:value="0.821418026886643">
            <text:p>0.8214180269</text:p>
          </table:table-cell>
          <table:table-cell office:value-type="float" office:value="0.620635163469565">
            <text:p>0.6206351635</text:p>
          </table:table-cell>
          <table:table-cell office:value-type="float" office:value="0.787702635615285">
            <text:p>0.7877026356</text:p>
          </table:table-cell>
          <table:table-cell office:value-type="float" office:value="0.846696492162083">
            <text:p>0.8466964922</text:p>
          </table:table-cell>
          <table:table-cell office:value-type="float" office:value="0.780944267726742">
            <text:p>0.7809442677</text:p>
          </table:table-cell>
          <table:table-cell office:value-type="float" office:value="0.904705172396274">
            <text:p>0.9047051724</text:p>
          </table:table-cell>
          <table:table-cell office:value-type="float" office:value="0.727232478528058">
            <text:p>0.7272324785</text:p>
          </table:table-cell>
          <table:table-cell office:value-type="float" office:value="0.797755843169213">
            <text:p>0.7977558432</text:p>
          </table:table-cell>
        </table:table-row>
        <table:table-row table:style-name="ro1">
          <table:table-cell office:value-type="float" office:value="0.844226819006651">
            <text:p>0.844226819</text:p>
          </table:table-cell>
          <table:table-cell office:value-type="float" office:value="0.870804279947207">
            <text:p>0.8708042799</text:p>
          </table:table-cell>
          <table:table-cell office:value-type="float" office:value="0.64178255001392">
            <text:p>0.64178255</text:p>
          </table:table-cell>
          <table:table-cell office:value-type="float" office:value="0.796579759921893">
            <text:p>0.7965797599</text:p>
          </table:table-cell>
          <table:table-cell office:value-type="float" office:value="0.595675764505303">
            <text:p>0.5956757645</text:p>
          </table:table-cell>
          <table:table-cell office:value-type="float" office:value="0.749024633022499">
            <text:p>0.749024633</text:p>
          </table:table-cell>
          <table:table-cell office:value-type="float" office:value="0.858968821506181">
            <text:p>0.8589688215</text:p>
          </table:table-cell>
          <table:table-cell office:value-type="float" office:value="0.669708721102755">
            <text:p>0.6697087211</text:p>
          </table:table-cell>
          <table:table-cell office:value-type="float" office:value="0.798176266907033">
            <text:p>0.7981762669</text:p>
          </table:table-cell>
          <table:table-cell office:value-type="float" office:value="0.913663054214155">
            <text:p>0.9136630542</text:p>
          </table:table-cell>
        </table:table-row>
        <table:table-row table:style-name="ro1">
          <table:table-cell office:value-type="float" office:value="0.844852301657616">
            <text:p>0.8448523017</text:p>
          </table:table-cell>
          <table:table-cell office:value-type="float" office:value="0.793434126351377">
            <text:p>0.7934341264</text:p>
          </table:table-cell>
          <table:table-cell office:value-type="float" office:value="0.731923996222326">
            <text:p>0.7319239962</text:p>
          </table:table-cell>
          <table:table-cell office:value-type="float" office:value="0.928710011051393">
            <text:p>0.9287100111</text:p>
          </table:table-cell>
          <table:table-cell office:value-type="float" office:value="0.84923061064605">
            <text:p>0.8492306106</text:p>
          </table:table-cell>
          <table:table-cell office:value-type="float" office:value="0.741852270167968">
            <text:p>0.7418522702</text:p>
          </table:table-cell>
          <table:table-cell office:value-type="float" office:value="0.706886325781232">
            <text:p>0.7068863258</text:p>
          </table:table-cell>
          <table:table-cell office:value-type="float" office:value="0.814190913317055">
            <text:p>0.8141909133</text:p>
          </table:table-cell>
          <table:table-cell office:value-type="float" office:value="0.88343665895284">
            <text:p>0.883436659</text:p>
          </table:table-cell>
          <table:table-cell office:value-type="float" office:value="0.947716295701402">
            <text:p>0.9477162957</text:p>
          </table:table-cell>
        </table:table-row>
        <table:table-row table:style-name="ro1">
          <table:table-cell office:value-type="float" office:value="0.758636468985955">
            <text:p>0.758636469</text:p>
          </table:table-cell>
          <table:table-cell office:value-type="float" office:value="0.603331350495063">
            <text:p>0.6033313505</text:p>
          </table:table-cell>
          <table:table-cell office:value-type="float" office:value="0.91115733323789">
            <text:p>0.9111573332</text:p>
          </table:table-cell>
          <table:table-cell office:value-type="float" office:value="0.663865089086536">
            <text:p>0.6638650891</text:p>
          </table:table-cell>
          <table:table-cell office:value-type="float" office:value="0.801364503964581">
            <text:p>0.801364504</text:p>
          </table:table-cell>
          <table:table-cell office:value-type="float" office:value="0.781449806292585">
            <text:p>0.7814498063</text:p>
          </table:table-cell>
          <table:table-cell office:value-type="float" office:value="0.71382759571324">
            <text:p>0.7138275957</text:p>
          </table:table-cell>
          <table:table-cell office:value-type="float" office:value="0.780347342029773">
            <text:p>0.780347342</text:p>
          </table:table-cell>
          <table:table-cell office:value-type="float" office:value="0.697131648892002">
            <text:p>0.6971316489</text:p>
          </table:table-cell>
          <table:table-cell office:value-type="float" office:value="0.776020335566895">
            <text:p>0.7760203356</text:p>
          </table:table-cell>
        </table:table-row>
        <table:table-row table:style-name="ro1">
          <table:table-cell office:value-type="float" office:value="0.712407011982834">
            <text:p>0.712407012</text:p>
          </table:table-cell>
          <table:table-cell office:value-type="float" office:value="0.804145212805852">
            <text:p>0.8041452128</text:p>
          </table:table-cell>
          <table:table-cell office:value-type="float" office:value="0.712133476432734">
            <text:p>0.7121334764</text:p>
          </table:table-cell>
          <table:table-cell office:value-type="float" office:value="0.735333811788787">
            <text:p>0.7353338118</text:p>
          </table:table-cell>
          <table:table-cell office:value-type="float" office:value="0.786637018368002">
            <text:p>0.7866370184</text:p>
          </table:table-cell>
          <table:table-cell office:value-type="float" office:value="0.667817505104095">
            <text:p>0.6678175051</text:p>
          </table:table-cell>
          <table:table-cell office:value-type="float" office:value="0.770149812457692">
            <text:p>0.7701498125</text:p>
          </table:table-cell>
          <table:table-cell office:value-type="float" office:value="0.641845871860023">
            <text:p>0.6418458719</text:p>
          </table:table-cell>
          <table:table-cell office:value-type="float" office:value="0.75454277253162">
            <text:p>0.7545427725</text:p>
          </table:table-cell>
          <table:table-cell office:value-type="float" office:value="0.680858220246777">
            <text:p>0.6808582202</text:p>
          </table:table-cell>
        </table:table-row>
        <table:table-row table:style-name="ro1">
          <table:table-cell office:value-type="float" office:value="0.638330425118587">
            <text:p>0.6383304251</text:p>
          </table:table-cell>
          <table:table-cell office:value-type="float" office:value="0.569875065648823">
            <text:p>0.5698750656</text:p>
          </table:table-cell>
          <table:table-cell office:value-type="float" office:value="0.570297243996447">
            <text:p>0.570297244</text:p>
          </table:table-cell>
          <table:table-cell office:value-type="float" office:value="0.753176628176622">
            <text:p>0.7531766282</text:p>
          </table:table-cell>
          <table:table-cell office:value-type="float" office:value="0.681289522293889">
            <text:p>0.6812895223</text:p>
          </table:table-cell>
          <table:table-cell office:value-type="float" office:value="0.678542815681059">
            <text:p>0.6785428157</text:p>
          </table:table-cell>
          <table:table-cell office:value-type="float" office:value="0.755053352084546">
            <text:p>0.7550533521</text:p>
          </table:table-cell>
          <table:table-cell office:value-type="float" office:value="0.655072483471361">
            <text:p>0.6550724835</text:p>
          </table:table-cell>
          <table:table-cell office:value-type="float" office:value="0.712354627506023">
            <text:p>0.7123546275</text:p>
          </table:table-cell>
          <table:table-cell office:value-type="float" office:value="0.806199673140266">
            <text:p>0.8061996731</text:p>
          </table:table-cell>
        </table:table-row>
        <table:table-row table:style-name="ro1">
          <table:table-cell office:value-type="float" office:value="1.06853610128965">
            <text:p>1.0685361013</text:p>
          </table:table-cell>
          <table:table-cell office:value-type="float" office:value="0.818711202983356">
            <text:p>0.818711203</text:p>
          </table:table-cell>
          <table:table-cell office:value-type="float" office:value="0.775785346356098">
            <text:p>0.7757853464</text:p>
          </table:table-cell>
          <table:table-cell office:value-type="float" office:value="0.840168414169021">
            <text:p>0.8401684142</text:p>
          </table:table-cell>
          <table:table-cell office:value-type="float" office:value="0.991170580793093">
            <text:p>0.9911705808</text:p>
          </table:table-cell>
          <table:table-cell office:value-type="float" office:value="0.818288058970783">
            <text:p>0.818288059</text:p>
          </table:table-cell>
          <table:table-cell office:value-type="float" office:value="0.947596821106885">
            <text:p>0.9475968211</text:p>
          </table:table-cell>
          <table:table-cell office:value-type="float" office:value="0.861974806174795">
            <text:p>0.8619748062</text:p>
          </table:table-cell>
          <table:table-cell office:value-type="float" office:value="0.861961625674086">
            <text:p>0.8619616257</text:p>
          </table:table-cell>
          <table:table-cell office:value-type="float" office:value="0.739419019577312">
            <text:p>0.7394190196</text:p>
          </table:table-cell>
        </table:table-row>
        <table:table-row table:style-name="ro1">
          <table:table-cell office:value-type="float" office:value="0.775442983552109">
            <text:p>0.7754429836</text:p>
          </table:table-cell>
          <table:table-cell office:value-type="float" office:value="0.709338214632334">
            <text:p>0.7093382146</text:p>
          </table:table-cell>
          <table:table-cell office:value-type="float" office:value="0.847048142249355">
            <text:p>0.8470481422</text:p>
          </table:table-cell>
          <table:table-cell office:value-type="float" office:value="0.663062219459533">
            <text:p>0.6630622195</text:p>
          </table:table-cell>
          <table:table-cell office:value-type="float" office:value="0.925732121157351">
            <text:p>0.9257321212</text:p>
          </table:table-cell>
          <table:table-cell office:value-type="float" office:value="0.7207870254755">
            <text:p>0.7207870255</text:p>
          </table:table-cell>
          <table:table-cell office:value-type="float" office:value="0.703271885819373">
            <text:p>0.7032718858</text:p>
          </table:table-cell>
          <table:table-cell office:value-type="float" office:value="0.719445532868926">
            <text:p>0.7194455329</text:p>
          </table:table-cell>
          <table:table-cell office:value-type="float" office:value="0.768696694809579">
            <text:p>0.7686966948</text:p>
          </table:table-cell>
          <table:table-cell office:value-type="float" office:value="0.766825586602961">
            <text:p>0.7668255866</text:p>
          </table:table-cell>
        </table:table-row>
        <table:table-row table:style-name="ro1">
          <table:table-cell office:value-type="float" office:value="0.784073180696876">
            <text:p>0.7840731807</text:p>
          </table:table-cell>
          <table:table-cell office:value-type="float" office:value="0.811182480037668">
            <text:p>0.81118248</text:p>
          </table:table-cell>
          <table:table-cell office:value-type="float" office:value="0.646390454048181">
            <text:p>0.646390454</text:p>
          </table:table-cell>
          <table:table-cell office:value-type="float" office:value="0.992479284771796">
            <text:p>0.9924792848</text:p>
          </table:table-cell>
          <table:table-cell office:value-type="float" office:value="0.86168480699708">
            <text:p>0.861684807</text:p>
          </table:table-cell>
          <table:table-cell office:value-type="float" office:value="0.780512285485065">
            <text:p>0.7805122855</text:p>
          </table:table-cell>
          <table:table-cell office:value-type="float" office:value="0.762588112402195">
            <text:p>0.7625881124</text:p>
          </table:table-cell>
          <table:table-cell office:value-type="float" office:value="0.826943584938316">
            <text:p>0.8269435849</text:p>
          </table:table-cell>
          <table:table-cell office:value-type="float" office:value="0.782751025381807">
            <text:p>0.7827510254</text:p>
          </table:table-cell>
          <table:table-cell office:value-type="float" office:value="0.852109296391738">
            <text:p>0.8521092964</text:p>
          </table:table-cell>
        </table:table-row>
        <table:table-row table:style-name="ro1">
          <table:table-cell office:value-type="float" office:value="0.96901008868773">
            <text:p>0.9690100887</text:p>
          </table:table-cell>
          <table:table-cell office:value-type="float" office:value="0.835668989230083">
            <text:p>0.8356689892</text:p>
          </table:table-cell>
          <table:table-cell office:value-type="float" office:value="0.861571526882057">
            <text:p>0.8615715269</text:p>
          </table:table-cell>
          <table:table-cell office:value-type="float" office:value="0.818344400111032">
            <text:p>0.8183444001</text:p>
          </table:table-cell>
          <table:table-cell office:value-type="float" office:value="0.997201763658925">
            <text:p>0.9972017637</text:p>
          </table:table-cell>
          <table:table-cell office:value-type="float" office:value="0.882031356854605">
            <text:p>0.8820313569</text:p>
          </table:table-cell>
          <table:table-cell office:value-type="float" office:value="0.856793953678774">
            <text:p>0.8567939537</text:p>
          </table:table-cell>
          <table:table-cell office:value-type="float" office:value="0.804966216446124">
            <text:p>0.8049662164</text:p>
          </table:table-cell>
          <table:table-cell office:value-type="float" office:value="0.84826286331288">
            <text:p>0.8482628633</text:p>
          </table:table-cell>
          <table:table-cell office:value-type="float" office:value="1.012389344591">
            <text:p>1.0123893446</text:p>
          </table:table-cell>
        </table:table-row>
        <table:table-row table:style-name="ro1">
          <table:table-cell office:value-type="float" office:value="0.969777106784972">
            <text:p>0.9697771068</text:p>
          </table:table-cell>
          <table:table-cell office:value-type="float" office:value="0.781627958501173">
            <text:p>0.7816279585</text:p>
          </table:table-cell>
          <table:table-cell office:value-type="float" office:value="0.948231146421333">
            <text:p>0.9482311464</text:p>
          </table:table-cell>
          <table:table-cell office:value-type="float" office:value="0.986545237109414">
            <text:p>0.9865452371</text:p>
          </table:table-cell>
          <table:table-cell office:value-type="float" office:value="0.719964946214983">
            <text:p>0.7199649462</text:p>
          </table:table-cell>
          <table:table-cell office:value-type="float" office:value="0.754250163627898">
            <text:p>0.7542501636</text:p>
          </table:table-cell>
          <table:table-cell office:value-type="float" office:value="0.824154019825893">
            <text:p>0.8241540198</text:p>
          </table:table-cell>
          <table:table-cell office:value-type="float" office:value="0.849744293076958">
            <text:p>0.8497442931</text:p>
          </table:table-cell>
          <table:table-cell office:value-type="float" office:value="0.886000216044288">
            <text:p>0.886000216</text:p>
          </table:table-cell>
          <table:table-cell office:value-type="float" office:value="0.939116870794868">
            <text:p>0.9391168708</text:p>
          </table:table-cell>
        </table:table-row>
        <table:table-row table:style-name="ro1">
          <table:table-cell office:value-type="float" office:value="0.973961269355595">
            <text:p>0.9739612694</text:p>
          </table:table-cell>
          <table:table-cell office:value-type="float" office:value="0.824995549702333">
            <text:p>0.8249955497</text:p>
          </table:table-cell>
          <table:table-cell office:value-type="float" office:value="0.882721491028997">
            <text:p>0.882721491</text:p>
          </table:table-cell>
          <table:table-cell office:value-type="float" office:value="0.867313384454409">
            <text:p>0.8673133845</text:p>
          </table:table-cell>
          <table:table-cell office:value-type="float" office:value="0.660066819083339">
            <text:p>0.6600668191</text:p>
          </table:table-cell>
          <table:table-cell office:value-type="float" office:value="0.817981672545426">
            <text:p>0.8179816725</text:p>
          </table:table-cell>
          <table:table-cell office:value-type="float" office:value="0.875713427774193">
            <text:p>0.8757134278</text:p>
          </table:table-cell>
          <table:table-cell office:value-type="float" office:value="0.776511657760338">
            <text:p>0.7765116578</text:p>
          </table:table-cell>
          <table:table-cell office:value-type="float" office:value="0.890323036619858">
            <text:p>0.8903230366</text:p>
          </table:table-cell>
          <table:table-cell office:value-type="float" office:value="0.756865823522344">
            <text:p>0.7568658235</text:p>
          </table:table-cell>
        </table:table-row>
        <table:table-row table:style-name="ro1">
          <table:table-cell office:value-type="float" office:value="0.905115894642007">
            <text:p>0.9051158946</text:p>
          </table:table-cell>
          <table:table-cell office:value-type="float" office:value="0.801411092127132">
            <text:p>0.8014110921</text:p>
          </table:table-cell>
          <table:table-cell office:value-type="float" office:value="0.842624519009643">
            <text:p>0.842624519</text:p>
          </table:table-cell>
          <table:table-cell office:value-type="float" office:value="0.849311083860857">
            <text:p>0.8493110839</text:p>
          </table:table-cell>
          <table:table-cell office:value-type="float" office:value="0.797554991344797">
            <text:p>0.7975549913</text:p>
          </table:table-cell>
          <table:table-cell office:value-type="float" office:value="0.806608447224241">
            <text:p>0.8066084472</text:p>
          </table:table-cell>
          <table:table-cell office:value-type="float" office:value="0.669496725257309">
            <text:p>0.6694967253</text:p>
          </table:table-cell>
          <table:table-cell office:value-type="float" office:value="0.697446202547965">
            <text:p>0.6974462025</text:p>
          </table:table-cell>
          <table:table-cell office:value-type="float" office:value="0.715865184099898">
            <text:p>0.7158651841</text:p>
          </table:table-cell>
          <table:table-cell office:value-type="float" office:value="0.714025670256934">
            <text:p>0.7140256703</text:p>
          </table:table-cell>
        </table:table-row>
        <table:table-row table:style-name="ro1">
          <table:table-cell office:value-type="float" office:value="0.741744977882291">
            <text:p>0.7417449779</text:p>
          </table:table-cell>
          <table:table-cell office:value-type="float" office:value="0.867276765383198">
            <text:p>0.8672767654</text:p>
          </table:table-cell>
          <table:table-cell office:value-type="float" office:value="0.716150272062543">
            <text:p>0.7161502721</text:p>
          </table:table-cell>
          <table:table-cell office:value-type="float" office:value="0.758177853787603">
            <text:p>0.7581778538</text:p>
          </table:table-cell>
          <table:table-cell office:value-type="float" office:value="0.723509160500222">
            <text:p>0.7235091605</text:p>
          </table:table-cell>
          <table:table-cell office:value-type="float" office:value="0.700881698275173">
            <text:p>0.7008816983</text:p>
          </table:table-cell>
          <table:table-cell office:value-type="float" office:value="0.937032615988301">
            <text:p>0.937032616</text:p>
          </table:table-cell>
          <table:table-cell office:value-type="float" office:value="0.818173860429886">
            <text:p>0.8181738604</text:p>
          </table:table-cell>
          <table:table-cell office:value-type="float" office:value="0.727203169965756">
            <text:p>0.72720317</text:p>
          </table:table-cell>
          <table:table-cell office:value-type="float" office:value="0.674897932646825">
            <text:p>0.6748979326</text:p>
          </table:table-cell>
        </table:table-row>
        <table:table-row table:style-name="ro1">
          <table:table-cell office:value-type="float" office:value="0.713898941437249">
            <text:p>0.7138989414</text:p>
          </table:table-cell>
          <table:table-cell office:value-type="float" office:value="0.760233856447613">
            <text:p>0.7602338564</text:p>
          </table:table-cell>
          <table:table-cell office:value-type="float" office:value="0.798705747700202">
            <text:p>0.7987057477</text:p>
          </table:table-cell>
          <table:table-cell office:value-type="float" office:value="0.732796081534316">
            <text:p>0.7327960815</text:p>
          </table:table-cell>
          <table:table-cell office:value-type="float" office:value="0.669672253922709">
            <text:p>0.6696722539</text:p>
          </table:table-cell>
          <table:table-cell office:value-type="float" office:value="0.699621966391388">
            <text:p>0.6996219664</text:p>
          </table:table-cell>
          <table:table-cell office:value-type="float" office:value="0.778031312122004">
            <text:p>0.7780313121</text:p>
          </table:table-cell>
          <table:table-cell office:value-type="float" office:value="0.755072292256106">
            <text:p>0.7550722923</text:p>
          </table:table-cell>
          <table:table-cell office:value-type="float" office:value="0.764000423591844">
            <text:p>0.7640004236</text:p>
          </table:table-cell>
          <table:table-cell office:value-type="float" office:value="0.787728708272821">
            <text:p>0.7877287083</text:p>
          </table:table-cell>
        </table:table-row>
        <table:table-row table:style-name="ro1">
          <table:table-cell office:value-type="float" office:value="0.68611640569641">
            <text:p>0.6861164057</text:p>
          </table:table-cell>
          <table:table-cell office:value-type="float" office:value="0.710993926618943">
            <text:p>0.7109939266</text:p>
          </table:table-cell>
          <table:table-cell office:value-type="float" office:value="0.716728603866332">
            <text:p>0.7167286039</text:p>
          </table:table-cell>
          <table:table-cell office:value-type="float" office:value="0.700739482668395">
            <text:p>0.7007394827</text:p>
          </table:table-cell>
          <table:table-cell office:value-type="float" office:value="0.758232163504871">
            <text:p>0.7582321635</text:p>
          </table:table-cell>
          <table:table-cell office:value-type="float" office:value="0.699869298500748">
            <text:p>0.6998692985</text:p>
          </table:table-cell>
          <table:table-cell office:value-type="float" office:value="0.792583161758241">
            <text:p>0.7925831618</text:p>
          </table:table-cell>
          <table:table-cell office:value-type="float" office:value="0.700463389961739">
            <text:p>0.70046339</text:p>
          </table:table-cell>
          <table:table-cell office:value-type="float" office:value="0.614702502850291">
            <text:p>0.6147025029</text:p>
          </table:table-cell>
          <table:table-cell office:value-type="float" office:value="0.775819635185169">
            <text:p>0.7758196352</text:p>
          </table:table-cell>
        </table:table-row>
        <table:table-row table:style-name="ro1">
          <table:table-cell office:value-type="float" office:value="0.710850581296126">
            <text:p>0.7108505813</text:p>
          </table:table-cell>
          <table:table-cell office:value-type="float" office:value="0.668214255649733">
            <text:p>0.6682142556</text:p>
          </table:table-cell>
          <table:table-cell office:value-type="float" office:value="0.749816927413188">
            <text:p>0.7498169274</text:p>
          </table:table-cell>
          <table:table-cell office:value-type="float" office:value="0.753947100349804">
            <text:p>0.7539471003</text:p>
          </table:table-cell>
          <table:table-cell office:value-type="float" office:value="0.689526954451048">
            <text:p>0.6895269545</text:p>
          </table:table-cell>
          <table:table-cell office:value-type="float" office:value="0.732752441589129">
            <text:p>0.7327524416</text:p>
          </table:table-cell>
          <table:table-cell office:value-type="float" office:value="0.698469319680927">
            <text:p>0.6984693197</text:p>
          </table:table-cell>
          <table:table-cell office:value-type="float" office:value="0.598083932851116">
            <text:p>0.5980839329</text:p>
          </table:table-cell>
          <table:table-cell office:value-type="float" office:value="0.797051712050975">
            <text:p>0.7970517121</text:p>
          </table:table-cell>
          <table:table-cell office:value-type="float" office:value="0.692603687229928">
            <text:p>0.6926036872</text:p>
          </table:table-cell>
        </table:table-row>
        <table:table-row table:style-name="ro1">
          <table:table-cell office:value-type="float" office:value="0.775724386722379">
            <text:p>0.7757243867</text:p>
          </table:table-cell>
          <table:table-cell office:value-type="float" office:value="0.812753230159165">
            <text:p>0.8127532302</text:p>
          </table:table-cell>
          <table:table-cell office:value-type="float" office:value="0.965508450264394">
            <text:p>0.9655084503</text:p>
          </table:table-cell>
          <table:table-cell office:value-type="float" office:value="1.05697566519885">
            <text:p>1.0569756652</text:p>
          </table:table-cell>
          <table:table-cell office:value-type="float" office:value="0.899153979610131">
            <text:p>0.8991539796</text:p>
          </table:table-cell>
          <table:table-cell office:value-type="float" office:value="0.948125097011712">
            <text:p>0.948125097</text:p>
          </table:table-cell>
          <table:table-cell office:value-type="float" office:value="0.88781717797057">
            <text:p>0.887817178</text:p>
          </table:table-cell>
          <table:table-cell office:value-type="float" office:value="0.969326471569911">
            <text:p>0.9693264716</text:p>
          </table:table-cell>
          <table:table-cell office:value-type="float" office:value="0.774892557006941">
            <text:p>0.774892557</text:p>
          </table:table-cell>
          <table:table-cell office:value-type="float" office:value="0.836350314291928">
            <text:p>0.8363503143</text:p>
          </table:table-cell>
        </table:table-row>
        <table:table-row table:style-name="ro1">
          <table:table-cell office:value-type="float" office:value="0.785283476499343">
            <text:p>0.7852834765</text:p>
          </table:table-cell>
          <table:table-cell office:value-type="float" office:value="0.883201834741302">
            <text:p>0.8832018347</text:p>
          </table:table-cell>
          <table:table-cell office:value-type="float" office:value="0.775660877500444">
            <text:p>0.7756608775</text:p>
          </table:table-cell>
          <table:table-cell office:value-type="float" office:value="0.818442738914983">
            <text:p>0.8184427389</text:p>
          </table:table-cell>
          <table:table-cell office:value-type="float" office:value="0.864351184958723">
            <text:p>0.864351185</text:p>
          </table:table-cell>
          <table:table-cell office:value-type="float" office:value="0.720911308563196">
            <text:p>0.7209113086</text:p>
          </table:table-cell>
          <table:table-cell office:value-type="float" office:value="0.890296828488965">
            <text:p>0.8902968285</text:p>
          </table:table-cell>
          <table:table-cell office:value-type="float" office:value="0.905417427545566">
            <text:p>0.9054174275</text:p>
          </table:table-cell>
          <table:table-cell office:value-type="float" office:value="0.970640885531968">
            <text:p>0.9706408855</text:p>
          </table:table-cell>
          <table:table-cell office:value-type="float" office:value="0.905003873837773">
            <text:p>0.9050038738</text:p>
          </table:table-cell>
        </table:table-row>
        <table:table-row table:style-name="ro1">
          <table:table-cell office:value-type="float" office:value="0.633322192253123">
            <text:p>0.6333221923</text:p>
          </table:table-cell>
          <table:table-cell office:value-type="float" office:value="0.877103455422672">
            <text:p>0.8771034554</text:p>
          </table:table-cell>
          <table:table-cell office:value-type="float" office:value="0.695378377945242">
            <text:p>0.6953783779</text:p>
          </table:table-cell>
          <table:table-cell office:value-type="float" office:value="0.796736424666052">
            <text:p>0.7967364247</text:p>
          </table:table-cell>
          <table:table-cell office:value-type="float" office:value="0.792670731995863">
            <text:p>0.792670732</text:p>
          </table:table-cell>
          <table:table-cell office:value-type="float" office:value="0.916311458770313">
            <text:p>0.9163114588</text:p>
          </table:table-cell>
          <table:table-cell office:value-type="float" office:value="0.821373917106345">
            <text:p>0.8213739171</text:p>
          </table:table-cell>
          <table:table-cell office:value-type="float" office:value="0.757738819490946">
            <text:p>0.7577388195</text:p>
          </table:table-cell>
          <table:table-cell office:value-type="float" office:value="0.773096652961653">
            <text:p>0.773096653</text:p>
          </table:table-cell>
          <table:table-cell office:value-type="float" office:value="0.689409477151238">
            <text:p>0.6894094772</text:p>
          </table:table-cell>
        </table:table-row>
        <table:table-row table:style-name="ro1">
          <table:table-cell office:value-type="float" office:value="0.893287190093339">
            <text:p>0.8932871901</text:p>
          </table:table-cell>
          <table:table-cell office:value-type="float" office:value="0.733073510983683">
            <text:p>0.733073511</text:p>
          </table:table-cell>
          <table:table-cell office:value-type="float" office:value="0.786534741803514">
            <text:p>0.7865347418</text:p>
          </table:table-cell>
          <table:table-cell office:value-type="float" office:value="0.724083339502151">
            <text:p>0.7240833395</text:p>
          </table:table-cell>
          <table:table-cell office:value-type="float" office:value="0.890239309916861">
            <text:p>0.8902393099</text:p>
          </table:table-cell>
          <table:table-cell office:value-type="float" office:value="0.844471819875288">
            <text:p>0.8444718199</text:p>
          </table:table-cell>
          <table:table-cell office:value-type="float" office:value="0.824315870569459">
            <text:p>0.8243158706</text:p>
          </table:table-cell>
          <table:table-cell office:value-type="float" office:value="0.741588378877508">
            <text:p>0.7415883789</text:p>
          </table:table-cell>
          <table:table-cell office:value-type="float" office:value="0.689537977850239">
            <text:p>0.6895379779</text:p>
          </table:table-cell>
          <table:table-cell office:value-type="float" office:value="0.701405797665857">
            <text:p>0.7014057977</text:p>
          </table:table-cell>
        </table:table-row>
        <table:table-row table:style-name="ro1">
          <table:table-cell office:value-type="float" office:value="0.848376124361634">
            <text:p>0.8483761244</text:p>
          </table:table-cell>
          <table:table-cell office:value-type="float" office:value="0.79230546893296">
            <text:p>0.7923054689</text:p>
          </table:table-cell>
          <table:table-cell office:value-type="float" office:value="0.67464957778188">
            <text:p>0.6746495778</text:p>
          </table:table-cell>
          <table:table-cell office:value-type="float" office:value="0.90320264100267">
            <text:p>0.903202641</text:p>
          </table:table-cell>
          <table:table-cell office:value-type="float" office:value="0.625277954111585">
            <text:p>0.6252779541</text:p>
          </table:table-cell>
          <table:table-cell office:value-type="float" office:value="0.75853493375542">
            <text:p>0.7585349338</text:p>
          </table:table-cell>
          <table:table-cell office:value-type="float" office:value="0.88325625963267">
            <text:p>0.8832562596</text:p>
          </table:table-cell>
          <table:table-cell office:value-type="float" office:value="0.886636570701681">
            <text:p>0.8866365707</text:p>
          </table:table-cell>
          <table:table-cell office:value-type="float" office:value="0.897965359699288">
            <text:p>0.8979653597</text:p>
          </table:table-cell>
          <table:table-cell office:value-type="float" office:value="0.862165503105678">
            <text:p>0.8621655031</text:p>
          </table:table-cell>
        </table:table-row>
        <table:table-row table:style-name="ro1">
          <table:table-cell office:value-type="float" office:value="0.625558029391349">
            <text:p>0.6255580294</text:p>
          </table:table-cell>
          <table:table-cell office:value-type="float" office:value="0.862503339231307">
            <text:p>0.8625033392</text:p>
          </table:table-cell>
          <table:table-cell office:value-type="float" office:value="0.861944811594239">
            <text:p>0.8619448116</text:p>
          </table:table-cell>
          <table:table-cell office:value-type="float" office:value="0.760383850134776">
            <text:p>0.7603838501</text:p>
          </table:table-cell>
          <table:table-cell office:value-type="float" office:value="0.862163561503525">
            <text:p>0.8621635615</text:p>
          </table:table-cell>
          <table:table-cell office:value-type="float" office:value="0.712296109085923">
            <text:p>0.7122961091</text:p>
          </table:table-cell>
          <table:table-cell office:value-type="float" office:value="0.811279598623176">
            <text:p>0.8112795986</text:p>
          </table:table-cell>
          <table:table-cell office:value-type="float" office:value="0.758667095555547">
            <text:p>0.7586670956</text:p>
          </table:table-cell>
          <table:table-cell office:value-type="float" office:value="0.827614496200042">
            <text:p>0.8276144962</text:p>
          </table:table-cell>
          <table:table-cell office:value-type="float" office:value="0.710500617346812">
            <text:p>0.7105006173</text:p>
          </table:table-cell>
        </table:table-row>
        <table:table-row table:style-name="ro1">
          <table:table-cell office:value-type="float" office:value="0.839698851895244">
            <text:p>0.8396988519</text:p>
          </table:table-cell>
          <table:table-cell office:value-type="float" office:value="0.775943252526051">
            <text:p>0.7759432525</text:p>
          </table:table-cell>
          <table:table-cell office:value-type="float" office:value="0.680681458895778">
            <text:p>0.6806814589</text:p>
          </table:table-cell>
          <table:table-cell office:value-type="float" office:value="0.848727861687919">
            <text:p>0.8487278617</text:p>
          </table:table-cell>
          <table:table-cell office:value-type="float" office:value="0.861620594018233">
            <text:p>0.861620594</text:p>
          </table:table-cell>
          <table:table-cell office:value-type="float" office:value="0.860895659999721">
            <text:p>0.86089566</text:p>
          </table:table-cell>
          <table:table-cell office:value-type="float" office:value="0.730947510365271">
            <text:p>0.7309475104</text:p>
          </table:table-cell>
          <table:table-cell office:value-type="float" office:value="0.681657743581166">
            <text:p>0.6816577436</text:p>
          </table:table-cell>
          <table:table-cell office:value-type="float" office:value="0.743072815048529">
            <text:p>0.743072815</text:p>
          </table:table-cell>
          <table:table-cell office:value-type="float" office:value="0.847014281974906">
            <text:p>0.847014282</text:p>
          </table:table-cell>
        </table:table-row>
        <table:table-row table:style-name="ro1">
          <table:table-cell office:value-type="float" office:value="0.638050893665473">
            <text:p>0.6380508937</text:p>
          </table:table-cell>
          <table:table-cell office:value-type="float" office:value="0.638034586471248">
            <text:p>0.6380345865</text:p>
          </table:table-cell>
          <table:table-cell office:value-type="float" office:value="0.649601799681023">
            <text:p>0.6496017997</text:p>
          </table:table-cell>
          <table:table-cell office:value-type="float" office:value="0.683005732922302">
            <text:p>0.6830057329</text:p>
          </table:table-cell>
          <table:table-cell office:value-type="float" office:value="0.602923913401442">
            <text:p>0.6029239134</text:p>
          </table:table-cell>
          <table:table-cell office:value-type="float" office:value="0.818545077810322">
            <text:p>0.8185450778</text:p>
          </table:table-cell>
          <table:table-cell office:value-type="float" office:value="0.687674833874471">
            <text:p>0.6876748339</text:p>
          </table:table-cell>
          <table:table-cell office:value-type="float" office:value="0.689480150325652">
            <text:p>0.6894801503</text:p>
          </table:table-cell>
          <table:table-cell office:value-type="float" office:value="0.789483196482764">
            <text:p>0.7894831965</text:p>
          </table:table-cell>
          <table:table-cell office:value-type="float" office:value="0.838556767381198">
            <text:p>0.8385567674</text:p>
          </table:table-cell>
        </table:table-row>
        <table:table-row table:style-name="ro1">
          <table:table-cell office:value-type="float" office:value="0.801487721395429">
            <text:p>0.8014877214</text:p>
          </table:table-cell>
          <table:table-cell office:value-type="float" office:value="0.689032746845721">
            <text:p>0.6890327468</text:p>
          </table:table-cell>
          <table:table-cell office:value-type="float" office:value="0.761427069393388">
            <text:p>0.7614270694</text:p>
          </table:table-cell>
          <table:table-cell office:value-type="float" office:value="0.840792643865873">
            <text:p>0.8407926439</text:p>
          </table:table-cell>
          <table:table-cell office:value-type="float" office:value="0.788046166783177">
            <text:p>0.7880461668</text:p>
          </table:table-cell>
          <table:table-cell office:value-type="float" office:value="0.825045508924094">
            <text:p>0.8250455089</text:p>
          </table:table-cell>
          <table:table-cell office:value-type="float" office:value="0.95631980402339">
            <text:p>0.956319804</text:p>
          </table:table-cell>
          <table:table-cell office:value-type="float" office:value="0.625194055950423">
            <text:p>0.625194056</text:p>
          </table:table-cell>
          <table:table-cell office:value-type="float" office:value="0.864549031804349">
            <text:p>0.8645490318</text:p>
          </table:table-cell>
          <table:table-cell office:value-type="float" office:value="0.778329322652165">
            <text:p>0.7783293227</text:p>
          </table:table-cell>
        </table:table-row>
        <table:table-row table:style-name="ro1">
          <table:table-cell office:value-type="float" office:value="0.710826932016333">
            <text:p>0.710826932</text:p>
          </table:table-cell>
          <table:table-cell office:value-type="float" office:value="0.758792176252963">
            <text:p>0.7587921763</text:p>
          </table:table-cell>
          <table:table-cell office:value-type="float" office:value="0.778495006254451">
            <text:p>0.7784950063</text:p>
          </table:table-cell>
          <table:table-cell office:value-type="float" office:value="0.795241037389147">
            <text:p>0.7952410374</text:p>
          </table:table-cell>
          <table:table-cell office:value-type="float" office:value="0.783720700769577">
            <text:p>0.7837207008</text:p>
          </table:table-cell>
          <table:table-cell office:value-type="float" office:value="0.70936424206625">
            <text:p>0.7093642421</text:p>
          </table:table-cell>
          <table:table-cell office:value-type="float" office:value="0.751960960656359">
            <text:p>0.7519609607</text:p>
          </table:table-cell>
          <table:table-cell office:value-type="float" office:value="0.508354242963944">
            <text:p>0.508354243</text:p>
          </table:table-cell>
          <table:table-cell office:value-type="float" office:value="0.71103984284014">
            <text:p>0.7110398428</text:p>
          </table:table-cell>
          <table:table-cell office:value-type="float" office:value="0.792822203980068">
            <text:p>0.792822204</text:p>
          </table:table-cell>
        </table:table-row>
        <table:table-row table:style-name="ro1">
          <table:table-cell office:value-type="float" office:value="0.818709672802909">
            <text:p>0.8187096728</text:p>
          </table:table-cell>
          <table:table-cell office:value-type="float" office:value="0.890351536523929">
            <text:p>0.8903515365</text:p>
          </table:table-cell>
          <table:table-cell office:value-type="float" office:value="0.748219496703251">
            <text:p>0.7482194967</text:p>
          </table:table-cell>
          <table:table-cell office:value-type="float" office:value="0.739026943862745">
            <text:p>0.7390269439</text:p>
          </table:table-cell>
          <table:table-cell office:value-type="float" office:value="0.780758003615118">
            <text:p>0.7807580036</text:p>
          </table:table-cell>
          <table:table-cell office:value-type="float" office:value="0.861419885018451">
            <text:p>0.861419885</text:p>
          </table:table-cell>
          <table:table-cell office:value-type="float" office:value="0.717872576811284">
            <text:p>0.7178725768</text:p>
          </table:table-cell>
          <table:table-cell office:value-type="float" office:value="0.730388265296561">
            <text:p>0.7303882653</text:p>
          </table:table-cell>
          <table:table-cell office:value-type="float" office:value="0.775607671747152">
            <text:p>0.7756076717</text:p>
          </table:table-cell>
          <table:table-cell office:value-type="float" office:value="0.732767431807874">
            <text:p>0.7327674318</text:p>
          </table:table-cell>
        </table:table-row>
        <table:table-row table:style-name="ro1">
          <table:table-cell office:value-type="float" office:value="0.793195781298508">
            <text:p>0.7931957813</text:p>
          </table:table-cell>
          <table:table-cell office:value-type="float" office:value="0.680526435734836">
            <text:p>0.6805264357</text:p>
          </table:table-cell>
          <table:table-cell office:value-type="float" office:value="0.796299575939134">
            <text:p>0.7962995759</text:p>
          </table:table-cell>
          <table:table-cell office:value-type="float" office:value="0.700319403583739">
            <text:p>0.7003194036</text:p>
          </table:table-cell>
          <table:table-cell office:value-type="float" office:value="0.840275717878799">
            <text:p>0.8402757179</text:p>
          </table:table-cell>
          <table:table-cell office:value-type="float" office:value="0.711673786159138">
            <text:p>0.7116737862</text:p>
          </table:table-cell>
          <table:table-cell office:value-type="float" office:value="0.706305747220615">
            <text:p>0.7063057472</text:p>
          </table:table-cell>
          <table:table-cell office:value-type="float" office:value="0.839451838868033">
            <text:p>0.8394518389</text:p>
          </table:table-cell>
          <table:table-cell office:value-type="float" office:value="0.827545482741389">
            <text:p>0.8275454827</text:p>
          </table:table-cell>
          <table:table-cell office:value-type="float" office:value="0.913330720295915">
            <text:p>0.9133307203</text:p>
          </table:table-cell>
        </table:table-row>
        <table:table-row table:style-name="ro1">
          <table:table-cell office:value-type="float" office:value="0.769924681462616">
            <text:p>0.7699246815</text:p>
          </table:table-cell>
          <table:table-cell office:value-type="float" office:value="0.830072316055848">
            <text:p>0.8300723161</text:p>
          </table:table-cell>
          <table:table-cell office:value-type="float" office:value="0.808314958058201">
            <text:p>0.8083149581</text:p>
          </table:table-cell>
          <table:table-cell office:value-type="float" office:value="0.947216538320842">
            <text:p>0.9472165383</text:p>
          </table:table-cell>
          <table:table-cell office:value-type="float" office:value="0.930729848110558">
            <text:p>0.9307298481</text:p>
          </table:table-cell>
          <table:table-cell office:value-type="float" office:value="0.847349100992967">
            <text:p>0.847349101</text:p>
          </table:table-cell>
          <table:table-cell office:value-type="float" office:value="0.802203617930331">
            <text:p>0.8022036179</text:p>
          </table:table-cell>
          <table:table-cell office:value-type="float" office:value="0.886627077161245">
            <text:p>0.8866270772</text:p>
          </table:table-cell>
          <table:table-cell office:value-type="float" office:value="0.758676983326833">
            <text:p>0.7586769833</text:p>
          </table:table-cell>
          <table:table-cell office:value-type="float" office:value="0.710553996802117">
            <text:p>0.7105539968</text:p>
          </table:table-cell>
        </table:table-row>
        <table:table-row table:style-name="ro1">
          <table:table-cell office:value-type="float" office:value="0.736568756254749">
            <text:p>0.7365687563</text:p>
          </table:table-cell>
          <table:table-cell office:value-type="float" office:value="0.83086306063834">
            <text:p>0.8308630606</text:p>
          </table:table-cell>
          <table:table-cell office:value-type="float" office:value="0.689927691820299">
            <text:p>0.6899276918</text:p>
          </table:table-cell>
          <table:table-cell office:value-type="float" office:value="0.750240531456493">
            <text:p>0.7502405315</text:p>
          </table:table-cell>
          <table:table-cell office:value-type="float" office:value="0.755542380589591">
            <text:p>0.7555423806</text:p>
          </table:table-cell>
          <table:table-cell office:value-type="float" office:value="1.03445837374328">
            <text:p>1.0344583737</text:p>
          </table:table-cell>
          <table:table-cell office:value-type="float" office:value="0.637944432309922">
            <text:p>0.6379444323</text:p>
          </table:table-cell>
          <table:table-cell office:value-type="float" office:value="0.819113629473289">
            <text:p>0.8191136295</text:p>
          </table:table-cell>
          <table:table-cell office:value-type="float" office:value="0.841036496301263">
            <text:p>0.8410364963</text:p>
          </table:table-cell>
          <table:table-cell office:value-type="float" office:value="0.73732894561348">
            <text:p>0.7373289456</text:p>
          </table:table-cell>
        </table:table-row>
        <table:table-row table:style-name="ro1">
          <table:table-cell office:value-type="float" office:value="0.807187682809081">
            <text:p>0.8071876828</text:p>
          </table:table-cell>
          <table:table-cell office:value-type="float" office:value="0.585111069969461">
            <text:p>0.58511107</text:p>
          </table:table-cell>
          <table:table-cell office:value-type="float" office:value="0.843345457833829">
            <text:p>0.8433454578</text:p>
          </table:table-cell>
          <table:table-cell office:value-type="float" office:value="0.603583294443926">
            <text:p>0.6035832944</text:p>
          </table:table-cell>
          <table:table-cell office:value-type="float" office:value="0.755871008756736">
            <text:p>0.7558710088</text:p>
          </table:table-cell>
          <table:table-cell office:value-type="float" office:value="0.589224168914788">
            <text:p>0.5892241689</text:p>
          </table:table-cell>
          <table:table-cell office:value-type="float" office:value="0.767254064256273">
            <text:p>0.7672540643</text:p>
          </table:table-cell>
          <table:table-cell office:value-type="float" office:value="0.626502895738622">
            <text:p>0.6265028957</text:p>
          </table:table-cell>
          <table:table-cell office:value-type="float" office:value="0.652970081304178">
            <text:p>0.6529700813</text:p>
          </table:table-cell>
          <table:table-cell office:value-type="float" office:value="0.701160898535092">
            <text:p>0.7011608985</text:p>
          </table:table-cell>
        </table:table-row>
        <table:table-row table:style-name="ro1">
          <table:table-cell office:value-type="float" office:value="0.82146677484989">
            <text:p>0.8214667748</text:p>
          </table:table-cell>
          <table:table-cell office:value-type="float" office:value="0.88214598464494">
            <text:p>0.8821459846</text:p>
          </table:table-cell>
          <table:table-cell office:value-type="float" office:value="1.04265536911297">
            <text:p>1.0426553691</text:p>
          </table:table-cell>
          <table:table-cell office:value-type="float" office:value="0.904647025048649">
            <text:p>0.904647025</text:p>
          </table:table-cell>
          <table:table-cell office:value-type="float" office:value="0.819171936955277">
            <text:p>0.819171937</text:p>
          </table:table-cell>
          <table:table-cell office:value-type="float" office:value="0.919639414770058">
            <text:p>0.9196394148</text:p>
          </table:table-cell>
          <table:table-cell office:value-type="float" office:value="0.793290616882329">
            <text:p>0.7932906169</text:p>
          </table:table-cell>
          <table:table-cell office:value-type="float" office:value="0.817958874533328">
            <text:p>0.8179588745</text:p>
          </table:table-cell>
          <table:table-cell office:value-type="float" office:value="0.800252592083014">
            <text:p>0.8002525921</text:p>
          </table:table-cell>
          <table:table-cell office:value-type="float" office:value="0.926732955473964">
            <text:p>0.9267329555</text:p>
          </table:table-cell>
        </table:table-row>
        <table:table-row table:style-name="ro1">
          <table:table-cell office:value-type="float" office:value="0.833540130771755">
            <text:p>0.8335401308</text:p>
          </table:table-cell>
          <table:table-cell office:value-type="float" office:value="0.637341771407894">
            <text:p>0.6373417714</text:p>
          </table:table-cell>
          <table:table-cell office:value-type="float" office:value="0.732968964537431">
            <text:p>0.7329689645</text:p>
          </table:table-cell>
          <table:table-cell office:value-type="float" office:value="0.753861032857193">
            <text:p>0.7538610329</text:p>
          </table:table-cell>
          <table:table-cell office:value-type="float" office:value="0.846072712266928">
            <text:p>0.8460727123</text:p>
          </table:table-cell>
          <table:table-cell office:value-type="float" office:value="0.843986270788743">
            <text:p>0.8439862708</text:p>
          </table:table-cell>
          <table:table-cell office:value-type="float" office:value="0.8647990863957">
            <text:p>0.8647990864</text:p>
          </table:table-cell>
          <table:table-cell office:value-type="float" office:value="0.847479583293415">
            <text:p>0.8474795833</text:p>
          </table:table-cell>
          <table:table-cell office:value-type="float" office:value="0.887088895070599">
            <text:p>0.8870888951</text:p>
          </table:table-cell>
          <table:table-cell office:value-type="float" office:value="0.996836726672887">
            <text:p>0.9968367267</text:p>
          </table:table-cell>
        </table:table-row>
        <table:table-row table:style-name="ro1">
          <table:table-cell office:value-type="float" office:value="0.697352552051549">
            <text:p>0.6973525521</text:p>
          </table:table-cell>
          <table:table-cell office:value-type="float" office:value="0.829800957766696">
            <text:p>0.8298009578</text:p>
          </table:table-cell>
          <table:table-cell office:value-type="float" office:value="0.710267626303484">
            <text:p>0.7102676263</text:p>
          </table:table-cell>
          <table:table-cell office:value-type="float" office:value="0.819061860885641">
            <text:p>0.8190618609</text:p>
          </table:table-cell>
          <table:table-cell office:value-type="float" office:value="0.657801218965356">
            <text:p>0.657801219</text:p>
          </table:table-cell>
          <table:table-cell office:value-type="float" office:value="0.732550979276744">
            <text:p>0.7325509793</text:p>
          </table:table-cell>
          <table:table-cell office:value-type="float" office:value="0.725043942984275">
            <text:p>0.725043943</text:p>
          </table:table-cell>
          <table:table-cell office:value-type="float" office:value="0.741529509518834">
            <text:p>0.7415295095</text:p>
          </table:table-cell>
          <table:table-cell office:value-type="float" office:value="0.559701558478243">
            <text:p>0.5597015585</text:p>
          </table:table-cell>
          <table:table-cell office:value-type="float" office:value="0.732077786452886">
            <text:p>0.7320777865</text:p>
          </table:table-cell>
        </table:table-row>
        <table:table-row table:style-name="ro1">
          <table:table-cell office:value-type="float" office:value="0.798767804470103">
            <text:p>0.7987678045</text:p>
          </table:table-cell>
          <table:table-cell office:value-type="float" office:value="0.762119658163939">
            <text:p>0.7621196582</text:p>
          </table:table-cell>
          <table:table-cell office:value-type="float" office:value="0.707247171850105">
            <text:p>0.7072471719</text:p>
          </table:table-cell>
          <table:table-cell office:value-type="float" office:value="0.710647353091716">
            <text:p>0.7106473531</text:p>
          </table:table-cell>
          <table:table-cell office:value-type="float" office:value="0.88203009918671">
            <text:p>0.8820300992</text:p>
          </table:table-cell>
          <table:table-cell office:value-type="float" office:value="0.689620584950227">
            <text:p>0.689620585</text:p>
          </table:table-cell>
          <table:table-cell office:value-type="float" office:value="0.865133967932169">
            <text:p>0.8651339679</text:p>
          </table:table-cell>
          <table:table-cell office:value-type="float" office:value="0.64665447197186">
            <text:p>0.646654472</text:p>
          </table:table-cell>
          <table:table-cell office:value-type="float" office:value="0.840389489860121">
            <text:p>0.8403894899</text:p>
          </table:table-cell>
          <table:table-cell office:value-type="float" office:value="0.79239075144315">
            <text:p>0.7923907514</text:p>
          </table:table-cell>
        </table:table-row>
        <table:table-row table:style-name="ro1">
          <table:table-cell office:value-type="float" office:value="0.823749353360193">
            <text:p>0.8237493534</text:p>
          </table:table-cell>
          <table:table-cell office:value-type="float" office:value="0.777486826998128">
            <text:p>0.777486827</text:p>
          </table:table-cell>
          <table:table-cell office:value-type="float" office:value="0.82177576709855">
            <text:p>0.8217757671</text:p>
          </table:table-cell>
          <table:table-cell office:value-type="float" office:value="0.625027778674383">
            <text:p>0.6250277787</text:p>
          </table:table-cell>
          <table:table-cell office:value-type="float" office:value="0.695234315608981">
            <text:p>0.6952343156</text:p>
          </table:table-cell>
          <table:table-cell office:value-type="float" office:value="0.776400081578166">
            <text:p>0.7764000816</text:p>
          </table:table-cell>
          <table:table-cell office:value-type="float" office:value="0.752453820346675">
            <text:p>0.7524538203</text:p>
          </table:table-cell>
          <table:table-cell office:value-type="float" office:value="0.847190861888062">
            <text:p>0.8471908619</text:p>
          </table:table-cell>
          <table:table-cell office:value-type="float" office:value="0.873304059469495">
            <text:p>0.8733040595</text:p>
          </table:table-cell>
          <table:table-cell office:value-type="float" office:value="0.741344670006405">
            <text:p>0.74134467</text:p>
          </table:table-cell>
        </table:table-row>
        <table:table-row table:style-name="ro1">
          <table:table-cell office:value-type="float" office:value="0.868092485140896">
            <text:p>0.8680924851</text:p>
          </table:table-cell>
          <table:table-cell office:value-type="float" office:value="0.862096827080112">
            <text:p>0.8620968271</text:p>
          </table:table-cell>
          <table:table-cell office:value-type="float" office:value="0.801904011330581">
            <text:p>0.8019040113</text:p>
          </table:table-cell>
          <table:table-cell office:value-type="float" office:value="0.883423682386487">
            <text:p>0.8834236824</text:p>
          </table:table-cell>
          <table:table-cell office:value-type="float" office:value="0.756985690632858">
            <text:p>0.7569856906</text:p>
          </table:table-cell>
          <table:table-cell office:value-type="float" office:value="0.819216153658259">
            <text:p>0.8192161537</text:p>
          </table:table-cell>
          <table:table-cell office:value-type="float" office:value="0.754234707257335">
            <text:p>0.7542347073</text:p>
          </table:table-cell>
          <table:table-cell office:value-type="float" office:value="0.967772933017385">
            <text:p>0.967772933</text:p>
          </table:table-cell>
          <table:table-cell office:value-type="float" office:value="0.991064360182198">
            <text:p>0.9910643602</text:p>
          </table:table-cell>
          <table:table-cell office:value-type="float" office:value="0.876380398458785">
            <text:p>0.8763803985</text:p>
          </table:table-cell>
        </table:table-row>
        <table:table-row table:style-name="ro1">
          <table:table-cell office:value-type="float" office:value="0.822141018143011">
            <text:p>0.8221410181</text:p>
          </table:table-cell>
          <table:table-cell office:value-type="float" office:value="0.82715892104595">
            <text:p>0.827158921</text:p>
          </table:table-cell>
          <table:table-cell office:value-type="float" office:value="0.775934898914864">
            <text:p>0.7759348989</text:p>
          </table:table-cell>
          <table:table-cell office:value-type="float" office:value="0.84577269080429">
            <text:p>0.8457726908</text:p>
          </table:table-cell>
          <table:table-cell office:value-type="float" office:value="0.783695457004937">
            <text:p>0.783695457</text:p>
          </table:table-cell>
          <table:table-cell office:value-type="float" office:value="0.72440871794645">
            <text:p>0.7244087179</text:p>
          </table:table-cell>
          <table:table-cell office:value-type="float" office:value="0.809151868230687">
            <text:p>0.8091518682</text:p>
          </table:table-cell>
          <table:table-cell office:value-type="float" office:value="0.693419447888412">
            <text:p>0.6934194479</text:p>
          </table:table-cell>
          <table:table-cell office:value-type="float" office:value="0.789445872260806">
            <text:p>0.7894458723</text:p>
          </table:table-cell>
          <table:table-cell office:value-type="float" office:value="0.854770687868533">
            <text:p>0.8547706879</text:p>
          </table:table-cell>
        </table:table-row>
        <table:table-row table:style-name="ro1">
          <table:table-cell office:value-type="float" office:value="0.818811894969908">
            <text:p>0.818811895</text:p>
          </table:table-cell>
          <table:table-cell office:value-type="float" office:value="0.74902803206352">
            <text:p>0.7490280321</text:p>
          </table:table-cell>
          <table:table-cell office:value-type="float" office:value="0.849098412899087">
            <text:p>0.8490984129</text:p>
          </table:table-cell>
          <table:table-cell office:value-type="float" office:value="0.870378149119045">
            <text:p>0.8703781491</text:p>
          </table:table-cell>
          <table:table-cell office:value-type="float" office:value="0.876063161792636">
            <text:p>0.8760631618</text:p>
          </table:table-cell>
          <table:table-cell office:value-type="float" office:value="0.913138803133552">
            <text:p>0.9131388031</text:p>
          </table:table-cell>
          <table:table-cell office:value-type="float" office:value="0.862007887531354">
            <text:p>0.8620078875</text:p>
          </table:table-cell>
          <table:table-cell office:value-type="float" office:value="0.781699403882703">
            <text:p>0.7816994039</text:p>
          </table:table-cell>
          <table:table-cell office:value-type="float" office:value="0.906554543033671">
            <text:p>0.906554543</text:p>
          </table:table-cell>
          <table:table-cell office:value-type="float" office:value="0.80422239577393">
            <text:p>0.8042223958</text:p>
          </table:table-cell>
        </table:table-row>
        <table:table-row table:style-name="ro1">
          <table:table-cell office:value-type="float" office:value="0.936715150845571">
            <text:p>0.9367151508</text:p>
          </table:table-cell>
          <table:table-cell office:value-type="float" office:value="0.886093287498885">
            <text:p>0.8860932875</text:p>
          </table:table-cell>
          <table:table-cell office:value-type="float" office:value="0.873634778752935">
            <text:p>0.8736347788</text:p>
          </table:table-cell>
          <table:table-cell office:value-type="float" office:value="0.73250161768124">
            <text:p>0.7325016177</text:p>
          </table:table-cell>
          <table:table-cell office:value-type="float" office:value="0.847774229504481">
            <text:p>0.8477742295</text:p>
          </table:table-cell>
          <table:table-cell office:value-type="float" office:value="0.738058094458094">
            <text:p>0.7380580945</text:p>
          </table:table-cell>
          <table:table-cell office:value-type="float" office:value="0.805040464600216">
            <text:p>0.8050404646</text:p>
          </table:table-cell>
          <table:table-cell office:value-type="float" office:value="0.818913059416459">
            <text:p>0.8189130594</text:p>
          </table:table-cell>
          <table:table-cell office:value-type="float" office:value="0.827485547482438">
            <text:p>0.8274855475</text:p>
          </table:table-cell>
          <table:table-cell office:value-type="float" office:value="0.908343155175546">
            <text:p>0.9083431552</text:p>
          </table:table-cell>
        </table:table-row>
        <table:table-row table:style-name="ro1">
          <table:table-cell office:value-type="float" office:value="0.840383167760656">
            <text:p>0.8403831678</text:p>
          </table:table-cell>
          <table:table-cell office:value-type="float" office:value="0.749695795342295">
            <text:p>0.7496957953</text:p>
          </table:table-cell>
          <table:table-cell office:value-type="float" office:value="0.818684263726138">
            <text:p>0.8186842637</text:p>
          </table:table-cell>
          <table:table-cell office:value-type="float" office:value="0.756774676522371">
            <text:p>0.7567746765</text:p>
          </table:table-cell>
          <table:table-cell office:value-type="float" office:value="0.905002755190877">
            <text:p>0.9050027552</text:p>
          </table:table-cell>
          <table:table-cell office:value-type="float" office:value="0.820902501197764">
            <text:p>0.8209025012</text:p>
          </table:table-cell>
          <table:table-cell office:value-type="float" office:value="0.735152123811423">
            <text:p>0.7351521238</text:p>
          </table:table-cell>
          <table:table-cell office:value-type="float" office:value="0.698445693675443">
            <text:p>0.6984456937</text:p>
          </table:table-cell>
          <table:table-cell office:value-type="float" office:value="0.870027771951965">
            <text:p>0.870027772</text:p>
          </table:table-cell>
          <table:table-cell office:value-type="float" office:value="0.896409195073007">
            <text:p>0.8964091951</text:p>
          </table:table-cell>
        </table:table-row>
        <table:table-row table:style-name="ro1">
          <table:table-cell office:value-type="float" office:value="0.775863751142639">
            <text:p>0.7758637511</text:p>
          </table:table-cell>
          <table:table-cell office:value-type="float" office:value="0.740716187088625">
            <text:p>0.7407161871</text:p>
          </table:table-cell>
          <table:table-cell office:value-type="float" office:value="0.701652471832924">
            <text:p>0.7016524718</text:p>
          </table:table-cell>
          <table:table-cell office:value-type="float" office:value="0.847260821470335">
            <text:p>0.8472608215</text:p>
          </table:table-cell>
          <table:table-cell office:value-type="float" office:value="0.591596479764173">
            <text:p>0.5915964798</text:p>
          </table:table-cell>
          <table:table-cell office:value-type="float" office:value="0.883239934728686">
            <text:p>0.8832399347</text:p>
          </table:table-cell>
          <table:table-cell office:value-type="float" office:value="0.764753507763875">
            <text:p>0.7647535078</text:p>
          </table:table-cell>
          <table:table-cell office:value-type="float" office:value="0.784393698829246">
            <text:p>0.7843936988</text:p>
          </table:table-cell>
          <table:table-cell office:value-type="float" office:value="0.843824696615506">
            <text:p>0.8438246966</text:p>
          </table:table-cell>
          <table:table-cell office:value-type="float" office:value="0.870218085662398">
            <text:p>0.8702180857</text:p>
          </table:table-cell>
        </table:table-row>
        <table:table-row table:style-name="ro1">
          <table:table-cell office:value-type="float" office:value="0.950855826732178">
            <text:p>0.9508558267</text:p>
          </table:table-cell>
          <table:table-cell office:value-type="float" office:value="0.674112752452533">
            <text:p>0.6741127525</text:p>
          </table:table-cell>
          <table:table-cell office:value-type="float" office:value="0.775990306904063">
            <text:p>0.7759903069</text:p>
          </table:table-cell>
          <table:table-cell office:value-type="float" office:value="0.660569088201036">
            <text:p>0.6605690882</text:p>
          </table:table-cell>
          <table:table-cell office:value-type="float" office:value="0.789791294786412">
            <text:p>0.7897912948</text:p>
          </table:table-cell>
          <table:table-cell office:value-type="float" office:value="0.77510591163567">
            <text:p>0.7751059116</text:p>
          </table:table-cell>
          <table:table-cell office:value-type="float" office:value="0.820887066702805">
            <text:p>0.8208870667</text:p>
          </table:table-cell>
          <table:table-cell office:value-type="float" office:value="0.703527888587614">
            <text:p>0.7035278886</text:p>
          </table:table-cell>
          <table:table-cell office:value-type="float" office:value="0.73210784478132">
            <text:p>0.7321078448</text:p>
          </table:table-cell>
          <table:table-cell office:value-type="float" office:value="0.776049053497909">
            <text:p>0.7760490535</text:p>
          </table:table-cell>
        </table:table-row>
        <table:table-row table:style-name="ro1">
          <table:table-cell office:value-type="float" office:value="0.639278530167905">
            <text:p>0.6392785302</text:p>
          </table:table-cell>
          <table:table-cell office:value-type="float" office:value="0.701406467099689">
            <text:p>0.7014064671</text:p>
          </table:table-cell>
          <table:table-cell office:value-type="float" office:value="0.768662203263134">
            <text:p>0.7686622033</text:p>
          </table:table-cell>
          <table:table-cell office:value-type="float" office:value="0.744070387050054">
            <text:p>0.7440703871</text:p>
          </table:table-cell>
          <table:table-cell office:value-type="float" office:value="0.85721734116642">
            <text:p>0.8572173412</text:p>
          </table:table-cell>
          <table:table-cell office:value-type="float" office:value="0.62358327775163">
            <text:p>0.6235832778</text:p>
          </table:table-cell>
          <table:table-cell office:value-type="float" office:value="0.868192608908228">
            <text:p>0.8681926089</text:p>
          </table:table-cell>
          <table:table-cell office:value-type="float" office:value="0.818658388643204">
            <text:p>0.8186583886</text:p>
          </table:table-cell>
          <table:table-cell office:value-type="float" office:value="0.603645641944242">
            <text:p>0.6036456419</text:p>
          </table:table-cell>
          <table:table-cell office:value-type="float" office:value="0.801132472739407">
            <text:p>0.8011324727</text:p>
          </table:table-cell>
        </table:table-row>
        <table:table-row table:style-name="ro1">
          <table:table-cell office:value-type="float" office:value="0.884782567623743">
            <text:p>0.8847825676</text:p>
          </table:table-cell>
          <table:table-cell office:value-type="float" office:value="0.86776691291966">
            <text:p>0.8677669129</text:p>
          </table:table-cell>
          <table:table-cell office:value-type="float" office:value="0.760277262643786">
            <text:p>0.7602772626</text:p>
          </table:table-cell>
          <table:table-cell office:value-type="float" office:value="0.776047667536225">
            <text:p>0.7760476675</text:p>
          </table:table-cell>
          <table:table-cell office:value-type="float" office:value="0.815284503457892">
            <text:p>0.8152845035</text:p>
          </table:table-cell>
          <table:table-cell office:value-type="float" office:value="0.637042376506296">
            <text:p>0.6370423765</text:p>
          </table:table-cell>
          <table:table-cell office:value-type="float" office:value="0.867512583974973">
            <text:p>0.867512584</text:p>
          </table:table-cell>
          <table:table-cell office:value-type="float" office:value="0.784941593409756">
            <text:p>0.7849415934</text:p>
          </table:table-cell>
          <table:table-cell office:value-type="float" office:value="0.841764655861576">
            <text:p>0.8417646559</text:p>
          </table:table-cell>
          <table:table-cell office:value-type="float" office:value="0.830003437366947">
            <text:p>0.8300034374</text:p>
          </table:table-cell>
        </table:table-row>
        <table:table-row table:style-name="ro1">
          <table:table-cell office:value-type="float" office:value="0.883221240936406">
            <text:p>0.8832212409</text:p>
          </table:table-cell>
          <table:table-cell office:value-type="float" office:value="0.85226974111516">
            <text:p>0.8522697411</text:p>
          </table:table-cell>
          <table:table-cell office:value-type="float" office:value="0.60273903603956">
            <text:p>0.602739036</text:p>
          </table:table-cell>
          <table:table-cell office:value-type="float" office:value="0.779985403418846">
            <text:p>0.7799854034</text:p>
          </table:table-cell>
          <table:table-cell office:value-type="float" office:value="0.92472423426588">
            <text:p>0.9247242343</text:p>
          </table:table-cell>
          <table:table-cell office:value-type="float" office:value="0.797134893170441">
            <text:p>0.7971348932</text:p>
          </table:table-cell>
          <table:table-cell office:value-type="float" office:value="0.9400538773151">
            <text:p>0.9400538773</text:p>
          </table:table-cell>
          <table:table-cell office:value-type="float" office:value="0.647242352324618">
            <text:p>0.6472423523</text:p>
          </table:table-cell>
          <table:table-cell office:value-type="float" office:value="0.797560963576882">
            <text:p>0.7975609636</text:p>
          </table:table-cell>
          <table:table-cell office:value-type="float" office:value="0.579507354069071">
            <text:p>0.5795073541</text:p>
          </table:table-cell>
        </table:table-row>
        <table:table-row table:style-name="ro1">
          <table:table-cell office:value-type="float" office:value="0.750253872904107">
            <text:p>0.7502538729</text:p>
          </table:table-cell>
          <table:table-cell office:value-type="float" office:value="0.796719837707365">
            <text:p>0.7967198377</text:p>
          </table:table-cell>
          <table:table-cell office:value-type="float" office:value="0.845018456785759">
            <text:p>0.8450184568</text:p>
          </table:table-cell>
          <table:table-cell office:value-type="float" office:value="0.870849738610765">
            <text:p>0.8708497386</text:p>
          </table:table-cell>
          <table:table-cell office:value-type="float" office:value="0.839988511760399">
            <text:p>0.8399885118</text:p>
          </table:table-cell>
          <table:table-cell office:value-type="float" office:value="0.805333747566968">
            <text:p>0.8053337476</text:p>
          </table:table-cell>
          <table:table-cell office:value-type="float" office:value="0.959240436960149">
            <text:p>0.959240437</text:p>
          </table:table-cell>
          <table:table-cell office:value-type="float" office:value="0.763327952231302">
            <text:p>0.7633279522</text:p>
          </table:table-cell>
          <table:table-cell office:value-type="float" office:value="1.01965447923278">
            <text:p>1.0196544792</text:p>
          </table:table-cell>
          <table:table-cell office:value-type="float" office:value="0.775604009385504">
            <text:p>0.7756040094</text:p>
          </table:table-cell>
        </table:table-row>
        <table:table-row table:style-name="ro1">
          <table:table-cell office:value-type="float" office:value="0.768043185202005">
            <text:p>0.7680431852</text:p>
          </table:table-cell>
          <table:table-cell office:value-type="float" office:value="0.630676201988247">
            <text:p>0.630676202</text:p>
          </table:table-cell>
          <table:table-cell office:value-type="float" office:value="0.862180149196426">
            <text:p>0.8621801492</text:p>
          </table:table-cell>
          <table:table-cell office:value-type="float" office:value="0.840056339555834">
            <text:p>0.8400563396</text:p>
          </table:table-cell>
          <table:table-cell office:value-type="float" office:value="0.803854191547451">
            <text:p>0.8038541915</text:p>
          </table:table-cell>
          <table:table-cell office:value-type="float" office:value="0.871069551287705">
            <text:p>0.8710695513</text:p>
          </table:table-cell>
          <table:table-cell office:value-type="float" office:value="0.793015152811264">
            <text:p>0.7930151528</text:p>
          </table:table-cell>
          <table:table-cell office:value-type="float" office:value="0.825133609100387">
            <text:p>0.8251336091</text:p>
          </table:table-cell>
          <table:table-cell office:value-type="float" office:value="0.848833945687524">
            <text:p>0.8488339457</text:p>
          </table:table-cell>
          <table:table-cell office:value-type="float" office:value="0.927952513659917">
            <text:p>0.9279525137</text:p>
          </table:table-cell>
        </table:table-row>
        <table:table-row table:style-name="ro1">
          <table:table-cell office:value-type="float" office:value="0.708598921440053">
            <text:p>0.7085989214</text:p>
          </table:table-cell>
          <table:table-cell office:value-type="float" office:value="0.893358560272656">
            <text:p>0.8933585603</text:p>
          </table:table-cell>
          <table:table-cell office:value-type="float" office:value="0.821092737483335">
            <text:p>0.8210927375</text:p>
          </table:table-cell>
          <table:table-cell office:value-type="float" office:value="0.820893852068942">
            <text:p>0.8208938521</text:p>
          </table:table-cell>
          <table:table-cell office:value-type="float" office:value="0.698615319487889">
            <text:p>0.6986153195</text:p>
          </table:table-cell>
          <table:table-cell office:value-type="float" office:value="0.771608298555418">
            <text:p>0.7716082986</text:p>
          </table:table-cell>
          <table:table-cell office:value-type="float" office:value="0.787019967300965">
            <text:p>0.7870199673</text:p>
          </table:table-cell>
          <table:table-cell office:value-type="float" office:value="0.799900658807612">
            <text:p>0.7999006588</text:p>
          </table:table-cell>
          <table:table-cell office:value-type="float" office:value="0.878542796221131">
            <text:p>0.8785427962</text:p>
          </table:table-cell>
          <table:table-cell office:value-type="float" office:value="0.696933472817521">
            <text:p>0.6969334728</text:p>
          </table:table-cell>
        </table:table-row>
        <table:table-row table:style-name="ro1">
          <table:table-cell office:value-type="float" office:value="0.818510211743071">
            <text:p>0.8185102117</text:p>
          </table:table-cell>
          <table:table-cell office:value-type="float" office:value="0.884346382410951">
            <text:p>0.8843463824</text:p>
          </table:table-cell>
          <table:table-cell office:value-type="float" office:value="0.77578176943189">
            <text:p>0.7757817694</text:p>
          </table:table-cell>
          <table:table-cell office:value-type="float" office:value="0.614676739324059">
            <text:p>0.6146767393</text:p>
          </table:table-cell>
          <table:table-cell office:value-type="float" office:value="0.88554596779541">
            <text:p>0.8855459678</text:p>
          </table:table-cell>
          <table:table-cell office:value-type="float" office:value="0.754479283693312">
            <text:p>0.7544792837</text:p>
          </table:table-cell>
          <table:table-cell office:value-type="float" office:value="0.970062824887289">
            <text:p>0.9700628249</text:p>
          </table:table-cell>
          <table:table-cell office:value-type="float" office:value="0.883792427218047">
            <text:p>0.8837924272</text:p>
          </table:table-cell>
          <table:table-cell office:value-type="float" office:value="0.818769524894966">
            <text:p>0.8187695249</text:p>
          </table:table-cell>
          <table:table-cell office:value-type="float" office:value="0.894699570137599">
            <text:p>0.8946995701</text:p>
          </table:table-cell>
        </table:table-row>
        <table:table-row table:style-name="ro1">
          <table:table-cell office:value-type="float" office:value="0.625087330598518">
            <text:p>0.6250873306</text:p>
          </table:table-cell>
          <table:table-cell office:value-type="float" office:value="0.924142202960806">
            <text:p>0.924142203</text:p>
          </table:table-cell>
          <table:table-cell office:value-type="float" office:value="0.856207517635607">
            <text:p>0.8562075176</text:p>
          </table:table-cell>
          <table:table-cell office:value-type="float" office:value="0.933409042525887">
            <text:p>0.9334090425</text:p>
          </table:table-cell>
          <table:table-cell office:value-type="float" office:value="0.93647732523783">
            <text:p>0.9364773252</text:p>
          </table:table-cell>
          <table:table-cell office:value-type="float" office:value="0.786932045552687">
            <text:p>0.7869320456</text:p>
          </table:table-cell>
          <table:table-cell office:value-type="float" office:value="0.715408069206856">
            <text:p>0.7154080692</text:p>
          </table:table-cell>
          <table:table-cell office:value-type="float" office:value="0.82777127169935">
            <text:p>0.8277712717</text:p>
          </table:table-cell>
          <table:table-cell office:value-type="float" office:value="0.854798336021263">
            <text:p>0.854798336</text:p>
          </table:table-cell>
          <table:table-cell office:value-type="float" office:value="0.830093302655939">
            <text:p>0.8300933027</text:p>
          </table:table-cell>
        </table:table-row>
        <table:table-row table:style-name="ro1">
          <table:table-cell office:value-type="float" office:value="0.830102009539023">
            <text:p>0.8301020095</text:p>
          </table:table-cell>
          <table:table-cell office:value-type="float" office:value="0.818401189877616">
            <text:p>0.8184011899</text:p>
          </table:table-cell>
          <table:table-cell office:value-type="float" office:value="0.833325060394892">
            <text:p>0.8333250604</text:p>
          </table:table-cell>
          <table:table-cell office:value-type="float" office:value="0.925362594613082">
            <text:p>0.9253625946</text:p>
          </table:table-cell>
          <table:table-cell office:value-type="float" office:value="0.798161604597332">
            <text:p>0.7981616046</text:p>
          </table:table-cell>
          <table:table-cell office:value-type="float" office:value="0.801133433697681">
            <text:p>0.8011334337</text:p>
          </table:table-cell>
          <table:table-cell office:value-type="float" office:value="0.618284237087015">
            <text:p>0.6182842371</text:p>
          </table:table-cell>
          <table:table-cell office:value-type="float" office:value="0.826826629913956">
            <text:p>0.8268266299</text:p>
          </table:table-cell>
          <table:table-cell office:value-type="float" office:value="0.731257661670203">
            <text:p>0.7312576617</text:p>
          </table:table-cell>
          <table:table-cell office:value-type="float" office:value="0.723761552617147">
            <text:p>0.7237615526</text:p>
          </table:table-cell>
        </table:table-row>
        <table:table-row table:style-name="ro1">
          <table:table-cell office:value-type="float" office:value="0.844646020228282">
            <text:p>0.8446460202</text:p>
          </table:table-cell>
          <table:table-cell office:value-type="float" office:value="0.712814247428315">
            <text:p>0.7128142474</text:p>
          </table:table-cell>
          <table:table-cell office:value-type="float" office:value="0.603600460920368">
            <text:p>0.6036004609</text:p>
          </table:table-cell>
          <table:table-cell office:value-type="float" office:value="0.840431286404508">
            <text:p>0.8404312864</text:p>
          </table:table-cell>
          <table:table-cell office:value-type="float" office:value="0.620225695109392">
            <text:p>0.6202256951</text:p>
          </table:table-cell>
          <table:table-cell office:value-type="float" office:value="0.715430524817528">
            <text:p>0.7154305248</text:p>
          </table:table-cell>
          <table:table-cell office:value-type="float" office:value="0.885462685608069">
            <text:p>0.8854626856</text:p>
          </table:table-cell>
          <table:table-cell office:value-type="float" office:value="0.732465480384481">
            <text:p>0.7324654804</text:p>
          </table:table-cell>
          <table:table-cell office:value-type="float" office:value="0.767051311473943">
            <text:p>0.7670513115</text:p>
          </table:table-cell>
          <table:table-cell office:value-type="float" office:value="0.821935025517831">
            <text:p>0.8219350255</text:p>
          </table:table-cell>
        </table:table-row>
        <table:table-row table:style-name="ro1">
          <table:table-cell office:value-type="float" office:value="0.834848662284018">
            <text:p>0.8348486623</text:p>
          </table:table-cell>
          <table:table-cell office:value-type="float" office:value="0.7410595704734">
            <text:p>0.7410595705</text:p>
          </table:table-cell>
          <table:table-cell office:value-type="float" office:value="0.909671117156554">
            <text:p>0.9096711172</text:p>
          </table:table-cell>
          <table:table-cell office:value-type="float" office:value="0.688734115913807">
            <text:p>0.6887341159</text:p>
          </table:table-cell>
          <table:table-cell office:value-type="float" office:value="0.754881749086625">
            <text:p>0.7548817491</text:p>
          </table:table-cell>
          <table:table-cell office:value-type="float" office:value="0.827267972389665">
            <text:p>0.8272679724</text:p>
          </table:table-cell>
          <table:table-cell office:value-type="float" office:value="0.935137079466885">
            <text:p>0.9351370795</text:p>
          </table:table-cell>
          <table:table-cell office:value-type="float" office:value="0.763606830398579">
            <text:p>0.7636068304</text:p>
          </table:table-cell>
          <table:table-cell office:value-type="float" office:value="0.934909648244956">
            <text:p>0.9349096482</text:p>
          </table:table-cell>
          <table:table-cell office:value-type="float" office:value="0.668722809125575">
            <text:p>0.6687228091</text:p>
          </table:table-cell>
        </table:table-row>
        <table:table-row table:style-name="ro1">
          <table:table-cell office:value-type="float" office:value="0.840282706660329">
            <text:p>0.8402827067</text:p>
          </table:table-cell>
          <table:table-cell office:value-type="float" office:value="0.905825689455272">
            <text:p>0.9058256895</text:p>
          </table:table-cell>
          <table:table-cell office:value-type="float" office:value="0.775135813046813">
            <text:p>0.775135813</text:p>
          </table:table-cell>
          <table:table-cell office:value-type="float" office:value="1.01676953485868">
            <text:p>1.0167695349</text:p>
          </table:table-cell>
          <table:table-cell office:value-type="float" office:value="0.954267899696464">
            <text:p>0.9542678997</text:p>
          </table:table-cell>
          <table:table-cell office:value-type="float" office:value="1.01250185038005">
            <text:p>1.0125018504</text:p>
          </table:table-cell>
          <table:table-cell office:value-type="float" office:value="0.866951673757673">
            <text:p>0.8669516738</text:p>
          </table:table-cell>
          <table:table-cell office:value-type="float" office:value="0.969225539103063">
            <text:p>0.9692255391</text:p>
          </table:table-cell>
          <table:table-cell office:value-type="float" office:value="0.797366065350746">
            <text:p>0.7973660654</text:p>
          </table:table-cell>
          <table:table-cell office:value-type="float" office:value="0.924421846202961">
            <text:p>0.9244218462</text:p>
          </table:table-cell>
        </table:table-row>
        <table:table-row table:style-name="ro1">
          <table:table-cell office:value-type="float" office:value="0.687625591439816">
            <text:p>0.6876255914</text:p>
          </table:table-cell>
          <table:table-cell office:value-type="float" office:value="0.824380017368644">
            <text:p>0.8243800174</text:p>
          </table:table-cell>
          <table:table-cell office:value-type="float" office:value="0.767995463341778">
            <text:p>0.7679954633</text:p>
          </table:table-cell>
          <table:table-cell office:value-type="float" office:value="0.892771291239252">
            <text:p>0.8927712912</text:p>
          </table:table-cell>
          <table:table-cell office:value-type="float" office:value="0.681448778712532">
            <text:p>0.6814487787</text:p>
          </table:table-cell>
          <table:table-cell office:value-type="float" office:value="0.807567033395411">
            <text:p>0.8075670334</text:p>
          </table:table-cell>
          <table:table-cell office:value-type="float" office:value="0.834981074776579">
            <text:p>0.8349810748</text:p>
          </table:table-cell>
          <table:table-cell office:value-type="float" office:value="0.869559471427199">
            <text:p>0.8695594714</text:p>
          </table:table-cell>
          <table:table-cell office:value-type="float" office:value="0.758435650742928">
            <text:p>0.7584356507</text:p>
          </table:table-cell>
          <table:table-cell office:value-type="float" office:value="0.716909050661071">
            <text:p>0.7169090507</text:p>
          </table:table-cell>
        </table:table-row>
        <table:table-row table:style-name="ro1">
          <table:table-cell office:value-type="float" office:value="0.819236409095419">
            <text:p>0.8192364091</text:p>
          </table:table-cell>
          <table:table-cell office:value-type="float" office:value="0.758948481075834">
            <text:p>0.7589484811</text:p>
          </table:table-cell>
          <table:table-cell office:value-type="float" office:value="0.821484768705818">
            <text:p>0.8214847687</text:p>
          </table:table-cell>
          <table:table-cell office:value-type="float" office:value="0.753866311213943">
            <text:p>0.7538663112</text:p>
          </table:table-cell>
          <table:table-cell office:value-type="float" office:value="0.787074255967612">
            <text:p>0.787074256</text:p>
          </table:table-cell>
          <table:table-cell office:value-type="float" office:value="0.700318365997935">
            <text:p>0.700318366</text:p>
          </table:table-cell>
          <table:table-cell office:value-type="float" office:value="0.819152434051721">
            <text:p>0.8191524341</text:p>
          </table:table-cell>
          <table:table-cell office:value-type="float" office:value="0.883849925839173">
            <text:p>0.8838499258</text:p>
          </table:table-cell>
          <table:table-cell office:value-type="float" office:value="0.818277026232292">
            <text:p>0.8182770262</text:p>
          </table:table-cell>
          <table:table-cell office:value-type="float" office:value="0.925867123462426">
            <text:p>0.9258671235</text:p>
          </table:table-cell>
        </table:table-row>
        <table:table-row table:style-name="ro1">
          <table:table-cell office:value-type="float" office:value="0.840472786092089">
            <text:p>0.8404727861</text:p>
          </table:table-cell>
          <table:table-cell office:value-type="float" office:value="0.887161152361411">
            <text:p>0.8871611524</text:p>
          </table:table-cell>
          <table:table-cell office:value-type="float" office:value="0.856133313158344">
            <text:p>0.8561333132</text:p>
          </table:table-cell>
          <table:table-cell office:value-type="float" office:value="0.718619611142704">
            <text:p>0.7186196111</text:p>
          </table:table-cell>
          <table:table-cell office:value-type="float" office:value="0.861561649189372">
            <text:p>0.8615616492</text:p>
          </table:table-cell>
          <table:table-cell office:value-type="float" office:value="0.775501683362073">
            <text:p>0.7755016834</text:p>
          </table:table-cell>
          <table:table-cell office:value-type="float" office:value="0.819268107834486">
            <text:p>0.8192681078</text:p>
          </table:table-cell>
          <table:table-cell office:value-type="float" office:value="0.904584946204069">
            <text:p>0.9045849462</text:p>
          </table:table-cell>
          <table:table-cell office:value-type="float" office:value="0.793643257750464">
            <text:p>0.7936432578</text:p>
          </table:table-cell>
          <table:table-cell office:value-type="float" office:value="0.896141700554366">
            <text:p>0.8961417006</text:p>
          </table:table-cell>
        </table:table-row>
        <table:table-row table:style-name="ro1">
          <table:table-cell office:value-type="float" office:value="0.732813909498567">
            <text:p>0.7328139095</text:p>
          </table:table-cell>
          <table:table-cell office:value-type="float" office:value="0.703563333467793">
            <text:p>0.7035633335</text:p>
          </table:table-cell>
          <table:table-cell office:value-type="float" office:value="0.595581748805229">
            <text:p>0.5955817488</text:p>
          </table:table-cell>
          <table:table-cell office:value-type="float" office:value="0.773858233797332">
            <text:p>0.7738582338</text:p>
          </table:table-cell>
          <table:table-cell office:value-type="float" office:value="0.824644104220391">
            <text:p>0.8246441042</text:p>
          </table:table-cell>
          <table:table-cell office:value-type="float" office:value="0.796371232976121">
            <text:p>0.796371233</text:p>
          </table:table-cell>
          <table:table-cell office:value-type="float" office:value="0.672299007217042">
            <text:p>0.6722990072</text:p>
          </table:table-cell>
          <table:table-cell office:value-type="float" office:value="0.65180765702381">
            <text:p>0.651807657</text:p>
          </table:table-cell>
          <table:table-cell office:value-type="float" office:value="0.620775881512369">
            <text:p>0.6207758815</text:p>
          </table:table-cell>
          <table:table-cell office:value-type="float" office:value="0.756115948226664">
            <text:p>0.7561159482</text:p>
          </table:table-cell>
        </table:table-row>
        <table:table-row table:style-name="ro1">
          <table:table-cell office:value-type="float" office:value="0.70561719603606">
            <text:p>0.705617196</text:p>
          </table:table-cell>
          <table:table-cell office:value-type="float" office:value="0.667509506019269">
            <text:p>0.667509506</text:p>
          </table:table-cell>
          <table:table-cell office:value-type="float" office:value="0.669572289374842">
            <text:p>0.6695722894</text:p>
          </table:table-cell>
          <table:table-cell office:value-type="float" office:value="0.736491519685368">
            <text:p>0.7364915197</text:p>
          </table:table-cell>
          <table:table-cell office:value-type="float" office:value="0.689608569503188">
            <text:p>0.6896085695</text:p>
          </table:table-cell>
          <table:table-cell office:value-type="float" office:value="0.620219628660189">
            <text:p>0.6202196287</text:p>
          </table:table-cell>
          <table:table-cell office:value-type="float" office:value="0.630525052765598">
            <text:p>0.6305250528</text:p>
          </table:table-cell>
          <table:table-cell office:value-type="float" office:value="0.642087469340958">
            <text:p>0.6420874693</text:p>
          </table:table-cell>
          <table:table-cell office:value-type="float" office:value="0.688896791410952">
            <text:p>0.6888967914</text:p>
          </table:table-cell>
          <table:table-cell office:value-type="float" office:value="0.620296527879639">
            <text:p>0.6202965279</text:p>
          </table:table-cell>
        </table:table-row>
        <table:table-row table:style-name="ro1">
          <table:table-cell office:value-type="float" office:value="0.60321311759076">
            <text:p>0.6032131176</text:p>
          </table:table-cell>
          <table:table-cell office:value-type="float" office:value="0.660752037302223">
            <text:p>0.6607520373</text:p>
          </table:table-cell>
          <table:table-cell office:value-type="float" office:value="0.650935917414523">
            <text:p>0.6509359174</text:p>
          </table:table-cell>
          <table:table-cell office:value-type="float" office:value="0.693772366268033">
            <text:p>0.6937723663</text:p>
          </table:table-cell>
          <table:table-cell office:value-type="float" office:value="0.611576601761062">
            <text:p>0.6115766018</text:p>
          </table:table-cell>
          <table:table-cell office:value-type="float" office:value="0.669789227249202">
            <text:p>0.6697892272</text:p>
          </table:table-cell>
          <table:table-cell office:value-type="float" office:value="0.701197762104998">
            <text:p>0.7011977621</text:p>
          </table:table-cell>
          <table:table-cell office:value-type="float" office:value="0.610109593666625">
            <text:p>0.6101095937</text:p>
          </table:table-cell>
          <table:table-cell office:value-type="float" office:value="0.657530285295598">
            <text:p>0.6575302853</text:p>
          </table:table-cell>
          <table:table-cell office:value-type="float" office:value="0.680702644135019">
            <text:p>0.6807026441</text:p>
          </table:table-cell>
        </table:table-row>
        <table:table-row table:style-name="ro1">
          <table:table-cell office:value-type="float" office:value="0.974117706721042">
            <text:p>0.9741177067</text:p>
          </table:table-cell>
          <table:table-cell office:value-type="float" office:value="0.704420591903696">
            <text:p>0.7044205919</text:p>
          </table:table-cell>
          <table:table-cell office:value-type="float" office:value="0.611566134465029">
            <text:p>0.6115661345</text:p>
          </table:table-cell>
          <table:table-cell office:value-type="float" office:value="0.59461620036084">
            <text:p>0.5946162004</text:p>
          </table:table-cell>
          <table:table-cell office:value-type="float" office:value="0.649730864956781">
            <text:p>0.649730865</text:p>
          </table:table-cell>
          <table:table-cell office:value-type="float" office:value="0.607435817200128">
            <text:p>0.6074358172</text:p>
          </table:table-cell>
          <table:table-cell office:value-type="float" office:value="0.715863798665144">
            <text:p>0.7158637987</text:p>
          </table:table-cell>
          <table:table-cell office:value-type="float" office:value="0.628444312755685">
            <text:p>0.6284443128</text:p>
          </table:table-cell>
          <table:table-cell office:value-type="float" office:value="0.870814965052895">
            <text:p>0.8708149651</text:p>
          </table:table-cell>
          <table:table-cell office:value-type="float" office:value="0.78654428555264">
            <text:p>0.7865442856</text:p>
          </table:table-cell>
        </table:table-row>
        <table:table-row table:style-name="ro1">
          <table:table-cell office:value-type="float" office:value="0.710646165317156">
            <text:p>0.7106461653</text:p>
          </table:table-cell>
          <table:table-cell office:value-type="float" office:value="0.764479138920365">
            <text:p>0.7644791389</text:p>
          </table:table-cell>
          <table:table-cell office:value-type="float" office:value="0.947091870358019">
            <text:p>0.9470918704</text:p>
          </table:table-cell>
          <table:table-cell office:value-type="float" office:value="0.711059538456643">
            <text:p>0.7110595385</text:p>
          </table:table-cell>
          <table:table-cell office:value-type="float" office:value="0.797931931573952">
            <text:p>0.7979319316</text:p>
          </table:table-cell>
          <table:table-cell office:value-type="float" office:value="0.891296067426919">
            <text:p>0.8912960674</text:p>
          </table:table-cell>
          <table:table-cell office:value-type="float" office:value="0.843809206941425">
            <text:p>0.8438092069</text:p>
          </table:table-cell>
          <table:table-cell office:value-type="float" office:value="0.758271926641228">
            <text:p>0.7582719266</text:p>
          </table:table-cell>
          <table:table-cell office:value-type="float" office:value="0.791028464814775">
            <text:p>0.7910284648</text:p>
          </table:table-cell>
          <table:table-cell office:value-type="float" office:value="0.749932369142038">
            <text:p>0.7499323691</text:p>
          </table:table-cell>
        </table:table-row>
        <table:table-row table:style-name="ro1">
          <table:table-cell office:value-type="float" office:value="0.637379909486813">
            <text:p>0.6373799095</text:p>
          </table:table-cell>
          <table:table-cell office:value-type="float" office:value="0.84491593449876">
            <text:p>0.8449159345</text:p>
          </table:table-cell>
          <table:table-cell office:value-type="float" office:value="0.887250118196459">
            <text:p>0.8872501182</text:p>
          </table:table-cell>
          <table:table-cell office:value-type="float" office:value="0.750773164165399">
            <text:p>0.7507731642</text:p>
          </table:table-cell>
          <table:table-cell office:value-type="float" office:value="0.726220486096397">
            <text:p>0.7262204861</text:p>
          </table:table-cell>
          <table:table-cell office:value-type="float" office:value="0.654399412243299">
            <text:p>0.6543994122</text:p>
          </table:table-cell>
          <table:table-cell office:value-type="float" office:value="0.78343680424347">
            <text:p>0.7834368042</text:p>
          </table:table-cell>
          <table:table-cell office:value-type="float" office:value="0.770915503202017">
            <text:p>0.7709155032</text:p>
          </table:table-cell>
          <table:table-cell office:value-type="float" office:value="0.861923225113548">
            <text:p>0.8619232251</text:p>
          </table:table-cell>
          <table:table-cell office:value-type="float" office:value="0.774998354272163">
            <text:p>0.7749983543</text:p>
          </table:table-cell>
        </table:table-row>
        <table:table-row table:style-name="ro1">
          <table:table-cell office:value-type="float" office:value="0.812350432859803">
            <text:p>0.8123504329</text:p>
          </table:table-cell>
          <table:table-cell office:value-type="float" office:value="0.85666063104161">
            <text:p>0.856660631</text:p>
          </table:table-cell>
          <table:table-cell office:value-type="float" office:value="0.810715602159556">
            <text:p>0.8107156022</text:p>
          </table:table-cell>
          <table:table-cell office:value-type="float" office:value="0.791122492832024">
            <text:p>0.7911224928</text:p>
          </table:table-cell>
          <table:table-cell office:value-type="float" office:value="0.81892140425354">
            <text:p>0.8189214043</text:p>
          </table:table-cell>
          <table:table-cell office:value-type="float" office:value="0.669246252597971">
            <text:p>0.6692462526</text:p>
          </table:table-cell>
          <table:table-cell office:value-type="float" office:value="0.792632053765601">
            <text:p>0.7926320538</text:p>
          </table:table-cell>
          <table:table-cell office:value-type="float" office:value="0.806150852705445">
            <text:p>0.8061508527</text:p>
          </table:table-cell>
          <table:table-cell office:value-type="float" office:value="0.775087062358934">
            <text:p>0.7750870624</text:p>
          </table:table-cell>
          <table:table-cell office:value-type="float" office:value="0.774896849934059">
            <text:p>0.7748968499</text:p>
          </table:table-cell>
        </table:table-row>
        <table:table-row table:style-name="ro1">
          <table:table-cell office:value-type="float" office:value="0.801788070045668">
            <text:p>0.80178807</text:p>
          </table:table-cell>
          <table:table-cell office:value-type="float" office:value="0.749541526787239">
            <text:p>0.7495415268</text:p>
          </table:table-cell>
          <table:table-cell office:value-type="float" office:value="0.849403890272828">
            <text:p>0.8494038903</text:p>
          </table:table-cell>
          <table:table-cell office:value-type="float" office:value="0.692391302091154">
            <text:p>0.6923913021</text:p>
          </table:table-cell>
          <table:table-cell office:value-type="float" office:value="0.739049053728617">
            <text:p>0.7390490537</text:p>
          </table:table-cell>
          <table:table-cell office:value-type="float" office:value="0.824560356162386">
            <text:p>0.8245603562</text:p>
          </table:table-cell>
          <table:table-cell office:value-type="float" office:value="0.8245177979276">
            <text:p>0.8245177979</text:p>
          </table:table-cell>
          <table:table-cell office:value-type="float" office:value="0.671927056135716">
            <text:p>0.6719270561</text:p>
          </table:table-cell>
          <table:table-cell office:value-type="float" office:value="0.619812739174723">
            <text:p>0.6198127392</text:p>
          </table:table-cell>
          <table:table-cell office:value-type="float" office:value="0.897878148342044">
            <text:p>0.8978781483</text:p>
          </table:table-cell>
        </table:table-row>
        <table:table-row table:style-name="ro1">
          <table:table-cell office:value-type="float" office:value="0.695314163632284">
            <text:p>0.6953141636</text:p>
          </table:table-cell>
          <table:table-cell office:value-type="float" office:value="0.781616654997054">
            <text:p>0.781616655</text:p>
          </table:table-cell>
          <table:table-cell office:value-type="float" office:value="0.806267182412692">
            <text:p>0.8062671824</text:p>
          </table:table-cell>
          <table:table-cell office:value-type="float" office:value="0.706476234159181">
            <text:p>0.7064762342</text:p>
          </table:table-cell>
          <table:table-cell office:value-type="float" office:value="0.862584768169841">
            <text:p>0.8625847682</text:p>
          </table:table-cell>
          <table:table-cell office:value-type="float" office:value="0.870427208097067">
            <text:p>0.8704272081</text:p>
          </table:table-cell>
          <table:table-cell office:value-type="float" office:value="0.646650345685777">
            <text:p>0.6466503457</text:p>
          </table:table-cell>
          <table:table-cell office:value-type="float" office:value="0.711589997912823">
            <text:p>0.7115899979</text:p>
          </table:table-cell>
          <table:table-cell office:value-type="float" office:value="0.66362665968078">
            <text:p>0.6636266597</text:p>
          </table:table-cell>
          <table:table-cell office:value-type="float" office:value="0.716020925629372">
            <text:p>0.7160209256</text:p>
          </table:table-cell>
        </table:table-row>
        <table:table-row table:style-name="ro1">
          <table:table-cell office:value-type="float" office:value="0.84494451013743">
            <text:p>0.8449445101</text:p>
          </table:table-cell>
          <table:table-cell office:value-type="float" office:value="0.732320083006057">
            <text:p>0.732320083</text:p>
          </table:table-cell>
          <table:table-cell office:value-type="float" office:value="0.77594151511243">
            <text:p>0.7759415151</text:p>
          </table:table-cell>
          <table:table-cell office:value-type="float" office:value="0.701180589063537">
            <text:p>0.7011805891</text:p>
          </table:table-cell>
          <table:table-cell office:value-type="float" office:value="0.783790647122861">
            <text:p>0.7837906471</text:p>
          </table:table-cell>
          <table:table-cell office:value-type="float" office:value="0.961586960373614">
            <text:p>0.9615869604</text:p>
          </table:table-cell>
          <table:table-cell office:value-type="float" office:value="0.732459215783648">
            <text:p>0.7324592158</text:p>
          </table:table-cell>
          <table:table-cell office:value-type="float" office:value="0.798979303358114">
            <text:p>0.7989793034</text:p>
          </table:table-cell>
          <table:table-cell office:value-type="float" office:value="0.668266319696839">
            <text:p>0.6682663197</text:p>
          </table:table-cell>
          <table:table-cell office:value-type="float" office:value="0.827296440085372">
            <text:p>0.8272964401</text:p>
          </table:table-cell>
        </table:table-row>
        <table:table-row table:style-name="ro1">
          <table:table-cell office:value-type="float" office:value="0.758999428406003">
            <text:p>0.7589994284</text:p>
          </table:table-cell>
          <table:table-cell office:value-type="float" office:value="0.600920190476132">
            <text:p>0.6009201905</text:p>
          </table:table-cell>
          <table:table-cell office:value-type="float" office:value="0.65107168940836">
            <text:p>0.6510716894</text:p>
          </table:table-cell>
          <table:table-cell office:value-type="float" office:value="0.620588634381296">
            <text:p>0.6205886344</text:p>
          </table:table-cell>
          <table:table-cell office:value-type="float" office:value="0.792996645139599">
            <text:p>0.7929966451</text:p>
          </table:table-cell>
          <table:table-cell office:value-type="float" office:value="0.675618246952121">
            <text:p>0.675618247</text:p>
          </table:table-cell>
          <table:table-cell office:value-type="float" office:value="0.749187887214067">
            <text:p>0.7491878872</text:p>
          </table:table-cell>
          <table:table-cell office:value-type="float" office:value="0.787387171793738">
            <text:p>0.7873871718</text:p>
          </table:table-cell>
          <table:table-cell office:value-type="float" office:value="0.756836138897805">
            <text:p>0.7568361389</text:p>
          </table:table-cell>
          <table:table-cell office:value-type="float" office:value="0.823585712892179">
            <text:p>0.8235857129</text:p>
          </table:table-cell>
        </table:table-row>
        <table:table-row table:style-name="ro1">
          <table:table-cell office:value-type="float" office:value="0.886456732862733">
            <text:p>0.8864567329</text:p>
          </table:table-cell>
          <table:table-cell office:value-type="float" office:value="0.755741447811658">
            <text:p>0.7557414478</text:p>
          </table:table-cell>
          <table:table-cell office:value-type="float" office:value="0.712343326447586">
            <text:p>0.7123433264</text:p>
          </table:table-cell>
          <table:table-cell office:value-type="float" office:value="0.806482947339853">
            <text:p>0.8064829473</text:p>
          </table:table-cell>
          <table:table-cell office:value-type="float" office:value="0.951153808717914">
            <text:p>0.9511538087</text:p>
          </table:table-cell>
          <table:table-cell office:value-type="float" office:value="0.926896100997045">
            <text:p>0.926896101</text:p>
          </table:table-cell>
          <table:table-cell office:value-type="float" office:value="0.775447492843283">
            <text:p>0.7754474928</text:p>
          </table:table-cell>
          <table:table-cell office:value-type="float" office:value="0.801196603516705">
            <text:p>0.8011966035</text:p>
          </table:table-cell>
          <table:table-cell office:value-type="float" office:value="0.8644889975428">
            <text:p>0.8644889975</text:p>
          </table:table-cell>
          <table:table-cell office:value-type="float" office:value="0.840513122492133">
            <text:p>0.8405131225</text:p>
          </table:table-cell>
        </table:table-row>
        <table:table-row table:style-name="ro1">
          <table:table-cell office:value-type="float" office:value="0.795260008031933">
            <text:p>0.795260008</text:p>
          </table:table-cell>
          <table:table-cell office:value-type="float" office:value="0.72170917707341">
            <text:p>0.7217091771</text:p>
          </table:table-cell>
          <table:table-cell office:value-type="float" office:value="0.927512300724271">
            <text:p>0.9275123007</text:p>
          </table:table-cell>
          <table:table-cell office:value-type="float" office:value="0.716813458812061">
            <text:p>0.7168134588</text:p>
          </table:table-cell>
          <table:table-cell office:value-type="float" office:value="0.763190172862909">
            <text:p>0.7631901729</text:p>
          </table:table-cell>
          <table:table-cell office:value-type="float" office:value="0.884514182173088">
            <text:p>0.8845141822</text:p>
          </table:table-cell>
          <table:table-cell office:value-type="float" office:value="0.732314985795439">
            <text:p>0.7323149858</text:p>
          </table:table-cell>
          <table:table-cell office:value-type="float" office:value="0.870210738739163">
            <text:p>0.8702107387</text:p>
          </table:table-cell>
          <table:table-cell office:value-type="float" office:value="0.933405110196193">
            <text:p>0.9334051102</text:p>
          </table:table-cell>
          <table:table-cell office:value-type="float" office:value="0.824218232091564">
            <text:p>0.8242182321</text:p>
          </table:table-cell>
        </table:table-row>
        <table:table-row table:style-name="ro1">
          <table:table-cell office:value-type="float" office:value="0.714279628525679">
            <text:p>0.7142796285</text:p>
          </table:table-cell>
          <table:table-cell office:value-type="float" office:value="0.713907396580232">
            <text:p>0.7139073966</text:p>
          </table:table-cell>
          <table:table-cell office:value-type="float" office:value="0.738281173945727">
            <text:p>0.7382811739</text:p>
          </table:table-cell>
          <table:table-cell office:value-type="float" office:value="0.936898938971006">
            <text:p>0.936898939</text:p>
          </table:table-cell>
          <table:table-cell office:value-type="float" office:value="0.760073927122944">
            <text:p>0.7600739271</text:p>
          </table:table-cell>
          <table:table-cell office:value-type="float" office:value="0.782012647141846">
            <text:p>0.7820126471</text:p>
          </table:table-cell>
          <table:table-cell office:value-type="float" office:value="0.75265371653906">
            <text:p>0.7526537165</text:p>
          </table:table-cell>
          <table:table-cell office:value-type="float" office:value="0.807324691897083">
            <text:p>0.8073246919</text:p>
          </table:table-cell>
          <table:table-cell office:value-type="float" office:value="0.757302139947627">
            <text:p>0.7573021399</text:p>
          </table:table-cell>
          <table:table-cell office:value-type="float" office:value="0.844035706207387">
            <text:p>0.8440357062</text:p>
          </table:table-cell>
        </table:table-row>
        <table:table-row table:style-name="ro1">
          <table:table-cell office:value-type="float" office:value="0.941213082536439">
            <text:p>0.9412130825</text:p>
          </table:table-cell>
          <table:table-cell office:value-type="float" office:value="0.738765816229749">
            <text:p>0.7387658162</text:p>
          </table:table-cell>
          <table:table-cell office:value-type="float" office:value="0.617631156451637">
            <text:p>0.6176311565</text:p>
          </table:table-cell>
          <table:table-cell office:value-type="float" office:value="0.805303476071482">
            <text:p>0.8053034761</text:p>
          </table:table-cell>
          <table:table-cell office:value-type="float" office:value="0.890388350487623">
            <text:p>0.8903883505</text:p>
          </table:table-cell>
          <table:table-cell office:value-type="float" office:value="0.841520561325462">
            <text:p>0.8415205613</text:p>
          </table:table-cell>
          <table:table-cell office:value-type="float" office:value="0.703089017983897">
            <text:p>0.703089018</text:p>
          </table:table-cell>
          <table:table-cell office:value-type="float" office:value="0.791922806975199">
            <text:p>0.791922807</text:p>
          </table:table-cell>
          <table:table-cell office:value-type="float" office:value="0.839856493137082">
            <text:p>0.8398564931</text:p>
          </table:table-cell>
          <table:table-cell office:value-type="float" office:value="0.781575075983017">
            <text:p>0.781575076</text:p>
          </table:table-cell>
        </table:table-row>
        <table:table-row table:style-name="ro1">
          <table:table-cell office:value-type="float" office:value="0.77560303167825">
            <text:p>0.7756030317</text:p>
          </table:table-cell>
          <table:table-cell office:value-type="float" office:value="0.736681419784185">
            <text:p>0.7366814198</text:p>
          </table:table-cell>
          <table:table-cell office:value-type="float" office:value="0.830232604309487">
            <text:p>0.8302326043</text:p>
          </table:table-cell>
          <table:table-cell office:value-type="float" office:value="0.720113198398007">
            <text:p>0.7201131984</text:p>
          </table:table-cell>
          <table:table-cell office:value-type="float" office:value="0.807142547387154">
            <text:p>0.8071425474</text:p>
          </table:table-cell>
          <table:table-cell office:value-type="float" office:value="0.617650235965626">
            <text:p>0.617650236</text:p>
          </table:table-cell>
          <table:table-cell office:value-type="float" office:value="0.645234249047569">
            <text:p>0.645234249</text:p>
          </table:table-cell>
          <table:table-cell office:value-type="float" office:value="0.763963787593734">
            <text:p>0.7639637876</text:p>
          </table:table-cell>
          <table:table-cell office:value-type="float" office:value="0.761167216859842">
            <text:p>0.7611672169</text:p>
          </table:table-cell>
          <table:table-cell office:value-type="float" office:value="0.711469656369839">
            <text:p>0.7114696564</text:p>
          </table:table-cell>
        </table:table-row>
        <table:table-row table:style-name="ro1">
          <table:table-cell office:value-type="float" office:value="0.754701796729392">
            <text:p>0.7547017967</text:p>
          </table:table-cell>
          <table:table-cell office:value-type="float" office:value="0.663850258383374">
            <text:p>0.6638502584</text:p>
          </table:table-cell>
          <table:table-cell office:value-type="float" office:value="0.78398351483815">
            <text:p>0.7839835148</text:p>
          </table:table-cell>
          <table:table-cell office:value-type="float" office:value="0.724386359637158">
            <text:p>0.7243863596</text:p>
          </table:table-cell>
          <table:table-cell office:value-type="float" office:value="0.583876537755925">
            <text:p>0.5838765378</text:p>
          </table:table-cell>
          <table:table-cell office:value-type="float" office:value="0.644139250724045">
            <text:p>0.6441392507</text:p>
          </table:table-cell>
          <table:table-cell office:value-type="float" office:value="0.814276840266739">
            <text:p>0.8142768403</text:p>
          </table:table-cell>
          <table:table-cell office:value-type="float" office:value="0.758608364495812">
            <text:p>0.7586083645</text:p>
          </table:table-cell>
          <table:table-cell office:value-type="float" office:value="0.551240920033671">
            <text:p>0.55124092</text:p>
          </table:table-cell>
          <table:table-cell office:value-type="float" office:value="0.764419795789361">
            <text:p>0.7644197958</text:p>
          </table:table-cell>
        </table:table-row>
        <table:table-row table:style-name="ro1">
          <table:table-cell office:value-type="float" office:value="0.799694918988823">
            <text:p>0.799694919</text:p>
          </table:table-cell>
          <table:table-cell office:value-type="float" office:value="0.706478921910803">
            <text:p>0.7064789219</text:p>
          </table:table-cell>
          <table:table-cell office:value-type="float" office:value="0.776043755161321">
            <text:p>0.7760437552</text:p>
          </table:table-cell>
          <table:table-cell office:value-type="float" office:value="0.58347209271174">
            <text:p>0.5834720927</text:p>
          </table:table-cell>
          <table:table-cell office:value-type="float" office:value="0.828272195761219">
            <text:p>0.8282721958</text:p>
          </table:table-cell>
          <table:table-cell office:value-type="float" office:value="0.65192520530332">
            <text:p>0.6519252053</text:p>
          </table:table-cell>
          <table:table-cell office:value-type="float" office:value="0.510445498713849">
            <text:p>0.5104454987</text:p>
          </table:table-cell>
          <table:table-cell office:value-type="float" office:value="0.812959181906752">
            <text:p>0.8129591819</text:p>
          </table:table-cell>
          <table:table-cell office:value-type="float" office:value="0.757682664515227">
            <text:p>0.7576826645</text:p>
          </table:table-cell>
          <table:table-cell office:value-type="float" office:value="0.784166969095231">
            <text:p>0.7841669691</text:p>
          </table:table-cell>
        </table:table-row>
        <table:table-row table:style-name="ro1">
          <table:table-cell office:value-type="float" office:value="0.68964065620504">
            <text:p>0.6896406562</text:p>
          </table:table-cell>
          <table:table-cell office:value-type="float" office:value="0.607202391644369">
            <text:p>0.6072023916</text:p>
          </table:table-cell>
          <table:table-cell office:value-type="float" office:value="0.675331829439811">
            <text:p>0.6753318294</text:p>
          </table:table-cell>
          <table:table-cell office:value-type="float" office:value="0.703651049230799">
            <text:p>0.7036510492</text:p>
          </table:table-cell>
          <table:table-cell office:value-type="float" office:value="0.633476940380507">
            <text:p>0.6334769404</text:p>
          </table:table-cell>
          <table:table-cell office:value-type="float" office:value="0.616361238256598">
            <text:p>0.6163612383</text:p>
          </table:table-cell>
          <table:table-cell office:value-type="float" office:value="0.663609257886667">
            <text:p>0.6636092579</text:p>
          </table:table-cell>
          <table:table-cell office:value-type="float" office:value="0.585245968565175">
            <text:p>0.5852459686</text:p>
          </table:table-cell>
          <table:table-cell office:value-type="float" office:value="0.534439912475207">
            <text:p>0.5344399125</text:p>
          </table:table-cell>
          <table:table-cell office:value-type="float" office:value="0.732458485291015">
            <text:p>0.7324584853</text:p>
          </table:table-cell>
        </table:table-row>
        <table:table-row table:style-name="ro1">
          <table:table-cell office:value-type="float" office:value="0.86793568157414">
            <text:p>0.8679356816</text:p>
          </table:table-cell>
          <table:table-cell office:value-type="float" office:value="0.823701248184451">
            <text:p>0.8237012482</text:p>
          </table:table-cell>
          <table:table-cell office:value-type="float" office:value="0.818390534748907">
            <text:p>0.8183905347</text:p>
          </table:table-cell>
          <table:table-cell office:value-type="float" office:value="0.675331225275691">
            <text:p>0.6753312253</text:p>
          </table:table-cell>
          <table:table-cell office:value-type="float" office:value="0.936744675221043">
            <text:p>0.9367446752</text:p>
          </table:table-cell>
          <table:table-cell office:value-type="float" office:value="0.819103889966543">
            <text:p>0.81910389</text:p>
          </table:table-cell>
          <table:table-cell office:value-type="float" office:value="0.757968777167931">
            <text:p>0.7579687772</text:p>
          </table:table-cell>
          <table:table-cell office:value-type="float" office:value="0.861546738787106">
            <text:p>0.8615467388</text:p>
          </table:table-cell>
          <table:table-cell office:value-type="float" office:value="0.824105567091872">
            <text:p>0.8241055671</text:p>
          </table:table-cell>
          <table:table-cell office:value-type="float" office:value="0.928624890904999">
            <text:p>0.9286248909</text:p>
          </table:table-cell>
        </table:table-row>
        <table:table-row table:style-name="ro1">
          <table:table-cell office:value-type="float" office:value="0.703999515802024">
            <text:p>0.7039995158</text:p>
          </table:table-cell>
          <table:table-cell office:value-type="float" office:value="0.704213546941781">
            <text:p>0.7042135469</text:p>
          </table:table-cell>
          <table:table-cell office:value-type="float" office:value="0.673814040877594">
            <text:p>0.6738140409</text:p>
          </table:table-cell>
          <table:table-cell office:value-type="float" office:value="0.821723910205822">
            <text:p>0.8217239102</text:p>
          </table:table-cell>
          <table:table-cell office:value-type="float" office:value="0.67310247605727">
            <text:p>0.6731024761</text:p>
          </table:table-cell>
          <table:table-cell office:value-type="float" office:value="0.732788147815008">
            <text:p>0.7327881478</text:p>
          </table:table-cell>
          <table:table-cell office:value-type="float" office:value="0.606600401523672">
            <text:p>0.6066004015</text:p>
          </table:table-cell>
          <table:table-cell office:value-type="float" office:value="0.701425287945071">
            <text:p>0.7014252879</text:p>
          </table:table-cell>
          <table:table-cell office:value-type="float" office:value="0.712353064525775">
            <text:p>0.7123530645</text:p>
          </table:table-cell>
          <table:table-cell office:value-type="float" office:value="0.769526906759049">
            <text:p>0.7695269068</text:p>
          </table:table-cell>
        </table:table-row>
        <table:table-row table:style-name="ro1">
          <table:table-cell office:value-type="float" office:value="0.789759450566845">
            <text:p>0.7897594506</text:p>
          </table:table-cell>
          <table:table-cell office:value-type="float" office:value="0.797314124001923">
            <text:p>0.797314124</text:p>
          </table:table-cell>
          <table:table-cell office:value-type="float" office:value="0.792843221548748">
            <text:p>0.7928432215</text:p>
          </table:table-cell>
          <table:table-cell office:value-type="float" office:value="0.689438186316139">
            <text:p>0.6894381863</text:p>
          </table:table-cell>
          <table:table-cell office:value-type="float" office:value="0.817976550946688">
            <text:p>0.8179765509</text:p>
          </table:table-cell>
          <table:table-cell office:value-type="float" office:value="0.835868262529016">
            <text:p>0.8358682625</text:p>
          </table:table-cell>
          <table:table-cell office:value-type="float" office:value="0.872885788167711">
            <text:p>0.8728857882</text:p>
          </table:table-cell>
          <table:table-cell office:value-type="float" office:value="0.740917959437433">
            <text:p>0.7409179594</text:p>
          </table:table-cell>
          <table:table-cell office:value-type="float" office:value="0.737348885087221">
            <text:p>0.7373488851</text:p>
          </table:table-cell>
          <table:table-cell office:value-type="float" office:value="0.866741458951874">
            <text:p>0.866741459</text:p>
          </table:table-cell>
        </table:table-row>
        <table:table-row table:style-name="ro1">
          <table:table-cell office:value-type="float" office:value="0.864662219319803">
            <text:p>0.8646622193</text:p>
          </table:table-cell>
          <table:table-cell office:value-type="float" office:value="0.804505637423004">
            <text:p>0.8045056374</text:p>
          </table:table-cell>
          <table:table-cell office:value-type="float" office:value="0.933251653831152">
            <text:p>0.9332516538</text:p>
          </table:table-cell>
          <table:table-cell office:value-type="float" office:value="0.589055231326855">
            <text:p>0.5890552313</text:p>
          </table:table-cell>
          <table:table-cell office:value-type="float" office:value="0.834469110784408">
            <text:p>0.8344691108</text:p>
          </table:table-cell>
          <table:table-cell office:value-type="float" office:value="0.887431210042739">
            <text:p>0.88743121</text:p>
          </table:table-cell>
          <table:table-cell office:value-type="float" office:value="0.88172406573738">
            <text:p>0.8817240657</text:p>
          </table:table-cell>
          <table:table-cell office:value-type="float" office:value="0.706821346937606">
            <text:p>0.7068213469</text:p>
          </table:table-cell>
          <table:table-cell office:value-type="float" office:value="0.84044919931701">
            <text:p>0.8404491993</text:p>
          </table:table-cell>
          <table:table-cell office:value-type="float" office:value="0.819484333233176">
            <text:p>0.8194843332</text:p>
          </table:table-cell>
        </table:table-row>
        <table:table-row table:style-name="ro1">
          <table:table-cell office:value-type="float" office:value="0.537924813897497">
            <text:p>0.5379248139</text:p>
          </table:table-cell>
          <table:table-cell office:value-type="float" office:value="0.663410755952714">
            <text:p>0.663410756</text:p>
          </table:table-cell>
          <table:table-cell office:value-type="float" office:value="0.784004304135043">
            <text:p>0.7840043041</text:p>
          </table:table-cell>
          <table:table-cell office:value-type="float" office:value="0.754128991040713">
            <text:p>0.754128991</text:p>
          </table:table-cell>
          <table:table-cell office:value-type="float" office:value="0.753073683127481">
            <text:p>0.7530736831</text:p>
          </table:table-cell>
          <table:table-cell office:value-type="float" office:value="0.787578064164463">
            <text:p>0.7875780642</text:p>
          </table:table-cell>
          <table:table-cell office:value-type="float" office:value="0.702489981016478">
            <text:p>0.702489981</text:p>
          </table:table-cell>
          <table:table-cell office:value-type="float" office:value="0.7659612774711">
            <text:p>0.7659612775</text:p>
          </table:table-cell>
          <table:table-cell office:value-type="float" office:value="0.590334806352393">
            <text:p>0.5903348064</text:p>
          </table:table-cell>
          <table:table-cell office:value-type="float" office:value="0.726911076376358">
            <text:p>0.7269110764</text:p>
          </table:table-cell>
        </table:table-row>
        <table:table-row table:style-name="ro1">
          <table:table-cell office:value-type="float" office:value="0.746793143063178">
            <text:p>0.7467931431</text:p>
          </table:table-cell>
          <table:table-cell office:value-type="float" office:value="0.97926061375235">
            <text:p>0.9792606138</text:p>
          </table:table-cell>
          <table:table-cell office:value-type="float" office:value="0.848265940394726">
            <text:p>0.8482659404</text:p>
          </table:table-cell>
          <table:table-cell office:value-type="float" office:value="0.827517154213183">
            <text:p>0.8275171542</text:p>
          </table:table-cell>
          <table:table-cell office:value-type="float" office:value="0.910235762444275">
            <text:p>0.9102357624</text:p>
          </table:table-cell>
          <table:table-cell office:value-type="float" office:value="0.86294788467256">
            <text:p>0.8629478847</text:p>
          </table:table-cell>
          <table:table-cell office:value-type="float" office:value="0.733048893243215">
            <text:p>0.7330488932</text:p>
          </table:table-cell>
          <table:table-cell office:value-type="float" office:value="0.861594546793205">
            <text:p>0.8615945468</text:p>
          </table:table-cell>
          <table:table-cell office:value-type="float" office:value="0.737781850063867">
            <text:p>0.7377818501</text:p>
          </table:table-cell>
          <table:table-cell office:value-type="float" office:value="0.754050257365584">
            <text:p>0.7540502574</text:p>
          </table:table-cell>
        </table:table-row>
        <table:table-row table:style-name="ro1">
          <table:table-cell office:value-type="float" office:value="0.864661067914995">
            <text:p>0.8646610679</text:p>
          </table:table-cell>
          <table:table-cell office:value-type="float" office:value="0.652260607584388">
            <text:p>0.6522606076</text:p>
          </table:table-cell>
          <table:table-cell office:value-type="float" office:value="0.873853369883817">
            <text:p>0.8738533699</text:p>
          </table:table-cell>
          <table:table-cell office:value-type="float" office:value="0.716900156732237">
            <text:p>0.7169001567</text:p>
          </table:table-cell>
          <table:table-cell office:value-type="float" office:value="0.531053323145688">
            <text:p>0.5310533231</text:p>
          </table:table-cell>
          <table:table-cell office:value-type="float" office:value="0.732757860513349">
            <text:p>0.7327578605</text:p>
          </table:table-cell>
          <table:table-cell office:value-type="float" office:value="0.776059902601305">
            <text:p>0.7760599026</text:p>
          </table:table-cell>
          <table:table-cell office:value-type="float" office:value="0.656717234934177">
            <text:p>0.6567172349</text:p>
          </table:table-cell>
          <table:table-cell office:value-type="float" office:value="0.773202827742238">
            <text:p>0.7732028277</text:p>
          </table:table-cell>
          <table:table-cell office:value-type="float" office:value="0.51682758678247">
            <text:p>0.5168275868</text:p>
          </table:table-cell>
        </table:table-row>
        <table:table-row table:style-name="ro1">
          <table:table-cell office:value-type="float" office:value="0.883243442366336">
            <text:p>0.8832434424</text:p>
          </table:table-cell>
          <table:table-cell office:value-type="float" office:value="0.822214879777196">
            <text:p>0.8222148798</text:p>
          </table:table-cell>
          <table:table-cell office:value-type="float" office:value="0.731772072296219">
            <text:p>0.7317720723</text:p>
          </table:table-cell>
          <table:table-cell office:value-type="float" office:value="0.632734623889012">
            <text:p>0.6327346239</text:p>
          </table:table-cell>
          <table:table-cell office:value-type="float" office:value="0.796854897134724">
            <text:p>0.7968548971</text:p>
          </table:table-cell>
          <table:table-cell office:value-type="float" office:value="0.732345422088199">
            <text:p>0.7323454221</text:p>
          </table:table-cell>
          <table:table-cell office:value-type="float" office:value="0.766957121470982">
            <text:p>0.7669571215</text:p>
          </table:table-cell>
          <table:table-cell office:value-type="float" office:value="0.840107203330172">
            <text:p>0.8401072033</text:p>
          </table:table-cell>
          <table:table-cell office:value-type="float" office:value="0.8241432958147">
            <text:p>0.8241432958</text:p>
          </table:table-cell>
          <table:table-cell office:value-type="float" office:value="0.866792642194123">
            <text:p>0.8667926422</text:p>
          </table:table-cell>
        </table:table-row>
        <table:table-row table:style-name="ro1">
          <table:table-cell office:value-type="float" office:value="0.728466215257252">
            <text:p>0.7284662153</text:p>
          </table:table-cell>
          <table:table-cell office:value-type="float" office:value="0.698361075503359">
            <text:p>0.6983610755</text:p>
          </table:table-cell>
          <table:table-cell office:value-type="float" office:value="0.805856779173629">
            <text:p>0.8058567792</text:p>
          </table:table-cell>
          <table:table-cell office:value-type="float" office:value="0.969536309670294">
            <text:p>0.9695363097</text:p>
          </table:table-cell>
          <table:table-cell office:value-type="float" office:value="0.732434478692416">
            <text:p>0.7324344787</text:p>
          </table:table-cell>
          <table:table-cell office:value-type="float" office:value="0.73308907507493">
            <text:p>0.7330890751</text:p>
          </table:table-cell>
          <table:table-cell office:value-type="float" office:value="0.732871946025265">
            <text:p>0.732871946</text:p>
          </table:table-cell>
          <table:table-cell office:value-type="float" office:value="0.916878598740127">
            <text:p>0.9168785987</text:p>
          </table:table-cell>
          <table:table-cell office:value-type="float" office:value="0.792450509176794">
            <text:p>0.7924505092</text:p>
          </table:table-cell>
          <table:table-cell office:value-type="float" office:value="0.686841494093349">
            <text:p>0.6868414941</text:p>
          </table:table-cell>
        </table:table-row>
        <table:table-row table:style-name="ro1">
          <table:table-cell office:value-type="float" office:value="0.861577409306174">
            <text:p>0.8615774093</text:p>
          </table:table-cell>
          <table:table-cell office:value-type="float" office:value="0.706397550226242">
            <text:p>0.7063975502</text:p>
          </table:table-cell>
          <table:table-cell office:value-type="float" office:value="0.831087245893314">
            <text:p>0.8310872459</text:p>
          </table:table-cell>
          <table:table-cell office:value-type="float" office:value="0.882861661848541">
            <text:p>0.8828616618</text:p>
          </table:table-cell>
          <table:table-cell office:value-type="float" office:value="0.689079090712259">
            <text:p>0.6890790907</text:p>
          </table:table-cell>
          <table:table-cell office:value-type="float" office:value="0.839885544417776">
            <text:p>0.8398855444</text:p>
          </table:table-cell>
          <table:table-cell office:value-type="float" office:value="0.844822056636997">
            <text:p>0.8448220566</text:p>
          </table:table-cell>
          <table:table-cell office:value-type="float" office:value="0.840236200189651">
            <text:p>0.8402362002</text:p>
          </table:table-cell>
          <table:table-cell office:value-type="float" office:value="0.731877217786804">
            <text:p>0.7318772178</text:p>
          </table:table-cell>
          <table:table-cell office:value-type="float" office:value="0.789771702219017">
            <text:p>0.7897717022</text:p>
          </table:table-cell>
        </table:table-row>
        <table:table-row table:style-name="ro1">
          <table:table-cell office:value-type="float" office:value="0.747256775398051">
            <text:p>0.7472567754</text:p>
          </table:table-cell>
          <table:table-cell office:value-type="float" office:value="0.715247514434147">
            <text:p>0.7152475144</text:p>
          </table:table-cell>
          <table:table-cell office:value-type="float" office:value="0.81978031694177">
            <text:p>0.8197803169</text:p>
          </table:table-cell>
          <table:table-cell office:value-type="float" office:value="0.932213562445397">
            <text:p>0.9322135624</text:p>
          </table:table-cell>
          <table:table-cell office:value-type="float" office:value="0.853108392350688">
            <text:p>0.8531083924</text:p>
          </table:table-cell>
          <table:table-cell office:value-type="float" office:value="0.767192180568143">
            <text:p>0.7671921806</text:p>
          </table:table-cell>
          <table:table-cell office:value-type="float" office:value="0.625476307347517">
            <text:p>0.6254763073</text:p>
          </table:table-cell>
          <table:table-cell office:value-type="float" office:value="0.772519644792825">
            <text:p>0.7725196448</text:p>
          </table:table-cell>
          <table:table-cell office:value-type="float" office:value="0.732587901397093">
            <text:p>0.7325879014</text:p>
          </table:table-cell>
          <table:table-cell office:value-type="float" office:value="0.81981916353536">
            <text:p>0.8198191635</text:p>
          </table:table-cell>
        </table:table-row>
        <table:table-row table:style-name="ro1">
          <table:table-cell office:value-type="float" office:value="0.883544240268233">
            <text:p>0.8835442403</text:p>
          </table:table-cell>
          <table:table-cell office:value-type="float" office:value="0.722550325339234">
            <text:p>0.7225503253</text:p>
          </table:table-cell>
          <table:table-cell office:value-type="float" office:value="0.939370385978088">
            <text:p>0.939370386</text:p>
          </table:table-cell>
          <table:table-cell office:value-type="float" office:value="0.862300748396718">
            <text:p>0.8623007484</text:p>
          </table:table-cell>
          <table:table-cell office:value-type="float" office:value="0.616967107168783">
            <text:p>0.6169671072</text:p>
          </table:table-cell>
          <table:table-cell office:value-type="float" office:value="0.772944339728074">
            <text:p>0.7729443397</text:p>
          </table:table-cell>
          <table:table-cell office:value-type="float" office:value="0.885356307180926">
            <text:p>0.8853563072</text:p>
          </table:table-cell>
          <table:table-cell office:value-type="float" office:value="0.885434295637958">
            <text:p>0.8854342956</text:p>
          </table:table-cell>
          <table:table-cell office:value-type="float" office:value="0.758681428760178">
            <text:p>0.7586814288</text:p>
          </table:table-cell>
          <table:table-cell office:value-type="float" office:value="0.754614953962056">
            <text:p>0.754614954</text:p>
          </table:table-cell>
        </table:table-row>
        <table:table-row table:style-name="ro1">
          <table:table-cell office:value-type="float" office:value="0.846011146857853">
            <text:p>0.8460111469</text:p>
          </table:table-cell>
          <table:table-cell office:value-type="float" office:value="0.703465227425246">
            <text:p>0.7034652274</text:p>
          </table:table-cell>
          <table:table-cell office:value-type="float" office:value="0.829590817412877">
            <text:p>0.8295908174</text:p>
          </table:table-cell>
          <table:table-cell office:value-type="float" office:value="0.911986157057983">
            <text:p>0.9119861571</text:p>
          </table:table-cell>
          <table:table-cell office:value-type="float" office:value="0.890336742540143">
            <text:p>0.8903367425</text:p>
          </table:table-cell>
          <table:table-cell office:value-type="float" office:value="0.775150235160598">
            <text:p>0.7751502352</text:p>
          </table:table-cell>
          <table:table-cell office:value-type="float" office:value="0.716716569572915">
            <text:p>0.7167165696</text:p>
          </table:table-cell>
          <table:table-cell office:value-type="float" office:value="0.796447882295809">
            <text:p>0.7964478823</text:p>
          </table:table-cell>
          <table:table-cell office:value-type="float" office:value="0.913126693831254">
            <text:p>0.9131266938</text:p>
          </table:table-cell>
          <table:table-cell office:value-type="float" office:value="0.739099308133874">
            <text:p>0.7390993081</text:p>
          </table:table-cell>
        </table:table-row>
        <table:table-row table:style-name="ro1">
          <table:table-cell office:value-type="float" office:value="0.810080768490046">
            <text:p>0.8100807685</text:p>
          </table:table-cell>
          <table:table-cell office:value-type="float" office:value="0.711488124044498">
            <text:p>0.711488124</text:p>
          </table:table-cell>
          <table:table-cell office:value-type="float" office:value="0.787067417278596">
            <text:p>0.7870674173</text:p>
          </table:table-cell>
          <table:table-cell office:value-type="float" office:value="0.687564560988031">
            <text:p>0.687564561</text:p>
          </table:table-cell>
          <table:table-cell office:value-type="float" office:value="0.842199128703056">
            <text:p>0.8421991287</text:p>
          </table:table-cell>
          <table:table-cell office:value-type="float" office:value="0.885968368294595">
            <text:p>0.8859683683</text:p>
          </table:table-cell>
          <table:table-cell office:value-type="float" office:value="0.76639736219377">
            <text:p>0.7663973622</text:p>
          </table:table-cell>
          <table:table-cell office:value-type="float" office:value="0.776026623839185">
            <text:p>0.7760266238</text:p>
          </table:table-cell>
          <table:table-cell office:value-type="float" office:value="0.7492064469904">
            <text:p>0.749206447</text:p>
          </table:table-cell>
          <table:table-cell office:value-type="float" office:value="0.663599329745702">
            <text:p>0.6635993297</text:p>
          </table:table-cell>
        </table:table-row>
        <table:table-row table:style-name="ro1">
          <table:table-cell office:value-type="float" office:value="0.656778322680402">
            <text:p>0.6567783227</text:p>
          </table:table-cell>
          <table:table-cell office:value-type="float" office:value="0.631103553657115">
            <text:p>0.6311035537</text:p>
          </table:table-cell>
          <table:table-cell office:value-type="float" office:value="0.744578060254906">
            <text:p>0.7445780603</text:p>
          </table:table-cell>
          <table:table-cell office:value-type="float" office:value="0.716860145589745">
            <text:p>0.7168601456</text:p>
          </table:table-cell>
          <table:table-cell office:value-type="float" office:value="0.823767554969841">
            <text:p>0.823767555</text:p>
          </table:table-cell>
          <table:table-cell office:value-type="float" office:value="0.736317304715284">
            <text:p>0.7363173047</text:p>
          </table:table-cell>
          <table:table-cell office:value-type="float" office:value="0.67158111192449">
            <text:p>0.6715811119</text:p>
          </table:table-cell>
          <table:table-cell office:value-type="float" office:value="0.657796159614762">
            <text:p>0.6577961596</text:p>
          </table:table-cell>
          <table:table-cell office:value-type="float" office:value="0.788276508411075">
            <text:p>0.7882765084</text:p>
          </table:table-cell>
          <table:table-cell office:value-type="float" office:value="0.718045452882402">
            <text:p>0.7180454529</text:p>
          </table:table-cell>
        </table:table-row>
        <table:table-row table:style-name="ro1">
          <table:table-cell office:value-type="float" office:value="0.723399012782297">
            <text:p>0.7233990128</text:p>
          </table:table-cell>
          <table:table-cell office:value-type="float" office:value="0.646426441990025">
            <text:p>0.646426442</text:p>
          </table:table-cell>
          <table:table-cell office:value-type="float" office:value="0.562568547296079">
            <text:p>0.5625685473</text:p>
          </table:table-cell>
          <table:table-cell office:value-type="float" office:value="0.625778165694067">
            <text:p>0.6257781657</text:p>
          </table:table-cell>
          <table:table-cell office:value-type="float" office:value="0.645825895348102">
            <text:p>0.6458258953</text:p>
          </table:table-cell>
          <table:table-cell office:value-type="float" office:value="0.661952198938982">
            <text:p>0.6619521989</text:p>
          </table:table-cell>
          <table:table-cell office:value-type="float" office:value="0.631994314620708">
            <text:p>0.6319943146</text:p>
          </table:table-cell>
          <table:table-cell office:value-type="float" office:value="0.582832472009092">
            <text:p>0.582832472</text:p>
          </table:table-cell>
          <table:table-cell office:value-type="float" office:value="0.682205179491817">
            <text:p>0.6822051795</text:p>
          </table:table-cell>
          <table:table-cell office:value-type="float" office:value="0.738844638610069">
            <text:p>0.7388446386</text:p>
          </table:table-cell>
        </table:table-row>
        <table:table-row table:style-name="ro1">
          <table:table-cell office:value-type="float" office:value="0.970285161058914">
            <text:p>0.9702851611</text:p>
          </table:table-cell>
          <table:table-cell office:value-type="float" office:value="0.790306625735892">
            <text:p>0.7903066257</text:p>
          </table:table-cell>
          <table:table-cell office:value-type="float" office:value="0.905625351201639">
            <text:p>0.9056253512</text:p>
          </table:table-cell>
          <table:table-cell office:value-type="float" office:value="0.762413060275999">
            <text:p>0.7624130603</text:p>
          </table:table-cell>
          <table:table-cell office:value-type="float" office:value="0.972263132267743">
            <text:p>0.9722631323</text:p>
          </table:table-cell>
          <table:table-cell office:value-type="float" office:value="0.674589843817973">
            <text:p>0.6745898438</text:p>
          </table:table-cell>
          <table:table-cell office:value-type="float" office:value="0.870053868895899">
            <text:p>0.8700538689</text:p>
          </table:table-cell>
          <table:table-cell office:value-type="float" office:value="0.624744098149024">
            <text:p>0.6247440981</text:p>
          </table:table-cell>
          <table:table-cell office:value-type="float" office:value="0.790185618607671">
            <text:p>0.7901856186</text:p>
          </table:table-cell>
          <table:table-cell office:value-type="float" office:value="0.827321758145318">
            <text:p>0.8273217581</text:p>
          </table:table-cell>
        </table:table-row>
        <table:table-row table:style-name="ro1">
          <table:table-cell office:value-type="float" office:value="0.690414368122132">
            <text:p>0.6904143681</text:p>
          </table:table-cell>
          <table:table-cell office:value-type="float" office:value="0.703623768521593">
            <text:p>0.7036237685</text:p>
          </table:table-cell>
          <table:table-cell office:value-type="float" office:value="0.700079053966793">
            <text:p>0.700079054</text:p>
          </table:table-cell>
          <table:table-cell office:value-type="float" office:value="0.806906726695448">
            <text:p>0.8069067267</text:p>
          </table:table-cell>
          <table:table-cell office:value-type="float" office:value="0.818750045244725">
            <text:p>0.8187500452</text:p>
          </table:table-cell>
          <table:table-cell office:value-type="float" office:value="0.773057236816502">
            <text:p>0.7730572368</text:p>
          </table:table-cell>
          <table:table-cell office:value-type="float" office:value="0.71632399394899">
            <text:p>0.7163239939</text:p>
          </table:table-cell>
          <table:table-cell office:value-type="float" office:value="0.704171425123674">
            <text:p>0.7041714251</text:p>
          </table:table-cell>
          <table:table-cell office:value-type="float" office:value="0.85318178155236">
            <text:p>0.8531817816</text:p>
          </table:table-cell>
          <table:table-cell office:value-type="float" office:value="0.839952412695386">
            <text:p>0.8399524127</text:p>
          </table:table-cell>
        </table:table-row>
        <table:table-row table:style-name="ro1">
          <table:table-cell office:value-type="float" office:value="0.758621696520695">
            <text:p>0.7586216965</text:p>
          </table:table-cell>
          <table:table-cell office:value-type="float" office:value="0.689476019690259">
            <text:p>0.6894760197</text:p>
          </table:table-cell>
          <table:table-cell office:value-type="float" office:value="0.842914246949032">
            <text:p>0.8429142469</text:p>
          </table:table-cell>
          <table:table-cell office:value-type="float" office:value="0.867672287473368">
            <text:p>0.8676722875</text:p>
          </table:table-cell>
          <table:table-cell office:value-type="float" office:value="0.87820314857545">
            <text:p>0.8782031486</text:p>
          </table:table-cell>
          <table:table-cell office:value-type="float" office:value="0.982897949920555">
            <text:p>0.9828979499</text:p>
          </table:table-cell>
          <table:table-cell office:value-type="float" office:value="0.744039788683423">
            <text:p>0.7440397887</text:p>
          </table:table-cell>
          <table:table-cell office:value-type="float" office:value="0.847408142128683">
            <text:p>0.8474081421</text:p>
          </table:table-cell>
          <table:table-cell office:value-type="float" office:value="0.796960514801313">
            <text:p>0.7969605148</text:p>
          </table:table-cell>
          <table:table-cell office:value-type="float" office:value="0.956841483913517">
            <text:p>0.9568414839</text:p>
          </table:table-cell>
        </table:table-row>
        <table:table-row table:style-name="ro1">
          <table:table-cell office:value-type="float" office:value="0.62578622508669">
            <text:p>0.6257862251</text:p>
          </table:table-cell>
          <table:table-cell office:value-type="float" office:value="0.68976680455468">
            <text:p>0.6897668046</text:p>
          </table:table-cell>
          <table:table-cell office:value-type="float" office:value="0.885784502634068">
            <text:p>0.8857845026</text:p>
          </table:table-cell>
          <table:table-cell office:value-type="float" office:value="0.907560536966288">
            <text:p>0.907560537</text:p>
          </table:table-cell>
          <table:table-cell office:value-type="float" office:value="0.700312084280057">
            <text:p>0.7003120843</text:p>
          </table:table-cell>
          <table:table-cell office:value-type="float" office:value="0.758833055546072">
            <text:p>0.7588330555</text:p>
          </table:table-cell>
          <table:table-cell office:value-type="float" office:value="0.61511759468413">
            <text:p>0.6151175947</text:p>
          </table:table-cell>
          <table:table-cell office:value-type="float" office:value="0.941784904952173">
            <text:p>0.941784905</text:p>
          </table:table-cell>
          <table:table-cell office:value-type="float" office:value="0.861120358705721">
            <text:p>0.8611203587</text:p>
          </table:table-cell>
          <table:table-cell office:value-type="float" office:value="0.717250212793229">
            <text:p>0.7172502128</text:p>
          </table:table-cell>
        </table:table-row>
        <table:table-row table:style-name="ro1">
          <table:table-cell office:value-type="float" office:value="0.771307851475982">
            <text:p>0.7713078515</text:p>
          </table:table-cell>
          <table:table-cell office:value-type="float" office:value="0.719136434214209">
            <text:p>0.7191364342</text:p>
          </table:table-cell>
          <table:table-cell office:value-type="float" office:value="0.814595176355457">
            <text:p>0.8145951764</text:p>
          </table:table-cell>
          <table:table-cell office:value-type="float" office:value="0.775187194414142">
            <text:p>0.7751871944</text:p>
          </table:table-cell>
          <table:table-cell office:value-type="float" office:value="0.805418591700365">
            <text:p>0.8054185917</text:p>
          </table:table-cell>
          <table:table-cell office:value-type="float" office:value="0.603804876349164">
            <text:p>0.6038048763</text:p>
          </table:table-cell>
          <table:table-cell office:value-type="float" office:value="0.768337609508279">
            <text:p>0.7683376095</text:p>
          </table:table-cell>
          <table:table-cell office:value-type="float" office:value="0.847854045804924">
            <text:p>0.8478540458</text:p>
          </table:table-cell>
          <table:table-cell office:value-type="float" office:value="0.861909035624776">
            <text:p>0.8619090356</text:p>
          </table:table-cell>
          <table:table-cell office:value-type="float" office:value="0.646686437076153">
            <text:p>0.6466864371</text:p>
          </table:table-cell>
        </table:table-row>
        <table:table-row table:style-name="ro1">
          <table:table-cell office:value-type="float" office:value="0.710798839291501">
            <text:p>0.7107988393</text:p>
          </table:table-cell>
          <table:table-cell office:value-type="float" office:value="0.684892411710606">
            <text:p>0.6848924117</text:p>
          </table:table-cell>
          <table:table-cell office:value-type="float" office:value="0.878619450537327">
            <text:p>0.8786194505</text:p>
          </table:table-cell>
          <table:table-cell office:value-type="float" office:value="0.818560803608109">
            <text:p>0.8185608036</text:p>
          </table:table-cell>
          <table:table-cell office:value-type="float" office:value="0.872920716803742">
            <text:p>0.8729207168</text:p>
          </table:table-cell>
          <table:table-cell office:value-type="float" office:value="0.819015417718117">
            <text:p>0.8190154177</text:p>
          </table:table-cell>
          <table:table-cell office:value-type="float" office:value="0.732873236937679">
            <text:p>0.7328732369</text:p>
          </table:table-cell>
          <table:table-cell office:value-type="float" office:value="0.80523301421826">
            <text:p>0.8052330142</text:p>
          </table:table-cell>
          <table:table-cell office:value-type="float" office:value="0.723225677517729">
            <text:p>0.7232256775</text:p>
          </table:table-cell>
          <table:table-cell office:value-type="float" office:value="0.856673500554718">
            <text:p>0.8566735006</text:p>
          </table:table-cell>
        </table:table-row>
        <table:table-row table:style-name="ro1">
          <table:table-cell office:value-type="float" office:value="0.815959278349894">
            <text:p>0.8159592783</text:p>
          </table:table-cell>
          <table:table-cell office:value-type="float" office:value="0.732416018578548">
            <text:p>0.7324160186</text:p>
          </table:table-cell>
          <table:table-cell office:value-type="float" office:value="0.735562686956903">
            <text:p>0.735562687</text:p>
          </table:table-cell>
          <table:table-cell office:value-type="float" office:value="0.689382129837144">
            <text:p>0.6893821298</text:p>
          </table:table-cell>
          <table:table-cell office:value-type="float" office:value="0.660707274432376">
            <text:p>0.6607072744</text:p>
          </table:table-cell>
          <table:table-cell office:value-type="float" office:value="0.867549711993617">
            <text:p>0.867549712</text:p>
          </table:table-cell>
          <table:table-cell office:value-type="float" office:value="0.735069429571416">
            <text:p>0.7350694296</text:p>
          </table:table-cell>
          <table:table-cell office:value-type="float" office:value="0.78409655270662">
            <text:p>0.7840965527</text:p>
          </table:table-cell>
          <table:table-cell office:value-type="float" office:value="0.801889188658937">
            <text:p>0.8018891887</text:p>
          </table:table-cell>
          <table:table-cell office:value-type="float" office:value="0.689391119357573">
            <text:p>0.6893911194</text:p>
          </table:table-cell>
        </table:table-row>
        <table:table-row table:style-name="ro1">
          <table:table-cell office:value-type="float" office:value="0.798717368010608">
            <text:p>0.798717368</text:p>
          </table:table-cell>
          <table:table-cell office:value-type="float" office:value="0.818876182453488">
            <text:p>0.8188761825</text:p>
          </table:table-cell>
          <table:table-cell office:value-type="float" office:value="0.802964751705879">
            <text:p>0.8029647517</text:p>
          </table:table-cell>
          <table:table-cell office:value-type="float" office:value="0.69517614678134">
            <text:p>0.6951761468</text:p>
          </table:table-cell>
          <table:table-cell office:value-type="float" office:value="0.840553543139873">
            <text:p>0.8405535431</text:p>
          </table:table-cell>
          <table:table-cell office:value-type="float" office:value="0.768894236706568">
            <text:p>0.7688942367</text:p>
          </table:table-cell>
          <table:table-cell office:value-type="float" office:value="0.705568338232217">
            <text:p>0.7055683382</text:p>
          </table:table-cell>
          <table:table-cell office:value-type="float" office:value="0.828183684412721">
            <text:p>0.8281836844</text:p>
          </table:table-cell>
          <table:table-cell office:value-type="float" office:value="0.763927480082504">
            <text:p>0.7639274801</text:p>
          </table:table-cell>
          <table:table-cell office:value-type="float" office:value="0.711631690717496">
            <text:p>0.7116316907</text:p>
          </table:table-cell>
        </table:table-row>
        <table:table-row table:style-name="ro1">
          <table:table-cell office:value-type="float" office:value="0.732801774872545">
            <text:p>0.7328017749</text:p>
          </table:table-cell>
          <table:table-cell office:value-type="float" office:value="0.706283422075962">
            <text:p>0.7062834221</text:p>
          </table:table-cell>
          <table:table-cell office:value-type="float" office:value="0.818182058447319">
            <text:p>0.8181820584</text:p>
          </table:table-cell>
          <table:table-cell office:value-type="float" office:value="0.867630809750777">
            <text:p>0.8676308098</text:p>
          </table:table-cell>
          <table:table-cell office:value-type="float" office:value="0.661503470363665">
            <text:p>0.6615034704</text:p>
          </table:table-cell>
          <table:table-cell office:value-type="float" office:value="0.846835876239196">
            <text:p>0.8468358762</text:p>
          </table:table-cell>
          <table:table-cell office:value-type="float" office:value="0.670150602197565">
            <text:p>0.6701506022</text:p>
          </table:table-cell>
          <table:table-cell office:value-type="float" office:value="0.763694592275459">
            <text:p>0.7636945923</text:p>
          </table:table-cell>
          <table:table-cell office:value-type="float" office:value="0.62497896107479">
            <text:p>0.6249789611</text:p>
          </table:table-cell>
          <table:table-cell office:value-type="float" office:value="0.807057719043745">
            <text:p>0.807057719</text:p>
          </table:table-cell>
        </table:table-row>
        <table:table-row table:style-name="ro1">
          <table:table-cell office:value-type="float" office:value="0.775613360137911">
            <text:p>0.7756133601</text:p>
          </table:table-cell>
          <table:table-cell office:value-type="float" office:value="0.716490881040688">
            <text:p>0.716490881</text:p>
          </table:table-cell>
          <table:table-cell office:value-type="float" office:value="0.697902132453865">
            <text:p>0.6979021325</text:p>
          </table:table-cell>
          <table:table-cell office:value-type="float" office:value="0.71953997920951">
            <text:p>0.7195399792</text:p>
          </table:table-cell>
          <table:table-cell office:value-type="float" office:value="0.642445166019946">
            <text:p>0.642445166</text:p>
          </table:table-cell>
          <table:table-cell office:value-type="float" office:value="0.683512146871845">
            <text:p>0.6835121469</text:p>
          </table:table-cell>
          <table:table-cell office:value-type="float" office:value="0.765172263236073">
            <text:p>0.7651722632</text:p>
          </table:table-cell>
          <table:table-cell office:value-type="float" office:value="0.758150012626547">
            <text:p>0.7581500126</text:p>
          </table:table-cell>
          <table:table-cell office:value-type="float" office:value="0.766819387778956">
            <text:p>0.7668193878</text:p>
          </table:table-cell>
          <table:table-cell office:value-type="float" office:value="0.78423945723588">
            <text:p>0.7842394572</text:p>
          </table:table-cell>
        </table:table-row>
        <table:table-row table:style-name="ro1">
          <table:table-cell office:value-type="float" office:value="0.775277051175862">
            <text:p>0.7752770512</text:p>
          </table:table-cell>
          <table:table-cell office:value-type="float" office:value="0.872692027898044">
            <text:p>0.8726920279</text:p>
          </table:table-cell>
          <table:table-cell office:value-type="float" office:value="0.749099020381099">
            <text:p>0.7490990204</text:p>
          </table:table-cell>
          <table:table-cell office:value-type="float" office:value="0.76475192138072">
            <text:p>0.7647519214</text:p>
          </table:table-cell>
          <table:table-cell office:value-type="float" office:value="0.720214992214532">
            <text:p>0.7202149922</text:p>
          </table:table-cell>
          <table:table-cell office:value-type="float" office:value="0.71848676608098">
            <text:p>0.7184867661</text:p>
          </table:table-cell>
          <table:table-cell office:value-type="float" office:value="0.906064175080568">
            <text:p>0.9060641751</text:p>
          </table:table-cell>
          <table:table-cell office:value-type="float" office:value="0.754887294088888">
            <text:p>0.7548872941</text:p>
          </table:table-cell>
          <table:table-cell office:value-type="float" office:value="0.810286910177424">
            <text:p>0.8102869102</text:p>
          </table:table-cell>
          <table:table-cell office:value-type="float" office:value="0.875914842152754">
            <text:p>0.8759148422</text:p>
          </table:table-cell>
        </table:table-row>
        <table:table-row table:style-name="ro1">
          <table:table-cell office:value-type="float" office:value="0.792755215601267">
            <text:p>0.7927552156</text:p>
          </table:table-cell>
          <table:table-cell office:value-type="float" office:value="0.818264880203916">
            <text:p>0.8182648802</text:p>
          </table:table-cell>
          <table:table-cell office:value-type="float" office:value="0.73177070576422">
            <text:p>0.7317707058</text:p>
          </table:table-cell>
          <table:table-cell office:value-type="float" office:value="0.861543617899658">
            <text:p>0.8615436179</text:p>
          </table:table-cell>
          <table:table-cell office:value-type="float" office:value="0.714973711277891">
            <text:p>0.7149737113</text:p>
          </table:table-cell>
          <table:table-cell office:value-type="float" office:value="0.990391649187158">
            <text:p>0.9903916492</text:p>
          </table:table-cell>
          <table:table-cell office:value-type="float" office:value="0.843036079219521">
            <text:p>0.8430360792</text:p>
          </table:table-cell>
          <table:table-cell office:value-type="float" office:value="0.718847265157005">
            <text:p>0.7188472652</text:p>
          </table:table-cell>
          <table:table-cell office:value-type="float" office:value="0.850103704029205">
            <text:p>0.850103704</text:p>
          </table:table-cell>
          <table:table-cell office:value-type="float" office:value="0.646239543361834">
            <text:p>0.6462395434</text:p>
          </table:table-cell>
        </table:table-row>
        <table:table-row table:style-name="ro1">
          <table:table-cell office:value-type="float" office:value="0.893901391099112">
            <text:p>0.8939013911</text:p>
          </table:table-cell>
          <table:table-cell office:value-type="float" office:value="0.790859619045206">
            <text:p>0.790859619</text:p>
          </table:table-cell>
          <table:table-cell office:value-type="float" office:value="0.867973470201816">
            <text:p>0.8679734702</text:p>
          </table:table-cell>
          <table:table-cell office:value-type="float" office:value="0.947603438996257">
            <text:p>0.947603439</text:p>
          </table:table-cell>
          <table:table-cell office:value-type="float" office:value="0.902036452092223">
            <text:p>0.9020364521</text:p>
          </table:table-cell>
          <table:table-cell office:value-type="float" office:value="0.839488572938969">
            <text:p>0.8394885729</text:p>
          </table:table-cell>
          <table:table-cell office:value-type="float" office:value="0.88283171781911">
            <text:p>0.8828317178</text:p>
          </table:table-cell>
          <table:table-cell office:value-type="float" office:value="0.723791866472572">
            <text:p>0.7237918665</text:p>
          </table:table-cell>
          <table:table-cell office:value-type="float" office:value="0.765712463807099">
            <text:p>0.7657124638</text:p>
          </table:table-cell>
          <table:table-cell office:value-type="float" office:value="0.723773122752039">
            <text:p>0.7237731228</text:p>
          </table:table-cell>
        </table:table-row>
        <table:table-row table:style-name="ro1">
          <table:table-cell office:value-type="float" office:value="0.781497417046263">
            <text:p>0.781497417</text:p>
          </table:table-cell>
          <table:table-cell office:value-type="float" office:value="0.88753229289495">
            <text:p>0.8875322929</text:p>
          </table:table-cell>
          <table:table-cell office:value-type="float" office:value="0.868071124802947">
            <text:p>0.8680711248</text:p>
          </table:table-cell>
          <table:table-cell office:value-type="float" office:value="0.726914356465102">
            <text:p>0.7269143565</text:p>
          </table:table-cell>
          <table:table-cell office:value-type="float" office:value="0.723639898412694">
            <text:p>0.7236398984</text:p>
          </table:table-cell>
          <table:table-cell office:value-type="float" office:value="0.724861964682658">
            <text:p>0.7248619647</text:p>
          </table:table-cell>
          <table:table-cell office:value-type="float" office:value="0.744944452606802">
            <text:p>0.7449444526</text:p>
          </table:table-cell>
          <table:table-cell office:value-type="float" office:value="0.862492665940495">
            <text:p>0.8624926659</text:p>
          </table:table-cell>
          <table:table-cell office:value-type="float" office:value="0.60096817197721">
            <text:p>0.600968172</text:p>
          </table:table-cell>
          <table:table-cell office:value-type="float" office:value="0.854989964312641">
            <text:p>0.8549899643</text:p>
          </table:table-cell>
        </table:table-row>
        <table:table-row table:style-name="ro1">
          <table:table-cell office:value-type="float" office:value="0.904492466736211">
            <text:p>0.9044924667</text:p>
          </table:table-cell>
          <table:table-cell office:value-type="float" office:value="0.750557838693966">
            <text:p>0.7505578387</text:p>
          </table:table-cell>
          <table:table-cell office:value-type="float" office:value="0.711145856613712">
            <text:p>0.7111458566</text:p>
          </table:table-cell>
          <table:table-cell office:value-type="float" office:value="0.849117587140499">
            <text:p>0.8491175871</text:p>
          </table:table-cell>
          <table:table-cell office:value-type="float" office:value="0.883135983304464">
            <text:p>0.8831359833</text:p>
          </table:table-cell>
          <table:table-cell office:value-type="float" office:value="0.913443990092395">
            <text:p>0.9134439901</text:p>
          </table:table-cell>
          <table:table-cell office:value-type="float" office:value="0.839782234147032">
            <text:p>0.8397822341</text:p>
          </table:table-cell>
          <table:table-cell office:value-type="float" office:value="0.836239319754598">
            <text:p>0.8362393198</text:p>
          </table:table-cell>
          <table:table-cell office:value-type="float" office:value="0.79571738314745">
            <text:p>0.7957173831</text:p>
          </table:table-cell>
          <table:table-cell office:value-type="float" office:value="0.787075850212895">
            <text:p>0.7870758502</text:p>
          </table:table-cell>
        </table:table-row>
        <table:table-row table:style-name="ro1">
          <table:table-cell office:value-type="float" office:value="0.927160497892389">
            <text:p>0.9271604979</text:p>
          </table:table-cell>
          <table:table-cell office:value-type="float" office:value="0.757170238022555">
            <text:p>0.757170238</text:p>
          </table:table-cell>
          <table:table-cell office:value-type="float" office:value="0.870496808091359">
            <text:p>0.8704968081</text:p>
          </table:table-cell>
          <table:table-cell office:value-type="float" office:value="0.821799962294304">
            <text:p>0.8217999623</text:p>
          </table:table-cell>
          <table:table-cell office:value-type="float" office:value="0.797410272735581">
            <text:p>0.7974102727</text:p>
          </table:table-cell>
          <table:table-cell office:value-type="float" office:value="0.714038294616563">
            <text:p>0.7140382946</text:p>
          </table:table-cell>
          <table:table-cell office:value-type="float" office:value="0.843270202056866">
            <text:p>0.8432702021</text:p>
          </table:table-cell>
          <table:table-cell office:value-type="float" office:value="0.873994024943284">
            <text:p>0.8739940249</text:p>
          </table:table-cell>
          <table:table-cell office:value-type="float" office:value="0.69765408497762">
            <text:p>0.697654085</text:p>
          </table:table-cell>
          <table:table-cell office:value-type="float" office:value="0.681449185297721">
            <text:p>0.6814491853</text:p>
          </table:table-cell>
        </table:table-row>
        <table:table-row table:style-name="ro1">
          <table:table-cell office:value-type="float" office:value="0.800685134316531">
            <text:p>0.8006851343</text:p>
          </table:table-cell>
          <table:table-cell office:value-type="float" office:value="0.749085310663331">
            <text:p>0.7490853107</text:p>
          </table:table-cell>
          <table:table-cell office:value-type="float" office:value="0.810238825518565">
            <text:p>0.8102388255</text:p>
          </table:table-cell>
          <table:table-cell office:value-type="float" office:value="0.838434777248145">
            <text:p>0.8384347772</text:p>
          </table:table-cell>
          <table:table-cell office:value-type="float" office:value="0.818133838943895">
            <text:p>0.8181338389</text:p>
          </table:table-cell>
          <table:table-cell office:value-type="float" office:value="0.786582138314963">
            <text:p>0.7865821383</text:p>
          </table:table-cell>
          <table:table-cell office:value-type="float" office:value="0.710997840562045">
            <text:p>0.7109978406</text:p>
          </table:table-cell>
          <table:table-cell office:value-type="float" office:value="0.732737933389906">
            <text:p>0.7327379334</text:p>
          </table:table-cell>
          <table:table-cell office:value-type="float" office:value="0.732287679325865">
            <text:p>0.7322876793</text:p>
          </table:table-cell>
          <table:table-cell office:value-type="float" office:value="0.866943490731894">
            <text:p>0.8669434907</text:p>
          </table:table-cell>
        </table:table-row>
        <table:table-row table:style-name="ro1">
          <table:table-cell office:value-type="float" office:value="0.682253015412587">
            <text:p>0.6822530154</text:p>
          </table:table-cell>
          <table:table-cell office:value-type="float" office:value="0.631636485598066">
            <text:p>0.6316364856</text:p>
          </table:table-cell>
          <table:table-cell office:value-type="float" office:value="0.836256929007458">
            <text:p>0.836256929</text:p>
          </table:table-cell>
          <table:table-cell office:value-type="float" office:value="0.84416121391997">
            <text:p>0.8441612139</text:p>
          </table:table-cell>
          <table:table-cell office:value-type="float" office:value="0.698880711907903">
            <text:p>0.6988807119</text:p>
          </table:table-cell>
          <table:table-cell office:value-type="float" office:value="0.72808293112648">
            <text:p>0.7280829311</text:p>
          </table:table-cell>
          <table:table-cell office:value-type="float" office:value="0.641349464900225">
            <text:p>0.6413494649</text:p>
          </table:table-cell>
          <table:table-cell office:value-type="float" office:value="0.718871853149936">
            <text:p>0.7188718531</text:p>
          </table:table-cell>
          <table:table-cell office:value-type="float" office:value="0.775232665158429">
            <text:p>0.7752326652</text:p>
          </table:table-cell>
          <table:table-cell office:value-type="float" office:value="0.724484460924281">
            <text:p>0.7244844609</text:p>
          </table:table-cell>
        </table:table-row>
        <table:table-row table:style-name="ro1">
          <table:table-cell office:value-type="float" office:value="0.64606041588344">
            <text:p>0.6460604159</text:p>
          </table:table-cell>
          <table:table-cell office:value-type="float" office:value="0.734531818586178">
            <text:p>0.7345318186</text:p>
          </table:table-cell>
          <table:table-cell office:value-type="float" office:value="0.74952961155516">
            <text:p>0.7495296116</text:p>
          </table:table-cell>
          <table:table-cell office:value-type="float" office:value="0.623871822597207">
            <text:p>0.6238718226</text:p>
          </table:table-cell>
          <table:table-cell office:value-type="float" office:value="0.804624764822719">
            <text:p>0.8046247648</text:p>
          </table:table-cell>
          <table:table-cell office:value-type="float" office:value="0.776250121946641">
            <text:p>0.7762501219</text:p>
          </table:table-cell>
          <table:table-cell office:value-type="float" office:value="0.732504928768605">
            <text:p>0.7325049288</text:p>
          </table:table-cell>
          <table:table-cell office:value-type="float" office:value="0.711301991561261">
            <text:p>0.7113019916</text:p>
          </table:table-cell>
          <table:table-cell office:value-type="float" office:value="0.729214964257705">
            <text:p>0.7292149643</text:p>
          </table:table-cell>
          <table:table-cell office:value-type="float" office:value="0.621316747352755">
            <text:p>0.6213167474</text:p>
          </table:table-cell>
        </table:table-row>
        <table:table-row table:style-name="ro1">
          <table:table-cell office:value-type="float" office:value="0.781061419153826">
            <text:p>0.7810614192</text:p>
          </table:table-cell>
          <table:table-cell office:value-type="float" office:value="0.757513450036877">
            <text:p>0.75751345</text:p>
          </table:table-cell>
          <table:table-cell office:value-type="float" office:value="0.778000509766646">
            <text:p>0.7780005098</text:p>
          </table:table-cell>
          <table:table-cell office:value-type="float" office:value="0.689287807962999">
            <text:p>0.689287808</text:p>
          </table:table-cell>
          <table:table-cell office:value-type="float" office:value="0.697683506989567">
            <text:p>0.697683507</text:p>
          </table:table-cell>
          <table:table-cell office:value-type="float" office:value="0.711905889123664">
            <text:p>0.7119058891</text:p>
          </table:table-cell>
          <table:table-cell office:value-type="float" office:value="0.689665708349886">
            <text:p>0.6896657083</text:p>
          </table:table-cell>
          <table:table-cell office:value-type="float" office:value="0.614674921484971">
            <text:p>0.6146749215</text:p>
          </table:table-cell>
          <table:table-cell office:value-type="float" office:value="0.776363454461714">
            <text:p>0.7763634545</text:p>
          </table:table-cell>
          <table:table-cell office:value-type="float" office:value="0.611532890294569">
            <text:p>0.6115328903</text:p>
          </table:table-cell>
        </table:table-row>
        <table:table-row table:style-name="ro1">
          <table:table-cell office:value-type="float" office:value="0.846954948771307">
            <text:p>0.8469549488</text:p>
          </table:table-cell>
          <table:table-cell office:value-type="float" office:value="0.840540286007197">
            <text:p>0.840540286</text:p>
          </table:table-cell>
          <table:table-cell office:value-type="float" office:value="0.786579312594427">
            <text:p>0.7865793126</text:p>
          </table:table-cell>
          <table:table-cell office:value-type="float" office:value="0.818040050822771">
            <text:p>0.8180400508</text:p>
          </table:table-cell>
          <table:table-cell office:value-type="float" office:value="0.64608097852563">
            <text:p>0.6460809785</text:p>
          </table:table-cell>
          <table:table-cell office:value-type="float" office:value="0.873489914067218">
            <text:p>0.8734899141</text:p>
          </table:table-cell>
          <table:table-cell office:value-type="float" office:value="0.797436103234016">
            <text:p>0.7974361032</text:p>
          </table:table-cell>
          <table:table-cell office:value-type="float" office:value="0.775963280676691">
            <text:p>0.7759632807</text:p>
          </table:table-cell>
          <table:table-cell office:value-type="float" office:value="0.904514935567822">
            <text:p>0.9045149356</text:p>
          </table:table-cell>
          <table:table-cell office:value-type="float" office:value="0.82695761898973">
            <text:p>0.826957619</text:p>
          </table:table-cell>
        </table:table-row>
        <table:table-row table:style-name="ro1">
          <table:table-cell office:value-type="float" office:value="0.83999007799585">
            <text:p>0.839990078</text:p>
          </table:table-cell>
          <table:table-cell office:value-type="float" office:value="0.956792160877582">
            <text:p>0.9567921609</text:p>
          </table:table-cell>
          <table:table-cell office:value-type="float" office:value="0.889875320445021">
            <text:p>0.8898753204</text:p>
          </table:table-cell>
          <table:table-cell office:value-type="float" office:value="0.737997720132775">
            <text:p>0.7379977201</text:p>
          </table:table-cell>
          <table:table-cell office:value-type="float" office:value="0.8942645467694">
            <text:p>0.8942645468</text:p>
          </table:table-cell>
          <table:table-cell office:value-type="float" office:value="0.82720145143455">
            <text:p>0.8272014514</text:p>
          </table:table-cell>
          <table:table-cell office:value-type="float" office:value="0.758114294466145">
            <text:p>0.7581142945</text:p>
          </table:table-cell>
          <table:table-cell office:value-type="float" office:value="0.752157265354507">
            <text:p>0.7521572654</text:p>
          </table:table-cell>
          <table:table-cell office:value-type="float" office:value="0.757989987163261">
            <text:p>0.7579899872</text:p>
          </table:table-cell>
          <table:table-cell office:value-type="float" office:value="0.786509662128014">
            <text:p>0.7865096621</text:p>
          </table:table-cell>
        </table:table-row>
        <table:table-row table:style-name="ro1">
          <table:table-cell office:value-type="float" office:value="0.645894007354593">
            <text:p>0.6458940074</text:p>
          </table:table-cell>
          <table:table-cell office:value-type="float" office:value="0.646985076097235">
            <text:p>0.6469850761</text:p>
          </table:table-cell>
          <table:table-cell office:value-type="float" office:value="0.617261292566618">
            <text:p>0.6172612926</text:p>
          </table:table-cell>
          <table:table-cell office:value-type="float" office:value="0.761472975052688">
            <text:p>0.7614729751</text:p>
          </table:table-cell>
          <table:table-cell office:value-type="float" office:value="0.88450627961308">
            <text:p>0.8845062796</text:p>
          </table:table-cell>
          <table:table-cell office:value-type="float" office:value="0.810677580401882">
            <text:p>0.8106775804</text:p>
          </table:table-cell>
          <table:table-cell office:value-type="float" office:value="0.76451964625621">
            <text:p>0.7645196463</text:p>
          </table:table-cell>
          <table:table-cell office:value-type="float" office:value="0.772919343037652">
            <text:p>0.772919343</text:p>
          </table:table-cell>
          <table:table-cell office:value-type="float" office:value="0.770310577054012">
            <text:p>0.7703105771</text:p>
          </table:table-cell>
          <table:table-cell office:value-type="float" office:value="0.654966766792597">
            <text:p>0.6549667668</text:p>
          </table:table-cell>
        </table:table-row>
        <table:table-row table:style-name="ro1">
          <table:table-cell office:value-type="float" office:value="0.897227158608716">
            <text:p>0.8972271586</text:p>
          </table:table-cell>
          <table:table-cell office:value-type="float" office:value="0.738454469684191">
            <text:p>0.7384544697</text:p>
          </table:table-cell>
          <table:table-cell office:value-type="float" office:value="0.806871333046658">
            <text:p>0.806871333</text:p>
          </table:table-cell>
          <table:table-cell office:value-type="float" office:value="0.657970877174789">
            <text:p>0.6579708772</text:p>
          </table:table-cell>
          <table:table-cell office:value-type="float" office:value="0.838622221359157">
            <text:p>0.8386222214</text:p>
          </table:table-cell>
          <table:table-cell office:value-type="float" office:value="0.724782026079171">
            <text:p>0.7247820261</text:p>
          </table:table-cell>
          <table:table-cell office:value-type="float" office:value="0.890470353548296">
            <text:p>0.8904703535</text:p>
          </table:table-cell>
          <table:table-cell office:value-type="float" office:value="0.740900821888092">
            <text:p>0.7409008219</text:p>
          </table:table-cell>
          <table:table-cell office:value-type="float" office:value="0.982380673326775">
            <text:p>0.9823806733</text:p>
          </table:table-cell>
          <table:table-cell office:value-type="float" office:value="0.924617330862363">
            <text:p>0.9246173309</text:p>
          </table:table-cell>
        </table:table-row>
        <table:table-row table:style-name="ro1">
          <table:table-cell office:value-type="float" office:value="0.667910047293611">
            <text:p>0.6679100473</text:p>
          </table:table-cell>
          <table:table-cell office:value-type="float" office:value="0.775736439690484">
            <text:p>0.7757364397</text:p>
          </table:table-cell>
          <table:table-cell office:value-type="float" office:value="0.749734519087018">
            <text:p>0.7497345191</text:p>
          </table:table-cell>
          <table:table-cell office:value-type="float" office:value="0.844794332747563">
            <text:p>0.8447943327</text:p>
          </table:table-cell>
          <table:table-cell office:value-type="float" office:value="0.646374585805828">
            <text:p>0.6463745858</text:p>
          </table:table-cell>
          <table:table-cell office:value-type="float" office:value="0.753914761692319">
            <text:p>0.7539147617</text:p>
          </table:table-cell>
          <table:table-cell office:value-type="float" office:value="0.718201151326294">
            <text:p>0.7182011513</text:p>
          </table:table-cell>
          <table:table-cell office:value-type="float" office:value="0.765879190762322">
            <text:p>0.7658791908</text:p>
          </table:table-cell>
          <table:table-cell office:value-type="float" office:value="0.612904424547762">
            <text:p>0.6129044245</text:p>
          </table:table-cell>
          <table:table-cell office:value-type="float" office:value="0.804432574369258">
            <text:p>0.8044325744</text:p>
          </table:table-cell>
        </table:table-row>
        <table:table-row table:style-name="ro1">
          <table:table-cell office:value-type="float" office:value="0.951016872816037">
            <text:p>0.9510168728</text:p>
          </table:table-cell>
          <table:table-cell office:value-type="float" office:value="0.720304224611081">
            <text:p>0.7203042246</text:p>
          </table:table-cell>
          <table:table-cell office:value-type="float" office:value="0.827648236410349">
            <text:p>0.8276482364</text:p>
          </table:table-cell>
          <table:table-cell office:value-type="float" office:value="0.799514431373734">
            <text:p>0.7995144314</text:p>
          </table:table-cell>
          <table:table-cell office:value-type="float" office:value="0.738212025489119">
            <text:p>0.7382120255</text:p>
          </table:table-cell>
          <table:table-cell office:value-type="float" office:value="0.890594878227395">
            <text:p>0.8905948782</text:p>
          </table:table-cell>
          <table:table-cell office:value-type="float" office:value="0.948258301298825">
            <text:p>0.9482583013</text:p>
          </table:table-cell>
          <table:table-cell office:value-type="float" office:value="0.81461674689574">
            <text:p>0.8146167469</text:p>
          </table:table-cell>
          <table:table-cell office:value-type="float" office:value="0.84417283973246">
            <text:p>0.8441728397</text:p>
          </table:table-cell>
          <table:table-cell office:value-type="float" office:value="0.812919356528738">
            <text:p>0.8129193565</text:p>
          </table:table-cell>
        </table:table-row>
        <table:table-row table:style-name="ro1">
          <table:table-cell office:value-type="float" office:value="0.860988361372144">
            <text:p>0.8609883614</text:p>
          </table:table-cell>
          <table:table-cell office:value-type="float" office:value="0.821641236803496">
            <text:p>0.8216412368</text:p>
          </table:table-cell>
          <table:table-cell office:value-type="float" office:value="0.686485582356527">
            <text:p>0.6864855824</text:p>
          </table:table-cell>
          <table:table-cell office:value-type="float" office:value="0.950372475766425">
            <text:p>0.9503724758</text:p>
          </table:table-cell>
          <table:table-cell office:value-type="float" office:value="0.823643086058301">
            <text:p>0.8236430861</text:p>
          </table:table-cell>
          <table:table-cell office:value-type="float" office:value="0.629340097943327">
            <text:p>0.6293400979</text:p>
          </table:table-cell>
          <table:table-cell office:value-type="float" office:value="0.848889493632666">
            <text:p>0.8488894936</text:p>
          </table:table-cell>
          <table:table-cell office:value-type="float" office:value="0.904528612997177">
            <text:p>0.904528613</text:p>
          </table:table-cell>
          <table:table-cell office:value-type="float" office:value="0.732214239435478">
            <text:p>0.7322142394</text:p>
          </table:table-cell>
          <table:table-cell office:value-type="float" office:value="0.809486485909307">
            <text:p>0.8094864859</text:p>
          </table:table-cell>
        </table:table-row>
        <table:table-row table:style-name="ro1">
          <table:table-cell office:value-type="float" office:value="0.884929245088411">
            <text:p>0.8849292451</text:p>
          </table:table-cell>
          <table:table-cell office:value-type="float" office:value="0.839988677318539">
            <text:p>0.8399886773</text:p>
          </table:table-cell>
          <table:table-cell office:value-type="float" office:value="0.818323116482759">
            <text:p>0.8183231165</text:p>
          </table:table-cell>
          <table:table-cell office:value-type="float" office:value="0.968443878209651">
            <text:p>0.9684438782</text:p>
          </table:table-cell>
          <table:table-cell office:value-type="float" office:value="0.819852128567712">
            <text:p>0.8198521286</text:p>
          </table:table-cell>
          <table:table-cell office:value-type="float" office:value="0.842908444158338">
            <text:p>0.8429084442</text:p>
          </table:table-cell>
          <table:table-cell office:value-type="float" office:value="0.878596622127321">
            <text:p>0.8785966221</text:p>
          </table:table-cell>
          <table:table-cell office:value-type="float" office:value="0.92848447690949">
            <text:p>0.9284844769</text:p>
          </table:table-cell>
          <table:table-cell office:value-type="float" office:value="0.867644395809382">
            <text:p>0.8676443958</text:p>
          </table:table-cell>
          <table:table-cell office:value-type="float" office:value="0.926469905780504">
            <text:p>0.9264699058</text:p>
          </table:table-cell>
        </table:table-row>
        <table:table-row table:style-name="ro1">
          <table:table-cell office:value-type="float" office:value="0.744211120656643">
            <text:p>0.7442111207</text:p>
          </table:table-cell>
          <table:table-cell office:value-type="float" office:value="0.603562935425104">
            <text:p>0.6035629354</text:p>
          </table:table-cell>
          <table:table-cell office:value-type="float" office:value="0.887805299694328">
            <text:p>0.8878052997</text:p>
          </table:table-cell>
          <table:table-cell office:value-type="float" office:value="0.621074249548013">
            <text:p>0.6210742495</text:p>
          </table:table-cell>
          <table:table-cell office:value-type="float" office:value="0.732260627579457">
            <text:p>0.7322606276</text:p>
          </table:table-cell>
          <table:table-cell office:value-type="float" office:value="0.746274388643456">
            <text:p>0.7462743886</text:p>
          </table:table-cell>
          <table:table-cell office:value-type="float" office:value="0.741656984996439">
            <text:p>0.741656985</text:p>
          </table:table-cell>
          <table:table-cell office:value-type="float" office:value="0.822362889844067">
            <text:p>0.8223628898</text:p>
          </table:table-cell>
          <table:table-cell office:value-type="float" office:value="0.87070291702481">
            <text:p>0.870702917</text:p>
          </table:table-cell>
          <table:table-cell office:value-type="float" office:value="0.620858843735089">
            <text:p>0.6208588437</text:p>
          </table:table-cell>
        </table:table-row>
        <table:table-row table:style-name="ro1">
          <table:table-cell office:value-type="float" office:value="0.96978488536469">
            <text:p>0.9697848854</text:p>
          </table:table-cell>
          <table:table-cell office:value-type="float" office:value="0.940367056263047">
            <text:p>0.9403670563</text:p>
          </table:table-cell>
          <table:table-cell office:value-type="float" office:value="0.680517846727236">
            <text:p>0.6805178467</text:p>
          </table:table-cell>
          <table:table-cell office:value-type="float" office:value="0.809845782461776">
            <text:p>0.8098457825</text:p>
          </table:table-cell>
          <table:table-cell office:value-type="float" office:value="0.809583464185303">
            <text:p>0.8095834642</text:p>
          </table:table-cell>
          <table:table-cell office:value-type="float" office:value="0.908534802890789">
            <text:p>0.9085348029</text:p>
          </table:table-cell>
          <table:table-cell office:value-type="float" office:value="0.809949749721575">
            <text:p>0.8099497497</text:p>
          </table:table-cell>
          <table:table-cell office:value-type="float" office:value="0.682583047774493">
            <text:p>0.6825830478</text:p>
          </table:table-cell>
          <table:table-cell office:value-type="float" office:value="0.775606564449966">
            <text:p>0.7756065644</text:p>
          </table:table-cell>
          <table:table-cell office:value-type="float" office:value="0.784806149413042">
            <text:p>0.7848061494</text:p>
          </table:table-cell>
        </table:table-row>
        <table:table-row table:style-name="ro1">
          <table:table-cell office:value-type="float" office:value="0.844462536872965">
            <text:p>0.8444625369</text:p>
          </table:table-cell>
          <table:table-cell office:value-type="float" office:value="0.950372123673044">
            <text:p>0.9503721237</text:p>
          </table:table-cell>
          <table:table-cell office:value-type="float" office:value="0.753874536860993">
            <text:p>0.7538745369</text:p>
          </table:table-cell>
          <table:table-cell office:value-type="float" office:value="0.827365601824587">
            <text:p>0.8273656018</text:p>
          </table:table-cell>
          <table:table-cell office:value-type="float" office:value="0.703354333061332">
            <text:p>0.7033543331</text:p>
          </table:table-cell>
          <table:table-cell office:value-type="float" office:value="0.806641842557269">
            <text:p>0.8066418426</text:p>
          </table:table-cell>
          <table:table-cell office:value-type="float" office:value="0.789968082557359">
            <text:p>0.7899680826</text:p>
          </table:table-cell>
          <table:table-cell office:value-type="float" office:value="0.81899934074474">
            <text:p>0.8189993407</text:p>
          </table:table-cell>
          <table:table-cell office:value-type="float" office:value="0.576679774527994">
            <text:p>0.5766797745</text:p>
          </table:table-cell>
          <table:table-cell office:value-type="float" office:value="0.775497129159565">
            <text:p>0.7754971292</text:p>
          </table:table-cell>
        </table:table-row>
        <table:table-row table:style-name="ro1">
          <table:table-cell office:value-type="float" office:value="0.973851525844058">
            <text:p>0.9738515258</text:p>
          </table:table-cell>
          <table:table-cell office:value-type="float" office:value="0.827677429518425">
            <text:p>0.8276774295</text:p>
          </table:table-cell>
          <table:table-cell office:value-type="float" office:value="0.671513706168553">
            <text:p>0.6715137062</text:p>
          </table:table-cell>
          <table:table-cell office:value-type="float" office:value="0.807449390930824">
            <text:p>0.8074493909</text:p>
          </table:table-cell>
          <table:table-cell office:value-type="float" office:value="0.867900578200463">
            <text:p>0.8679005782</text:p>
          </table:table-cell>
          <table:table-cell office:value-type="float" office:value="0.698289142581124">
            <text:p>0.6982891426</text:p>
          </table:table-cell>
          <table:table-cell office:value-type="float" office:value="0.707545463045217">
            <text:p>0.707545463</text:p>
          </table:table-cell>
          <table:table-cell office:value-type="float" office:value="0.801229589773902">
            <text:p>0.8012295898</text:p>
          </table:table-cell>
          <table:table-cell office:value-type="float" office:value="0.811895682944508">
            <text:p>0.8118956829</text:p>
          </table:table-cell>
          <table:table-cell office:value-type="float" office:value="0.701027539344651">
            <text:p>0.7010275393</text:p>
          </table:table-cell>
        </table:table-row>
        <table:table-row table:style-name="ro1">
          <table:table-cell office:value-type="float" office:value="0.867442454270929">
            <text:p>0.8674424543</text:p>
          </table:table-cell>
          <table:table-cell office:value-type="float" office:value="0.797924714129271">
            <text:p>0.7979247141</text:p>
          </table:table-cell>
          <table:table-cell office:value-type="float" office:value="0.784725900582205">
            <text:p>0.7847259006</text:p>
          </table:table-cell>
          <table:table-cell office:value-type="float" office:value="0.86743549973904">
            <text:p>0.8674354997</text:p>
          </table:table-cell>
          <table:table-cell office:value-type="float" office:value="0.854414999449325">
            <text:p>0.8544149994</text:p>
          </table:table-cell>
          <table:table-cell office:value-type="float" office:value="0.776236605621119">
            <text:p>0.7762366056</text:p>
          </table:table-cell>
          <table:table-cell office:value-type="float" office:value="0.783461036388045">
            <text:p>0.7834610364</text:p>
          </table:table-cell>
          <table:table-cell office:value-type="float" office:value="0.803458740022742">
            <text:p>0.80345874</text:p>
          </table:table-cell>
          <table:table-cell office:value-type="float" office:value="0.797082691115676">
            <text:p>0.7970826911</text:p>
          </table:table-cell>
          <table:table-cell office:value-type="float" office:value="0.835100303977285">
            <text:p>0.835100304</text:p>
          </table:table-cell>
        </table:table-row>
        <table:table-row table:style-name="ro1">
          <table:table-cell office:value-type="float" office:value="0.755349655468099">
            <text:p>0.7553496555</text:p>
          </table:table-cell>
          <table:table-cell office:value-type="float" office:value="0.901726984219684">
            <text:p>0.9017269842</text:p>
          </table:table-cell>
          <table:table-cell office:value-type="float" office:value="0.753978672467234">
            <text:p>0.7539786725</text:p>
          </table:table-cell>
          <table:table-cell office:value-type="float" office:value="0.801642767246914">
            <text:p>0.8016427672</text:p>
          </table:table-cell>
          <table:table-cell office:value-type="float" office:value="0.796800377600828">
            <text:p>0.7968003776</text:p>
          </table:table-cell>
          <table:table-cell office:value-type="float" office:value="0.797675207448553">
            <text:p>0.7976752074</text:p>
          </table:table-cell>
          <table:table-cell office:value-type="float" office:value="0.671770741546415">
            <text:p>0.6717707415</text:p>
          </table:table-cell>
          <table:table-cell office:value-type="float" office:value="0.882845122242347">
            <text:p>0.8828451222</text:p>
          </table:table-cell>
          <table:table-cell office:value-type="float" office:value="0.842383686762754">
            <text:p>0.8423836868</text:p>
          </table:table-cell>
          <table:table-cell office:value-type="float" office:value="0.821090847161453">
            <text:p>0.8210908472</text:p>
          </table:table-cell>
        </table:table-row>
        <table:table-row table:style-name="ro1">
          <table:table-cell office:value-type="float" office:value="0.78515263792622">
            <text:p>0.7851526379</text:p>
          </table:table-cell>
          <table:table-cell office:value-type="float" office:value="0.717381087977187">
            <text:p>0.717381088</text:p>
          </table:table-cell>
          <table:table-cell office:value-type="float" office:value="0.646620341971811">
            <text:p>0.646620342</text:p>
          </table:table-cell>
          <table:table-cell office:value-type="float" office:value="0.775865549782797">
            <text:p>0.7758655498</text:p>
          </table:table-cell>
          <table:table-cell office:value-type="float" office:value="0.86232350443714">
            <text:p>0.8623235044</text:p>
          </table:table-cell>
          <table:table-cell office:value-type="float" office:value="0.861471529580189">
            <text:p>0.8614715296</text:p>
          </table:table-cell>
          <table:table-cell office:value-type="float" office:value="0.797233257191475">
            <text:p>0.7972332572</text:p>
          </table:table-cell>
          <table:table-cell office:value-type="float" office:value="0.776063917416663">
            <text:p>0.7760639174</text:p>
          </table:table-cell>
          <table:table-cell office:value-type="float" office:value="0.871383443269174">
            <text:p>0.8713834433</text:p>
          </table:table-cell>
          <table:table-cell office:value-type="float" office:value="0.819007182214579">
            <text:p>0.8190071822</text:p>
          </table:table-cell>
        </table:table-row>
        <table:table-row table:style-name="ro1">
          <table:table-cell office:value-type="float" office:value="0.715239634530544">
            <text:p>0.7152396345</text:p>
          </table:table-cell>
          <table:table-cell office:value-type="float" office:value="0.817784995617375">
            <text:p>0.8177849956</text:p>
          </table:table-cell>
          <table:table-cell office:value-type="float" office:value="0.829748914051631">
            <text:p>0.8297489141</text:p>
          </table:table-cell>
          <table:table-cell office:value-type="float" office:value="0.861510465800947">
            <text:p>0.8615104658</text:p>
          </table:table-cell>
          <table:table-cell office:value-type="float" office:value="0.671725473390511">
            <text:p>0.6717254734</text:p>
          </table:table-cell>
          <table:table-cell office:value-type="float" office:value="0.784530611678189">
            <text:p>0.7845306117</text:p>
          </table:table-cell>
          <table:table-cell office:value-type="float" office:value="0.612515034495182">
            <text:p>0.6125150345</text:p>
          </table:table-cell>
          <table:table-cell office:value-type="float" office:value="0.982252449683938">
            <text:p>0.9822524497</text:p>
          </table:table-cell>
          <table:table-cell office:value-type="float" office:value="0.864735962252611">
            <text:p>0.8647359623</text:p>
          </table:table-cell>
          <table:table-cell office:value-type="float" office:value="0.732033218402264">
            <text:p>0.7320332184</text:p>
          </table:table-cell>
        </table:table-row>
        <table:table-row table:style-name="ro1">
          <table:table-cell office:value-type="float" office:value="0.668908074595702">
            <text:p>0.6689080746</text:p>
          </table:table-cell>
          <table:table-cell office:value-type="float" office:value="0.750238193233555">
            <text:p>0.7502381932</text:p>
          </table:table-cell>
          <table:table-cell office:value-type="float" office:value="0.669190054775859">
            <text:p>0.6691900548</text:p>
          </table:table-cell>
          <table:table-cell office:value-type="float" office:value="0.581060466754178">
            <text:p>0.5810604668</text:p>
          </table:table-cell>
          <table:table-cell office:value-type="float" office:value="0.743424291647488">
            <text:p>0.7434242916</text:p>
          </table:table-cell>
          <table:table-cell office:value-type="float" office:value="0.755923527303431">
            <text:p>0.7559235273</text:p>
          </table:table-cell>
          <table:table-cell office:value-type="float" office:value="0.830256516249248">
            <text:p>0.8302565162</text:p>
          </table:table-cell>
          <table:table-cell office:value-type="float" office:value="0.64671763850144">
            <text:p>0.6467176385</text:p>
          </table:table-cell>
          <table:table-cell office:value-type="float" office:value="0.797195599580158">
            <text:p>0.7971955996</text:p>
          </table:table-cell>
          <table:table-cell office:value-type="float" office:value="0.889505666841701">
            <text:p>0.8895056668</text:p>
          </table:table-cell>
        </table:table-row>
        <table:table-row table:style-name="ro1">
          <table:table-cell office:value-type="float" office:value="0.780025788556251">
            <text:p>0.7800257886</text:p>
          </table:table-cell>
          <table:table-cell office:value-type="float" office:value="0.93066908152689">
            <text:p>0.9306690815</text:p>
          </table:table-cell>
          <table:table-cell office:value-type="float" office:value="0.879378127564267">
            <text:p>0.8793781276</text:p>
          </table:table-cell>
          <table:table-cell office:value-type="float" office:value="0.795999125102806">
            <text:p>0.7959991251</text:p>
          </table:table-cell>
          <table:table-cell office:value-type="float" office:value="0.976097035896778">
            <text:p>0.9760970359</text:p>
          </table:table-cell>
          <table:table-cell office:value-type="float" office:value="0.775749328540887">
            <text:p>0.7757493285</text:p>
          </table:table-cell>
          <table:table-cell office:value-type="float" office:value="0.714901338248783">
            <text:p>0.7149013382</text:p>
          </table:table-cell>
          <table:table-cell office:value-type="float" office:value="0.887703641862542">
            <text:p>0.8877036419</text:p>
          </table:table-cell>
          <table:table-cell office:value-type="float" office:value="0.751794006009123">
            <text:p>0.751794006</text:p>
          </table:table-cell>
          <table:table-cell office:value-type="float" office:value="0.862223481889412">
            <text:p>0.8622234819</text:p>
          </table:table-cell>
        </table:table-row>
        <table:table-row table:style-name="ro1">
          <table:table-cell office:value-type="float" office:value="0.824331434205231">
            <text:p>0.8243314342</text:p>
          </table:table-cell>
          <table:table-cell office:value-type="float" office:value="0.861881782234974">
            <text:p>0.8618817822</text:p>
          </table:table-cell>
          <table:table-cell office:value-type="float" office:value="0.646041785486149">
            <text:p>0.6460417855</text:p>
          </table:table-cell>
          <table:table-cell office:value-type="float" office:value="0.840273982426194">
            <text:p>0.8402739824</text:p>
          </table:table-cell>
          <table:table-cell office:value-type="float" office:value="0.969792892927648">
            <text:p>0.9697928929</text:p>
          </table:table-cell>
          <table:table-cell office:value-type="float" office:value="0.94823976146097">
            <text:p>0.9482397615</text:p>
          </table:table-cell>
          <table:table-cell office:value-type="float" office:value="0.861242258605619">
            <text:p>0.8612422586</text:p>
          </table:table-cell>
          <table:table-cell office:value-type="float" office:value="0.886622416348621">
            <text:p>0.8866224163</text:p>
          </table:table-cell>
          <table:table-cell office:value-type="float" office:value="0.706775701985006">
            <text:p>0.706775702</text:p>
          </table:table-cell>
          <table:table-cell office:value-type="float" office:value="0.713312390350607">
            <text:p>0.7133123904</text:p>
          </table:table-cell>
        </table:table-row>
        <table:table-row table:style-name="ro1">
          <table:table-cell office:value-type="float" office:value="0.681238989605995">
            <text:p>0.6812389896</text:p>
          </table:table-cell>
          <table:table-cell office:value-type="float" office:value="0.735476091545034">
            <text:p>0.7354760915</text:p>
          </table:table-cell>
          <table:table-cell office:value-type="float" office:value="0.798281384216859">
            <text:p>0.7982813842</text:p>
          </table:table-cell>
          <table:table-cell office:value-type="float" office:value="0.875916070938865">
            <text:p>0.8759160709</text:p>
          </table:table-cell>
          <table:table-cell office:value-type="float" office:value="0.784405284986591">
            <text:p>0.784405285</text:p>
          </table:table-cell>
          <table:table-cell office:value-type="float" office:value="0.789558985432587">
            <text:p>0.7895589854</text:p>
          </table:table-cell>
          <table:table-cell office:value-type="float" office:value="0.821527487195159">
            <text:p>0.8215274872</text:p>
          </table:table-cell>
          <table:table-cell office:value-type="float" office:value="0.687460964986552">
            <text:p>0.687460965</text:p>
          </table:table-cell>
          <table:table-cell office:value-type="float" office:value="0.793655539992895">
            <text:p>0.79365554</text:p>
          </table:table-cell>
          <table:table-cell office:value-type="float" office:value="0.813164574944711">
            <text:p>0.8131645749</text:p>
          </table:table-cell>
        </table:table-row>
        <table:table-row table:style-name="ro1">
          <table:table-cell office:value-type="float" office:value="0.913718351986676">
            <text:p>0.913718352</text:p>
          </table:table-cell>
          <table:table-cell office:value-type="float" office:value="0.985567874561171">
            <text:p>0.9855678746</text:p>
          </table:table-cell>
          <table:table-cell office:value-type="float" office:value="0.672810609032445">
            <text:p>0.672810609</text:p>
          </table:table-cell>
          <table:table-cell office:value-type="float" office:value="0.90465813416906">
            <text:p>0.9046581342</text:p>
          </table:table-cell>
          <table:table-cell office:value-type="float" office:value="0.905064796049592">
            <text:p>0.905064796</text:p>
          </table:table-cell>
          <table:table-cell office:value-type="float" office:value="0.98231523721882">
            <text:p>0.9823152372</text:p>
          </table:table-cell>
          <table:table-cell office:value-type="float" office:value="0.717085492112216">
            <text:p>0.7170854921</text:p>
          </table:table-cell>
          <table:table-cell office:value-type="float" office:value="0.915110720448538">
            <text:p>0.9151107204</text:p>
          </table:table-cell>
          <table:table-cell office:value-type="float" office:value="0.814719450485081">
            <text:p>0.8147194505</text:p>
          </table:table-cell>
          <table:table-cell office:value-type="float" office:value="0.764037715813136">
            <text:p>0.7640377158</text:p>
          </table:table-cell>
        </table:table-row>
        <table:table-row table:style-name="ro1">
          <table:table-cell office:value-type="float" office:value="0.750231386178702">
            <text:p>0.7502313862</text:p>
          </table:table-cell>
          <table:table-cell office:value-type="float" office:value="0.775068683714738">
            <text:p>0.7750686837</text:p>
          </table:table-cell>
          <table:table-cell office:value-type="float" office:value="0.682643841677246">
            <text:p>0.6826438417</text:p>
          </table:table-cell>
          <table:table-cell office:value-type="float" office:value="0.709000362896718">
            <text:p>0.7090003629</text:p>
          </table:table-cell>
          <table:table-cell office:value-type="float" office:value="0.633499858536362">
            <text:p>0.6334998585</text:p>
          </table:table-cell>
          <table:table-cell office:value-type="float" office:value="0.827195367344538">
            <text:p>0.8271953673</text:p>
          </table:table-cell>
          <table:table-cell office:value-type="float" office:value="0.718051996111665">
            <text:p>0.7180519961</text:p>
          </table:table-cell>
          <table:table-cell office:value-type="float" office:value="0.758928056286385">
            <text:p>0.7589280563</text:p>
          </table:table-cell>
          <table:table-cell office:value-type="float" office:value="0.744805234657328">
            <text:p>0.7448052347</text:p>
          </table:table-cell>
          <table:table-cell office:value-type="float" office:value="0.763378847734194">
            <text:p>0.7633788477</text:p>
          </table:table-cell>
        </table:table-row>
        <table:table-row table:style-name="ro1">
          <table:table-cell office:value-type="float" office:value="0.738410007122699">
            <text:p>0.7384100071</text:p>
          </table:table-cell>
          <table:table-cell office:value-type="float" office:value="0.689290151417726">
            <text:p>0.6892901514</text:p>
          </table:table-cell>
          <table:table-cell office:value-type="float" office:value="0.942188488323141">
            <text:p>0.9421884883</text:p>
          </table:table-cell>
          <table:table-cell office:value-type="float" office:value="0.974123201621078">
            <text:p>0.9741232016</text:p>
          </table:table-cell>
          <table:table-cell office:value-type="float" office:value="0.776883605554875">
            <text:p>0.7768836056</text:p>
          </table:table-cell>
          <table:table-cell office:value-type="float" office:value="0.673142689120225">
            <text:p>0.6731426891</text:p>
          </table:table-cell>
          <table:table-cell office:value-type="float" office:value="0.648805073055998">
            <text:p>0.6488050731</text:p>
          </table:table-cell>
          <table:table-cell office:value-type="float" office:value="0.781861305297019">
            <text:p>0.7818613053</text:p>
          </table:table-cell>
          <table:table-cell office:value-type="float" office:value="0.824404433342465">
            <text:p>0.8244044333</text:p>
          </table:table-cell>
          <table:table-cell office:value-type="float" office:value="0.840283875182276">
            <text:p>0.8402838752</text:p>
          </table:table-cell>
        </table:table-row>
        <table:table-row table:style-name="ro1">
          <table:table-cell office:value-type="float" office:value="0.916387499193567">
            <text:p>0.9163874992</text:p>
          </table:table-cell>
          <table:table-cell office:value-type="float" office:value="0.770877807112672">
            <text:p>0.7708778071</text:p>
          </table:table-cell>
          <table:table-cell office:value-type="float" office:value="0.832431582208442">
            <text:p>0.8324315822</text:p>
          </table:table-cell>
          <table:table-cell office:value-type="float" office:value="0.91917150248182">
            <text:p>0.9191715025</text:p>
          </table:table-cell>
          <table:table-cell office:value-type="float" office:value="0.905399351598385">
            <text:p>0.9053993516</text:p>
          </table:table-cell>
          <table:table-cell office:value-type="float" office:value="0.805888963017688">
            <text:p>0.805888963</text:p>
          </table:table-cell>
          <table:table-cell office:value-type="float" office:value="0.904452257434789">
            <text:p>0.9044522574</text:p>
          </table:table-cell>
          <table:table-cell office:value-type="float" office:value="0.728034529168672">
            <text:p>0.7280345292</text:p>
          </table:table-cell>
          <table:table-cell office:value-type="float" office:value="0.951542960302267">
            <text:p>0.9515429603</text:p>
          </table:table-cell>
          <table:table-cell office:value-type="float" office:value="0.694689501706055">
            <text:p>0.6946895017</text:p>
          </table:table-cell>
        </table:table-row>
        <table:table-row table:style-name="ro1">
          <table:table-cell office:value-type="float" office:value="0.873145533276511">
            <text:p>0.8731455333</text:p>
          </table:table-cell>
          <table:table-cell office:value-type="float" office:value="0.805631952248257">
            <text:p>0.8056319522</text:p>
          </table:table-cell>
          <table:table-cell office:value-type="float" office:value="0.724061695873684">
            <text:p>0.7240616959</text:p>
          </table:table-cell>
          <table:table-cell office:value-type="float" office:value="0.861291676584825">
            <text:p>0.8612916766</text:p>
          </table:table-cell>
          <table:table-cell office:value-type="float" office:value="0.760634373481942">
            <text:p>0.7606343735</text:p>
          </table:table-cell>
          <table:table-cell office:value-type="float" office:value="0.840322682165672">
            <text:p>0.8403226822</text:p>
          </table:table-cell>
          <table:table-cell office:value-type="float" office:value="0.848247113599192">
            <text:p>0.8482471136</text:p>
          </table:table-cell>
          <table:table-cell office:value-type="float" office:value="0.680730261784401">
            <text:p>0.6807302618</text:p>
          </table:table-cell>
          <table:table-cell office:value-type="float" office:value="0.787229475088051">
            <text:p>0.7872294751</text:p>
          </table:table-cell>
          <table:table-cell office:value-type="float" office:value="0.87067386119023">
            <text:p>0.8706738612</text:p>
          </table:table-cell>
        </table:table-row>
        <table:table-row table:style-name="ro1">
          <table:table-cell office:value-type="float" office:value="0.626698845688372">
            <text:p>0.6266988457</text:p>
          </table:table-cell>
          <table:table-cell office:value-type="float" office:value="0.660719335530831">
            <text:p>0.6607193355</text:p>
          </table:table-cell>
          <table:table-cell office:value-type="float" office:value="0.781504149189422">
            <text:p>0.7815041492</text:p>
          </table:table-cell>
          <table:table-cell office:value-type="float" office:value="0.861554046099094">
            <text:p>0.8615540461</text:p>
          </table:table-cell>
          <table:table-cell office:value-type="float" office:value="0.788935982813289">
            <text:p>0.7889359828</text:p>
          </table:table-cell>
          <table:table-cell office:value-type="float" office:value="0.870359423123165">
            <text:p>0.8703594231</text:p>
          </table:table-cell>
          <table:table-cell office:value-type="float" office:value="0.735440289307241">
            <text:p>0.7354402893</text:p>
          </table:table-cell>
          <table:table-cell office:value-type="float" office:value="0.625296199877459">
            <text:p>0.6252961999</text:p>
          </table:table-cell>
          <table:table-cell office:value-type="float" office:value="0.689288500452874">
            <text:p>0.6892885005</text:p>
          </table:table-cell>
          <table:table-cell office:value-type="float" office:value="0.850421109163914">
            <text:p>0.8504211092</text:p>
          </table:table-cell>
        </table:table-row>
        <table:table-row table:style-name="ro1">
          <table:table-cell office:value-type="float" office:value="0.74435290821901">
            <text:p>0.7443529082</text:p>
          </table:table-cell>
          <table:table-cell office:value-type="float" office:value="0.92792933186556">
            <text:p>0.9279293319</text:p>
          </table:table-cell>
          <table:table-cell office:value-type="float" office:value="0.937491303463054">
            <text:p>0.9374913035</text:p>
          </table:table-cell>
          <table:table-cell office:value-type="float" office:value="0.749276129238594">
            <text:p>0.7492761292</text:p>
          </table:table-cell>
          <table:table-cell office:value-type="float" office:value="0.926086254669432">
            <text:p>0.9260862547</text:p>
          </table:table-cell>
          <table:table-cell office:value-type="float" office:value="0.883423569923528">
            <text:p>0.8834235699</text:p>
          </table:table-cell>
          <table:table-cell office:value-type="float" office:value="0.956002091390741">
            <text:p>0.9560020914</text:p>
          </table:table-cell>
          <table:table-cell office:value-type="float" office:value="0.8266981403089">
            <text:p>0.8266981403</text:p>
          </table:table-cell>
          <table:table-cell office:value-type="float" office:value="0.870492385686488">
            <text:p>0.8704923857</text:p>
          </table:table-cell>
          <table:table-cell office:value-type="float" office:value="0.871062229699716">
            <text:p>0.8710622297</text:p>
          </table:table-cell>
        </table:table-row>
        <table:table-row table:style-name="ro1">
          <table:table-cell office:value-type="float" office:value="0.770458501623834">
            <text:p>0.7704585016</text:p>
          </table:table-cell>
          <table:table-cell office:value-type="float" office:value="0.828647770986554">
            <text:p>0.828647771</text:p>
          </table:table-cell>
          <table:table-cell office:value-type="float" office:value="0.60254215408415">
            <text:p>0.6025421541</text:p>
          </table:table-cell>
          <table:table-cell office:value-type="float" office:value="0.74335188812859">
            <text:p>0.7433518881</text:p>
          </table:table-cell>
          <table:table-cell office:value-type="float" office:value="0.694901328993383">
            <text:p>0.694901329</text:p>
          </table:table-cell>
          <table:table-cell office:value-type="float" office:value="0.659699687107349">
            <text:p>0.6596996871</text:p>
          </table:table-cell>
          <table:table-cell office:value-type="float" office:value="0.80085227364913">
            <text:p>0.8008522736</text:p>
          </table:table-cell>
          <table:table-cell office:value-type="float" office:value="0.873220329100799">
            <text:p>0.8732203291</text:p>
          </table:table-cell>
          <table:table-cell office:value-type="float" office:value="0.933451416988395">
            <text:p>0.933451417</text:p>
          </table:table-cell>
          <table:table-cell office:value-type="float" office:value="0.905209386826521">
            <text:p>0.9052093868</text:p>
          </table:table-cell>
        </table:table-row>
        <table:table-row table:style-name="ro1">
          <table:table-cell office:value-type="float" office:value="0.707204500390431">
            <text:p>0.7072045004</text:p>
          </table:table-cell>
          <table:table-cell office:value-type="float" office:value="0.77578728407192">
            <text:p>0.7757872841</text:p>
          </table:table-cell>
          <table:table-cell office:value-type="float" office:value="0.716784085960695">
            <text:p>0.716784086</text:p>
          </table:table-cell>
          <table:table-cell office:value-type="float" office:value="0.818305678826228">
            <text:p>0.8183056788</text:p>
          </table:table-cell>
          <table:table-cell office:value-type="float" office:value="0.740991177797046">
            <text:p>0.7409911778</text:p>
          </table:table-cell>
          <table:table-cell office:value-type="float" office:value="0.870011030674498">
            <text:p>0.8700110307</text:p>
          </table:table-cell>
          <table:table-cell office:value-type="float" office:value="0.774160826108729">
            <text:p>0.7741608261</text:p>
          </table:table-cell>
          <table:table-cell office:value-type="float" office:value="0.72841341190343">
            <text:p>0.7284134119</text:p>
          </table:table-cell>
          <table:table-cell office:value-type="float" office:value="0.7157148648563">
            <text:p>0.7157148649</text:p>
          </table:table-cell>
          <table:table-cell office:value-type="float" office:value="0.78320231497994">
            <text:p>0.783202315</text:p>
          </table:table-cell>
        </table:table-row>
        <table:table-row table:style-name="ro1">
          <table:table-cell office:value-type="float" office:value="0.775121160610729">
            <text:p>0.7751211606</text:p>
          </table:table-cell>
          <table:table-cell office:value-type="float" office:value="0.78145246446605">
            <text:p>0.7814524645</text:p>
          </table:table-cell>
          <table:table-cell office:value-type="float" office:value="0.786325995150815">
            <text:p>0.7863259952</text:p>
          </table:table-cell>
          <table:table-cell office:value-type="float" office:value="0.703160248626503">
            <text:p>0.7031602486</text:p>
          </table:table-cell>
          <table:table-cell office:value-type="float" office:value="0.82010236536667">
            <text:p>0.8201023654</text:p>
          </table:table-cell>
          <table:table-cell office:value-type="float" office:value="0.80213824289292">
            <text:p>0.8021382429</text:p>
          </table:table-cell>
          <table:table-cell office:value-type="float" office:value="0.775361913321676">
            <text:p>0.7753619133</text:p>
          </table:table-cell>
          <table:table-cell office:value-type="float" office:value="0.740336691580966">
            <text:p>0.7403366916</text:p>
          </table:table-cell>
          <table:table-cell office:value-type="float" office:value="0.821509388190605">
            <text:p>0.8215093882</text:p>
          </table:table-cell>
          <table:table-cell office:value-type="float" office:value="0.861839645932829">
            <text:p>0.8618396459</text:p>
          </table:table-cell>
        </table:table-row>
        <table:table-row table:style-name="ro1">
          <table:table-cell office:value-type="float" office:value="0.830405691097114">
            <text:p>0.8304056911</text:p>
          </table:table-cell>
          <table:table-cell office:value-type="float" office:value="0.701223036437835">
            <text:p>0.7012230364</text:p>
          </table:table-cell>
          <table:table-cell office:value-type="float" office:value="0.778292754252876">
            <text:p>0.7782927543</text:p>
          </table:table-cell>
          <table:table-cell office:value-type="float" office:value="0.705870079714664">
            <text:p>0.7058700797</text:p>
          </table:table-cell>
          <table:table-cell office:value-type="float" office:value="0.706208053808203">
            <text:p>0.7062080538</text:p>
          </table:table-cell>
          <table:table-cell office:value-type="float" office:value="0.710504746873356">
            <text:p>0.7105047469</text:p>
          </table:table-cell>
          <table:table-cell office:value-type="float" office:value="0.744877574332007">
            <text:p>0.7448775743</text:p>
          </table:table-cell>
          <table:table-cell office:value-type="float" office:value="0.701535349388919">
            <text:p>0.7015353494</text:p>
          </table:table-cell>
          <table:table-cell office:value-type="float" office:value="0.756144415486875">
            <text:p>0.7561444155</text:p>
          </table:table-cell>
          <table:table-cell office:value-type="float" office:value="0.732574230112396">
            <text:p>0.7325742301</text:p>
          </table:table-cell>
        </table:table-row>
        <table:table-row table:style-name="ro1">
          <table:table-cell office:value-type="float" office:value="0.679754146256233">
            <text:p>0.6797541463</text:p>
          </table:table-cell>
          <table:table-cell office:value-type="float" office:value="0.947372717104466">
            <text:p>0.9473727171</text:p>
          </table:table-cell>
          <table:table-cell office:value-type="float" office:value="0.732042354936617">
            <text:p>0.7320423549</text:p>
          </table:table-cell>
          <table:table-cell office:value-type="float" office:value="0.805334131465871">
            <text:p>0.8053341315</text:p>
          </table:table-cell>
          <table:table-cell office:value-type="float" office:value="0.81975675548461">
            <text:p>0.8197567555</text:p>
          </table:table-cell>
          <table:table-cell office:value-type="float" office:value="0.67497670144649">
            <text:p>0.6749767014</text:p>
          </table:table-cell>
          <table:table-cell office:value-type="float" office:value="0.904418671520143">
            <text:p>0.9044186715</text:p>
          </table:table-cell>
          <table:table-cell office:value-type="float" office:value="0.811120747508596">
            <text:p>0.8111207475</text:p>
          </table:table-cell>
          <table:table-cell office:value-type="float" office:value="0.84999817273972">
            <text:p>0.8499981727</text:p>
          </table:table-cell>
          <table:table-cell office:value-type="float" office:value="0.818928535234601">
            <text:p>0.8189285352</text:p>
          </table:table-cell>
        </table:table-row>
        <table:table-row table:style-name="ro1">
          <table:table-cell office:value-type="float" office:value="0.993885268355307">
            <text:p>0.9938852684</text:p>
          </table:table-cell>
          <table:table-cell office:value-type="float" office:value="0.613700926617806">
            <text:p>0.6137009266</text:p>
          </table:table-cell>
          <table:table-cell office:value-type="float" office:value="0.673017211815467">
            <text:p>0.6730172118</text:p>
          </table:table-cell>
          <table:table-cell office:value-type="float" office:value="0.79644997733589">
            <text:p>0.7964499773</text:p>
          </table:table-cell>
          <table:table-cell office:value-type="float" office:value="0.727816548795955">
            <text:p>0.7278165488</text:p>
          </table:table-cell>
          <table:table-cell office:value-type="float" office:value="0.789429387872737">
            <text:p>0.7894293879</text:p>
          </table:table-cell>
          <table:table-cell office:value-type="float" office:value="0.753516959573217">
            <text:p>0.7535169596</text:p>
          </table:table-cell>
          <table:table-cell office:value-type="float" office:value="0.802082662231089">
            <text:p>0.8020826622</text:p>
          </table:table-cell>
          <table:table-cell office:value-type="float" office:value="0.849674065105425">
            <text:p>0.8496740651</text:p>
          </table:table-cell>
          <table:table-cell office:value-type="float" office:value="0.824155261704741">
            <text:p>0.8241552617</text:p>
          </table:table-cell>
        </table:table-row>
        <table:table-row table:style-name="ro1">
          <table:table-cell office:value-type="float" office:value="0.809689405261038">
            <text:p>0.8096894053</text:p>
          </table:table-cell>
          <table:table-cell office:value-type="float" office:value="0.73256420584697">
            <text:p>0.7325642058</text:p>
          </table:table-cell>
          <table:table-cell office:value-type="float" office:value="0.741166442759807">
            <text:p>0.7411664428</text:p>
          </table:table-cell>
          <table:table-cell office:value-type="float" office:value="0.622938727307927">
            <text:p>0.6229387273</text:p>
          </table:table-cell>
          <table:table-cell office:value-type="float" office:value="0.710723345982132">
            <text:p>0.710723346</text:p>
          </table:table-cell>
          <table:table-cell office:value-type="float" office:value="0.758111040398988">
            <text:p>0.7581110404</text:p>
          </table:table-cell>
          <table:table-cell office:value-type="float" office:value="0.637731617067004">
            <text:p>0.6377316171</text:p>
          </table:table-cell>
          <table:table-cell office:value-type="float" office:value="0.704693750559875">
            <text:p>0.7046937506</text:p>
          </table:table-cell>
          <table:table-cell office:value-type="float" office:value="0.637040124933912">
            <text:p>0.6370401249</text:p>
          </table:table-cell>
          <table:table-cell office:value-type="float" office:value="0.633563676988592">
            <text:p>0.633563677</text:p>
          </table:table-cell>
        </table:table-row>
        <table:table-row table:style-name="ro1">
          <table:table-cell office:value-type="float" office:value="0.775491775925963">
            <text:p>0.7754917759</text:p>
          </table:table-cell>
          <table:table-cell office:value-type="float" office:value="0.68951228586023">
            <text:p>0.6895122859</text:p>
          </table:table-cell>
          <table:table-cell office:value-type="float" office:value="0.951038602155928">
            <text:p>0.9510386022</text:p>
          </table:table-cell>
          <table:table-cell office:value-type="float" office:value="0.809778138475588">
            <text:p>0.8097781385</text:p>
          </table:table-cell>
          <table:table-cell office:value-type="float" office:value="0.948808576005065">
            <text:p>0.948808576</text:p>
          </table:table-cell>
          <table:table-cell office:value-type="float" office:value="0.918889693393647">
            <text:p>0.9188896934</text:p>
          </table:table-cell>
          <table:table-cell office:value-type="float" office:value="0.976358825065454">
            <text:p>0.9763588251</text:p>
          </table:table-cell>
          <table:table-cell office:value-type="float" office:value="0.962043644249519">
            <text:p>0.9620436442</text:p>
          </table:table-cell>
          <table:table-cell office:value-type="float" office:value="0.896932359502236">
            <text:p>0.8969323595</text:p>
          </table:table-cell>
          <table:table-cell office:value-type="float" office:value="0.712276066498328">
            <text:p>0.7122760665</text:p>
          </table:table-cell>
        </table:table-row>
        <table:table-row table:style-name="ro1">
          <table:table-cell office:value-type="float" office:value="0.867474007948124">
            <text:p>0.8674740079</text:p>
          </table:table-cell>
          <table:table-cell office:value-type="float" office:value="0.882825326862702">
            <text:p>0.8828253269</text:p>
          </table:table-cell>
          <table:table-cell office:value-type="float" office:value="0.752754352839991">
            <text:p>0.7527543528</text:p>
          </table:table-cell>
          <table:table-cell office:value-type="float" office:value="0.795254409736534">
            <text:p>0.7952544097</text:p>
          </table:table-cell>
          <table:table-cell office:value-type="float" office:value="0.864210334740468">
            <text:p>0.8642103347</text:p>
          </table:table-cell>
          <table:table-cell office:value-type="float" office:value="0.863661417267019">
            <text:p>0.8636614173</text:p>
          </table:table-cell>
          <table:table-cell office:value-type="float" office:value="0.92591612014227">
            <text:p>0.9259161201</text:p>
          </table:table-cell>
          <table:table-cell office:value-type="float" office:value="0.668008361659624">
            <text:p>0.6680083617</text:p>
          </table:table-cell>
          <table:table-cell office:value-type="float" office:value="0.869802624870034">
            <text:p>0.8698026249</text:p>
          </table:table-cell>
          <table:table-cell office:value-type="float" office:value="0.892130469117967">
            <text:p>0.8921304691</text:p>
          </table:table-cell>
        </table:table-row>
        <table:table-row table:style-name="ro1">
          <table:table-cell office:value-type="float" office:value="0.672775052297539">
            <text:p>0.6727750523</text:p>
          </table:table-cell>
          <table:table-cell office:value-type="float" office:value="0.648580341656644">
            <text:p>0.6485803417</text:p>
          </table:table-cell>
          <table:table-cell office:value-type="float" office:value="0.638345218105377">
            <text:p>0.6383452181</text:p>
          </table:table-cell>
          <table:table-cell office:value-type="float" office:value="0.797293353246301">
            <text:p>0.7972933532</text:p>
          </table:table-cell>
          <table:table-cell office:value-type="float" office:value="0.77964599157812">
            <text:p>0.7796459916</text:p>
          </table:table-cell>
          <table:table-cell office:value-type="float" office:value="0.69217479981797">
            <text:p>0.6921747998</text:p>
          </table:table-cell>
          <table:table-cell office:value-type="float" office:value="0.627560559615276">
            <text:p>0.6275605596</text:p>
          </table:table-cell>
          <table:table-cell office:value-type="float" office:value="0.736903747963186">
            <text:p>0.736903748</text:p>
          </table:table-cell>
          <table:table-cell office:value-type="float" office:value="0.790242886859211">
            <text:p>0.7902428869</text:p>
          </table:table-cell>
          <table:table-cell office:value-type="float" office:value="0.637688489346889">
            <text:p>0.6376884893</text:p>
          </table:table-cell>
        </table:table-row>
        <table:table-row table:style-name="ro1">
          <table:table-cell office:value-type="float" office:value="0.937462861455203">
            <text:p>0.9374628615</text:p>
          </table:table-cell>
          <table:table-cell office:value-type="float" office:value="0.796588745815336">
            <text:p>0.7965887458</text:p>
          </table:table-cell>
          <table:table-cell office:value-type="float" office:value="0.886119079366147">
            <text:p>0.8861190794</text:p>
          </table:table-cell>
          <table:table-cell office:value-type="float" office:value="0.861896907113827">
            <text:p>0.8618969071</text:p>
          </table:table-cell>
          <table:table-cell office:value-type="float" office:value="0.807481876545958">
            <text:p>0.8074818765</text:p>
          </table:table-cell>
          <table:table-cell office:value-type="float" office:value="0.926307759640869">
            <text:p>0.9263077596</text:p>
          </table:table-cell>
          <table:table-cell office:value-type="float" office:value="0.903025762346237">
            <text:p>0.9030257623</text:p>
          </table:table-cell>
          <table:table-cell office:value-type="float" office:value="0.81886630077695">
            <text:p>0.8188663008</text:p>
          </table:table-cell>
          <table:table-cell office:value-type="float" office:value="0.843696078359437">
            <text:p>0.8436960784</text:p>
          </table:table-cell>
          <table:table-cell office:value-type="float" office:value="0.92648484141746">
            <text:p>0.9264848414</text:p>
          </table:table-cell>
        </table:table-row>
        <table:table-row table:style-name="ro1">
          <table:table-cell office:value-type="float" office:value="0.886720051684556">
            <text:p>0.8867200517</text:p>
          </table:table-cell>
          <table:table-cell office:value-type="float" office:value="0.680823987689516">
            <text:p>0.6808239877</text:p>
          </table:table-cell>
          <table:table-cell office:value-type="float" office:value="0.821659102305807">
            <text:p>0.8216591023</text:p>
          </table:table-cell>
          <table:table-cell office:value-type="float" office:value="0.805987671352928">
            <text:p>0.8059876714</text:p>
          </table:table-cell>
          <table:table-cell office:value-type="float" office:value="0.849113551065645">
            <text:p>0.8491135511</text:p>
          </table:table-cell>
          <table:table-cell office:value-type="float" office:value="0.689936821891763">
            <text:p>0.6899368219</text:p>
          </table:table-cell>
          <table:table-cell office:value-type="float" office:value="0.926477615963552">
            <text:p>0.926477616</text:p>
          </table:table-cell>
          <table:table-cell office:value-type="float" office:value="0.86541275963981">
            <text:p>0.8654127596</text:p>
          </table:table-cell>
          <table:table-cell office:value-type="float" office:value="0.775671772909798">
            <text:p>0.7756717729</text:p>
          </table:table-cell>
          <table:table-cell office:value-type="float" office:value="0.743907515851272">
            <text:p>0.7439075159</text:p>
          </table:table-cell>
        </table:table-row>
        <table:table-row table:style-name="ro1">
          <table:table-cell office:value-type="float" office:value="0.928730543858383">
            <text:p>0.9287305439</text:p>
          </table:table-cell>
          <table:table-cell office:value-type="float" office:value="0.796990844794094">
            <text:p>0.7969908448</text:p>
          </table:table-cell>
          <table:table-cell office:value-type="float" office:value="0.758955008672011">
            <text:p>0.7589550087</text:p>
          </table:table-cell>
          <table:table-cell office:value-type="float" office:value="0.654804372746734">
            <text:p>0.6548043727</text:p>
          </table:table-cell>
          <table:table-cell office:value-type="float" office:value="0.760711597792623">
            <text:p>0.7607115978</text:p>
          </table:table-cell>
          <table:table-cell office:value-type="float" office:value="0.852928599651756">
            <text:p>0.8529285997</text:p>
          </table:table-cell>
          <table:table-cell office:value-type="float" office:value="0.867553716008611">
            <text:p>0.867553716</text:p>
          </table:table-cell>
          <table:table-cell office:value-type="float" office:value="0.906637895278608">
            <text:p>0.9066378953</text:p>
          </table:table-cell>
          <table:table-cell office:value-type="float" office:value="0.907582707113413">
            <text:p>0.9075827071</text:p>
          </table:table-cell>
          <table:table-cell office:value-type="float" office:value="0.618745478325766">
            <text:p>0.6187454783</text:p>
          </table:table-cell>
        </table:table-row>
        <table:table-row table:style-name="ro1">
          <table:table-cell office:value-type="float" office:value="0.876219910552642">
            <text:p>0.8762199106</text:p>
          </table:table-cell>
          <table:table-cell office:value-type="float" office:value="0.916501461695121">
            <text:p>0.9165014617</text:p>
          </table:table-cell>
          <table:table-cell office:value-type="float" office:value="0.818947838077368">
            <text:p>0.8189478381</text:p>
          </table:table-cell>
          <table:table-cell office:value-type="float" office:value="0.800916635188703">
            <text:p>0.8009166352</text:p>
          </table:table-cell>
          <table:table-cell office:value-type="float" office:value="0.862771243809638">
            <text:p>0.8627712438</text:p>
          </table:table-cell>
          <table:table-cell office:value-type="float" office:value="0.873040275034909">
            <text:p>0.873040275</text:p>
          </table:table-cell>
          <table:table-cell office:value-type="float" office:value="0.890956052086047">
            <text:p>0.8909560521</text:p>
          </table:table-cell>
          <table:table-cell office:value-type="float" office:value="0.749780824587294">
            <text:p>0.7497808246</text:p>
          </table:table-cell>
          <table:table-cell office:value-type="float" office:value="0.970751632802875">
            <text:p>0.9707516328</text:p>
          </table:table-cell>
          <table:table-cell office:value-type="float" office:value="0.890112873362251">
            <text:p>0.8901128734</text:p>
          </table:table-cell>
        </table:table-row>
        <table:table-row table:style-name="ro1">
          <table:table-cell office:value-type="float" office:value="0.787526277582835">
            <text:p>0.7875262776</text:p>
          </table:table-cell>
          <table:table-cell office:value-type="float" office:value="0.840667167801724">
            <text:p>0.8406671678</text:p>
          </table:table-cell>
          <table:table-cell office:value-type="float" office:value="0.740549026426169">
            <text:p>0.7405490264</text:p>
          </table:table-cell>
          <table:table-cell office:value-type="float" office:value="0.933825354892434">
            <text:p>0.9338253549</text:p>
          </table:table-cell>
          <table:table-cell office:value-type="float" office:value="0.830076093031115">
            <text:p>0.830076093</text:p>
          </table:table-cell>
          <table:table-cell office:value-type="float" office:value="0.930474447546144">
            <text:p>0.9304744475</text:p>
          </table:table-cell>
          <table:table-cell office:value-type="float" office:value="0.930245915594258">
            <text:p>0.9302459156</text:p>
          </table:table-cell>
          <table:table-cell office:value-type="float" office:value="0.818688684397814">
            <text:p>0.8186886844</text:p>
          </table:table-cell>
          <table:table-cell office:value-type="float" office:value="0.819098013134217">
            <text:p>0.8190980131</text:p>
          </table:table-cell>
          <table:table-cell office:value-type="float" office:value="0.925813587590771">
            <text:p>0.9258135876</text:p>
          </table:table-cell>
        </table:table-row>
        <table:table-row table:style-name="ro1">
          <table:table-cell office:value-type="float" office:value="0.775482092144773">
            <text:p>0.7754820921</text:p>
          </table:table-cell>
          <table:table-cell office:value-type="float" office:value="0.839578994809099">
            <text:p>0.8395789948</text:p>
          </table:table-cell>
          <table:table-cell office:value-type="float" office:value="0.861784570991425">
            <text:p>0.861784571</text:p>
          </table:table-cell>
          <table:table-cell office:value-type="float" office:value="0.883821549242208">
            <text:p>0.8838215492</text:p>
          </table:table-cell>
          <table:table-cell office:value-type="float" office:value="0.870687641306608">
            <text:p>0.8706876413</text:p>
          </table:table-cell>
          <table:table-cell office:value-type="float" office:value="0.784095519562488">
            <text:p>0.7840955196</text:p>
          </table:table-cell>
          <table:table-cell office:value-type="float" office:value="0.824772055637036">
            <text:p>0.8247720556</text:p>
          </table:table-cell>
          <table:table-cell office:value-type="float" office:value="0.823231096484787">
            <text:p>0.8232310965</text:p>
          </table:table-cell>
          <table:table-cell office:value-type="float" office:value="0.749329421176946">
            <text:p>0.7493294212</text:p>
          </table:table-cell>
          <table:table-cell office:value-type="float" office:value="0.71107857010379">
            <text:p>0.7110785701</text:p>
          </table:table-cell>
        </table:table-row>
        <table:table-row table:style-name="ro1">
          <table:table-cell office:value-type="float" office:value="0.853950473437021">
            <text:p>0.8539504734</text:p>
          </table:table-cell>
          <table:table-cell office:value-type="float" office:value="0.90556435160587">
            <text:p>0.9055643516</text:p>
          </table:table-cell>
          <table:table-cell office:value-type="float" office:value="0.818212284691157">
            <text:p>0.8182122847</text:p>
          </table:table-cell>
          <table:table-cell office:value-type="float" office:value="0.754980932986749">
            <text:p>0.754980933</text:p>
          </table:table-cell>
          <table:table-cell office:value-type="float" office:value="0.810699103764394">
            <text:p>0.8106991038</text:p>
          </table:table-cell>
          <table:table-cell office:value-type="float" office:value="0.851130740079721">
            <text:p>0.8511307401</text:p>
          </table:table-cell>
          <table:table-cell office:value-type="float" office:value="0.857774385171963">
            <text:p>0.8577743852</text:p>
          </table:table-cell>
          <table:table-cell office:value-type="float" office:value="0.711079986194035">
            <text:p>0.7110799862</text:p>
          </table:table-cell>
          <table:table-cell office:value-type="float" office:value="0.746266954539787">
            <text:p>0.7462669545</text:p>
          </table:table-cell>
          <table:table-cell office:value-type="float" office:value="0.818533458825467">
            <text:p>0.8185334588</text:p>
          </table:table-cell>
        </table:table-row>
        <table:table-row table:style-name="ro1">
          <table:table-cell office:value-type="float" office:value="0.796937107845623">
            <text:p>0.7969371078</text:p>
          </table:table-cell>
          <table:table-cell office:value-type="float" office:value="0.740345294300159">
            <text:p>0.7403452943</text:p>
          </table:table-cell>
          <table:table-cell office:value-type="float" office:value="0.60199087893726">
            <text:p>0.6019908789</text:p>
          </table:table-cell>
          <table:table-cell office:value-type="float" office:value="0.729112156192459">
            <text:p>0.7291121562</text:p>
          </table:table-cell>
          <table:table-cell office:value-type="float" office:value="0.827661831478948">
            <text:p>0.8276618315</text:p>
          </table:table-cell>
          <table:table-cell office:value-type="float" office:value="0.75683152443039">
            <text:p>0.7568315244</text:p>
          </table:table-cell>
          <table:table-cell office:value-type="float" office:value="0.761951238029377">
            <text:p>0.761951238</text:p>
          </table:table-cell>
          <table:table-cell office:value-type="float" office:value="0.645711030538471">
            <text:p>0.6457110305</text:p>
          </table:table-cell>
          <table:table-cell office:value-type="float" office:value="0.67253441543459">
            <text:p>0.6725344154</text:p>
          </table:table-cell>
          <table:table-cell office:value-type="float" office:value="0.663607836605809">
            <text:p>0.6636078366</text:p>
          </table:table-cell>
        </table:table-row>
        <table:table-row table:style-name="ro1">
          <table:table-cell office:value-type="float" office:value="0.868204256785461">
            <text:p>0.8682042568</text:p>
          </table:table-cell>
          <table:table-cell office:value-type="float" office:value="0.640492684510545">
            <text:p>0.6404926845</text:p>
          </table:table-cell>
          <table:table-cell office:value-type="float" office:value="0.710592462352281">
            <text:p>0.7105924624</text:p>
          </table:table-cell>
          <table:table-cell office:value-type="float" office:value="0.760436501668252">
            <text:p>0.7604365017</text:p>
          </table:table-cell>
          <table:table-cell office:value-type="float" office:value="0.738283101681226">
            <text:p>0.7382831017</text:p>
          </table:table-cell>
          <table:table-cell office:value-type="float" office:value="0.774248896332348">
            <text:p>0.7742488963</text:p>
          </table:table-cell>
          <table:table-cell office:value-type="float" office:value="0.773775800731563">
            <text:p>0.7737758007</text:p>
          </table:table-cell>
          <table:table-cell office:value-type="float" office:value="0.66958321188134">
            <text:p>0.6695832119</text:p>
          </table:table-cell>
          <table:table-cell office:value-type="float" office:value="0.583629683221955">
            <text:p>0.5836296832</text:p>
          </table:table-cell>
          <table:table-cell office:value-type="float" office:value="0.760655019574006">
            <text:p>0.7606550196</text:p>
          </table:table-cell>
        </table:table-row>
        <table:table-row table:style-name="ro1">
          <table:table-cell office:value-type="float" office:value="0.758646177801845">
            <text:p>0.7586461778</text:p>
          </table:table-cell>
          <table:table-cell office:value-type="float" office:value="0.919054073152937">
            <text:p>0.9190540732</text:p>
          </table:table-cell>
          <table:table-cell office:value-type="float" office:value="0.799651545109031">
            <text:p>0.7996515451</text:p>
          </table:table-cell>
          <table:table-cell office:value-type="float" office:value="0.887632112873583">
            <text:p>0.8876321129</text:p>
          </table:table-cell>
          <table:table-cell office:value-type="float" office:value="0.744741030787437">
            <text:p>0.7447410308</text:p>
          </table:table-cell>
          <table:table-cell office:value-type="float" office:value="0.882661554983237">
            <text:p>0.882661555</text:p>
          </table:table-cell>
          <table:table-cell office:value-type="float" office:value="0.784425928773662">
            <text:p>0.7844259288</text:p>
          </table:table-cell>
          <table:table-cell office:value-type="float" office:value="0.948045661928546">
            <text:p>0.9480456619</text:p>
          </table:table-cell>
          <table:table-cell office:value-type="float" office:value="0.847623168559483">
            <text:p>0.8476231686</text:p>
          </table:table-cell>
          <table:table-cell office:value-type="float" office:value="0.628741571861407">
            <text:p>0.6287415719</text:p>
          </table:table-cell>
        </table:table-row>
        <table:table-row table:style-name="ro1">
          <table:table-cell office:value-type="float" office:value="0.799471084848456">
            <text:p>0.7994710848</text:p>
          </table:table-cell>
          <table:table-cell office:value-type="float" office:value="0.776167163866051">
            <text:p>0.7761671639</text:p>
          </table:table-cell>
          <table:table-cell office:value-type="float" office:value="0.929031170483233">
            <text:p>0.9290311705</text:p>
          </table:table-cell>
          <table:table-cell office:value-type="float" office:value="0.79283652032643">
            <text:p>0.7928365203</text:p>
          </table:table-cell>
          <table:table-cell office:value-type="float" office:value="0.780683058532662">
            <text:p>0.7806830585</text:p>
          </table:table-cell>
          <table:table-cell office:value-type="float" office:value="0.792081627716444">
            <text:p>0.7920816277</text:p>
          </table:table-cell>
          <table:table-cell office:value-type="float" office:value="0.846605567118752">
            <text:p>0.8466055671</text:p>
          </table:table-cell>
          <table:table-cell office:value-type="float" office:value="0.844361795370283">
            <text:p>0.8443617954</text:p>
          </table:table-cell>
          <table:table-cell office:value-type="float" office:value="0.796968835580089">
            <text:p>0.7969688356</text:p>
          </table:table-cell>
          <table:table-cell office:value-type="float" office:value="0.839634826551986">
            <text:p>0.8396348266</text:p>
          </table:table-cell>
        </table:table-row>
        <table:table-row table:style-name="ro1">
          <table:table-cell office:value-type="float" office:value="0.643209090854232">
            <text:p>0.6432090909</text:p>
          </table:table-cell>
          <table:table-cell office:value-type="float" office:value="0.810119204381776">
            <text:p>0.8101192044</text:p>
          </table:table-cell>
          <table:table-cell office:value-type="float" office:value="0.674774987198895">
            <text:p>0.6747749872</text:p>
          </table:table-cell>
          <table:table-cell office:value-type="float" office:value="0.672623377224335">
            <text:p>0.6726233772</text:p>
          </table:table-cell>
          <table:table-cell office:value-type="float" office:value="0.621074842522772">
            <text:p>0.6210748425</text:p>
          </table:table-cell>
          <table:table-cell office:value-type="float" office:value="0.56302937173194">
            <text:p>0.5630293717</text:p>
          </table:table-cell>
          <table:table-cell office:value-type="float" office:value="0.701564145516631">
            <text:p>0.7015641455</text:p>
          </table:table-cell>
          <table:table-cell office:value-type="float" office:value="0.732731193987415">
            <text:p>0.732731194</text:p>
          </table:table-cell>
          <table:table-cell office:value-type="float" office:value="0.672513355485565">
            <text:p>0.6725133555</text:p>
          </table:table-cell>
          <table:table-cell office:value-type="float" office:value="0.683639617356608">
            <text:p>0.6836396174</text:p>
          </table:table-cell>
        </table:table-row>
        <table:table-row table:style-name="ro1">
          <table:table-cell office:value-type="float" office:value="0.870662957989702">
            <text:p>0.870662958</text:p>
          </table:table-cell>
          <table:table-cell office:value-type="float" office:value="0.939154185485948">
            <text:p>0.9391541855</text:p>
          </table:table-cell>
          <table:table-cell office:value-type="float" office:value="0.753819819087104">
            <text:p>0.7538198191</text:p>
          </table:table-cell>
          <table:table-cell office:value-type="float" office:value="0.731616710651324">
            <text:p>0.7316167107</text:p>
          </table:table-cell>
          <table:table-cell office:value-type="float" office:value="0.926639138502638">
            <text:p>0.9266391385</text:p>
          </table:table-cell>
          <table:table-cell office:value-type="float" office:value="0.740530124256981">
            <text:p>0.7405301243</text:p>
          </table:table-cell>
          <table:table-cell office:value-type="float" office:value="0.854159669825025">
            <text:p>0.8541596698</text:p>
          </table:table-cell>
          <table:table-cell office:value-type="float" office:value="0.947393286439815">
            <text:p>0.9473932864</text:p>
          </table:table-cell>
          <table:table-cell office:value-type="float" office:value="0.885115025350393">
            <text:p>0.8851150254</text:p>
          </table:table-cell>
          <table:table-cell office:value-type="float" office:value="1.03462099966892">
            <text:p>1.0346209997</text:p>
          </table:table-cell>
        </table:table-row>
        <table:table-row table:style-name="ro1">
          <table:table-cell office:value-type="float" office:value="0.807491207508411">
            <text:p>0.8074912075</text:p>
          </table:table-cell>
          <table:table-cell office:value-type="float" office:value="0.804135042695532">
            <text:p>0.8041350427</text:p>
          </table:table-cell>
          <table:table-cell office:value-type="float" office:value="0.947429930998985">
            <text:p>0.947429931</text:p>
          </table:table-cell>
          <table:table-cell office:value-type="float" office:value="0.852977182591476">
            <text:p>0.8529771826</text:p>
          </table:table-cell>
          <table:table-cell office:value-type="float" office:value="0.731822985334818">
            <text:p>0.7318229853</text:p>
          </table:table-cell>
          <table:table-cell office:value-type="float" office:value="0.586005397523566">
            <text:p>0.5860053975</text:p>
          </table:table-cell>
          <table:table-cell office:value-type="float" office:value="0.738091858423133">
            <text:p>0.7380918584</text:p>
          </table:table-cell>
          <table:table-cell office:value-type="float" office:value="0.806440866041302">
            <text:p>0.806440866</text:p>
          </table:table-cell>
          <table:table-cell office:value-type="float" office:value="0.712751199256147">
            <text:p>0.7127511993</text:p>
          </table:table-cell>
          <table:table-cell office:value-type="float" office:value="0.748750077102111">
            <text:p>0.7487500771</text:p>
          </table:table-cell>
        </table:table-row>
        <table:table-row table:style-name="ro1">
          <table:table-cell office:value-type="float" office:value="0.672322777581782">
            <text:p>0.6723227776</text:p>
          </table:table-cell>
          <table:table-cell office:value-type="float" office:value="0.784267768285165">
            <text:p>0.7842677683</text:p>
          </table:table-cell>
          <table:table-cell office:value-type="float" office:value="0.759381121502919">
            <text:p>0.7593811215</text:p>
          </table:table-cell>
          <table:table-cell office:value-type="float" office:value="0.724018192842944">
            <text:p>0.7240181928</text:p>
          </table:table-cell>
          <table:table-cell office:value-type="float" office:value="0.840382104155584">
            <text:p>0.8403821042</text:p>
          </table:table-cell>
          <table:table-cell office:value-type="float" office:value="0.672353920916251">
            <text:p>0.6723539209</text:p>
          </table:table-cell>
          <table:table-cell office:value-type="float" office:value="0.870370075588673">
            <text:p>0.8703700756</text:p>
          </table:table-cell>
          <table:table-cell office:value-type="float" office:value="0.867265514056724">
            <text:p>0.8672655141</text:p>
          </table:table-cell>
          <table:table-cell office:value-type="float" office:value="0.811436146528173">
            <text:p>0.8114361465</text:p>
          </table:table-cell>
          <table:table-cell office:value-type="float" office:value="0.732665004804944">
            <text:p>0.7326650048</text:p>
          </table:table-cell>
        </table:table-row>
        <table:table-row table:style-name="ro1">
          <table:table-cell office:value-type="float" office:value="0.74970441728499">
            <text:p>0.7497044173</text:p>
          </table:table-cell>
          <table:table-cell office:value-type="float" office:value="0.80201205641736">
            <text:p>0.8020120564</text:p>
          </table:table-cell>
          <table:table-cell office:value-type="float" office:value="0.603065865492169">
            <text:p>0.6030658655</text:p>
          </table:table-cell>
          <table:table-cell office:value-type="float" office:value="0.768748964145964">
            <text:p>0.7687489641</text:p>
          </table:table-cell>
          <table:table-cell office:value-type="float" office:value="0.890177619477895">
            <text:p>0.8901776195</text:p>
          </table:table-cell>
          <table:table-cell office:value-type="float" office:value="0.711312163526285">
            <text:p>0.7113121635</text:p>
          </table:table-cell>
          <table:table-cell office:value-type="float" office:value="0.957450893826015">
            <text:p>0.9574508938</text:p>
          </table:table-cell>
          <table:table-cell office:value-type="float" office:value="0.835633151488685">
            <text:p>0.8356331515</text:p>
          </table:table-cell>
          <table:table-cell office:value-type="float" office:value="0.79210522902813">
            <text:p>0.792105229</text:p>
          </table:table-cell>
          <table:table-cell office:value-type="float" office:value="0.883612568492542">
            <text:p>0.8836125685</text:p>
          </table:table-cell>
        </table:table-row>
        <table:table-row table:style-name="ro1">
          <table:table-cell office:value-type="float" office:value="0.724462736527195">
            <text:p>0.7244627365</text:p>
          </table:table-cell>
          <table:table-cell office:value-type="float" office:value="0.737578746654505">
            <text:p>0.7375787467</text:p>
          </table:table-cell>
          <table:table-cell office:value-type="float" office:value="0.789666868578581">
            <text:p>0.7896668686</text:p>
          </table:table-cell>
          <table:table-cell office:value-type="float" office:value="0.749599700017409">
            <text:p>0.7495997</text:p>
          </table:table-cell>
          <table:table-cell office:value-type="float" office:value="0.746666896869724">
            <text:p>0.7466668969</text:p>
          </table:table-cell>
          <table:table-cell office:value-type="float" office:value="0.73601874642692">
            <text:p>0.7360187464</text:p>
          </table:table-cell>
          <table:table-cell office:value-type="float" office:value="0.766980980734196">
            <text:p>0.7669809807</text:p>
          </table:table-cell>
          <table:table-cell office:value-type="float" office:value="0.698293798180666">
            <text:p>0.6982937982</text:p>
          </table:table-cell>
          <table:table-cell office:value-type="float" office:value="0.686611657446202">
            <text:p>0.6866116574</text:p>
          </table:table-cell>
          <table:table-cell office:value-type="float" office:value="0.689151092580538">
            <text:p>0.6891510926</text:p>
          </table:table-cell>
        </table:table-row>
        <table:table-row table:style-name="ro1">
          <table:table-cell office:value-type="float" office:value="0.861084362402676">
            <text:p>0.8610843624</text:p>
          </table:table-cell>
          <table:table-cell office:value-type="float" office:value="0.827604664544159">
            <text:p>0.8276046645</text:p>
          </table:table-cell>
          <table:table-cell office:value-type="float" office:value="0.81221146218453">
            <text:p>0.8122114622</text:p>
          </table:table-cell>
          <table:table-cell office:value-type="float" office:value="0.836650313307418">
            <text:p>0.8366503133</text:p>
          </table:table-cell>
          <table:table-cell office:value-type="float" office:value="0.904566148575376">
            <text:p>0.9045661486</text:p>
          </table:table-cell>
          <table:table-cell office:value-type="float" office:value="0.711883012897272">
            <text:p>0.7118830129</text:p>
          </table:table-cell>
          <table:table-cell office:value-type="float" office:value="0.770728311311823">
            <text:p>0.7707283113</text:p>
          </table:table-cell>
          <table:table-cell office:value-type="float" office:value="0.848797105209676">
            <text:p>0.8487971052</text:p>
          </table:table-cell>
          <table:table-cell office:value-type="float" office:value="0.719407826828397">
            <text:p>0.7194078268</text:p>
          </table:table-cell>
          <table:table-cell office:value-type="float" office:value="0.903317794590611">
            <text:p>0.9033177946</text:p>
          </table:table-cell>
        </table:table-row>
        <table:table-row table:style-name="ro1">
          <table:table-cell office:value-type="float" office:value="0.700388794603212">
            <text:p>0.7003887946</text:p>
          </table:table-cell>
          <table:table-cell office:value-type="float" office:value="0.77564892169866">
            <text:p>0.7756489217</text:p>
          </table:table-cell>
          <table:table-cell office:value-type="float" office:value="0.778423635073103">
            <text:p>0.7784236351</text:p>
          </table:table-cell>
          <table:table-cell office:value-type="float" office:value="0.775941934917253">
            <text:p>0.7759419349</text:p>
          </table:table-cell>
          <table:table-cell office:value-type="float" office:value="0.926024580541874">
            <text:p>0.9260245805</text:p>
          </table:table-cell>
          <table:table-cell office:value-type="float" office:value="0.839872952328328">
            <text:p>0.8398729523</text:p>
          </table:table-cell>
          <table:table-cell office:value-type="float" office:value="0.830220454153961">
            <text:p>0.8302204542</text:p>
          </table:table-cell>
          <table:table-cell office:value-type="float" office:value="0.845012406335539">
            <text:p>0.8450124063</text:p>
          </table:table-cell>
          <table:table-cell office:value-type="float" office:value="0.928449507296038">
            <text:p>0.9284495073</text:p>
          </table:table-cell>
          <table:table-cell office:value-type="float" office:value="0.854119865195465">
            <text:p>0.8541198652</text:p>
          </table:table-cell>
        </table:table-row>
        <table:table-row table:style-name="ro1">
          <table:table-cell office:value-type="float" office:value="0.797510954969749">
            <text:p>0.797510955</text:p>
          </table:table-cell>
          <table:table-cell office:value-type="float" office:value="0.781563601460802">
            <text:p>0.7815636015</text:p>
          </table:table-cell>
          <table:table-cell office:value-type="float" office:value="0.744267363459868">
            <text:p>0.7442673635</text:p>
          </table:table-cell>
          <table:table-cell office:value-type="float" office:value="0.695048403175429">
            <text:p>0.6950484032</text:p>
          </table:table-cell>
          <table:table-cell office:value-type="float" office:value="0.862068801839846">
            <text:p>0.8620688018</text:p>
          </table:table-cell>
          <table:table-cell office:value-type="float" office:value="0.888334845585516">
            <text:p>0.8883348456</text:p>
          </table:table-cell>
          <table:table-cell office:value-type="float" office:value="0.770137201218017">
            <text:p>0.7701372012</text:p>
          </table:table-cell>
          <table:table-cell office:value-type="float" office:value="0.683532063432986">
            <text:p>0.6835320634</text:p>
          </table:table-cell>
          <table:table-cell office:value-type="float" office:value="0.888904209063294">
            <text:p>0.8889042091</text:p>
          </table:table-cell>
          <table:table-cell office:value-type="float" office:value="0.592587691248072">
            <text:p>0.5925876912</text:p>
          </table:table-cell>
        </table:table-row>
        <table:table-row table:style-name="ro1">
          <table:table-cell office:value-type="float" office:value="0.654771722921087">
            <text:p>0.6547717229</text:p>
          </table:table-cell>
          <table:table-cell office:value-type="float" office:value="0.867847293313856">
            <text:p>0.8678472933</text:p>
          </table:table-cell>
          <table:table-cell office:value-type="float" office:value="0.826972845342422">
            <text:p>0.8269728453</text:p>
          </table:table-cell>
          <table:table-cell office:value-type="float" office:value="0.895344589308248">
            <text:p>0.8953445893</text:p>
          </table:table-cell>
          <table:table-cell office:value-type="float" office:value="0.711888509587512">
            <text:p>0.7118885096</text:p>
          </table:table-cell>
          <table:table-cell office:value-type="float" office:value="0.67366987866757">
            <text:p>0.6736698787</text:p>
          </table:table-cell>
          <table:table-cell office:value-type="float" office:value="0.740501549365155">
            <text:p>0.7405015494</text:p>
          </table:table-cell>
          <table:table-cell office:value-type="float" office:value="0.969197442141437">
            <text:p>0.9691974421</text:p>
          </table:table-cell>
          <table:table-cell office:value-type="float" office:value="0.646191038545679">
            <text:p>0.6461910385</text:p>
          </table:table-cell>
          <table:table-cell office:value-type="float" office:value="0.88285745181398">
            <text:p>0.8828574518</text:p>
          </table:table-cell>
        </table:table-row>
        <table:table-row table:style-name="ro1">
          <table:table-cell office:value-type="float" office:value="0.711215145710307">
            <text:p>0.7112151457</text:p>
          </table:table-cell>
          <table:table-cell office:value-type="float" office:value="0.735154001555522">
            <text:p>0.7351540016</text:p>
          </table:table-cell>
          <table:table-cell office:value-type="float" office:value="0.861921674143372">
            <text:p>0.8619216741</text:p>
          </table:table-cell>
          <table:table-cell office:value-type="float" office:value="0.865063120114567">
            <text:p>0.8650631201</text:p>
          </table:table-cell>
          <table:table-cell office:value-type="float" office:value="0.853044357489601">
            <text:p>0.8530443575</text:p>
          </table:table-cell>
          <table:table-cell office:value-type="float" office:value="0.645277504085142">
            <text:p>0.6452775041</text:p>
          </table:table-cell>
          <table:table-cell office:value-type="float" office:value="0.773932692973996">
            <text:p>0.773932693</text:p>
          </table:table-cell>
          <table:table-cell office:value-type="float" office:value="0.84181713793028">
            <text:p>0.8418171379</text:p>
          </table:table-cell>
          <table:table-cell office:value-type="float" office:value="0.808217936493618">
            <text:p>0.8082179365</text:p>
          </table:table-cell>
          <table:table-cell office:value-type="float" office:value="0.829571193699831">
            <text:p>0.8295711937</text:p>
          </table:table-cell>
        </table:table-row>
        <table:table-row table:style-name="ro1">
          <table:table-cell office:value-type="float" office:value="0.884679975097149">
            <text:p>0.8846799751</text:p>
          </table:table-cell>
          <table:table-cell office:value-type="float" office:value="0.890698248259837">
            <text:p>0.8906982483</text:p>
          </table:table-cell>
          <table:table-cell office:value-type="float" office:value="0.890966649615399">
            <text:p>0.8909666496</text:p>
          </table:table-cell>
          <table:table-cell office:value-type="float" office:value="0.872642278071202">
            <text:p>0.8726422781</text:p>
          </table:table-cell>
          <table:table-cell office:value-type="float" office:value="0.657728261363285">
            <text:p>0.6577282614</text:p>
          </table:table-cell>
          <table:table-cell office:value-type="float" office:value="0.668136537043361">
            <text:p>0.668136537</text:p>
          </table:table-cell>
          <table:table-cell office:value-type="float" office:value="0.603451993494679">
            <text:p>0.6034519935</text:p>
          </table:table-cell>
          <table:table-cell office:value-type="float" office:value="0.79690364997526">
            <text:p>0.79690365</text:p>
          </table:table-cell>
          <table:table-cell office:value-type="float" office:value="0.824200592272783">
            <text:p>0.8242005923</text:p>
          </table:table-cell>
          <table:table-cell office:value-type="float" office:value="0.73209964715242">
            <text:p>0.7320996472</text:p>
          </table:table-cell>
        </table:table-row>
        <table:table-row table:style-name="ro1">
          <table:table-cell office:value-type="float" office:value="0.90999538195216">
            <text:p>0.909995382</text:p>
          </table:table-cell>
          <table:table-cell office:value-type="float" office:value="0.719981042241848">
            <text:p>0.7199810422</text:p>
          </table:table-cell>
          <table:table-cell office:value-type="float" office:value="0.844894502828737">
            <text:p>0.8448945028</text:p>
          </table:table-cell>
          <table:table-cell office:value-type="float" office:value="0.675048045195752">
            <text:p>0.6750480452</text:p>
          </table:table-cell>
          <table:table-cell office:value-type="float" office:value="1.01475483117866">
            <text:p>1.0147548312</text:p>
          </table:table-cell>
          <table:table-cell office:value-type="float" office:value="0.797387653983303">
            <text:p>0.797387654</text:p>
          </table:table-cell>
          <table:table-cell office:value-type="float" office:value="0.809820255283025">
            <text:p>0.8098202553</text:p>
          </table:table-cell>
          <table:table-cell office:value-type="float" office:value="0.90421376091588">
            <text:p>0.9042137609</text:p>
          </table:table-cell>
          <table:table-cell office:value-type="float" office:value="0.916320842197382">
            <text:p>0.9163208422</text:p>
          </table:table-cell>
          <table:table-cell office:value-type="float" office:value="0.910103829056554">
            <text:p>0.9101038291</text:p>
          </table:table-cell>
        </table:table-row>
        <table:table-row table:style-name="ro1">
          <table:table-cell office:value-type="float" office:value="0.664011968039457">
            <text:p>0.664011968</text:p>
          </table:table-cell>
          <table:table-cell office:value-type="float" office:value="0.715336051609761">
            <text:p>0.7153360516</text:p>
          </table:table-cell>
          <table:table-cell office:value-type="float" office:value="0.660691298934218">
            <text:p>0.6606912989</text:p>
          </table:table-cell>
          <table:table-cell office:value-type="float" office:value="0.72537058455308">
            <text:p>0.7253705846</text:p>
          </table:table-cell>
          <table:table-cell office:value-type="float" office:value="0.587792180204192">
            <text:p>0.5877921802</text:p>
          </table:table-cell>
          <table:table-cell office:value-type="float" office:value="0.680218115438293">
            <text:p>0.6802181154</text:p>
          </table:table-cell>
          <table:table-cell office:value-type="float" office:value="0.652165281067542">
            <text:p>0.6521652811</text:p>
          </table:table-cell>
          <table:table-cell office:value-type="float" office:value="0.81948087097436">
            <text:p>0.819480871</text:p>
          </table:table-cell>
          <table:table-cell office:value-type="float" office:value="0.688945656584443">
            <text:p>0.6889456566</text:p>
          </table:table-cell>
          <table:table-cell office:value-type="float" office:value="0.728237631555077">
            <text:p>0.7282376316</text:p>
          </table:table-cell>
        </table:table-row>
        <table:table-row table:style-name="ro1">
          <table:table-cell office:value-type="float" office:value="0.826748332528081">
            <text:p>0.8267483325</text:p>
          </table:table-cell>
          <table:table-cell office:value-type="float" office:value="0.890299669662746">
            <text:p>0.8902996697</text:p>
          </table:table-cell>
          <table:table-cell office:value-type="float" office:value="0.804530049590641">
            <text:p>0.8045300496</text:p>
          </table:table-cell>
          <table:table-cell office:value-type="float" office:value="0.821552732142903">
            <text:p>0.8215527321</text:p>
          </table:table-cell>
          <table:table-cell office:value-type="float" office:value="0.818787197597327">
            <text:p>0.8187871976</text:p>
          </table:table-cell>
          <table:table-cell office:value-type="float" office:value="0.762146618015134">
            <text:p>0.762146618</text:p>
          </table:table-cell>
          <table:table-cell office:value-type="float" office:value="0.749371315538485">
            <text:p>0.7493713155</text:p>
          </table:table-cell>
          <table:table-cell office:value-type="float" office:value="0.71995855665478">
            <text:p>0.7199585567</text:p>
          </table:table-cell>
          <table:table-cell office:value-type="float" office:value="0.888664583195331">
            <text:p>0.8886645832</text:p>
          </table:table-cell>
          <table:table-cell office:value-type="float" office:value="0.707283912140392">
            <text:p>0.7072839121</text:p>
          </table:table-cell>
        </table:table-row>
        <table:table-row table:style-name="ro1">
          <table:table-cell office:value-type="float" office:value="0.849538133362845">
            <text:p>0.8495381334</text:p>
          </table:table-cell>
          <table:table-cell office:value-type="float" office:value="0.767126165453382">
            <text:p>0.7671261655</text:p>
          </table:table-cell>
          <table:table-cell office:value-type="float" office:value="0.799040907468791">
            <text:p>0.7990409075</text:p>
          </table:table-cell>
          <table:table-cell office:value-type="float" office:value="0.818565353871207">
            <text:p>0.8185653539</text:p>
          </table:table-cell>
          <table:table-cell office:value-type="float" office:value="0.830664717619909">
            <text:p>0.8306647176</text:p>
          </table:table-cell>
          <table:table-cell office:value-type="float" office:value="0.804894670820148">
            <text:p>0.8048946708</text:p>
          </table:table-cell>
          <table:table-cell office:value-type="float" office:value="0.884321187674948">
            <text:p>0.8843211877</text:p>
          </table:table-cell>
          <table:table-cell office:value-type="float" office:value="0.704916578153294">
            <text:p>0.7049165782</text:p>
          </table:table-cell>
          <table:table-cell office:value-type="float" office:value="0.884742006966467">
            <text:p>0.884742007</text:p>
          </table:table-cell>
          <table:table-cell office:value-type="float" office:value="0.911883270467599">
            <text:p>0.9118832705</text:p>
          </table:table-cell>
        </table:table-row>
        <table:table-row table:style-name="ro1">
          <table:table-cell office:value-type="float" office:value="0.657474691973219">
            <text:p>0.657474692</text:p>
          </table:table-cell>
          <table:table-cell office:value-type="float" office:value="0.724073852762998">
            <text:p>0.7240738528</text:p>
          </table:table-cell>
          <table:table-cell office:value-type="float" office:value="0.663359792001181">
            <text:p>0.663359792</text:p>
          </table:table-cell>
          <table:table-cell office:value-type="float" office:value="0.732377330333241">
            <text:p>0.7323773303</text:p>
          </table:table-cell>
          <table:table-cell office:value-type="float" office:value="0.708604022816138">
            <text:p>0.7086040228</text:p>
          </table:table-cell>
          <table:table-cell office:value-type="float" office:value="0.712130247906455">
            <text:p>0.7121302479</text:p>
          </table:table-cell>
          <table:table-cell office:value-type="float" office:value="0.741978651948974">
            <text:p>0.7419786519</text:p>
          </table:table-cell>
          <table:table-cell office:value-type="float" office:value="0.853838842551571">
            <text:p>0.8538388426</text:p>
          </table:table-cell>
          <table:table-cell office:value-type="float" office:value="0.801462403050582">
            <text:p>0.8014624031</text:p>
          </table:table-cell>
          <table:table-cell office:value-type="float" office:value="0.848999939360608">
            <text:p>0.8489999394</text:p>
          </table:table-cell>
        </table:table-row>
        <table:table-row table:style-name="ro1">
          <table:table-cell office:value-type="float" office:value="0.861583675733024">
            <text:p>0.8615836757</text:p>
          </table:table-cell>
          <table:table-cell office:value-type="float" office:value="0.959785675070224">
            <text:p>0.9597856751</text:p>
          </table:table-cell>
          <table:table-cell office:value-type="float" office:value="0.81016205984738">
            <text:p>0.8101620598</text:p>
          </table:table-cell>
          <table:table-cell office:value-type="float" office:value="0.905219682440195">
            <text:p>0.9052196824</text:p>
          </table:table-cell>
          <table:table-cell office:value-type="float" office:value="0.718526292032152">
            <text:p>0.718526292</text:p>
          </table:table-cell>
          <table:table-cell office:value-type="float" office:value="0.88844552065031">
            <text:p>0.8884455207</text:p>
          </table:table-cell>
          <table:table-cell office:value-type="float" office:value="0.801905329752468">
            <text:p>0.8019053298</text:p>
          </table:table-cell>
          <table:table-cell office:value-type="float" office:value="0.755743881160856">
            <text:p>0.7557438812</text:p>
          </table:table-cell>
          <table:table-cell office:value-type="float" office:value="0.862010808865005">
            <text:p>0.8620108089</text:p>
          </table:table-cell>
          <table:table-cell office:value-type="float" office:value="0.84767187001133">
            <text:p>0.84767187</text:p>
          </table:table-cell>
        </table:table-row>
        <table:table-row table:style-name="ro1">
          <table:table-cell office:value-type="float" office:value="0.732999768789297">
            <text:p>0.7329997688</text:p>
          </table:table-cell>
          <table:table-cell office:value-type="float" office:value="0.824324489595232">
            <text:p>0.8243244896</text:p>
          </table:table-cell>
          <table:table-cell office:value-type="float" office:value="0.902039803224844">
            <text:p>0.9020398032</text:p>
          </table:table-cell>
          <table:table-cell office:value-type="float" office:value="0.827481848260762">
            <text:p>0.8274818483</text:p>
          </table:table-cell>
          <table:table-cell office:value-type="float" office:value="0.817966087651408">
            <text:p>0.8179660877</text:p>
          </table:table-cell>
          <table:table-cell office:value-type="float" office:value="0.843102696800273">
            <text:p>0.8431026968</text:p>
          </table:table-cell>
          <table:table-cell office:value-type="float" office:value="0.946606271723706">
            <text:p>0.9466062717</text:p>
          </table:table-cell>
          <table:table-cell office:value-type="float" office:value="0.737949692177562">
            <text:p>0.7379496922</text:p>
          </table:table-cell>
          <table:table-cell office:value-type="float" office:value="0.748396315317152">
            <text:p>0.7483963153</text:p>
          </table:table-cell>
          <table:table-cell office:value-type="float" office:value="0.795218648141723">
            <text:p>0.7952186481</text:p>
          </table:table-cell>
        </table:table-row>
        <table:table-row table:style-name="ro1">
          <table:table-cell office:value-type="float" office:value="0.767274491048157">
            <text:p>0.767274491</text:p>
          </table:table-cell>
          <table:table-cell office:value-type="float" office:value="0.717107830887828">
            <text:p>0.7171078309</text:p>
          </table:table-cell>
          <table:table-cell office:value-type="float" office:value="0.705247824644179">
            <text:p>0.7052478246</text:p>
          </table:table-cell>
          <table:table-cell office:value-type="float" office:value="0.797110790115869">
            <text:p>0.7971107901</text:p>
          </table:table-cell>
          <table:table-cell office:value-type="float" office:value="0.65866833014029">
            <text:p>0.6586683301</text:p>
          </table:table-cell>
          <table:table-cell office:value-type="float" office:value="0.84087148888503">
            <text:p>0.8408714889</text:p>
          </table:table-cell>
          <table:table-cell office:value-type="float" office:value="0.823002524867821">
            <text:p>0.8230025249</text:p>
          </table:table-cell>
          <table:table-cell office:value-type="float" office:value="0.798739905641074">
            <text:p>0.7987399056</text:p>
          </table:table-cell>
          <table:table-cell office:value-type="float" office:value="0.853536714729108">
            <text:p>0.8535367147</text:p>
          </table:table-cell>
          <table:table-cell office:value-type="float" office:value="0.799652207194512">
            <text:p>0.7996522072</text:p>
          </table:table-cell>
        </table:table-row>
        <table:table-row table:style-name="ro1">
          <table:table-cell office:value-type="float" office:value="0.870873383860752">
            <text:p>0.8708733839</text:p>
          </table:table-cell>
          <table:table-cell office:value-type="float" office:value="0.852734645434922">
            <text:p>0.8527346454</text:p>
          </table:table-cell>
          <table:table-cell office:value-type="float" office:value="0.768487754700031">
            <text:p>0.7684877547</text:p>
          </table:table-cell>
          <table:table-cell office:value-type="float" office:value="0.680720772730534">
            <text:p>0.6807207727</text:p>
          </table:table-cell>
          <table:table-cell office:value-type="float" office:value="0.7811254336293">
            <text:p>0.7811254336</text:p>
          </table:table-cell>
          <table:table-cell office:value-type="float" office:value="0.857665334799265">
            <text:p>0.8576653348</text:p>
          </table:table-cell>
          <table:table-cell office:value-type="float" office:value="0.839880307754085">
            <text:p>0.8398803078</text:p>
          </table:table-cell>
          <table:table-cell office:value-type="float" office:value="0.6920399816883">
            <text:p>0.6920399817</text:p>
          </table:table-cell>
          <table:table-cell office:value-type="float" office:value="0.83074661052879">
            <text:p>0.8307466105</text:p>
          </table:table-cell>
          <table:table-cell office:value-type="float" office:value="0.755470682693276">
            <text:p>0.7554706827</text:p>
          </table:table-cell>
        </table:table-row>
        <table:table-row table:style-name="ro1">
          <table:table-cell office:value-type="float" office:value="0.81886841361945">
            <text:p>0.8188684136</text:p>
          </table:table-cell>
          <table:table-cell office:value-type="float" office:value="0.686382869432251">
            <text:p>0.6863828694</text:p>
          </table:table-cell>
          <table:table-cell office:value-type="float" office:value="0.954712029529915">
            <text:p>0.9547120295</text:p>
          </table:table-cell>
          <table:table-cell office:value-type="float" office:value="0.611754421264495">
            <text:p>0.6117544213</text:p>
          </table:table-cell>
          <table:table-cell office:value-type="float" office:value="0.645026784573019">
            <text:p>0.6450267846</text:p>
          </table:table-cell>
          <table:table-cell office:value-type="float" office:value="0.810241331972541">
            <text:p>0.810241332</text:p>
          </table:table-cell>
          <table:table-cell office:value-type="float" office:value="0.713507867075336">
            <text:p>0.7135078671</text:p>
          </table:table-cell>
          <table:table-cell office:value-type="float" office:value="0.704937626178248">
            <text:p>0.7049376262</text:p>
          </table:table-cell>
          <table:table-cell office:value-type="float" office:value="0.626145958628139">
            <text:p>0.6261459586</text:p>
          </table:table-cell>
          <table:table-cell office:value-type="float" office:value="0.710906530194466">
            <text:p>0.7109065302</text:p>
          </table:table-cell>
        </table:table-row>
        <table:table-row table:style-name="ro1">
          <table:table-cell office:value-type="float" office:value="0.800773869076963">
            <text:p>0.8007738691</text:p>
          </table:table-cell>
          <table:table-cell office:value-type="float" office:value="0.710849576438589">
            <text:p>0.7108495764</text:p>
          </table:table-cell>
          <table:table-cell office:value-type="float" office:value="0.688564379528277">
            <text:p>0.6885643795</text:p>
          </table:table-cell>
          <table:table-cell office:value-type="float" office:value="0.703814360362556">
            <text:p>0.7038143604</text:p>
          </table:table-cell>
          <table:table-cell office:value-type="float" office:value="0.714152980806144">
            <text:p>0.7141529808</text:p>
          </table:table-cell>
          <table:table-cell office:value-type="float" office:value="0.790930377907457">
            <text:p>0.7909303779</text:p>
          </table:table-cell>
          <table:table-cell office:value-type="float" office:value="0.714855122404904">
            <text:p>0.7148551224</text:p>
          </table:table-cell>
          <table:table-cell office:value-type="float" office:value="0.740211995673692">
            <text:p>0.7402119957</text:p>
          </table:table-cell>
          <table:table-cell office:value-type="float" office:value="0.680185619609229">
            <text:p>0.6801856196</text:p>
          </table:table-cell>
          <table:table-cell office:value-type="float" office:value="0.551506965971513">
            <text:p>0.551506966</text:p>
          </table:table-cell>
        </table:table-row>
        <table:table-row table:style-name="ro1">
          <table:table-cell office:value-type="float" office:value="0.856879191839569">
            <text:p>0.8568791918</text:p>
          </table:table-cell>
          <table:table-cell office:value-type="float" office:value="0.83262535978599">
            <text:p>0.8326253598</text:p>
          </table:table-cell>
          <table:table-cell office:value-type="float" office:value="0.725624826515099">
            <text:p>0.7256248265</text:p>
          </table:table-cell>
          <table:table-cell office:value-type="float" office:value="0.789840846082095">
            <text:p>0.7898408461</text:p>
          </table:table-cell>
          <table:table-cell office:value-type="float" office:value="0.689090057658109">
            <text:p>0.6890900577</text:p>
          </table:table-cell>
          <table:table-cell office:value-type="float" office:value="0.796704625145517">
            <text:p>0.7967046251</text:p>
          </table:table-cell>
          <table:table-cell office:value-type="float" office:value="0.787193257996154">
            <text:p>0.787193258</text:p>
          </table:table-cell>
          <table:table-cell office:value-type="float" office:value="0.698745854495477">
            <text:p>0.6987458545</text:p>
          </table:table-cell>
          <table:table-cell office:value-type="float" office:value="0.701071004255394">
            <text:p>0.7010710043</text:p>
          </table:table-cell>
          <table:table-cell office:value-type="float" office:value="0.778723968489998">
            <text:p>0.7787239685</text:p>
          </table:table-cell>
        </table:table-row>
        <table:table-row table:style-name="ro1">
          <table:table-cell office:value-type="float" office:value="0.85324794045687">
            <text:p>0.8532479405</text:p>
          </table:table-cell>
          <table:table-cell office:value-type="float" office:value="0.743053601001114">
            <text:p>0.743053601</text:p>
          </table:table-cell>
          <table:table-cell office:value-type="float" office:value="0.732052694252687">
            <text:p>0.7320526943</text:p>
          </table:table-cell>
          <table:table-cell office:value-type="float" office:value="0.706298230473403">
            <text:p>0.7062982305</text:p>
          </table:table-cell>
          <table:table-cell office:value-type="float" office:value="0.820027279845339">
            <text:p>0.8200272798</text:p>
          </table:table-cell>
          <table:table-cell office:value-type="float" office:value="0.723173209063064">
            <text:p>0.7231732091</text:p>
          </table:table-cell>
          <table:table-cell office:value-type="float" office:value="0.929492780156358">
            <text:p>0.9294927802</text:p>
          </table:table-cell>
          <table:table-cell office:value-type="float" office:value="0.695048169624205">
            <text:p>0.6950481696</text:p>
          </table:table-cell>
          <table:table-cell office:value-type="float" office:value="0.658189968481286">
            <text:p>0.6581899685</text:p>
          </table:table-cell>
          <table:table-cell office:value-type="float" office:value="0.776342755245292">
            <text:p>0.7763427552</text:p>
          </table:table-cell>
        </table:table-row>
        <table:table-row table:style-name="ro1">
          <table:table-cell office:value-type="float" office:value="0.84453959769077">
            <text:p>0.8445395977</text:p>
          </table:table-cell>
          <table:table-cell office:value-type="float" office:value="0.715315786630905">
            <text:p>0.7153157866</text:p>
          </table:table-cell>
          <table:table-cell office:value-type="float" office:value="0.86723909449134">
            <text:p>0.8672390945</text:p>
          </table:table-cell>
          <table:table-cell office:value-type="float" office:value="0.761054304442366">
            <text:p>0.7610543044</text:p>
          </table:table-cell>
          <table:table-cell office:value-type="float" office:value="0.883293835591382">
            <text:p>0.8832938356</text:p>
          </table:table-cell>
          <table:table-cell office:value-type="float" office:value="1.05602476570903">
            <text:p>1.0560247657</text:p>
          </table:table-cell>
          <table:table-cell office:value-type="float" office:value="0.720000846110491">
            <text:p>0.7200008461</text:p>
          </table:table-cell>
          <table:table-cell office:value-type="float" office:value="0.973264411032799">
            <text:p>0.973264411</text:p>
          </table:table-cell>
          <table:table-cell office:value-type="float" office:value="0.873811093101835">
            <text:p>0.8738110931</text:p>
          </table:table-cell>
          <table:table-cell office:value-type="float" office:value="0.883456536516846">
            <text:p>0.8834565365</text:p>
          </table:table-cell>
        </table:table-row>
        <table:table-row table:style-name="ro1">
          <table:table-cell office:value-type="float" office:value="0.545726336911963">
            <text:p>0.5457263369</text:p>
          </table:table-cell>
          <table:table-cell office:value-type="float" office:value="0.764020778737253">
            <text:p>0.7640207787</text:p>
          </table:table-cell>
          <table:table-cell office:value-type="float" office:value="0.746770821756826">
            <text:p>0.7467708218</text:p>
          </table:table-cell>
          <table:table-cell office:value-type="float" office:value="0.843461471479436">
            <text:p>0.8434614715</text:p>
          </table:table-cell>
          <table:table-cell office:value-type="float" office:value="0.66765738714517">
            <text:p>0.6676573871</text:p>
          </table:table-cell>
          <table:table-cell office:value-type="float" office:value="0.77569048041158">
            <text:p>0.7756904804</text:p>
          </table:table-cell>
          <table:table-cell office:value-type="float" office:value="0.749211701635734">
            <text:p>0.7492117016</text:p>
          </table:table-cell>
          <table:table-cell office:value-type="float" office:value="0.668560777695386">
            <text:p>0.6685607777</text:p>
          </table:table-cell>
          <table:table-cell office:value-type="float" office:value="0.715933327136809">
            <text:p>0.7159333271</text:p>
          </table:table-cell>
          <table:table-cell office:value-type="float" office:value="0.703965912641604">
            <text:p>0.7039659126</text:p>
          </table:table-cell>
        </table:table-row>
        <table:table-row table:style-name="ro1">
          <table:table-cell office:value-type="float" office:value="0.674867416489608">
            <text:p>0.6748674165</text:p>
          </table:table-cell>
          <table:table-cell office:value-type="float" office:value="0.818577211695112">
            <text:p>0.8185772117</text:p>
          </table:table-cell>
          <table:table-cell office:value-type="float" office:value="0.883150623405351">
            <text:p>0.8831506234</text:p>
          </table:table-cell>
          <table:table-cell office:value-type="float" office:value="0.719019284746031">
            <text:p>0.7190192847</text:p>
          </table:table-cell>
          <table:table-cell office:value-type="float" office:value="0.830122398489168">
            <text:p>0.8301223985</text:p>
          </table:table-cell>
          <table:table-cell office:value-type="float" office:value="0.905257158748528">
            <text:p>0.9052571587</text:p>
          </table:table-cell>
          <table:table-cell office:value-type="float" office:value="0.675117765116707">
            <text:p>0.6751177651</text:p>
          </table:table-cell>
          <table:table-cell office:value-type="float" office:value="0.862298006992424">
            <text:p>0.862298007</text:p>
          </table:table-cell>
          <table:table-cell office:value-type="float" office:value="0.61214506221769">
            <text:p>0.6121450622</text:p>
          </table:table-cell>
          <table:table-cell office:value-type="float" office:value="0.797633620442591">
            <text:p>0.7976336204</text:p>
          </table:table-cell>
        </table:table-row>
        <table:table-row table:style-name="ro1">
          <table:table-cell office:value-type="float" office:value="0.786723044404986">
            <text:p>0.7867230444</text:p>
          </table:table-cell>
          <table:table-cell office:value-type="float" office:value="0.806145562699163">
            <text:p>0.8061455627</text:p>
          </table:table-cell>
          <table:table-cell office:value-type="float" office:value="0.916582097034543">
            <text:p>0.916582097</text:p>
          </table:table-cell>
          <table:table-cell office:value-type="float" office:value="0.754806358521959">
            <text:p>0.7548063585</text:p>
          </table:table-cell>
          <table:table-cell office:value-type="float" office:value="0.697316208067513">
            <text:p>0.6973162081</text:p>
          </table:table-cell>
          <table:table-cell office:value-type="float" office:value="0.804462393286641">
            <text:p>0.8044623933</text:p>
          </table:table-cell>
          <table:table-cell office:value-type="float" office:value="0.870757466674163">
            <text:p>0.8707574667</text:p>
          </table:table-cell>
          <table:table-cell office:value-type="float" office:value="0.796687779414921">
            <text:p>0.7966877794</text:p>
          </table:table-cell>
          <table:table-cell office:value-type="float" office:value="0.865461706061228">
            <text:p>0.8654617061</text:p>
          </table:table-cell>
          <table:table-cell office:value-type="float" office:value="0.824338016900055">
            <text:p>0.8243380169</text:p>
          </table:table-cell>
        </table:table-row>
        <table:table-row table:style-name="ro1">
          <table:table-cell office:value-type="float" office:value="0.789724022734411">
            <text:p>0.7897240227</text:p>
          </table:table-cell>
          <table:table-cell office:value-type="float" office:value="0.707081506466603">
            <text:p>0.7070815065</text:p>
          </table:table-cell>
          <table:table-cell office:value-type="float" office:value="0.560056618049388">
            <text:p>0.560056618</text:p>
          </table:table-cell>
          <table:table-cell office:value-type="float" office:value="0.72376125069437">
            <text:p>0.7237612507</text:p>
          </table:table-cell>
          <table:table-cell office:value-type="float" office:value="0.801941998735046">
            <text:p>0.8019419987</text:p>
          </table:table-cell>
          <table:table-cell office:value-type="float" office:value="0.696642105884633">
            <text:p>0.6966421059</text:p>
          </table:table-cell>
          <table:table-cell office:value-type="float" office:value="0.793007638107089">
            <text:p>0.7930076381</text:p>
          </table:table-cell>
          <table:table-cell office:value-type="float" office:value="0.680702705980157">
            <text:p>0.680702706</text:p>
          </table:table-cell>
          <table:table-cell office:value-type="float" office:value="0.88343156788125">
            <text:p>0.8834315679</text:p>
          </table:table-cell>
          <table:table-cell office:value-type="float" office:value="0.819328817701996">
            <text:p>0.8193288177</text:p>
          </table:table-cell>
        </table:table-row>
        <table:table-row table:style-name="ro1">
          <table:table-cell office:value-type="float" office:value="0.783950402342426">
            <text:p>0.7839504023</text:p>
          </table:table-cell>
          <table:table-cell office:value-type="float" office:value="0.660758347773624">
            <text:p>0.6607583478</text:p>
          </table:table-cell>
          <table:table-cell office:value-type="float" office:value="0.687769014885566">
            <text:p>0.6877690149</text:p>
          </table:table-cell>
          <table:table-cell office:value-type="float" office:value="0.806842587359273">
            <text:p>0.8068425874</text:p>
          </table:table-cell>
          <table:table-cell office:value-type="float" office:value="0.617800468564284">
            <text:p>0.6178004686</text:p>
          </table:table-cell>
          <table:table-cell office:value-type="float" office:value="0.792486923444726">
            <text:p>0.7924869234</text:p>
          </table:table-cell>
          <table:table-cell office:value-type="float" office:value="0.714839850160361">
            <text:p>0.7148398502</text:p>
          </table:table-cell>
          <table:table-cell office:value-type="float" office:value="0.807565115547791">
            <text:p>0.8075651155</text:p>
          </table:table-cell>
          <table:table-cell office:value-type="float" office:value="0.79731341619658">
            <text:p>0.7973134162</text:p>
          </table:table-cell>
          <table:table-cell office:value-type="float" office:value="0.516336400714733">
            <text:p>0.5163364007</text:p>
          </table:table-cell>
        </table:table-row>
        <table:table-row table:style-name="ro1">
          <table:table-cell office:value-type="float" office:value="0.677246739660612">
            <text:p>0.6772467397</text:p>
          </table:table-cell>
          <table:table-cell office:value-type="float" office:value="1.03369620934418">
            <text:p>1.0336962093</text:p>
          </table:table-cell>
          <table:table-cell office:value-type="float" office:value="0.873551207551473">
            <text:p>0.8735512076</text:p>
          </table:table-cell>
          <table:table-cell office:value-type="float" office:value="0.802063009446025">
            <text:p>0.8020630094</text:p>
          </table:table-cell>
          <table:table-cell office:value-type="float" office:value="0.907790751976327">
            <text:p>0.907790752</text:p>
          </table:table-cell>
          <table:table-cell office:value-type="float" office:value="0.846920559750395">
            <text:p>0.8469205598</text:p>
          </table:table-cell>
          <table:table-cell office:value-type="float" office:value="0.797467235355735">
            <text:p>0.7974672354</text:p>
          </table:table-cell>
          <table:table-cell office:value-type="float" office:value="0.752911384843877">
            <text:p>0.7529113848</text:p>
          </table:table-cell>
          <table:table-cell office:value-type="float" office:value="0.746017330025964">
            <text:p>0.74601733</text:p>
          </table:table-cell>
          <table:table-cell office:value-type="float" office:value="0.672705780524732">
            <text:p>0.6727057805</text:p>
          </table:table-cell>
        </table:table-row>
        <table:table-row table:style-name="ro1">
          <table:table-cell office:value-type="float" office:value="0.781719711186945">
            <text:p>0.7817197112</text:p>
          </table:table-cell>
          <table:table-cell office:value-type="float" office:value="0.82974726136322">
            <text:p>0.8297472614</text:p>
          </table:table-cell>
          <table:table-cell office:value-type="float" office:value="0.732813472746941">
            <text:p>0.7328134727</text:p>
          </table:table-cell>
          <table:table-cell office:value-type="float" office:value="0.732456011243534">
            <text:p>0.7324560112</text:p>
          </table:table-cell>
          <table:table-cell office:value-type="float" office:value="0.787059869882443">
            <text:p>0.7870598699</text:p>
          </table:table-cell>
          <table:table-cell office:value-type="float" office:value="0.817665868344455">
            <text:p>0.8176658683</text:p>
          </table:table-cell>
          <table:table-cell office:value-type="float" office:value="0.764024762040755">
            <text:p>0.764024762</text:p>
          </table:table-cell>
          <table:table-cell office:value-type="float" office:value="0.89542184802068">
            <text:p>0.895421848</text:p>
          </table:table-cell>
          <table:table-cell office:value-type="float" office:value="0.686280450279761">
            <text:p>0.6862804503</text:p>
          </table:table-cell>
          <table:table-cell office:value-type="float" office:value="0.784684384948205">
            <text:p>0.7846843849</text:p>
          </table:table-cell>
        </table:table-row>
        <table:table-row table:style-name="ro1">
          <table:table-cell office:value-type="float" office:value="0.976879222891437">
            <text:p>0.9768792229</text:p>
          </table:table-cell>
          <table:table-cell office:value-type="float" office:value="0.741558325980949">
            <text:p>0.741558326</text:p>
          </table:table-cell>
          <table:table-cell office:value-type="float" office:value="0.83614690410962">
            <text:p>0.8361469041</text:p>
          </table:table-cell>
          <table:table-cell office:value-type="float" office:value="0.819038388666622">
            <text:p>0.8190383887</text:p>
          </table:table-cell>
          <table:table-cell office:value-type="float" office:value="0.939661926619209">
            <text:p>0.9396619266</text:p>
          </table:table-cell>
          <table:table-cell office:value-type="float" office:value="0.858450510237352">
            <text:p>0.8584505102</text:p>
          </table:table-cell>
          <table:table-cell office:value-type="float" office:value="0.803894340558058">
            <text:p>0.8038943406</text:p>
          </table:table-cell>
          <table:table-cell office:value-type="float" office:value="0.716440869133388">
            <text:p>0.7164408691</text:p>
          </table:table-cell>
          <table:table-cell office:value-type="float" office:value="0.668210427482134">
            <text:p>0.6682104275</text:p>
          </table:table-cell>
          <table:table-cell office:value-type="float" office:value="0.879107607415458">
            <text:p>0.8791076074</text:p>
          </table:table-cell>
        </table:table-row>
        <table:table-row table:style-name="ro1">
          <table:table-cell office:value-type="float" office:value="0.785079555736732">
            <text:p>0.7850795557</text:p>
          </table:table-cell>
          <table:table-cell office:value-type="float" office:value="0.841095364985826">
            <text:p>0.841095365</text:p>
          </table:table-cell>
          <table:table-cell office:value-type="float" office:value="0.647374774000129">
            <text:p>0.647374774</text:p>
          </table:table-cell>
          <table:table-cell office:value-type="float" office:value="0.73298612677524">
            <text:p>0.7329861268</text:p>
          </table:table-cell>
          <table:table-cell office:value-type="float" office:value="0.878674623636268">
            <text:p>0.8786746236</text:p>
          </table:table-cell>
          <table:table-cell office:value-type="float" office:value="0.847603515863857">
            <text:p>0.8476035159</text:p>
          </table:table-cell>
          <table:table-cell office:value-type="float" office:value="0.664940062885831">
            <text:p>0.6649400629</text:p>
          </table:table-cell>
          <table:table-cell office:value-type="float" office:value="0.657551109975839">
            <text:p>0.65755111</text:p>
          </table:table-cell>
          <table:table-cell office:value-type="float" office:value="0.781114546720676">
            <text:p>0.7811145467</text:p>
          </table:table-cell>
          <table:table-cell office:value-type="float" office:value="0.959284069489218">
            <text:p>0.9592840695</text:p>
          </table:table-cell>
        </table:table-row>
        <table:table-row table:style-name="ro1">
          <table:table-cell office:value-type="float" office:value="0.904807458463853">
            <text:p>0.9048074585</text:p>
          </table:table-cell>
          <table:table-cell office:value-type="float" office:value="0.784506448339007">
            <text:p>0.7845064483</text:p>
          </table:table-cell>
          <table:table-cell office:value-type="float" office:value="0.703995904081065">
            <text:p>0.7039959041</text:p>
          </table:table-cell>
          <table:table-cell office:value-type="float" office:value="0.797217068229872">
            <text:p>0.7972170682</text:p>
          </table:table-cell>
          <table:table-cell office:value-type="float" office:value="0.948240520198174">
            <text:p>0.9482405202</text:p>
          </table:table-cell>
          <table:table-cell office:value-type="float" office:value="0.870391345765593">
            <text:p>0.8703913458</text:p>
          </table:table-cell>
          <table:table-cell office:value-type="float" office:value="0.757370019066257">
            <text:p>0.7573700191</text:p>
          </table:table-cell>
          <table:table-cell office:value-type="float" office:value="0.804402989856953">
            <text:p>0.8044029899</text:p>
          </table:table-cell>
          <table:table-cell office:value-type="float" office:value="0.86175766259944">
            <text:p>0.8617576626</text:p>
          </table:table-cell>
          <table:table-cell office:value-type="float" office:value="0.826973795699097">
            <text:p>0.8269737957</text:p>
          </table:table-cell>
        </table:table-row>
        <table:table-row table:style-name="ro1">
          <table:table-cell office:value-type="float" office:value="0.700903197040743">
            <text:p>0.700903197</text:p>
          </table:table-cell>
          <table:table-cell office:value-type="float" office:value="0.732791574793768">
            <text:p>0.7327915748</text:p>
          </table:table-cell>
          <table:table-cell office:value-type="float" office:value="0.709229041741062">
            <text:p>0.7092290417</text:p>
          </table:table-cell>
          <table:table-cell office:value-type="float" office:value="0.646418612024984">
            <text:p>0.646418612</text:p>
          </table:table-cell>
          <table:table-cell office:value-type="float" office:value="0.700699496727984">
            <text:p>0.7006994967</text:p>
          </table:table-cell>
          <table:table-cell office:value-type="float" office:value="0.84382961119308">
            <text:p>0.8438296112</text:p>
          </table:table-cell>
          <table:table-cell office:value-type="float" office:value="0.750046894825753">
            <text:p>0.7500468948</text:p>
          </table:table-cell>
          <table:table-cell office:value-type="float" office:value="0.775569958960293">
            <text:p>0.775569959</text:p>
          </table:table-cell>
          <table:table-cell office:value-type="float" office:value="0.933523669510881">
            <text:p>0.9335236695</text:p>
          </table:table-cell>
          <table:table-cell office:value-type="float" office:value="0.801812694742083">
            <text:p>0.8018126947</text:p>
          </table:table-cell>
        </table:table-row>
        <table:table-row table:style-name="ro1">
          <table:table-cell office:value-type="float" office:value="0.724121248661487">
            <text:p>0.7241212487</text:p>
          </table:table-cell>
          <table:table-cell office:value-type="float" office:value="0.756822270058495">
            <text:p>0.7568222701</text:p>
          </table:table-cell>
          <table:table-cell office:value-type="float" office:value="0.796892521242118">
            <text:p>0.7968925212</text:p>
          </table:table-cell>
          <table:table-cell office:value-type="float" office:value="0.619931783572158">
            <text:p>0.6199317836</text:p>
          </table:table-cell>
          <table:table-cell office:value-type="float" office:value="0.817899065295141">
            <text:p>0.8178990653</text:p>
          </table:table-cell>
          <table:table-cell office:value-type="float" office:value="0.656934398201207">
            <text:p>0.6569343982</text:p>
          </table:table-cell>
          <table:table-cell office:value-type="float" office:value="0.754563153574036">
            <text:p>0.7545631536</text:p>
          </table:table-cell>
          <table:table-cell office:value-type="float" office:value="0.478197050385397">
            <text:p>0.4781970504</text:p>
          </table:table-cell>
          <table:table-cell office:value-type="float" office:value="0.801170905071326">
            <text:p>0.8011709051</text:p>
          </table:table-cell>
          <table:table-cell office:value-type="float" office:value="0.637535889551902">
            <text:p>0.6375358896</text:p>
          </table:table-cell>
        </table:table-row>
        <table:table-row table:style-name="ro1">
          <table:table-cell office:value-type="float" office:value="0.718693864937301">
            <text:p>0.7186938649</text:p>
          </table:table-cell>
          <table:table-cell office:value-type="float" office:value="0.724037015185256">
            <text:p>0.7240370152</text:p>
          </table:table-cell>
          <table:table-cell office:value-type="float" office:value="0.883368929564202">
            <text:p>0.8833689296</text:p>
          </table:table-cell>
          <table:table-cell office:value-type="float" office:value="0.752425658625803">
            <text:p>0.7524256586</text:p>
          </table:table-cell>
          <table:table-cell office:value-type="float" office:value="0.795894010646345">
            <text:p>0.7958940106</text:p>
          </table:table-cell>
          <table:table-cell office:value-type="float" office:value="0.867902677926217">
            <text:p>0.8679026779</text:p>
          </table:table-cell>
          <table:table-cell office:value-type="float" office:value="0.710758415243085">
            <text:p>0.7107584152</text:p>
          </table:table-cell>
          <table:table-cell office:value-type="float" office:value="0.68198324027228">
            <text:p>0.6819832403</text:p>
          </table:table-cell>
          <table:table-cell office:value-type="float" office:value="0.769854970129545">
            <text:p>0.7698549701</text:p>
          </table:table-cell>
          <table:table-cell office:value-type="float" office:value="0.7159273801256">
            <text:p>0.7159273801</text:p>
          </table:table-cell>
        </table:table-row>
        <table:table-row table:style-name="ro1">
          <table:table-cell office:value-type="float" office:value="0.926941539589718">
            <text:p>0.9269415396</text:p>
          </table:table-cell>
          <table:table-cell office:value-type="float" office:value="0.741091393615046">
            <text:p>0.7410913936</text:p>
          </table:table-cell>
          <table:table-cell office:value-type="float" office:value="0.775630034501061">
            <text:p>0.7756300345</text:p>
          </table:table-cell>
          <table:table-cell office:value-type="float" office:value="0.850634357198874">
            <text:p>0.8506343572</text:p>
          </table:table-cell>
          <table:table-cell office:value-type="float" office:value="0.892038973653604">
            <text:p>0.8920389737</text:p>
          </table:table-cell>
          <table:table-cell office:value-type="float" office:value="0.872541520798143">
            <text:p>0.8725415208</text:p>
          </table:table-cell>
          <table:table-cell office:value-type="float" office:value="0.889834465290609">
            <text:p>0.8898344653</text:p>
          </table:table-cell>
          <table:table-cell office:value-type="float" office:value="0.852643046810424">
            <text:p>0.8526430468</text:p>
          </table:table-cell>
          <table:table-cell office:value-type="float" office:value="0.87940074678999">
            <text:p>0.8794007468</text:p>
          </table:table-cell>
          <table:table-cell office:value-type="float" office:value="0.852955734095949">
            <text:p>0.8529557341</text:p>
          </table:table-cell>
        </table:table-row>
        <table:table-row table:style-name="ro1">
          <table:table-cell office:value-type="float" office:value="0.700894602779066">
            <text:p>0.7008946028</text:p>
          </table:table-cell>
          <table:table-cell office:value-type="float" office:value="0.735705820454521">
            <text:p>0.7357058205</text:p>
          </table:table-cell>
          <table:table-cell office:value-type="float" office:value="0.686445151862704">
            <text:p>0.6864451519</text:p>
          </table:table-cell>
          <table:table-cell office:value-type="float" office:value="0.819622249140776">
            <text:p>0.8196222491</text:p>
          </table:table-cell>
          <table:table-cell office:value-type="float" office:value="0.811184966913972">
            <text:p>0.8111849669</text:p>
          </table:table-cell>
          <table:table-cell office:value-type="float" office:value="0.817501034515744">
            <text:p>0.8175010345</text:p>
          </table:table-cell>
          <table:table-cell office:value-type="float" office:value="0.797498362943106">
            <text:p>0.7974983629</text:p>
          </table:table-cell>
          <table:table-cell office:value-type="float" office:value="0.841804078254449">
            <text:p>0.8418040783</text:p>
          </table:table-cell>
          <table:table-cell office:value-type="float" office:value="0.94802285114151">
            <text:p>0.9480228511</text:p>
          </table:table-cell>
          <table:table-cell office:value-type="float" office:value="0.845741546896322">
            <text:p>0.8457415469</text:p>
          </table:table-cell>
        </table:table-row>
        <table:table-row table:style-name="ro1">
          <table:table-cell office:value-type="float" office:value="0.925679198834696">
            <text:p>0.9256791988</text:p>
          </table:table-cell>
          <table:table-cell office:value-type="float" office:value="0.969614691817484">
            <text:p>0.9696146918</text:p>
          </table:table-cell>
          <table:table-cell office:value-type="float" office:value="0.806061521106853">
            <text:p>0.8060615211</text:p>
          </table:table-cell>
          <table:table-cell office:value-type="float" office:value="0.860971960155722">
            <text:p>0.8609719602</text:p>
          </table:table-cell>
          <table:table-cell office:value-type="float" office:value="0.827781039549619">
            <text:p>0.8277810395</text:p>
          </table:table-cell>
          <table:table-cell office:value-type="float" office:value="1.00538406720467">
            <text:p>1.0053840672</text:p>
          </table:table-cell>
          <table:table-cell office:value-type="float" office:value="0.750756476713917">
            <text:p>0.7507564767</text:p>
          </table:table-cell>
          <table:table-cell office:value-type="float" office:value="0.913978345852155">
            <text:p>0.9139783459</text:p>
          </table:table-cell>
          <table:table-cell office:value-type="float" office:value="0.936838028669253">
            <text:p>0.9368380287</text:p>
          </table:table-cell>
          <table:table-cell office:value-type="float" office:value="0.763603780603095">
            <text:p>0.7636037806</text:p>
          </table:table-cell>
        </table:table-row>
        <table:table-row table:style-name="ro1">
          <table:table-cell office:value-type="float" office:value="0.870365078745357">
            <text:p>0.8703650787</text:p>
          </table:table-cell>
          <table:table-cell office:value-type="float" office:value="0.803801657123047">
            <text:p>0.8038016571</text:p>
          </table:table-cell>
          <table:table-cell office:value-type="float" office:value="0.661712512147996">
            <text:p>0.6617125121</text:p>
          </table:table-cell>
          <table:table-cell office:value-type="float" office:value="0.803774615541861">
            <text:p>0.8037746155</text:p>
          </table:table-cell>
          <table:table-cell office:value-type="float" office:value="0.733124821611482">
            <text:p>0.7331248216</text:p>
          </table:table-cell>
          <table:table-cell office:value-type="float" office:value="0.767056777329984">
            <text:p>0.7670567773</text:p>
          </table:table-cell>
          <table:table-cell office:value-type="float" office:value="0.802370869160029">
            <text:p>0.8023708692</text:p>
          </table:table-cell>
          <table:table-cell office:value-type="float" office:value="0.738270057413448">
            <text:p>0.7382700574</text:p>
          </table:table-cell>
          <table:table-cell office:value-type="float" office:value="0.74481752575382">
            <text:p>0.7448175258</text:p>
          </table:table-cell>
          <table:table-cell office:value-type="float" office:value="0.697885603094016">
            <text:p>0.6978856031</text:p>
          </table:table-cell>
        </table:table-row>
        <table:table-row table:style-name="ro1">
          <table:table-cell office:value-type="float" office:value="0.72389691615193">
            <text:p>0.7238969162</text:p>
          </table:table-cell>
          <table:table-cell office:value-type="float" office:value="0.970086072138745">
            <text:p>0.9700860721</text:p>
          </table:table-cell>
          <table:table-cell office:value-type="float" office:value="0.801941130418142">
            <text:p>0.8019411304</text:p>
          </table:table-cell>
          <table:table-cell office:value-type="float" office:value="0.850646274525949">
            <text:p>0.8506462745</text:p>
          </table:table-cell>
          <table:table-cell office:value-type="float" office:value="0.883533892461955">
            <text:p>0.8835338925</text:p>
          </table:table-cell>
          <table:table-cell office:value-type="float" office:value="0.810428942628865">
            <text:p>0.8104289426</text:p>
          </table:table-cell>
          <table:table-cell office:value-type="float" office:value="0.757357264802271">
            <text:p>0.7573572648</text:p>
          </table:table-cell>
          <table:table-cell office:value-type="float" office:value="0.930936834862167">
            <text:p>0.9309368349</text:p>
          </table:table-cell>
          <table:table-cell office:value-type="float" office:value="0.689582410608772">
            <text:p>0.6895824106</text:p>
          </table:table-cell>
          <table:table-cell office:value-type="float" office:value="0.819627747176695">
            <text:p>0.8196277472</text:p>
          </table:table-cell>
        </table:table-row>
        <table:table-row table:style-name="ro1">
          <table:table-cell office:value-type="float" office:value="0.743812246360753">
            <text:p>0.7438122464</text:p>
          </table:table-cell>
          <table:table-cell office:value-type="float" office:value="0.645501972283473">
            <text:p>0.6455019723</text:p>
          </table:table-cell>
          <table:table-cell office:value-type="float" office:value="0.905228028476474">
            <text:p>0.9052280285</text:p>
          </table:table-cell>
          <table:table-cell office:value-type="float" office:value="0.847124748969763">
            <text:p>0.847124749</text:p>
          </table:table-cell>
          <table:table-cell office:value-type="float" office:value="0.810214994758763">
            <text:p>0.8102149948</text:p>
          </table:table-cell>
          <table:table-cell office:value-type="float" office:value="0.890335611989225">
            <text:p>0.890335612</text:p>
          </table:table-cell>
          <table:table-cell office:value-type="float" office:value="0.706665611594629">
            <text:p>0.7066656116</text:p>
          </table:table-cell>
          <table:table-cell office:value-type="float" office:value="0.809967941595884">
            <text:p>0.8099679416</text:p>
          </table:table-cell>
          <table:table-cell office:value-type="float" office:value="0.832768878562671">
            <text:p>0.8327688786</text:p>
          </table:table-cell>
          <table:table-cell office:value-type="float" office:value="0.835975058918879">
            <text:p>0.8359750589</text:p>
          </table:table-cell>
        </table:table-row>
        <table:table-row table:style-name="ro1">
          <table:table-cell office:value-type="float" office:value="0.791427790019857">
            <text:p>0.79142779</text:p>
          </table:table-cell>
          <table:table-cell office:value-type="float" office:value="0.869952439759183">
            <text:p>0.8699524398</text:p>
          </table:table-cell>
          <table:table-cell office:value-type="float" office:value="0.81976675459683">
            <text:p>0.8197667546</text:p>
          </table:table-cell>
          <table:table-cell office:value-type="float" office:value="0.936402904317307">
            <text:p>0.9364029043</text:p>
          </table:table-cell>
          <table:table-cell office:value-type="float" office:value="0.81823515283521">
            <text:p>0.8182351528</text:p>
          </table:table-cell>
          <table:table-cell office:value-type="float" office:value="1.01823167488948">
            <text:p>1.0182316749</text:p>
          </table:table-cell>
          <table:table-cell office:value-type="float" office:value="0.7235604243652">
            <text:p>0.7235604244</text:p>
          </table:table-cell>
          <table:table-cell office:value-type="float" office:value="0.789955786026458">
            <text:p>0.789955786</text:p>
          </table:table-cell>
          <table:table-cell office:value-type="float" office:value="0.669477114335757">
            <text:p>0.6694771143</text:p>
          </table:table-cell>
          <table:table-cell office:value-type="float" office:value="0.933217004080929">
            <text:p>0.9332170041</text:p>
          </table:table-cell>
        </table:table-row>
        <table:table-row table:style-name="ro1">
          <table:table-cell office:value-type="float" office:value="0.722733460573732">
            <text:p>0.7227334606</text:p>
          </table:table-cell>
          <table:table-cell office:value-type="float" office:value="0.628924801202418">
            <text:p>0.6289248012</text:p>
          </table:table-cell>
          <table:table-cell office:value-type="float" office:value="0.832911164019382">
            <text:p>0.832911164</text:p>
          </table:table-cell>
          <table:table-cell office:value-type="float" office:value="0.884153668446222">
            <text:p>0.8841536684</text:p>
          </table:table-cell>
          <table:table-cell office:value-type="float" office:value="0.826428934211847">
            <text:p>0.8264289342</text:p>
          </table:table-cell>
          <table:table-cell office:value-type="float" office:value="0.861502587292043">
            <text:p>0.8615025873</text:p>
          </table:table-cell>
          <table:table-cell office:value-type="float" office:value="0.729706552104598">
            <text:p>0.7297065521</text:p>
          </table:table-cell>
          <table:table-cell office:value-type="float" office:value="0.762102633701654">
            <text:p>0.7621026337</text:p>
          </table:table-cell>
          <table:table-cell office:value-type="float" office:value="0.740182178078296">
            <text:p>0.7401821781</text:p>
          </table:table-cell>
          <table:table-cell office:value-type="float" office:value="0.667490431087237">
            <text:p>0.6674904311</text:p>
          </table:table-cell>
        </table:table-row>
        <table:table-row table:style-name="ro1">
          <table:table-cell office:value-type="float" office:value="0.888695362597673">
            <text:p>0.8886953626</text:p>
          </table:table-cell>
          <table:table-cell office:value-type="float" office:value="0.648649920525816">
            <text:p>0.6486499205</text:p>
          </table:table-cell>
          <table:table-cell office:value-type="float" office:value="0.786632053128666">
            <text:p>0.7866320531</text:p>
          </table:table-cell>
          <table:table-cell office:value-type="float" office:value="0.830467971232663">
            <text:p>0.8304679712</text:p>
          </table:table-cell>
          <table:table-cell office:value-type="float" office:value="0.757383614353676">
            <text:p>0.7573836144</text:p>
          </table:table-cell>
          <table:table-cell office:value-type="float" office:value="0.916327061145015">
            <text:p>0.9163270611</text:p>
          </table:table-cell>
          <table:table-cell office:value-type="float" office:value="0.784418061429344">
            <text:p>0.7844180614</text:p>
          </table:table-cell>
          <table:table-cell office:value-type="float" office:value="0.861581402559703">
            <text:p>0.8615814026</text:p>
          </table:table-cell>
          <table:table-cell office:value-type="float" office:value="0.689291136370629">
            <text:p>0.6892911364</text:p>
          </table:table-cell>
          <table:table-cell office:value-type="float" office:value="0.827007209921794">
            <text:p>0.8270072099</text:p>
          </table:table-cell>
        </table:table-row>
        <table:table-row table:style-name="ro1">
          <table:table-cell office:value-type="float" office:value="0.781662788446074">
            <text:p>0.7816627884</text:p>
          </table:table-cell>
          <table:table-cell office:value-type="float" office:value="0.741128758522927">
            <text:p>0.7411287585</text:p>
          </table:table-cell>
          <table:table-cell office:value-type="float" office:value="0.852841404447566">
            <text:p>0.8528414044</text:p>
          </table:table-cell>
          <table:table-cell office:value-type="float" office:value="0.784474439891477">
            <text:p>0.7844744399</text:p>
          </table:table-cell>
          <table:table-cell office:value-type="float" office:value="0.906151329167792">
            <text:p>0.9061513292</text:p>
          </table:table-cell>
          <table:table-cell office:value-type="float" office:value="0.947820582226012">
            <text:p>0.9478205822</text:p>
          </table:table-cell>
          <table:table-cell office:value-type="float" office:value="0.870241711587019">
            <text:p>0.8702417116</text:p>
          </table:table-cell>
          <table:table-cell office:value-type="float" office:value="0.826656994816114">
            <text:p>0.8266569948</text:p>
          </table:table-cell>
          <table:table-cell office:value-type="float" office:value="0.784955643555436">
            <text:p>0.7849556436</text:p>
          </table:table-cell>
          <table:table-cell office:value-type="float" office:value="0.802260358629773">
            <text:p>0.8022603586</text:p>
          </table:table-cell>
        </table:table-row>
        <table:table-row table:style-name="ro1">
          <table:table-cell office:value-type="float" office:value="0.798499870250392">
            <text:p>0.7984998703</text:p>
          </table:table-cell>
          <table:table-cell office:value-type="float" office:value="1.01683625342864">
            <text:p>1.0168362534</text:p>
          </table:table-cell>
          <table:table-cell office:value-type="float" office:value="0.883037573666171">
            <text:p>0.8830375737</text:p>
          </table:table-cell>
          <table:table-cell office:value-type="float" office:value="0.857293730414839">
            <text:p>0.8572937304</text:p>
          </table:table-cell>
          <table:table-cell office:value-type="float" office:value="1.02298525702467">
            <text:p>1.022985257</text:p>
          </table:table-cell>
          <table:table-cell office:value-type="float" office:value="0.899172670024501">
            <text:p>0.89917267</text:p>
          </table:table-cell>
          <table:table-cell office:value-type="float" office:value="0.915297327150181">
            <text:p>0.9152973272</text:p>
          </table:table-cell>
          <table:table-cell office:value-type="float" office:value="0.898393266842864">
            <text:p>0.8983932668</text:p>
          </table:table-cell>
          <table:table-cell office:value-type="float" office:value="0.884980530362839">
            <text:p>0.8849805304</text:p>
          </table:table-cell>
          <table:table-cell office:value-type="float" office:value="0.816213282191208">
            <text:p>0.8162132822</text:p>
          </table:table-cell>
        </table:table-row>
        <table:table-row table:style-name="ro1">
          <table:table-cell office:value-type="float" office:value="0.670037614024718">
            <text:p>0.670037614</text:p>
          </table:table-cell>
          <table:table-cell office:value-type="float" office:value="0.70358433205613">
            <text:p>0.7035843321</text:p>
          </table:table-cell>
          <table:table-cell office:value-type="float" office:value="0.870558072145608">
            <text:p>0.8705580721</text:p>
          </table:table-cell>
          <table:table-cell office:value-type="float" office:value="0.840047113166687">
            <text:p>0.8400471132</text:p>
          </table:table-cell>
          <table:table-cell office:value-type="float" office:value="0.872970497990777">
            <text:p>0.872970498</text:p>
          </table:table-cell>
          <table:table-cell office:value-type="float" office:value="1.05742478058847">
            <text:p>1.0574247806</text:p>
          </table:table-cell>
          <table:table-cell office:value-type="float" office:value="0.793152384940375">
            <text:p>0.7931523849</text:p>
          </table:table-cell>
          <table:table-cell office:value-type="float" office:value="0.753935461636838">
            <text:p>0.7539354616</text:p>
          </table:table-cell>
          <table:table-cell office:value-type="float" office:value="0.813628535161704">
            <text:p>0.8136285352</text:p>
          </table:table-cell>
          <table:table-cell office:value-type="float" office:value="0.848081133548208">
            <text:p>0.8480811335</text:p>
          </table:table-cell>
        </table:table-row>
        <table:table-row table:style-name="ro1">
          <table:table-cell office:value-type="float" office:value="0.743846470464293">
            <text:p>0.7438464705</text:p>
          </table:table-cell>
          <table:table-cell office:value-type="float" office:value="0.753777125993613">
            <text:p>0.753777126</text:p>
          </table:table-cell>
          <table:table-cell office:value-type="float" office:value="0.667390797078125">
            <text:p>0.6673907971</text:p>
          </table:table-cell>
          <table:table-cell office:value-type="float" office:value="0.659965239281442">
            <text:p>0.6599652393</text:p>
          </table:table-cell>
          <table:table-cell office:value-type="float" office:value="0.932526935524302">
            <text:p>0.9325269355</text:p>
          </table:table-cell>
          <table:table-cell office:value-type="float" office:value="0.707458299639584">
            <text:p>0.7074582996</text:p>
          </table:table-cell>
          <table:table-cell office:value-type="float" office:value="0.907453662301135">
            <text:p>0.9074536623</text:p>
          </table:table-cell>
          <table:table-cell office:value-type="float" office:value="0.680431588732557">
            <text:p>0.6804315887</text:p>
          </table:table-cell>
          <table:table-cell office:value-type="float" office:value="0.655174249101072">
            <text:p>0.6551742491</text:p>
          </table:table-cell>
          <table:table-cell office:value-type="float" office:value="0.735553438848225">
            <text:p>0.7355534388</text:p>
          </table:table-cell>
        </table:table-row>
        <table:table-row table:style-name="ro1">
          <table:table-cell office:value-type="float" office:value="0.781700723222191">
            <text:p>0.7817007232</text:p>
          </table:table-cell>
          <table:table-cell office:value-type="float" office:value="0.852041724928518">
            <text:p>0.8520417249</text:p>
          </table:table-cell>
          <table:table-cell office:value-type="float" office:value="0.968964696888642">
            <text:p>0.9689646969</text:p>
          </table:table-cell>
          <table:table-cell office:value-type="float" office:value="0.810504849856736">
            <text:p>0.8105048499</text:p>
          </table:table-cell>
          <table:table-cell office:value-type="float" office:value="0.818237982988231">
            <text:p>0.818237983</text:p>
          </table:table-cell>
          <table:table-cell office:value-type="float" office:value="0.775158350340983">
            <text:p>0.7751583503</text:p>
          </table:table-cell>
          <table:table-cell office:value-type="float" office:value="0.803001694436805">
            <text:p>0.8030016944</text:p>
          </table:table-cell>
          <table:table-cell office:value-type="float" office:value="0.822302064350146">
            <text:p>0.8223020644</text:p>
          </table:table-cell>
          <table:table-cell office:value-type="float" office:value="0.804185568248709">
            <text:p>0.8041855682</text:p>
          </table:table-cell>
          <table:table-cell office:value-type="float" office:value="0.875812131315986">
            <text:p>0.8758121313</text:p>
          </table:table-cell>
        </table:table-row>
        <table:table-row table:style-name="ro1">
          <table:table-cell office:value-type="float" office:value="0.774164965544927">
            <text:p>0.7741649655</text:p>
          </table:table-cell>
          <table:table-cell office:value-type="float" office:value="0.616551115242809">
            <text:p>0.6165511152</text:p>
          </table:table-cell>
          <table:table-cell office:value-type="float" office:value="0.663885341609901">
            <text:p>0.6638853416</text:p>
          </table:table-cell>
          <table:table-cell office:value-type="float" office:value="0.688342050950418">
            <text:p>0.688342051</text:p>
          </table:table-cell>
          <table:table-cell office:value-type="float" office:value="0.735954104611029">
            <text:p>0.7359541046</text:p>
          </table:table-cell>
          <table:table-cell office:value-type="float" office:value="0.66443335259271">
            <text:p>0.6644333526</text:p>
          </table:table-cell>
          <table:table-cell office:value-type="float" office:value="0.749570689522471">
            <text:p>0.7495706895</text:p>
          </table:table-cell>
          <table:table-cell office:value-type="float" office:value="0.694017020055973">
            <text:p>0.6940170201</text:p>
          </table:table-cell>
          <table:table-cell office:value-type="float" office:value="0.669159635356389">
            <text:p>0.6691596354</text:p>
          </table:table-cell>
          <table:table-cell office:value-type="float" office:value="0.784239654414543">
            <text:p>0.7842396544</text:p>
          </table:table-cell>
        </table:table-row>
        <table:table-row table:style-name="ro1">
          <table:table-cell office:value-type="float" office:value="0.870430684573027">
            <text:p>0.8704306846</text:p>
          </table:table-cell>
          <table:table-cell office:value-type="float" office:value="0.809751030354332">
            <text:p>0.8097510304</text:p>
          </table:table-cell>
          <table:table-cell office:value-type="float" office:value="0.725453498319358">
            <text:p>0.7254534983</text:p>
          </table:table-cell>
          <table:table-cell office:value-type="float" office:value="0.904933635215098">
            <text:p>0.9049336352</text:p>
          </table:table-cell>
          <table:table-cell office:value-type="float" office:value="0.861349788737452">
            <text:p>0.8613497887</text:p>
          </table:table-cell>
          <table:table-cell office:value-type="float" office:value="0.91366776829628">
            <text:p>0.9136677683</text:p>
          </table:table-cell>
          <table:table-cell office:value-type="float" office:value="0.732387192407835">
            <text:p>0.7323871924</text:p>
          </table:table-cell>
          <table:table-cell office:value-type="float" office:value="0.646456087905139">
            <text:p>0.6464560879</text:p>
          </table:table-cell>
          <table:table-cell office:value-type="float" office:value="0.840205702569334">
            <text:p>0.8402057026</text:p>
          </table:table-cell>
          <table:table-cell office:value-type="float" office:value="0.970069838026034">
            <text:p>0.970069838</text:p>
          </table:table-cell>
        </table:table-row>
        <table:table-row table:style-name="ro1">
          <table:table-cell office:value-type="float" office:value="0.809507546666094">
            <text:p>0.8095075467</text:p>
          </table:table-cell>
          <table:table-cell office:value-type="float" office:value="0.689614826722906">
            <text:p>0.6896148267</text:p>
          </table:table-cell>
          <table:table-cell office:value-type="float" office:value="0.799477272506193">
            <text:p>0.7994772725</text:p>
          </table:table-cell>
          <table:table-cell office:value-type="float" office:value="0.700726514402214">
            <text:p>0.7007265144</text:p>
          </table:table-cell>
          <table:table-cell office:value-type="float" office:value="0.732479229203053">
            <text:p>0.7324792292</text:p>
          </table:table-cell>
          <table:table-cell office:value-type="float" office:value="0.840235731802899">
            <text:p>0.8402357318</text:p>
          </table:table-cell>
          <table:table-cell office:value-type="float" office:value="0.681234417036126">
            <text:p>0.681234417</text:p>
          </table:table-cell>
          <table:table-cell office:value-type="float" office:value="0.547345942173732">
            <text:p>0.5473459422</text:p>
          </table:table-cell>
          <table:table-cell office:value-type="float" office:value="0.74383782069137">
            <text:p>0.7438378207</text:p>
          </table:table-cell>
          <table:table-cell office:value-type="float" office:value="0.87310394030116">
            <text:p>0.8731039403</text:p>
          </table:table-cell>
        </table:table-row>
        <table:table-row table:style-name="ro1">
          <table:table-cell office:value-type="float" office:value="0.668149689961975">
            <text:p>0.66814969</text:p>
          </table:table-cell>
          <table:table-cell office:value-type="float" office:value="0.785430020093422">
            <text:p>0.7854300201</text:p>
          </table:table-cell>
          <table:table-cell office:value-type="float" office:value="0.715576850411535">
            <text:p>0.7155768504</text:p>
          </table:table-cell>
          <table:table-cell office:value-type="float" office:value="0.74974193914937">
            <text:p>0.7497419391</text:p>
          </table:table-cell>
          <table:table-cell office:value-type="float" office:value="0.765495419412597">
            <text:p>0.7654954194</text:p>
          </table:table-cell>
          <table:table-cell office:value-type="float" office:value="0.776386464201745">
            <text:p>0.7763864642</text:p>
          </table:table-cell>
          <table:table-cell office:value-type="float" office:value="0.724101911814058">
            <text:p>0.7241019118</text:p>
          </table:table-cell>
          <table:table-cell office:value-type="float" office:value="0.871055825699354">
            <text:p>0.8710558257</text:p>
          </table:table-cell>
          <table:table-cell office:value-type="float" office:value="0.67435896044935">
            <text:p>0.6743589604</text:p>
          </table:table-cell>
          <table:table-cell office:value-type="float" office:value="0.629058949458804">
            <text:p>0.6290589495</text:p>
          </table:table-cell>
        </table:table-row>
        <table:table-row table:style-name="ro1">
          <table:table-cell office:value-type="float" office:value="0.775323119248268">
            <text:p>0.7753231192</text:p>
          </table:table-cell>
          <table:table-cell office:value-type="float" office:value="0.822441924374035">
            <text:p>0.8224419244</text:p>
          </table:table-cell>
          <table:table-cell office:value-type="float" office:value="0.913932544805447">
            <text:p>0.9139325448</text:p>
          </table:table-cell>
          <table:table-cell office:value-type="float" office:value="0.997609760329389">
            <text:p>0.9976097603</text:p>
          </table:table-cell>
          <table:table-cell office:value-type="float" office:value="0.723779902810279">
            <text:p>0.7237799028</text:p>
          </table:table-cell>
          <table:table-cell office:value-type="float" office:value="0.776363021253435">
            <text:p>0.7763630213</text:p>
          </table:table-cell>
          <table:table-cell office:value-type="float" office:value="0.617844218435444">
            <text:p>0.6178442184</text:p>
          </table:table-cell>
          <table:table-cell office:value-type="float" office:value="0.804743230503346">
            <text:p>0.8047432305</text:p>
          </table:table-cell>
          <table:table-cell office:value-type="float" office:value="0.953692667397817">
            <text:p>0.9536926674</text:p>
          </table:table-cell>
          <table:table-cell office:value-type="float" office:value="0.801694464031552">
            <text:p>0.801694464</text:p>
          </table:table-cell>
        </table:table-row>
        <table:table-row table:style-name="ro1">
          <table:table-cell office:value-type="float" office:value="0.766565254236648">
            <text:p>0.7665652542</text:p>
          </table:table-cell>
          <table:table-cell office:value-type="float" office:value="0.835321762006246">
            <text:p>0.835321762</text:p>
          </table:table-cell>
          <table:table-cell office:value-type="float" office:value="0.838904285400216">
            <text:p>0.8389042854</text:p>
          </table:table-cell>
          <table:table-cell office:value-type="float" office:value="0.790349180725845">
            <text:p>0.7903491807</text:p>
          </table:table-cell>
          <table:table-cell office:value-type="float" office:value="0.735573081550996">
            <text:p>0.7355730816</text:p>
          </table:table-cell>
          <table:table-cell office:value-type="float" office:value="0.774996920236103">
            <text:p>0.7749969202</text:p>
          </table:table-cell>
          <table:table-cell office:value-type="float" office:value="0.896126712156333">
            <text:p>0.8961267122</text:p>
          </table:table-cell>
          <table:table-cell office:value-type="float" office:value="0.776381383744706">
            <text:p>0.7763813837</text:p>
          </table:table-cell>
          <table:table-cell office:value-type="float" office:value="0.732650777474502">
            <text:p>0.7326507775</text:p>
          </table:table-cell>
          <table:table-cell office:value-type="float" office:value="0.73856300686448">
            <text:p>0.7385630069</text:p>
          </table:table-cell>
        </table:table-row>
        <table:table-row table:style-name="ro1">
          <table:table-cell office:value-type="float" office:value="0.749934319841955">
            <text:p>0.7499343198</text:p>
          </table:table-cell>
          <table:table-cell office:value-type="float" office:value="0.792560178250487">
            <text:p>0.7925601783</text:p>
          </table:table-cell>
          <table:table-cell office:value-type="float" office:value="0.860353580020316">
            <text:p>0.86035358</text:p>
          </table:table-cell>
          <table:table-cell office:value-type="float" office:value="0.895553622107656">
            <text:p>0.8955536221</text:p>
          </table:table-cell>
          <table:table-cell office:value-type="float" office:value="0.870403527821285">
            <text:p>0.8704035278</text:p>
          </table:table-cell>
          <table:table-cell office:value-type="float" office:value="0.767223102442369">
            <text:p>0.7672231024</text:p>
          </table:table-cell>
          <table:table-cell office:value-type="float" office:value="0.827773005940815">
            <text:p>0.8277730059</text:p>
          </table:table-cell>
          <table:table-cell office:value-type="float" office:value="0.736298342242364">
            <text:p>0.7362983422</text:p>
          </table:table-cell>
          <table:table-cell office:value-type="float" office:value="0.620658718520653">
            <text:p>0.6206587185</text:p>
          </table:table-cell>
          <table:table-cell office:value-type="float" office:value="0.93301337946423">
            <text:p>0.9330133795</text:p>
          </table:table-cell>
        </table:table-row>
        <table:table-row table:style-name="ro1">
          <table:table-cell office:value-type="float" office:value="0.88754271955295">
            <text:p>0.8875427196</text:p>
          </table:table-cell>
          <table:table-cell office:value-type="float" office:value="0.673765000846734">
            <text:p>0.6737650008</text:p>
          </table:table-cell>
          <table:table-cell office:value-type="float" office:value="0.840271467716184">
            <text:p>0.8402714677</text:p>
          </table:table-cell>
          <table:table-cell office:value-type="float" office:value="0.971166216910555">
            <text:p>0.9711662169</text:p>
          </table:table-cell>
          <table:table-cell office:value-type="float" office:value="0.783783885279502">
            <text:p>0.7837838853</text:p>
          </table:table-cell>
          <table:table-cell office:value-type="float" office:value="0.947463345227335">
            <text:p>0.9474633452</text:p>
          </table:table-cell>
          <table:table-cell office:value-type="float" office:value="0.864182083333749">
            <text:p>0.8641820833</text:p>
          </table:table-cell>
          <table:table-cell office:value-type="float" office:value="0.883641848595793">
            <text:p>0.8836418486</text:p>
          </table:table-cell>
          <table:table-cell office:value-type="float" office:value="0.786621575928606">
            <text:p>0.7866215759</text:p>
          </table:table-cell>
          <table:table-cell office:value-type="float" office:value="0.856228365759387">
            <text:p>0.8562283658</text:p>
          </table:table-cell>
        </table:table-row>
        <table:table-row table:style-name="ro1">
          <table:table-cell office:value-type="float" office:value="0.824235262520966">
            <text:p>0.8242352625</text:p>
          </table:table-cell>
          <table:table-cell office:value-type="float" office:value="0.72438118655736">
            <text:p>0.7243811866</text:p>
          </table:table-cell>
          <table:table-cell office:value-type="float" office:value="0.781936881547422">
            <text:p>0.7819368815</text:p>
          </table:table-cell>
          <table:table-cell office:value-type="float" office:value="0.767235856535279">
            <text:p>0.7672358565</text:p>
          </table:table-cell>
          <table:table-cell office:value-type="float" office:value="0.725363714323492">
            <text:p>0.7253637143</text:p>
          </table:table-cell>
          <table:table-cell office:value-type="float" office:value="0.861622797578085">
            <text:p>0.8616227976</text:p>
          </table:table-cell>
          <table:table-cell office:value-type="float" office:value="0.658177570641433">
            <text:p>0.6581775706</text:p>
          </table:table-cell>
          <table:table-cell office:value-type="float" office:value="0.796114641404838">
            <text:p>0.7961146414</text:p>
          </table:table-cell>
          <table:table-cell office:value-type="float" office:value="0.684805971826629">
            <text:p>0.6848059718</text:p>
          </table:table-cell>
          <table:table-cell office:value-type="float" office:value="0.819258649597864">
            <text:p>0.8192586496</text:p>
          </table:table-cell>
        </table:table-row>
        <table:table-row table:style-name="ro1">
          <table:table-cell office:value-type="float" office:value="0.926121650272991">
            <text:p>0.9261216503</text:p>
          </table:table-cell>
          <table:table-cell office:value-type="float" office:value="0.864220997495847">
            <text:p>0.8642209975</text:p>
          </table:table-cell>
          <table:table-cell office:value-type="float" office:value="0.852782553469109">
            <text:p>0.8527825535</text:p>
          </table:table-cell>
          <table:table-cell office:value-type="float" office:value="0.888228241487573">
            <text:p>0.8882282415</text:p>
          </table:table-cell>
          <table:table-cell office:value-type="float" office:value="1.0138569484701">
            <text:p>1.0138569485</text:p>
          </table:table-cell>
          <table:table-cell office:value-type="float" office:value="0.972507791160529">
            <text:p>0.9725077912</text:p>
          </table:table-cell>
          <table:table-cell office:value-type="float" office:value="0.913067983841254">
            <text:p>0.9130679838</text:p>
          </table:table-cell>
          <table:table-cell office:value-type="float" office:value="0.82211890738853">
            <text:p>0.8221189074</text:p>
          </table:table-cell>
          <table:table-cell office:value-type="float" office:value="0.689508069082101">
            <text:p>0.6895080691</text:p>
          </table:table-cell>
          <table:table-cell office:value-type="float" office:value="0.792168117368751">
            <text:p>0.7921681174</text:p>
          </table:table-cell>
        </table:table-row>
        <table:table-row table:style-name="ro1">
          <table:table-cell office:value-type="float" office:value="0.898702273695546">
            <text:p>0.8987022737</text:p>
          </table:table-cell>
          <table:table-cell office:value-type="float" office:value="0.782173085274125">
            <text:p>0.7821730853</text:p>
          </table:table-cell>
          <table:table-cell office:value-type="float" office:value="0.800276822012165">
            <text:p>0.800276822</text:p>
          </table:table-cell>
          <table:table-cell office:value-type="float" office:value="0.672066583611117">
            <text:p>0.6720665836</text:p>
          </table:table-cell>
          <table:table-cell office:value-type="float" office:value="0.930345862142177">
            <text:p>0.9303458621</text:p>
          </table:table-cell>
          <table:table-cell office:value-type="float" office:value="0.953943751407958">
            <text:p>0.9539437514</text:p>
          </table:table-cell>
          <table:table-cell office:value-type="float" office:value="0.84247462105586">
            <text:p>0.8424746211</text:p>
          </table:table-cell>
          <table:table-cell office:value-type="float" office:value="0.875893103236499">
            <text:p>0.8758931032</text:p>
          </table:table-cell>
          <table:table-cell office:value-type="float" office:value="0.853406648946564">
            <text:p>0.8534066489</text:p>
          </table:table-cell>
          <table:table-cell office:value-type="float" office:value="0.884244550220734">
            <text:p>0.8842445502</text:p>
          </table:table-cell>
        </table:table-row>
        <table:table-row table:style-name="ro1">
          <table:table-cell office:value-type="float" office:value="0.954030119434462">
            <text:p>0.9540301194</text:p>
          </table:table-cell>
          <table:table-cell office:value-type="float" office:value="0.959673787989102">
            <text:p>0.959673788</text:p>
          </table:table-cell>
          <table:table-cell office:value-type="float" office:value="0.899170685918254">
            <text:p>0.8991706859</text:p>
          </table:table-cell>
          <table:table-cell office:value-type="float" office:value="0.775337991608121">
            <text:p>0.7753379916</text:p>
          </table:table-cell>
          <table:table-cell office:value-type="float" office:value="0.819110126673868">
            <text:p>0.8191101267</text:p>
          </table:table-cell>
          <table:table-cell office:value-type="float" office:value="0.876179140581681">
            <text:p>0.8761791406</text:p>
          </table:table-cell>
          <table:table-cell office:value-type="float" office:value="0.805750034074276">
            <text:p>0.8057500341</text:p>
          </table:table-cell>
          <table:table-cell office:value-type="float" office:value="0.67527314862947">
            <text:p>0.6752731486</text:p>
          </table:table-cell>
          <table:table-cell office:value-type="float" office:value="0.842195129500731">
            <text:p>0.8421951295</text:p>
          </table:table-cell>
          <table:table-cell office:value-type="float" office:value="0.870808272116362">
            <text:p>0.8708082721</text:p>
          </table:table-cell>
        </table:table-row>
        <table:table-row table:style-name="ro1">
          <table:table-cell office:value-type="float" office:value="0.95696441831612">
            <text:p>0.9569644183</text:p>
          </table:table-cell>
          <table:table-cell office:value-type="float" office:value="0.754026830270611">
            <text:p>0.7540268303</text:p>
          </table:table-cell>
          <table:table-cell office:value-type="float" office:value="0.758070633839725">
            <text:p>0.7580706338</text:p>
          </table:table-cell>
          <table:table-cell office:value-type="float" office:value="0.716074097995866">
            <text:p>0.716074098</text:p>
          </table:table-cell>
          <table:table-cell office:value-type="float" office:value="0.736927124147796">
            <text:p>0.7369271241</text:p>
          </table:table-cell>
          <table:table-cell office:value-type="float" office:value="0.818922899633776">
            <text:p>0.8189228996</text:p>
          </table:table-cell>
          <table:table-cell office:value-type="float" office:value="0.86739876547125">
            <text:p>0.8673987655</text:p>
          </table:table-cell>
          <table:table-cell office:value-type="float" office:value="0.686603087293762">
            <text:p>0.6866030873</text:p>
          </table:table-cell>
          <table:table-cell office:value-type="float" office:value="0.840341221401809">
            <text:p>0.8403412214</text:p>
          </table:table-cell>
          <table:table-cell office:value-type="float" office:value="0.886870287564868">
            <text:p>0.8868702876</text:p>
          </table:table-cell>
        </table:table-row>
        <table:table-row table:style-name="ro1">
          <table:table-cell office:value-type="float" office:value="0.714870755404316">
            <text:p>0.7148707554</text:p>
          </table:table-cell>
          <table:table-cell office:value-type="float" office:value="0.883629131502275">
            <text:p>0.8836291315</text:p>
          </table:table-cell>
          <table:table-cell office:value-type="float" office:value="0.841887975995672">
            <text:p>0.841887976</text:p>
          </table:table-cell>
          <table:table-cell office:value-type="float" office:value="0.796414158147368">
            <text:p>0.7964141581</text:p>
          </table:table-cell>
          <table:table-cell office:value-type="float" office:value="0.76025730309704">
            <text:p>0.7602573031</text:p>
          </table:table-cell>
          <table:table-cell office:value-type="float" office:value="0.862989388956096">
            <text:p>0.862989389</text:p>
          </table:table-cell>
          <table:table-cell office:value-type="float" office:value="0.713779826991459">
            <text:p>0.713779827</text:p>
          </table:table-cell>
          <table:table-cell office:value-type="float" office:value="0.65487197081809">
            <text:p>0.6548719708</text:p>
          </table:table-cell>
          <table:table-cell office:value-type="float" office:value="0.754093418977367">
            <text:p>0.754093419</text:p>
          </table:table-cell>
          <table:table-cell office:value-type="float" office:value="0.802320772727495">
            <text:p>0.8023207727</text:p>
          </table:table-cell>
        </table:table-row>
        <table:table-row table:style-name="ro1">
          <table:table-cell office:value-type="float" office:value="0.731582439979342">
            <text:p>0.73158244</text:p>
          </table:table-cell>
          <table:table-cell office:value-type="float" office:value="0.784115365333305">
            <text:p>0.7841153653</text:p>
          </table:table-cell>
          <table:table-cell office:value-type="float" office:value="0.892460408647738">
            <text:p>0.8924604086</text:p>
          </table:table-cell>
          <table:table-cell office:value-type="float" office:value="0.614971965145977">
            <text:p>0.6149719651</text:p>
          </table:table-cell>
          <table:table-cell office:value-type="float" office:value="0.823102139613336">
            <text:p>0.8231021396</text:p>
          </table:table-cell>
          <table:table-cell office:value-type="float" office:value="0.674402237305468">
            <text:p>0.6744022373</text:p>
          </table:table-cell>
          <table:table-cell office:value-type="float" office:value="0.730394553248446">
            <text:p>0.7303945532</text:p>
          </table:table-cell>
          <table:table-cell office:value-type="float" office:value="0.706486100933869">
            <text:p>0.7064861009</text:p>
          </table:table-cell>
          <table:table-cell office:value-type="float" office:value="0.793166470274235">
            <text:p>0.7931664703</text:p>
          </table:table-cell>
          <table:table-cell office:value-type="float" office:value="0.735690155229369">
            <text:p>0.7356901552</text:p>
          </table:table-cell>
        </table:table-row>
        <table:table-row table:style-name="ro1">
          <table:table-cell office:value-type="float" office:value="0.655481251823996">
            <text:p>0.6554812518</text:p>
          </table:table-cell>
          <table:table-cell office:value-type="float" office:value="0.818521954711415">
            <text:p>0.8185219547</text:p>
          </table:table-cell>
          <table:table-cell office:value-type="float" office:value="0.853822298541175">
            <text:p>0.8538222985</text:p>
          </table:table-cell>
          <table:table-cell office:value-type="float" office:value="0.783819234014856">
            <text:p>0.783819234</text:p>
          </table:table-cell>
          <table:table-cell office:value-type="float" office:value="0.904817511163392">
            <text:p>0.9048175112</text:p>
          </table:table-cell>
          <table:table-cell office:value-type="float" office:value="0.813765822880844">
            <text:p>0.8137658229</text:p>
          </table:table-cell>
          <table:table-cell office:value-type="float" office:value="0.740041209460004">
            <text:p>0.7400412095</text:p>
          </table:table-cell>
          <table:table-cell office:value-type="float" office:value="0.830386638309148">
            <text:p>0.8303866383</text:p>
          </table:table-cell>
          <table:table-cell office:value-type="float" office:value="0.720721506205446">
            <text:p>0.7207215062</text:p>
          </table:table-cell>
          <table:table-cell office:value-type="float" office:value="0.97337969206296">
            <text:p>0.9733796921</text:p>
          </table:table-cell>
        </table:table-row>
        <table:table-row table:style-name="ro1">
          <table:table-cell office:value-type="float" office:value="0.850514490698049">
            <text:p>0.8505144907</text:p>
          </table:table-cell>
          <table:table-cell office:value-type="float" office:value="0.812991664784378">
            <text:p>0.8129916648</text:p>
          </table:table-cell>
          <table:table-cell office:value-type="float" office:value="0.64535869793436">
            <text:p>0.6453586979</text:p>
          </table:table-cell>
          <table:table-cell office:value-type="float" office:value="0.836363724241732">
            <text:p>0.8363637242</text:p>
          </table:table-cell>
          <table:table-cell office:value-type="float" office:value="0.715756358317099">
            <text:p>0.7157563583</text:p>
          </table:table-cell>
          <table:table-cell office:value-type="float" office:value="0.742685780688789">
            <text:p>0.7426857807</text:p>
          </table:table-cell>
          <table:table-cell office:value-type="float" office:value="0.795822933835682">
            <text:p>0.7958229338</text:p>
          </table:table-cell>
          <table:table-cell office:value-type="float" office:value="0.726773360637631">
            <text:p>0.7267733606</text:p>
          </table:table-cell>
          <table:table-cell office:value-type="float" office:value="0.611944650539701">
            <text:p>0.6119446505</text:p>
          </table:table-cell>
          <table:table-cell office:value-type="float" office:value="0.735289230328254">
            <text:p>0.7352892303</text:p>
          </table:table-cell>
        </table:table-row>
        <table:table-row table:style-name="ro1">
          <table:table-cell office:value-type="float" office:value="0.593962635167715">
            <text:p>0.5939626352</text:p>
          </table:table-cell>
          <table:table-cell office:value-type="float" office:value="0.765097881720753">
            <text:p>0.7650978817</text:p>
          </table:table-cell>
          <table:table-cell office:value-type="float" office:value="0.783857715061533">
            <text:p>0.7838577151</text:p>
          </table:table-cell>
          <table:table-cell office:value-type="float" office:value="0.759099989511365">
            <text:p>0.7590999895</text:p>
          </table:table-cell>
          <table:table-cell office:value-type="float" office:value="0.846264796212822">
            <text:p>0.8462647962</text:p>
          </table:table-cell>
          <table:table-cell office:value-type="float" office:value="0.801352290893103">
            <text:p>0.8013522909</text:p>
          </table:table-cell>
          <table:table-cell office:value-type="float" office:value="0.81847344951498">
            <text:p>0.8184734495</text:p>
          </table:table-cell>
          <table:table-cell office:value-type="float" office:value="0.574297202388902">
            <text:p>0.5742972024</text:p>
          </table:table-cell>
          <table:table-cell office:value-type="float" office:value="0.873317281588235">
            <text:p>0.8733172816</text:p>
          </table:table-cell>
          <table:table-cell office:value-type="float" office:value="0.824740778082352">
            <text:p>0.8247407781</text:p>
          </table:table-cell>
        </table:table-row>
        <table:table-row table:style-name="ro1">
          <table:table-cell office:value-type="float" office:value="0.759073353861205">
            <text:p>0.7590733539</text:p>
          </table:table-cell>
          <table:table-cell office:value-type="float" office:value="0.810325415661637">
            <text:p>0.8103254157</text:p>
          </table:table-cell>
          <table:table-cell office:value-type="float" office:value="0.87034186182324">
            <text:p>0.8703418618</text:p>
          </table:table-cell>
          <table:table-cell office:value-type="float" office:value="0.697917828875956">
            <text:p>0.6979178289</text:p>
          </table:table-cell>
          <table:table-cell office:value-type="float" office:value="0.560082278457042">
            <text:p>0.5600822785</text:p>
          </table:table-cell>
          <table:table-cell office:value-type="float" office:value="0.767188550839327">
            <text:p>0.7671885508</text:p>
          </table:table-cell>
          <table:table-cell office:value-type="float" office:value="0.743856710035444">
            <text:p>0.74385671</text:p>
          </table:table-cell>
          <table:table-cell office:value-type="float" office:value="0.824403994391159">
            <text:p>0.8244039944</text:p>
          </table:table-cell>
          <table:table-cell office:value-type="float" office:value="0.785179681763668">
            <text:p>0.7851796818</text:p>
          </table:table-cell>
          <table:table-cell office:value-type="float" office:value="0.612235285696792">
            <text:p>0.6122352857</text:p>
          </table:table-cell>
        </table:table-row>
        <table:table-row table:style-name="ro1">
          <table:table-cell office:value-type="float" office:value="0.60359207638524">
            <text:p>0.6035920764</text:p>
          </table:table-cell>
          <table:table-cell office:value-type="float" office:value="0.684646114306482">
            <text:p>0.6846461143</text:p>
          </table:table-cell>
          <table:table-cell office:value-type="float" office:value="0.733152865186724">
            <text:p>0.7331528652</text:p>
          </table:table-cell>
          <table:table-cell office:value-type="float" office:value="0.669653837674036">
            <text:p>0.6696538377</text:p>
          </table:table-cell>
          <table:table-cell office:value-type="float" office:value="0.66362697650869">
            <text:p>0.6636269765</text:p>
          </table:table-cell>
          <table:table-cell office:value-type="float" office:value="0.700497068003669">
            <text:p>0.700497068</text:p>
          </table:table-cell>
          <table:table-cell office:value-type="float" office:value="0.824466010688416">
            <text:p>0.8244660107</text:p>
          </table:table-cell>
          <table:table-cell office:value-type="float" office:value="0.677117654623505">
            <text:p>0.6771176546</text:p>
          </table:table-cell>
          <table:table-cell office:value-type="float" office:value="0.765958010202292">
            <text:p>0.7659580102</text:p>
          </table:table-cell>
          <table:table-cell office:value-type="float" office:value="0.631783053776032">
            <text:p>0.6317830538</text:p>
          </table:table-cell>
        </table:table-row>
        <table:table-row table:style-name="ro1">
          <table:table-cell office:value-type="float" office:value="0.752827414929115">
            <text:p>0.7528274149</text:p>
          </table:table-cell>
          <table:table-cell office:value-type="float" office:value="0.711671199661211">
            <text:p>0.7116711997</text:p>
          </table:table-cell>
          <table:table-cell office:value-type="float" office:value="0.872992198924677">
            <text:p>0.8729921989</text:p>
          </table:table-cell>
          <table:table-cell office:value-type="float" office:value="0.650633240793361">
            <text:p>0.6506332408</text:p>
          </table:table-cell>
          <table:table-cell office:value-type="float" office:value="0.847472527900695">
            <text:p>0.8474725279</text:p>
          </table:table-cell>
          <table:table-cell office:value-type="float" office:value="0.689804229098468">
            <text:p>0.6898042291</text:p>
          </table:table-cell>
          <table:table-cell office:value-type="float" office:value="0.759012737984935">
            <text:p>0.759012738</text:p>
          </table:table-cell>
          <table:table-cell office:value-type="float" office:value="0.883095368458723">
            <text:p>0.8830953685</text:p>
          </table:table-cell>
          <table:table-cell office:value-type="float" office:value="0.75514738397073">
            <text:p>0.755147384</text:p>
          </table:table-cell>
          <table:table-cell office:value-type="float" office:value="0.647001076497623">
            <text:p>0.6470010765</text:p>
          </table:table-cell>
        </table:table-row>
        <table:table-row table:style-name="ro1">
          <table:table-cell office:value-type="float" office:value="0.832664945504758">
            <text:p>0.8326649455</text:p>
          </table:table-cell>
          <table:table-cell office:value-type="float" office:value="0.797110918939693">
            <text:p>0.7971109189</text:p>
          </table:table-cell>
          <table:table-cell office:value-type="float" office:value="0.808111479443394">
            <text:p>0.8081114794</text:p>
          </table:table-cell>
          <table:table-cell office:value-type="float" office:value="0.789837408141294">
            <text:p>0.7898374081</text:p>
          </table:table-cell>
          <table:table-cell office:value-type="float" office:value="0.782164186543814">
            <text:p>0.7821641865</text:p>
          </table:table-cell>
          <table:table-cell office:value-type="float" office:value="0.869559235990192">
            <text:p>0.869559236</text:p>
          </table:table-cell>
          <table:table-cell office:value-type="float" office:value="0.805970276603864">
            <text:p>0.8059702766</text:p>
          </table:table-cell>
          <table:table-cell office:value-type="float" office:value="0.88614568355582">
            <text:p>0.8861456836</text:p>
          </table:table-cell>
          <table:table-cell office:value-type="float" office:value="0.760935162525836">
            <text:p>0.7609351625</text:p>
          </table:table-cell>
          <table:table-cell office:value-type="float" office:value="0.667267932002075">
            <text:p>0.667267932</text:p>
          </table:table-cell>
        </table:table-row>
        <table:table-row table:style-name="ro1">
          <table:table-cell office:value-type="float" office:value="0.620482218697325">
            <text:p>0.6204822187</text:p>
          </table:table-cell>
          <table:table-cell office:value-type="float" office:value="0.603196481610737">
            <text:p>0.6031964816</text:p>
          </table:table-cell>
          <table:table-cell office:value-type="float" office:value="0.704006303883148">
            <text:p>0.7040063039</text:p>
          </table:table-cell>
          <table:table-cell office:value-type="float" office:value="0.737973195094969">
            <text:p>0.7379731951</text:p>
          </table:table-cell>
          <table:table-cell office:value-type="float" office:value="0.657269675594596">
            <text:p>0.6572696756</text:p>
          </table:table-cell>
          <table:table-cell office:value-type="float" office:value="0.663980956802961">
            <text:p>0.6639809568</text:p>
          </table:table-cell>
          <table:table-cell office:value-type="float" office:value="0.821500068170396">
            <text:p>0.8215000682</text:p>
          </table:table-cell>
          <table:table-cell office:value-type="float" office:value="0.743370703894941">
            <text:p>0.7433707039</text:p>
          </table:table-cell>
          <table:table-cell office:value-type="float" office:value="0.759949749462126">
            <text:p>0.7599497495</text:p>
          </table:table-cell>
          <table:table-cell office:value-type="float" office:value="0.689536076208035">
            <text:p>0.6895360762</text:p>
          </table:table-cell>
        </table:table-row>
        <table:table-row table:style-name="ro1">
          <table:table-cell office:value-type="float" office:value="0.90469908065664">
            <text:p>0.9046990807</text:p>
          </table:table-cell>
          <table:table-cell office:value-type="float" office:value="0.840265263270807">
            <text:p>0.8402652633</text:p>
          </table:table-cell>
          <table:table-cell office:value-type="float" office:value="0.749364176586639">
            <text:p>0.7493641766</text:p>
          </table:table-cell>
          <table:table-cell office:value-type="float" office:value="0.713690145160028">
            <text:p>0.7136901452</text:p>
          </table:table-cell>
          <table:table-cell office:value-type="float" office:value="0.830302779288949">
            <text:p>0.8303027793</text:p>
          </table:table-cell>
          <table:table-cell office:value-type="float" office:value="0.692652386311953">
            <text:p>0.6926523863</text:p>
          </table:table-cell>
          <table:table-cell office:value-type="float" office:value="0.689999804539951">
            <text:p>0.6899998045</text:p>
          </table:table-cell>
          <table:table-cell office:value-type="float" office:value="0.740848600262054">
            <text:p>0.7408486003</text:p>
          </table:table-cell>
          <table:table-cell office:value-type="float" office:value="0.924567325799913">
            <text:p>0.9245673258</text:p>
          </table:table-cell>
          <table:table-cell office:value-type="float" office:value="0.849386282794813">
            <text:p>0.8493862828</text:p>
          </table:table-cell>
        </table:table-row>
        <table:table-row table:style-name="ro1">
          <table:table-cell office:value-type="float" office:value="0.796732490766206">
            <text:p>0.7967324908</text:p>
          </table:table-cell>
          <table:table-cell office:value-type="float" office:value="0.753879454884581">
            <text:p>0.7538794549</text:p>
          </table:table-cell>
          <table:table-cell office:value-type="float" office:value="0.657170577366026">
            <text:p>0.6571705774</text:p>
          </table:table-cell>
          <table:table-cell office:value-type="float" office:value="0.723699167285676">
            <text:p>0.7236991673</text:p>
          </table:table-cell>
          <table:table-cell office:value-type="float" office:value="0.709852234678075">
            <text:p>0.7098522347</text:p>
          </table:table-cell>
          <table:table-cell office:value-type="float" office:value="0.651016509220572">
            <text:p>0.6510165092</text:p>
          </table:table-cell>
          <table:table-cell office:value-type="float" office:value="0.804444252489521">
            <text:p>0.8044442525</text:p>
          </table:table-cell>
          <table:table-cell office:value-type="float" office:value="0.730268923794448">
            <text:p>0.7302689238</text:p>
          </table:table-cell>
          <table:table-cell office:value-type="float" office:value="0.645390979721426">
            <text:p>0.6453909797</text:p>
          </table:table-cell>
          <table:table-cell office:value-type="float" office:value="0.617841269430796">
            <text:p>0.6178412694</text:p>
          </table:table-cell>
        </table:table-row>
        <table:table-row table:style-name="ro1">
          <table:table-cell office:value-type="float" office:value="0.784903397887377">
            <text:p>0.7849033979</text:p>
          </table:table-cell>
          <table:table-cell office:value-type="float" office:value="0.673639315699682">
            <text:p>0.6736393157</text:p>
          </table:table-cell>
          <table:table-cell office:value-type="float" office:value="0.532092869981548">
            <text:p>0.53209287</text:p>
          </table:table-cell>
          <table:table-cell office:value-type="float" office:value="0.625366015882276">
            <text:p>0.6253660159</text:p>
          </table:table-cell>
          <table:table-cell office:value-type="float" office:value="0.749347595580133">
            <text:p>0.7493475956</text:p>
          </table:table-cell>
          <table:table-cell office:value-type="float" office:value="0.870122897201151">
            <text:p>0.8701228972</text:p>
          </table:table-cell>
          <table:table-cell office:value-type="float" office:value="0.750253684872833">
            <text:p>0.7502536849</text:p>
          </table:table-cell>
          <table:table-cell office:value-type="float" office:value="0.63496168507911">
            <text:p>0.6349616851</text:p>
          </table:table-cell>
          <table:table-cell office:value-type="float" office:value="0.620104937736754">
            <text:p>0.6201049377</text:p>
          </table:table-cell>
          <table:table-cell office:value-type="float" office:value="0.796943031985542">
            <text:p>0.796943032</text:p>
          </table:table-cell>
        </table:table-row>
        <table:table-row table:style-name="ro1">
          <table:table-cell office:value-type="float" office:value="0.732611049212847">
            <text:p>0.7326110492</text:p>
          </table:table-cell>
          <table:table-cell office:value-type="float" office:value="0.810237773896766">
            <text:p>0.8102377739</text:p>
          </table:table-cell>
          <table:table-cell office:value-type="float" office:value="0.661163132937277">
            <text:p>0.6611631329</text:p>
          </table:table-cell>
          <table:table-cell office:value-type="float" office:value="0.878097109377259">
            <text:p>0.8780971094</text:p>
          </table:table-cell>
          <table:table-cell office:value-type="float" office:value="0.779098563873247">
            <text:p>0.7790985639</text:p>
          </table:table-cell>
          <table:table-cell office:value-type="float" office:value="0.667613298266832">
            <text:p>0.6676132983</text:p>
          </table:table-cell>
          <table:table-cell office:value-type="float" office:value="0.692637933208384">
            <text:p>0.6926379332</text:p>
          </table:table-cell>
          <table:table-cell office:value-type="float" office:value="0.706596689382467">
            <text:p>0.7065966894</text:p>
          </table:table-cell>
          <table:table-cell office:value-type="float" office:value="0.874295823578184">
            <text:p>0.8742958236</text:p>
          </table:table-cell>
          <table:table-cell office:value-type="float" office:value="0.669525168005611">
            <text:p>0.669525168</text:p>
          </table:table-cell>
        </table:table-row>
        <table:table-row table:style-name="ro1">
          <table:table-cell office:value-type="float" office:value="0.74113135542777">
            <text:p>0.7411313554</text:p>
          </table:table-cell>
          <table:table-cell office:value-type="float" office:value="0.844730809341294">
            <text:p>0.8447308093</text:p>
          </table:table-cell>
          <table:table-cell office:value-type="float" office:value="0.671471700113232">
            <text:p>0.6714717001</text:p>
          </table:table-cell>
          <table:table-cell office:value-type="float" office:value="0.925845067501689">
            <text:p>0.9258450675</text:p>
          </table:table-cell>
          <table:table-cell office:value-type="float" office:value="0.754572717106824">
            <text:p>0.7545727171</text:p>
          </table:table-cell>
          <table:table-cell office:value-type="float" office:value="0.742227945417963">
            <text:p>0.7422279454</text:p>
          </table:table-cell>
          <table:table-cell office:value-type="float" office:value="0.655102661076346">
            <text:p>0.6551026611</text:p>
          </table:table-cell>
          <table:table-cell office:value-type="float" office:value="0.756244005010835">
            <text:p>0.756244005</text:p>
          </table:table-cell>
          <table:table-cell office:value-type="float" office:value="0.844970987765465">
            <text:p>0.8449709878</text:p>
          </table:table-cell>
          <table:table-cell office:value-type="float" office:value="0.767210558136638">
            <text:p>0.7672105581</text:p>
          </table:table-cell>
        </table:table-row>
        <table:table-row table:style-name="ro1">
          <table:table-cell office:value-type="float" office:value="0.64665137299904">
            <text:p>0.646651373</text:p>
          </table:table-cell>
          <table:table-cell office:value-type="float" office:value="0.726903258867728">
            <text:p>0.7269032589</text:p>
          </table:table-cell>
          <table:table-cell office:value-type="float" office:value="0.866857203771006">
            <text:p>0.8668572038</text:p>
          </table:table-cell>
          <table:table-cell office:value-type="float" office:value="0.715307885685596">
            <text:p>0.7153078857</text:p>
          </table:table-cell>
          <table:table-cell office:value-type="float" office:value="0.822301994038051">
            <text:p>0.822301994</text:p>
          </table:table-cell>
          <table:table-cell office:value-type="float" office:value="0.883102298248137">
            <text:p>0.8831022982</text:p>
          </table:table-cell>
          <table:table-cell office:value-type="float" office:value="0.784890041875635">
            <text:p>0.7848900419</text:p>
          </table:table-cell>
          <table:table-cell office:value-type="float" office:value="0.823799536355731">
            <text:p>0.8237995364</text:p>
          </table:table-cell>
          <table:table-cell office:value-type="float" office:value="0.818031870871861">
            <text:p>0.8180318709</text:p>
          </table:table-cell>
          <table:table-cell office:value-type="float" office:value="0.704232679762687">
            <text:p>0.7042326798</text:p>
          </table:table-cell>
        </table:table-row>
        <table:table-row table:style-name="ro1">
          <table:table-cell office:value-type="float" office:value="0.864769940237401">
            <text:p>0.8647699402</text:p>
          </table:table-cell>
          <table:table-cell office:value-type="float" office:value="0.645545106301076">
            <text:p>0.6455451063</text:p>
          </table:table-cell>
          <table:table-cell office:value-type="float" office:value="0.93606264871367">
            <text:p>0.9360626487</text:p>
          </table:table-cell>
          <table:table-cell office:value-type="float" office:value="0.749177452953606">
            <text:p>0.749177453</text:p>
          </table:table-cell>
          <table:table-cell office:value-type="float" office:value="0.870470236967168">
            <text:p>0.870470237</text:p>
          </table:table-cell>
          <table:table-cell office:value-type="float" office:value="0.826595146970264">
            <text:p>0.826595147</text:p>
          </table:table-cell>
          <table:table-cell office:value-type="float" office:value="0.844323812066025">
            <text:p>0.8443238121</text:p>
          </table:table-cell>
          <table:table-cell office:value-type="float" office:value="0.674159492009489">
            <text:p>0.674159492</text:p>
          </table:table-cell>
          <table:table-cell office:value-type="float" office:value="0.780832763363169">
            <text:p>0.7808327634</text:p>
          </table:table-cell>
          <table:table-cell office:value-type="float" office:value="0.774480276230999">
            <text:p>0.7744802762</text:p>
          </table:table-cell>
        </table:table-row>
        <table:table-row table:style-name="ro1">
          <table:table-cell office:value-type="float" office:value="0.805483841617935">
            <text:p>0.8054838416</text:p>
          </table:table-cell>
          <table:table-cell office:value-type="float" office:value="0.834898649757639">
            <text:p>0.8348986498</text:p>
          </table:table-cell>
          <table:table-cell office:value-type="float" office:value="0.82777964291447">
            <text:p>0.8277796429</text:p>
          </table:table-cell>
          <table:table-cell office:value-type="float" office:value="0.754496482738806">
            <text:p>0.7544964827</text:p>
          </table:table-cell>
          <table:table-cell office:value-type="float" office:value="0.753796173939588">
            <text:p>0.7537961739</text:p>
          </table:table-cell>
          <table:table-cell office:value-type="float" office:value="0.7370921252759">
            <text:p>0.7370921253</text:p>
          </table:table-cell>
          <table:table-cell office:value-type="float" office:value="0.824555783361792">
            <text:p>0.8245557834</text:p>
          </table:table-cell>
          <table:table-cell office:value-type="float" office:value="0.969198446888522">
            <text:p>0.9691984469</text:p>
          </table:table-cell>
          <table:table-cell office:value-type="float" office:value="0.904678363346001">
            <text:p>0.9046783633</text:p>
          </table:table-cell>
          <table:table-cell office:value-type="float" office:value="1.03681738012556">
            <text:p>1.0368173801</text:p>
          </table:table-cell>
        </table:table-row>
        <table:table-row table:style-name="ro1">
          <table:table-cell office:value-type="float" office:value="0.821896898946263">
            <text:p>0.8218968989</text:p>
          </table:table-cell>
          <table:table-cell office:value-type="float" office:value="0.689587380411709">
            <text:p>0.6895873804</text:p>
          </table:table-cell>
          <table:table-cell office:value-type="float" office:value="0.744088834634408">
            <text:p>0.7440888346</text:p>
          </table:table-cell>
          <table:table-cell office:value-type="float" office:value="0.950936466087514">
            <text:p>0.9509364661</text:p>
          </table:table-cell>
          <table:table-cell office:value-type="float" office:value="0.655166454019709">
            <text:p>0.655166454</text:p>
          </table:table-cell>
          <table:table-cell office:value-type="float" office:value="0.843993442828315">
            <text:p>0.8439934428</text:p>
          </table:table-cell>
          <table:table-cell office:value-type="float" office:value="0.663730683967559">
            <text:p>0.663730684</text:p>
          </table:table-cell>
          <table:table-cell office:value-type="float" office:value="0.850497381981544">
            <text:p>0.850497382</text:p>
          </table:table-cell>
          <table:table-cell office:value-type="float" office:value="0.690001800910307">
            <text:p>0.6900018009</text:p>
          </table:table-cell>
          <table:table-cell office:value-type="float" office:value="0.743573885625442">
            <text:p>0.7435738856</text:p>
          </table:table-cell>
        </table:table-row>
        <table:table-row table:style-name="ro1">
          <table:table-cell office:value-type="float" office:value="0.882927374137877">
            <text:p>0.8829273741</text:p>
          </table:table-cell>
          <table:table-cell office:value-type="float" office:value="0.719467887286524">
            <text:p>0.7194678873</text:p>
          </table:table-cell>
          <table:table-cell office:value-type="float" office:value="0.776060327165137">
            <text:p>0.7760603272</text:p>
          </table:table-cell>
          <table:table-cell office:value-type="float" office:value="0.805433024887236">
            <text:p>0.8054330249</text:p>
          </table:table-cell>
          <table:table-cell office:value-type="float" office:value="0.784102622198708">
            <text:p>0.7841026222</text:p>
          </table:table-cell>
          <table:table-cell office:value-type="float" office:value="0.79096727743781">
            <text:p>0.7909672774</text:p>
          </table:table-cell>
          <table:table-cell office:value-type="float" office:value="0.602330873436258">
            <text:p>0.6023308734</text:p>
          </table:table-cell>
          <table:table-cell office:value-type="float" office:value="0.796648135589201">
            <text:p>0.7966481356</text:p>
          </table:table-cell>
          <table:table-cell office:value-type="float" office:value="0.748689171134257">
            <text:p>0.7486891711</text:p>
          </table:table-cell>
          <table:table-cell office:value-type="float" office:value="0.824158341777432">
            <text:p>0.8241583418</text:p>
          </table:table-cell>
        </table:table-row>
        <table:table-row table:style-name="ro1">
          <table:table-cell office:value-type="float" office:value="0.800287005876436">
            <text:p>0.8002870059</text:p>
          </table:table-cell>
          <table:table-cell office:value-type="float" office:value="0.819228467207107">
            <text:p>0.8192284672</text:p>
          </table:table-cell>
          <table:table-cell office:value-type="float" office:value="0.861199156862472">
            <text:p>0.8611991569</text:p>
          </table:table-cell>
          <table:table-cell office:value-type="float" office:value="0.689732122113323">
            <text:p>0.6897321221</text:p>
          </table:table-cell>
          <table:table-cell office:value-type="float" office:value="0.657934933011272">
            <text:p>0.657934933</text:p>
          </table:table-cell>
          <table:table-cell office:value-type="float" office:value="0.672571950319173">
            <text:p>0.6725719503</text:p>
          </table:table-cell>
          <table:table-cell office:value-type="float" office:value="0.926033527596407">
            <text:p>0.9260335276</text:p>
          </table:table-cell>
          <table:table-cell office:value-type="float" office:value="0.756702191911583">
            <text:p>0.7567021919</text:p>
          </table:table-cell>
          <table:table-cell office:value-type="float" office:value="0.887695945992587">
            <text:p>0.887695946</text:p>
          </table:table-cell>
          <table:table-cell office:value-type="float" office:value="0.969690313617885">
            <text:p>0.9696903136</text:p>
          </table:table-cell>
        </table:table-row>
        <table:table-row table:style-name="ro1">
          <table:table-cell office:value-type="float" office:value="0.676521939649711">
            <text:p>0.6765219396</text:p>
          </table:table-cell>
          <table:table-cell office:value-type="float" office:value="0.766969008386517">
            <text:p>0.7669690084</text:p>
          </table:table-cell>
          <table:table-cell office:value-type="float" office:value="0.799268935912411">
            <text:p>0.7992689359</text:p>
          </table:table-cell>
          <table:table-cell office:value-type="float" office:value="0.670663970488437">
            <text:p>0.6706639705</text:p>
          </table:table-cell>
          <table:table-cell office:value-type="float" office:value="0.756793383699872">
            <text:p>0.7567933837</text:p>
          </table:table-cell>
          <table:table-cell office:value-type="float" office:value="0.754667535954809">
            <text:p>0.754667536</text:p>
          </table:table-cell>
          <table:table-cell office:value-type="float" office:value="0.662975502791014">
            <text:p>0.6629755028</text:p>
          </table:table-cell>
          <table:table-cell office:value-type="float" office:value="0.525782955211301">
            <text:p>0.5257829552</text:p>
          </table:table-cell>
          <table:table-cell office:value-type="float" office:value="0.802691381582569">
            <text:p>0.8026913816</text:p>
          </table:table-cell>
          <table:table-cell office:value-type="float" office:value="0.746902339863977">
            <text:p>0.7469023399</text:p>
          </table:table-cell>
        </table:table-row>
        <table:table-row table:style-name="ro1">
          <table:table-cell office:value-type="float" office:value="0.740959997409957">
            <text:p>0.7409599974</text:p>
          </table:table-cell>
          <table:table-cell office:value-type="float" office:value="0.710429920834616">
            <text:p>0.7104299208</text:p>
          </table:table-cell>
          <table:table-cell office:value-type="float" office:value="0.904367322695189">
            <text:p>0.9043673227</text:p>
          </table:table-cell>
          <table:table-cell office:value-type="float" office:value="0.793210214087252">
            <text:p>0.7932102141</text:p>
          </table:table-cell>
          <table:table-cell office:value-type="float" office:value="0.841046213165797">
            <text:p>0.8410462132</text:p>
          </table:table-cell>
          <table:table-cell office:value-type="float" office:value="0.798709280398933">
            <text:p>0.7987092804</text:p>
          </table:table-cell>
          <table:table-cell office:value-type="float" office:value="0.867341549477631">
            <text:p>0.8673415495</text:p>
          </table:table-cell>
          <table:table-cell office:value-type="float" office:value="0.638251492614806">
            <text:p>0.6382514926</text:p>
          </table:table-cell>
          <table:table-cell office:value-type="float" office:value="0.793060432476566">
            <text:p>0.7930604325</text:p>
          </table:table-cell>
          <table:table-cell office:value-type="float" office:value="0.718917012284084">
            <text:p>0.7189170123</text:p>
          </table:table-cell>
        </table:table-row>
        <table:table-row table:style-name="ro1">
          <table:table-cell office:value-type="float" office:value="0.947896286036441">
            <text:p>0.947896286</text:p>
          </table:table-cell>
          <table:table-cell office:value-type="float" office:value="0.776019585313632">
            <text:p>0.7760195853</text:p>
          </table:table-cell>
          <table:table-cell office:value-type="float" office:value="0.916666600252663">
            <text:p>0.9166666003</text:p>
          </table:table-cell>
          <table:table-cell office:value-type="float" office:value="0.921740742434286">
            <text:p>0.9217407424</text:p>
          </table:table-cell>
          <table:table-cell office:value-type="float" office:value="0.805714945428702">
            <text:p>0.8057149454</text:p>
          </table:table-cell>
          <table:table-cell office:value-type="float" office:value="0.847296593214602">
            <text:p>0.8472965932</text:p>
          </table:table-cell>
          <table:table-cell office:value-type="float" office:value="0.948202240558771">
            <text:p>0.9482022406</text:p>
          </table:table-cell>
          <table:table-cell office:value-type="float" office:value="0.805934422511937">
            <text:p>0.8059344225</text:p>
          </table:table-cell>
          <table:table-cell office:value-type="float" office:value="0.933735854536497">
            <text:p>0.9337358545</text:p>
          </table:table-cell>
          <table:table-cell office:value-type="float" office:value="0.8055083691442">
            <text:p>0.8055083691</text:p>
          </table:table-cell>
        </table:table-row>
        <table:table-row table:style-name="ro1">
          <table:table-cell office:value-type="float" office:value="0.641450234111661">
            <text:p>0.6414502341</text:p>
          </table:table-cell>
          <table:table-cell office:value-type="float" office:value="0.590624365917935">
            <text:p>0.5906243659</text:p>
          </table:table-cell>
          <table:table-cell office:value-type="float" office:value="0.801544762531044">
            <text:p>0.8015447625</text:p>
          </table:table-cell>
          <table:table-cell office:value-type="float" office:value="0.775721608713618">
            <text:p>0.7757216087</text:p>
          </table:table-cell>
          <table:table-cell office:value-type="float" office:value="0.815239769129754">
            <text:p>0.8152397691</text:p>
          </table:table-cell>
          <table:table-cell office:value-type="float" office:value="0.688837669602331">
            <text:p>0.6888376696</text:p>
          </table:table-cell>
          <table:table-cell office:value-type="float" office:value="0.762554843147805">
            <text:p>0.7625548431</text:p>
          </table:table-cell>
          <table:table-cell office:value-type="float" office:value="0.753659228355085">
            <text:p>0.7536592284</text:p>
          </table:table-cell>
          <table:table-cell office:value-type="float" office:value="0.787573128579803">
            <text:p>0.7875731286</text:p>
          </table:table-cell>
          <table:table-cell office:value-type="float" office:value="0.620727396200893">
            <text:p>0.6207273962</text:p>
          </table:table-cell>
        </table:table-row>
        <table:table-row table:style-name="ro1">
          <table:table-cell office:value-type="float" office:value="0.883584209360219">
            <text:p>0.8835842094</text:p>
          </table:table-cell>
          <table:table-cell office:value-type="float" office:value="0.879204920536238">
            <text:p>0.8792049205</text:p>
          </table:table-cell>
          <table:table-cell office:value-type="float" office:value="0.913342479105278">
            <text:p>0.9133424791</text:p>
          </table:table-cell>
          <table:table-cell office:value-type="float" office:value="0.806852571749649">
            <text:p>0.8068525717</text:p>
          </table:table-cell>
          <table:table-cell office:value-type="float" office:value="0.792544050578768">
            <text:p>0.7925440506</text:p>
          </table:table-cell>
          <table:table-cell office:value-type="float" office:value="0.82425867256379">
            <text:p>0.8242586726</text:p>
          </table:table-cell>
          <table:table-cell office:value-type="float" office:value="0.874325480782323">
            <text:p>0.8743254808</text:p>
          </table:table-cell>
          <table:table-cell office:value-type="float" office:value="0.883602688911883">
            <text:p>0.8836026889</text:p>
          </table:table-cell>
          <table:table-cell office:value-type="float" office:value="0.681756811641239">
            <text:p>0.6817568116</text:p>
          </table:table-cell>
          <table:table-cell office:value-type="float" office:value="0.582844747459197">
            <text:p>0.5828447475</text:p>
          </table:table-cell>
        </table:table-row>
        <table:table-row table:style-name="ro1">
          <table:table-cell office:value-type="float" office:value="0.76867817801205">
            <text:p>0.768678178</text:p>
          </table:table-cell>
          <table:table-cell office:value-type="float" office:value="0.91047331438482">
            <text:p>0.9104733144</text:p>
          </table:table-cell>
          <table:table-cell office:value-type="float" office:value="0.770179988590638">
            <text:p>0.7701799886</text:p>
          </table:table-cell>
          <table:table-cell office:value-type="float" office:value="0.895210365749127">
            <text:p>0.8952103657</text:p>
          </table:table-cell>
          <table:table-cell office:value-type="float" office:value="0.804733268119601">
            <text:p>0.8047332681</text:p>
          </table:table-cell>
          <table:table-cell office:value-type="float" office:value="0.71631048194386">
            <text:p>0.7163104819</text:p>
          </table:table-cell>
          <table:table-cell office:value-type="float" office:value="0.904571836145217">
            <text:p>0.9045718361</text:p>
          </table:table-cell>
          <table:table-cell office:value-type="float" office:value="0.839847848611081">
            <text:p>0.8398478486</text:p>
          </table:table-cell>
          <table:table-cell office:value-type="float" office:value="0.720215399471696">
            <text:p>0.7202153995</text:p>
          </table:table-cell>
          <table:table-cell office:value-type="float" office:value="0.784080180712486">
            <text:p>0.7840801807</text:p>
          </table:table-cell>
        </table:table-row>
        <table:table-row table:style-name="ro1">
          <table:table-cell office:value-type="float" office:value="0.71598611659852">
            <text:p>0.7159861166</text:p>
          </table:table-cell>
          <table:table-cell office:value-type="float" office:value="0.786350699337896">
            <text:p>0.7863506993</text:p>
          </table:table-cell>
          <table:table-cell office:value-type="float" office:value="0.697868048022728">
            <text:p>0.697868048</text:p>
          </table:table-cell>
          <table:table-cell office:value-type="float" office:value="0.759166239624352">
            <text:p>0.7591662396</text:p>
          </table:table-cell>
          <table:table-cell office:value-type="float" office:value="0.784108602036796">
            <text:p>0.784108602</text:p>
          </table:table-cell>
          <table:table-cell office:value-type="float" office:value="0.762482774154632">
            <text:p>0.7624827742</text:p>
          </table:table-cell>
          <table:table-cell office:value-type="float" office:value="0.689554986072407">
            <text:p>0.6895549861</text:p>
          </table:table-cell>
          <table:table-cell office:value-type="float" office:value="0.852821440436836">
            <text:p>0.8528214404</text:p>
          </table:table-cell>
          <table:table-cell office:value-type="float" office:value="0.800743846625033">
            <text:p>0.8007438466</text:p>
          </table:table-cell>
          <table:table-cell office:value-type="float" office:value="0.811535538235866">
            <text:p>0.8115355382</text:p>
          </table:table-cell>
        </table:table-row>
        <table:table-row table:style-name="ro1">
          <table:table-cell office:value-type="float" office:value="0.764721912936807">
            <text:p>0.7647219129</text:p>
          </table:table-cell>
          <table:table-cell office:value-type="float" office:value="0.893187278648181">
            <text:p>0.8931872786</text:p>
          </table:table-cell>
          <table:table-cell office:value-type="float" office:value="0.761818108534088">
            <text:p>0.7618181085</text:p>
          </table:table-cell>
          <table:table-cell office:value-type="float" office:value="0.712339583945333">
            <text:p>0.7123395839</text:p>
          </table:table-cell>
          <table:table-cell office:value-type="float" office:value="0.803676502478634">
            <text:p>0.8036765025</text:p>
          </table:table-cell>
          <table:table-cell office:value-type="float" office:value="0.862318401955911">
            <text:p>0.862318402</text:p>
          </table:table-cell>
          <table:table-cell office:value-type="float" office:value="0.763307551490833">
            <text:p>0.7633075515</text:p>
          </table:table-cell>
          <table:table-cell office:value-type="float" office:value="0.818986257591353">
            <text:p>0.8189862576</text:p>
          </table:table-cell>
          <table:table-cell office:value-type="float" office:value="0.797833598312242">
            <text:p>0.7978335983</text:p>
          </table:table-cell>
          <table:table-cell office:value-type="float" office:value="0.732736152006986">
            <text:p>0.732736152</text:p>
          </table:table-cell>
        </table:table-row>
        <table:table-row table:style-name="ro1">
          <table:table-cell office:value-type="float" office:value="0.732919064974853">
            <text:p>0.732919065</text:p>
          </table:table-cell>
          <table:table-cell office:value-type="float" office:value="0.830196683167243">
            <text:p>0.8301966832</text:p>
          </table:table-cell>
          <table:table-cell office:value-type="float" office:value="0.683619986356156">
            <text:p>0.6836199864</text:p>
          </table:table-cell>
          <table:table-cell office:value-type="float" office:value="0.75411918967485">
            <text:p>0.7541191897</text:p>
          </table:table-cell>
          <table:table-cell office:value-type="float" office:value="0.646882965121653">
            <text:p>0.6468829651</text:p>
          </table:table-cell>
          <table:table-cell office:value-type="float" office:value="0.818406811615893">
            <text:p>0.8184068116</text:p>
          </table:table-cell>
          <table:table-cell office:value-type="float" office:value="0.717385151938743">
            <text:p>0.7173851519</text:p>
          </table:table-cell>
          <table:table-cell office:value-type="float" office:value="0.674858794246721">
            <text:p>0.6748587942</text:p>
          </table:table-cell>
          <table:table-cell office:value-type="float" office:value="0.757679404856536">
            <text:p>0.7576794049</text:p>
          </table:table-cell>
          <table:table-cell office:value-type="float" office:value="0.775823999969766">
            <text:p>0.775824</text:p>
          </table:table-cell>
        </table:table-row>
        <table:table-row table:style-name="ro1">
          <table:table-cell office:value-type="float" office:value="0.830187411117749">
            <text:p>0.8301874111</text:p>
          </table:table-cell>
          <table:table-cell office:value-type="float" office:value="0.792535975453903">
            <text:p>0.7925359755</text:p>
          </table:table-cell>
          <table:table-cell office:value-type="float" office:value="0.949671801067034">
            <text:p>0.9496718011</text:p>
          </table:table-cell>
          <table:table-cell office:value-type="float" office:value="0.502912092961149">
            <text:p>0.502912093</text:p>
          </table:table-cell>
          <table:table-cell office:value-type="float" office:value="0.880221312700272">
            <text:p>0.8802213127</text:p>
          </table:table-cell>
          <table:table-cell office:value-type="float" office:value="0.800524138436955">
            <text:p>0.8005241384</text:p>
          </table:table-cell>
          <table:table-cell office:value-type="float" office:value="0.790271412488721">
            <text:p>0.7902714125</text:p>
          </table:table-cell>
          <table:table-cell office:value-type="float" office:value="0.840617079823591">
            <text:p>0.8406170798</text:p>
          </table:table-cell>
          <table:table-cell office:value-type="float" office:value="0.870775296204761">
            <text:p>0.8707752962</text:p>
          </table:table-cell>
          <table:table-cell office:value-type="float" office:value="0.823607802931519">
            <text:p>0.8236078029</text:p>
          </table:table-cell>
        </table:table-row>
        <table:table-row table:style-name="ro1">
          <table:table-cell office:value-type="float" office:value="0.698057028391228">
            <text:p>0.6980570284</text:p>
          </table:table-cell>
          <table:table-cell office:value-type="float" office:value="0.753272819477414">
            <text:p>0.7532728195</text:p>
          </table:table-cell>
          <table:table-cell office:value-type="float" office:value="0.790190382081489">
            <text:p>0.7901903821</text:p>
          </table:table-cell>
          <table:table-cell office:value-type="float" office:value="0.911589959934504">
            <text:p>0.9115899599</text:p>
          </table:table-cell>
          <table:table-cell office:value-type="float" office:value="0.741319690553802">
            <text:p>0.7413196906</text:p>
          </table:table-cell>
          <table:table-cell office:value-type="float" office:value="0.740309122092816">
            <text:p>0.7403091221</text:p>
          </table:table-cell>
          <table:table-cell office:value-type="float" office:value="0.84494949654997">
            <text:p>0.8449494965</text:p>
          </table:table-cell>
          <table:table-cell office:value-type="float" office:value="0.807630781696207">
            <text:p>0.8076307817</text:p>
          </table:table-cell>
          <table:table-cell office:value-type="float" office:value="0.820932395159604">
            <text:p>0.8209323952</text:p>
          </table:table-cell>
          <table:table-cell office:value-type="float" office:value="0.84407003617837">
            <text:p>0.8440700362</text:p>
          </table:table-cell>
        </table:table-row>
        <table:table-row table:style-name="ro1">
          <table:table-cell office:value-type="float" office:value="0.632334928086571">
            <text:p>0.6323349281</text:p>
          </table:table-cell>
          <table:table-cell office:value-type="float" office:value="0.490900281681201">
            <text:p>0.4909002817</text:p>
          </table:table-cell>
          <table:table-cell office:value-type="float" office:value="0.66742618435549">
            <text:p>0.6674261844</text:p>
          </table:table-cell>
          <table:table-cell office:value-type="float" office:value="0.698262398134705">
            <text:p>0.6982623981</text:p>
          </table:table-cell>
          <table:table-cell office:value-type="float" office:value="0.747165393462106">
            <text:p>0.7471653935</text:p>
          </table:table-cell>
          <table:table-cell office:value-type="float" office:value="0.608125149004438">
            <text:p>0.608125149</text:p>
          </table:table-cell>
          <table:table-cell office:value-type="float" office:value="0.749217409543602">
            <text:p>0.7492174095</text:p>
          </table:table-cell>
          <table:table-cell office:value-type="float" office:value="0.800049396939573">
            <text:p>0.8000493969</text:p>
          </table:table-cell>
          <table:table-cell office:value-type="float" office:value="0.732823357132381">
            <text:p>0.7328233571</text:p>
          </table:table-cell>
          <table:table-cell office:value-type="float" office:value="0.786572269241608">
            <text:p>0.7865722692</text:p>
          </table:table-cell>
        </table:table-row>
        <table:table-row table:style-name="ro1">
          <table:table-cell office:value-type="float" office:value="0.844607331807896">
            <text:p>0.8446073318</text:p>
          </table:table-cell>
          <table:table-cell office:value-type="float" office:value="0.80193734829481">
            <text:p>0.8019373483</text:p>
          </table:table-cell>
          <table:table-cell office:value-type="float" office:value="0.824871948119952">
            <text:p>0.8248719481</text:p>
          </table:table-cell>
          <table:table-cell office:value-type="float" office:value="0.688743934798809">
            <text:p>0.6887439348</text:p>
          </table:table-cell>
          <table:table-cell office:value-type="float" office:value="0.757020328990493">
            <text:p>0.757020329</text:p>
          </table:table-cell>
          <table:table-cell office:value-type="float" office:value="0.839494616211553">
            <text:p>0.8394946162</text:p>
          </table:table-cell>
          <table:table-cell office:value-type="float" office:value="0.902395637688055">
            <text:p>0.9023956377</text:p>
          </table:table-cell>
          <table:table-cell office:value-type="float" office:value="0.88317589927645">
            <text:p>0.8831758993</text:p>
          </table:table-cell>
          <table:table-cell office:value-type="float" office:value="0.856303044283084">
            <text:p>0.8563030443</text:p>
          </table:table-cell>
          <table:table-cell office:value-type="float" office:value="0.905201228390084">
            <text:p>0.9052012284</text:p>
          </table:table-cell>
        </table:table-row>
        <table:table-row table:style-name="ro1">
          <table:table-cell office:value-type="float" office:value="0.697525501875225">
            <text:p>0.6975255019</text:p>
          </table:table-cell>
          <table:table-cell office:value-type="float" office:value="0.789488592653824">
            <text:p>0.7894885927</text:p>
          </table:table-cell>
          <table:table-cell office:value-type="float" office:value="0.524260753065234">
            <text:p>0.5242607531</text:p>
          </table:table-cell>
          <table:table-cell office:value-type="float" office:value="0.775402510491646">
            <text:p>0.7754025105</text:p>
          </table:table-cell>
          <table:table-cell office:value-type="float" office:value="0.705812437259048">
            <text:p>0.7058124373</text:p>
          </table:table-cell>
          <table:table-cell office:value-type="float" office:value="0.797491465659396">
            <text:p>0.7974914657</text:p>
          </table:table-cell>
          <table:table-cell office:value-type="float" office:value="0.715534526281186">
            <text:p>0.7155345263</text:p>
          </table:table-cell>
          <table:table-cell office:value-type="float" office:value="0.545612880192608">
            <text:p>0.5456128802</text:p>
          </table:table-cell>
          <table:table-cell office:value-type="float" office:value="0.870351037613166">
            <text:p>0.8703510376</text:p>
          </table:table-cell>
          <table:table-cell office:value-type="float" office:value="0.741485971562032">
            <text:p>0.7414859716</text:p>
          </table:table-cell>
        </table:table-row>
        <table:table-row table:style-name="ro1">
          <table:table-cell office:value-type="float" office:value="0.842103369031783">
            <text:p>0.842103369</text:p>
          </table:table-cell>
          <table:table-cell office:value-type="float" office:value="0.896955349677791">
            <text:p>0.8969553497</text:p>
          </table:table-cell>
          <table:table-cell office:value-type="float" office:value="0.753646151382638">
            <text:p>0.7536461514</text:p>
          </table:table-cell>
          <table:table-cell office:value-type="float" office:value="1.01755088476676">
            <text:p>1.0175508848</text:p>
          </table:table-cell>
          <table:table-cell office:value-type="float" office:value="0.716233859135578">
            <text:p>0.7162338591</text:p>
          </table:table-cell>
          <table:table-cell office:value-type="float" office:value="0.779295640981141">
            <text:p>0.779295641</text:p>
          </table:table-cell>
          <table:table-cell office:value-type="float" office:value="0.758285261397059">
            <text:p>0.7582852614</text:p>
          </table:table-cell>
          <table:table-cell office:value-type="float" office:value="0.956935881818162">
            <text:p>0.9569358818</text:p>
          </table:table-cell>
          <table:table-cell office:value-type="float" office:value="0.84436172581136">
            <text:p>0.8443617258</text:p>
          </table:table-cell>
          <table:table-cell office:value-type="float" office:value="0.82193850651349">
            <text:p>0.8219385065</text:p>
          </table:table-cell>
        </table:table-row>
        <table:table-row table:style-name="ro1">
          <table:table-cell office:value-type="float" office:value="0.59531712201582">
            <text:p>0.595317122</text:p>
          </table:table-cell>
          <table:table-cell office:value-type="float" office:value="0.688845030036716">
            <text:p>0.68884503</text:p>
          </table:table-cell>
          <table:table-cell office:value-type="float" office:value="0.769544614330394">
            <text:p>0.7695446143</text:p>
          </table:table-cell>
          <table:table-cell office:value-type="float" office:value="0.681086316413386">
            <text:p>0.6810863164</text:p>
          </table:table-cell>
          <table:table-cell office:value-type="float" office:value="0.65441043518784">
            <text:p>0.6544104352</text:p>
          </table:table-cell>
          <table:table-cell office:value-type="float" office:value="0.655346232541252">
            <text:p>0.6553462325</text:p>
          </table:table-cell>
          <table:table-cell office:value-type="float" office:value="0.758473502305485">
            <text:p>0.7584735023</text:p>
          </table:table-cell>
          <table:table-cell office:value-type="float" office:value="0.769202094603791">
            <text:p>0.7692020946</text:p>
          </table:table-cell>
          <table:table-cell office:value-type="float" office:value="0.766075232910749">
            <text:p>0.7660752329</text:p>
          </table:table-cell>
          <table:table-cell office:value-type="float" office:value="0.827589449060236">
            <text:p>0.8275894491</text:p>
          </table:table-cell>
        </table:table-row>
        <table:table-row table:style-name="ro1">
          <table:table-cell office:value-type="float" office:value="0.763763896460119">
            <text:p>0.7637638965</text:p>
          </table:table-cell>
          <table:table-cell office:value-type="float" office:value="0.805962961498339">
            <text:p>0.8059629615</text:p>
          </table:table-cell>
          <table:table-cell office:value-type="float" office:value="0.730339431468292">
            <text:p>0.7303394315</text:p>
          </table:table-cell>
          <table:table-cell office:value-type="float" office:value="0.789333988755615">
            <text:p>0.7893339888</text:p>
          </table:table-cell>
          <table:table-cell office:value-type="float" office:value="0.680652743181069">
            <text:p>0.6806527432</text:p>
          </table:table-cell>
          <table:table-cell office:value-type="float" office:value="0.783848424979861">
            <text:p>0.783848425</text:p>
          </table:table-cell>
          <table:table-cell office:value-type="float" office:value="0.732158123720858">
            <text:p>0.7321581237</text:p>
          </table:table-cell>
          <table:table-cell office:value-type="float" office:value="0.711834045114878">
            <text:p>0.7118340451</text:p>
          </table:table-cell>
          <table:table-cell office:value-type="float" office:value="0.775333839699485">
            <text:p>0.7753338397</text:p>
          </table:table-cell>
          <table:table-cell office:value-type="float" office:value="0.754366797102323">
            <text:p>0.7543667971</text:p>
          </table:table-cell>
        </table:table-row>
        <table:table-row table:style-name="ro1">
          <table:table-cell office:value-type="float" office:value="0.646493203978631">
            <text:p>0.646493204</text:p>
          </table:table-cell>
          <table:table-cell office:value-type="float" office:value="0.776514052124365">
            <text:p>0.7765140521</text:p>
          </table:table-cell>
          <table:table-cell office:value-type="float" office:value="0.689635686134959">
            <text:p>0.6896356861</text:p>
          </table:table-cell>
          <table:table-cell office:value-type="float" office:value="0.781297461265633">
            <text:p>0.7812974613</text:p>
          </table:table-cell>
          <table:table-cell office:value-type="float" office:value="0.835473946775183">
            <text:p>0.8354739468</text:p>
          </table:table-cell>
          <table:table-cell office:value-type="float" office:value="0.715080830257013">
            <text:p>0.7150808303</text:p>
          </table:table-cell>
          <table:table-cell office:value-type="float" office:value="0.766706455515642">
            <text:p>0.7667064555</text:p>
          </table:table-cell>
          <table:table-cell office:value-type="float" office:value="0.740065796247881">
            <text:p>0.7400657962</text:p>
          </table:table-cell>
          <table:table-cell office:value-type="float" office:value="0.671900324848655">
            <text:p>0.6719003248</text:p>
          </table:table-cell>
          <table:table-cell office:value-type="float" office:value="0.825701979732451">
            <text:p>0.8257019797</text:p>
          </table:table-cell>
        </table:table-row>
        <table:table-row table:style-name="ro1">
          <table:table-cell office:value-type="float" office:value="0.764104221432213">
            <text:p>0.7641042214</text:p>
          </table:table-cell>
          <table:table-cell office:value-type="float" office:value="0.741824093231844">
            <text:p>0.7418240932</text:p>
          </table:table-cell>
          <table:table-cell office:value-type="float" office:value="0.871270455356425">
            <text:p>0.8712704554</text:p>
          </table:table-cell>
          <table:table-cell office:value-type="float" office:value="0.800980148180718">
            <text:p>0.8009801482</text:p>
          </table:table-cell>
          <table:table-cell office:value-type="float" office:value="0.867109139959513">
            <text:p>0.86710914</text:p>
          </table:table-cell>
          <table:table-cell office:value-type="float" office:value="0.891150357043955">
            <text:p>0.891150357</text:p>
          </table:table-cell>
          <table:table-cell office:value-type="float" office:value="0.887728678503436">
            <text:p>0.8877286785</text:p>
          </table:table-cell>
          <table:table-cell office:value-type="float" office:value="0.891044268704494">
            <text:p>0.8910442687</text:p>
          </table:table-cell>
          <table:table-cell office:value-type="float" office:value="0.886952083196197">
            <text:p>0.8869520832</text:p>
          </table:table-cell>
          <table:table-cell office:value-type="float" office:value="0.817613038804008">
            <text:p>0.8176130388</text:p>
          </table:table-cell>
        </table:table-row>
        <table:table-row table:style-name="ro1">
          <table:table-cell office:value-type="float" office:value="0.91552018526175">
            <text:p>0.9155201853</text:p>
          </table:table-cell>
          <table:table-cell office:value-type="float" office:value="0.887621007641">
            <text:p>0.8876210076</text:p>
          </table:table-cell>
          <table:table-cell office:value-type="float" office:value="0.706456414465702">
            <text:p>0.7064564145</text:p>
          </table:table-cell>
          <table:table-cell office:value-type="float" office:value="0.852860107501595">
            <text:p>0.8528601075</text:p>
          </table:table-cell>
          <table:table-cell office:value-type="float" office:value="0.774623825033158">
            <text:p>0.774623825</text:p>
          </table:table-cell>
          <table:table-cell office:value-type="float" office:value="0.796572788931501">
            <text:p>0.7965727889</text:p>
          </table:table-cell>
          <table:table-cell office:value-type="float" office:value="0.685525757671414">
            <text:p>0.6855257577</text:p>
          </table:table-cell>
          <table:table-cell office:value-type="float" office:value="0.959453834138551">
            <text:p>0.9594538341</text:p>
          </table:table-cell>
          <table:table-cell office:value-type="float" office:value="0.786812033239696">
            <text:p>0.7868120332</text:p>
          </table:table-cell>
          <table:table-cell office:value-type="float" office:value="0.757085488460279">
            <text:p>0.7570854885</text:p>
          </table:table-cell>
        </table:table-row>
        <table:table-row table:style-name="ro1">
          <table:table-cell office:value-type="float" office:value="0.891614886152072">
            <text:p>0.8916148862</text:p>
          </table:table-cell>
          <table:table-cell office:value-type="float" office:value="0.854150296188461">
            <text:p>0.8541502962</text:p>
          </table:table-cell>
          <table:table-cell office:value-type="float" office:value="0.775852816428519">
            <text:p>0.7758528164</text:p>
          </table:table-cell>
          <table:table-cell office:value-type="float" office:value="0.774949996319014">
            <text:p>0.7749499963</text:p>
          </table:table-cell>
          <table:table-cell office:value-type="float" office:value="0.746500569598019">
            <text:p>0.7465005696</text:p>
          </table:table-cell>
          <table:table-cell office:value-type="float" office:value="0.778769522429463">
            <text:p>0.7787695224</text:p>
          </table:table-cell>
          <table:table-cell office:value-type="float" office:value="0.652094836305885">
            <text:p>0.6520948363</text:p>
          </table:table-cell>
          <table:table-cell office:value-type="float" office:value="0.807670061469933">
            <text:p>0.8076700615</text:p>
          </table:table-cell>
          <table:table-cell office:value-type="float" office:value="0.870274223992431">
            <text:p>0.870274224</text:p>
          </table:table-cell>
          <table:table-cell office:value-type="float" office:value="0.844878815808076">
            <text:p>0.8448788158</text:p>
          </table:table-cell>
        </table:table-row>
        <table:table-row table:style-name="ro1">
          <table:table-cell office:value-type="float" office:value="0.734850949502566">
            <text:p>0.7348509495</text:p>
          </table:table-cell>
          <table:table-cell office:value-type="float" office:value="0.664192375545103">
            <text:p>0.6641923755</text:p>
          </table:table-cell>
          <table:table-cell office:value-type="float" office:value="0.663730112054209">
            <text:p>0.6637301121</text:p>
          </table:table-cell>
          <table:table-cell office:value-type="float" office:value="0.695371842337774">
            <text:p>0.6953718423</text:p>
          </table:table-cell>
          <table:table-cell office:value-type="float" office:value="0.723984673892966">
            <text:p>0.7239846739</text:p>
          </table:table-cell>
          <table:table-cell office:value-type="float" office:value="0.732132552900238">
            <text:p>0.7321325529</text:p>
          </table:table-cell>
          <table:table-cell office:value-type="float" office:value="0.826371612278528">
            <text:p>0.8263716123</text:p>
          </table:table-cell>
          <table:table-cell office:value-type="float" office:value="0.619644973090121">
            <text:p>0.6196449731</text:p>
          </table:table-cell>
          <table:table-cell office:value-type="float" office:value="0.667361979965891">
            <text:p>0.66736198</text:p>
          </table:table-cell>
          <table:table-cell office:value-type="float" office:value="0.706975101495377">
            <text:p>0.7069751015</text:p>
          </table:table-cell>
        </table:table-row>
        <table:table-row table:style-name="ro1">
          <table:table-cell office:value-type="float" office:value="0.883265436807615">
            <text:p>0.8832654368</text:p>
          </table:table-cell>
          <table:table-cell office:value-type="float" office:value="0.725521409027667">
            <text:p>0.725521409</text:p>
          </table:table-cell>
          <table:table-cell office:value-type="float" office:value="0.781715231137003">
            <text:p>0.7817152311</text:p>
          </table:table-cell>
          <table:table-cell office:value-type="float" office:value="0.722783505664713">
            <text:p>0.7227835057</text:p>
          </table:table-cell>
          <table:table-cell office:value-type="float" office:value="0.805056464341729">
            <text:p>0.8050564643</text:p>
          </table:table-cell>
          <table:table-cell office:value-type="float" office:value="0.75693847072537">
            <text:p>0.7569384707</text:p>
          </table:table-cell>
          <table:table-cell office:value-type="float" office:value="0.660660274253733">
            <text:p>0.6606602743</text:p>
          </table:table-cell>
          <table:table-cell office:value-type="float" office:value="0.830260329580166">
            <text:p>0.8302603296</text:p>
          </table:table-cell>
          <table:table-cell office:value-type="float" office:value="0.862461357669638">
            <text:p>0.8624613577</text:p>
          </table:table-cell>
          <table:table-cell office:value-type="float" office:value="0.766875981308136">
            <text:p>0.7668759813</text:p>
          </table:table-cell>
        </table:table-row>
        <table:table-row table:style-name="ro1">
          <table:table-cell office:value-type="float" office:value="0.948138080657274">
            <text:p>0.9481380807</text:p>
          </table:table-cell>
          <table:table-cell office:value-type="float" office:value="0.784741817866202">
            <text:p>0.7847418179</text:p>
          </table:table-cell>
          <table:table-cell office:value-type="float" office:value="0.946585717832951">
            <text:p>0.9465857178</text:p>
          </table:table-cell>
          <table:table-cell office:value-type="float" office:value="0.875720460881323">
            <text:p>0.8757204609</text:p>
          </table:table-cell>
          <table:table-cell office:value-type="float" office:value="0.722119629538028">
            <text:p>0.7221196295</text:p>
          </table:table-cell>
          <table:table-cell office:value-type="float" office:value="0.959537755569491">
            <text:p>0.9595377556</text:p>
          </table:table-cell>
          <table:table-cell office:value-type="float" office:value="0.936942146189416">
            <text:p>0.9369421462</text:p>
          </table:table-cell>
          <table:table-cell office:value-type="float" office:value="0.758336628129242">
            <text:p>0.7583366281</text:p>
          </table:table-cell>
          <table:table-cell office:value-type="float" office:value="0.89410310187353">
            <text:p>0.8941031019</text:p>
          </table:table-cell>
          <table:table-cell office:value-type="float" office:value="0.847893056077348">
            <text:p>0.8478930561</text:p>
          </table:table-cell>
        </table:table-row>
        <table:table-row table:style-name="ro1">
          <table:table-cell office:value-type="float" office:value="0.879275346304631">
            <text:p>0.8792753463</text:p>
          </table:table-cell>
          <table:table-cell office:value-type="float" office:value="0.862159337306777">
            <text:p>0.8621593373</text:p>
          </table:table-cell>
          <table:table-cell office:value-type="float" office:value="0.717986125668732">
            <text:p>0.7179861257</text:p>
          </table:table-cell>
          <table:table-cell office:value-type="float" office:value="0.72573638158093">
            <text:p>0.7257363816</text:p>
          </table:table-cell>
          <table:table-cell office:value-type="float" office:value="0.800060674573487">
            <text:p>0.8000606746</text:p>
          </table:table-cell>
          <table:table-cell office:value-type="float" office:value="0.783219308759003">
            <text:p>0.7832193088</text:p>
          </table:table-cell>
          <table:table-cell office:value-type="float" office:value="0.761246254735073">
            <text:p>0.7612462547</text:p>
          </table:table-cell>
          <table:table-cell office:value-type="float" office:value="0.824446058028247">
            <text:p>0.824446058</text:p>
          </table:table-cell>
          <table:table-cell office:value-type="float" office:value="0.827311440823826">
            <text:p>0.8273114408</text:p>
          </table:table-cell>
          <table:table-cell office:value-type="float" office:value="0.825264494484859">
            <text:p>0.8252644945</text:p>
          </table:table-cell>
        </table:table-row>
        <table:table-row table:style-name="ro1">
          <table:table-cell office:value-type="float" office:value="0.732843665889252">
            <text:p>0.7328436659</text:p>
          </table:table-cell>
          <table:table-cell office:value-type="float" office:value="0.707083879613066">
            <text:p>0.7070838796</text:p>
          </table:table-cell>
          <table:table-cell office:value-type="float" office:value="0.61077334257745">
            <text:p>0.6107733426</text:p>
          </table:table-cell>
          <table:table-cell office:value-type="float" office:value="0.669432946119382">
            <text:p>0.6694329461</text:p>
          </table:table-cell>
          <table:table-cell office:value-type="float" office:value="0.723339294787246">
            <text:p>0.7233392948</text:p>
          </table:table-cell>
          <table:table-cell office:value-type="float" office:value="0.732563047081174">
            <text:p>0.7325630471</text:p>
          </table:table-cell>
          <table:table-cell office:value-type="float" office:value="0.654702202864258">
            <text:p>0.6547022029</text:p>
          </table:table-cell>
          <table:table-cell office:value-type="float" office:value="0.667644934699483">
            <text:p>0.6676449347</text:p>
          </table:table-cell>
          <table:table-cell office:value-type="float" office:value="0.670541213135657">
            <text:p>0.6705412131</text:p>
          </table:table-cell>
          <table:table-cell office:value-type="float" office:value="0.797260589875449">
            <text:p>0.7972605899</text:p>
          </table:table-cell>
        </table:table-row>
        <table:table-row table:style-name="ro1">
          <table:table-cell office:value-type="float" office:value="0.88438414661939">
            <text:p>0.8843841466</text:p>
          </table:table-cell>
          <table:table-cell office:value-type="float" office:value="0.928394159814759">
            <text:p>0.9283941598</text:p>
          </table:table-cell>
          <table:table-cell office:value-type="float" office:value="0.878524674321699">
            <text:p>0.8785246743</text:p>
          </table:table-cell>
          <table:table-cell office:value-type="float" office:value="0.824367552982059">
            <text:p>0.824367553</text:p>
          </table:table-cell>
          <table:table-cell office:value-type="float" office:value="0.90478534875698">
            <text:p>0.9047853488</text:p>
          </table:table-cell>
          <table:table-cell office:value-type="float" office:value="0.805857775773079">
            <text:p>0.8058577758</text:p>
          </table:table-cell>
          <table:table-cell office:value-type="float" office:value="0.776368702758098">
            <text:p>0.7763687028</text:p>
          </table:table-cell>
          <table:table-cell office:value-type="float" office:value="0.802199612868069">
            <text:p>0.8021996129</text:p>
          </table:table-cell>
          <table:table-cell office:value-type="float" office:value="0.861969744565282">
            <text:p>0.8619697446</text:p>
          </table:table-cell>
          <table:table-cell office:value-type="float" office:value="0.753589003296923">
            <text:p>0.7535890033</text:p>
          </table:table-cell>
        </table:table-row>
        <table:table-row table:style-name="ro1">
          <table:table-cell office:value-type="float" office:value="0.804584813251084">
            <text:p>0.8045848133</text:p>
          </table:table-cell>
          <table:table-cell office:value-type="float" office:value="0.689040023398702">
            <text:p>0.6890400234</text:p>
          </table:table-cell>
          <table:table-cell office:value-type="float" office:value="0.840920213890148">
            <text:p>0.8409202139</text:p>
          </table:table-cell>
          <table:table-cell office:value-type="float" office:value="0.947630056684858">
            <text:p>0.9476300567</text:p>
          </table:table-cell>
          <table:table-cell office:value-type="float" office:value="0.735457438889492">
            <text:p>0.7354574389</text:p>
          </table:table-cell>
          <table:table-cell office:value-type="float" office:value="0.876747107101104">
            <text:p>0.8767471071</text:p>
          </table:table-cell>
          <table:table-cell office:value-type="float" office:value="0.715395438812885">
            <text:p>0.7153954388</text:p>
          </table:table-cell>
          <table:table-cell office:value-type="float" office:value="0.695839403054123">
            <text:p>0.6958394031</text:p>
          </table:table-cell>
          <table:table-cell office:value-type="float" office:value="0.870954403462337">
            <text:p>0.8709544035</text:p>
          </table:table-cell>
          <table:table-cell office:value-type="float" office:value="0.868018208342145">
            <text:p>0.8680182083</text:p>
          </table:table-cell>
        </table:table-row>
        <table:table-row table:style-name="ro1">
          <table:table-cell office:value-type="float" office:value="0.689800637665327">
            <text:p>0.6898006377</text:p>
          </table:table-cell>
          <table:table-cell office:value-type="float" office:value="0.65528220026828">
            <text:p>0.6552822003</text:p>
          </table:table-cell>
          <table:table-cell office:value-type="float" office:value="0.761509592439016">
            <text:p>0.7615095924</text:p>
          </table:table-cell>
          <table:table-cell office:value-type="float" office:value="0.74983968523527">
            <text:p>0.7498396852</text:p>
          </table:table-cell>
          <table:table-cell office:value-type="float" office:value="0.829820144707558">
            <text:p>0.8298201447</text:p>
          </table:table-cell>
          <table:table-cell office:value-type="float" office:value="0.801540405761725">
            <text:p>0.8015404058</text:p>
          </table:table-cell>
          <table:table-cell office:value-type="float" office:value="0.756185285623328">
            <text:p>0.7561852856</text:p>
          </table:table-cell>
          <table:table-cell office:value-type="float" office:value="0.770002285564965">
            <text:p>0.7700022856</text:p>
          </table:table-cell>
          <table:table-cell office:value-type="float" office:value="0.851655450312449">
            <text:p>0.8516554503</text:p>
          </table:table-cell>
          <table:table-cell office:value-type="float" office:value="0.750327172307201">
            <text:p>0.7503271723</text:p>
          </table:table-cell>
        </table:table-row>
        <table:table-row table:style-name="ro1">
          <table:table-cell office:value-type="float" office:value="0.701257354849402">
            <text:p>0.7012573548</text:p>
          </table:table-cell>
          <table:table-cell office:value-type="float" office:value="0.861827208414461">
            <text:p>0.8618272084</text:p>
          </table:table-cell>
          <table:table-cell office:value-type="float" office:value="0.764910511634348">
            <text:p>0.7649105116</text:p>
          </table:table-cell>
          <table:table-cell office:value-type="float" office:value="0.885648000991614">
            <text:p>0.885648001</text:p>
          </table:table-cell>
          <table:table-cell office:value-type="float" office:value="0.732487931214219">
            <text:p>0.7324879312</text:p>
          </table:table-cell>
          <table:table-cell office:value-type="float" office:value="0.760024532927486">
            <text:p>0.7600245329</text:p>
          </table:table-cell>
          <table:table-cell office:value-type="float" office:value="0.935447291218434">
            <text:p>0.9354472912</text:p>
          </table:table-cell>
          <table:table-cell office:value-type="float" office:value="0.802241126021828">
            <text:p>0.802241126</text:p>
          </table:table-cell>
          <table:table-cell office:value-type="float" office:value="0.803506707651791">
            <text:p>0.8035067077</text:p>
          </table:table-cell>
          <table:table-cell office:value-type="float" office:value="0.657613107297418">
            <text:p>0.6576131073</text:p>
          </table:table-cell>
        </table:table-row>
        <table:table-row table:style-name="ro1">
          <table:table-cell office:value-type="float" office:value="0.66413191545962">
            <text:p>0.6641319155</text:p>
          </table:table-cell>
          <table:table-cell office:value-type="float" office:value="0.725731612220756">
            <text:p>0.7257316122</text:p>
          </table:table-cell>
          <table:table-cell office:value-type="float" office:value="0.789624733598922">
            <text:p>0.7896247336</text:p>
          </table:table-cell>
          <table:table-cell office:value-type="float" office:value="0.735465276976799">
            <text:p>0.735465277</text:p>
          </table:table-cell>
          <table:table-cell office:value-type="float" office:value="0.762423058824663">
            <text:p>0.7624230588</text:p>
          </table:table-cell>
          <table:table-cell office:value-type="float" office:value="0.755765849639196">
            <text:p>0.7557658496</text:p>
          </table:table-cell>
          <table:table-cell office:value-type="float" office:value="0.817527236057824">
            <text:p>0.8175272361</text:p>
          </table:table-cell>
          <table:table-cell office:value-type="float" office:value="0.775618963571817">
            <text:p>0.7756189636</text:p>
          </table:table-cell>
          <table:table-cell office:value-type="float" office:value="0.732937649176523">
            <text:p>0.7329376492</text:p>
          </table:table-cell>
          <table:table-cell office:value-type="float" office:value="0.801791838632215">
            <text:p>0.8017918386</text:p>
          </table:table-cell>
        </table:table-row>
        <table:table-row table:style-name="ro1">
          <table:table-cell office:value-type="float" office:value="0.973849902303981">
            <text:p>0.9738499023</text:p>
          </table:table-cell>
          <table:table-cell office:value-type="float" office:value="0.756051730455811">
            <text:p>0.7560517305</text:p>
          </table:table-cell>
          <table:table-cell office:value-type="float" office:value="0.913710167771237">
            <text:p>0.9137101678</text:p>
          </table:table-cell>
          <table:table-cell office:value-type="float" office:value="0.796674761980639">
            <text:p>0.796674762</text:p>
          </table:table-cell>
          <table:table-cell office:value-type="float" office:value="0.854418976840256">
            <text:p>0.8544189768</text:p>
          </table:table-cell>
          <table:table-cell office:value-type="float" office:value="0.719466391160259">
            <text:p>0.7194663912</text:p>
          </table:table-cell>
          <table:table-cell office:value-type="float" office:value="0.861003822840987">
            <text:p>0.8610038228</text:p>
          </table:table-cell>
          <table:table-cell office:value-type="float" office:value="0.740913242741008">
            <text:p>0.7409132427</text:p>
          </table:table-cell>
          <table:table-cell office:value-type="float" office:value="0.927708591414575">
            <text:p>0.9277085914</text:p>
          </table:table-cell>
          <table:table-cell office:value-type="float" office:value="0.832720887286345">
            <text:p>0.8327208873</text:p>
          </table:table-cell>
        </table:table-row>
        <table:table-row table:style-name="ro1">
          <table:table-cell office:value-type="float" office:value="0.754093001869894">
            <text:p>0.7540930019</text:p>
          </table:table-cell>
          <table:table-cell office:value-type="float" office:value="0.768808830697109">
            <text:p>0.7688088307</text:p>
          </table:table-cell>
          <table:table-cell office:value-type="float" office:value="0.589467030858164">
            <text:p>0.5894670309</text:p>
          </table:table-cell>
          <table:table-cell office:value-type="float" office:value="0.760784810760716">
            <text:p>0.7607848108</text:p>
          </table:table-cell>
          <table:table-cell office:value-type="float" office:value="0.800881439088709">
            <text:p>0.8008814391</text:p>
          </table:table-cell>
          <table:table-cell office:value-type="float" office:value="0.603668564799091">
            <text:p>0.6036685648</text:p>
          </table:table-cell>
          <table:table-cell office:value-type="float" office:value="0.795276333398666">
            <text:p>0.7952763334</text:p>
          </table:table-cell>
          <table:table-cell office:value-type="float" office:value="0.736505610334505">
            <text:p>0.7365056103</text:p>
          </table:table-cell>
          <table:table-cell office:value-type="float" office:value="0.76644292490398">
            <text:p>0.7664429249</text:p>
          </table:table-cell>
          <table:table-cell office:value-type="float" office:value="0.848777813432454">
            <text:p>0.8487778134</text:p>
          </table:table-cell>
        </table:table-row>
        <table:table-row table:style-name="ro1">
          <table:table-cell office:value-type="float" office:value="0.77443965264171">
            <text:p>0.7744396526</text:p>
          </table:table-cell>
          <table:table-cell office:value-type="float" office:value="0.801560017496645">
            <text:p>0.8015600175</text:p>
          </table:table-cell>
          <table:table-cell office:value-type="float" office:value="0.667585683136675">
            <text:p>0.6675856831</text:p>
          </table:table-cell>
          <table:table-cell office:value-type="float" office:value="0.810135578059469">
            <text:p>0.8101355781</text:p>
          </table:table-cell>
          <table:table-cell office:value-type="float" office:value="0.762982362221309">
            <text:p>0.7629823622</text:p>
          </table:table-cell>
          <table:table-cell office:value-type="float" office:value="0.724592578124821">
            <text:p>0.7245925781</text:p>
          </table:table-cell>
          <table:table-cell office:value-type="float" office:value="0.781478935962454">
            <text:p>0.781478936</text:p>
          </table:table-cell>
          <table:table-cell office:value-type="float" office:value="0.839239532273784">
            <text:p>0.8392395323</text:p>
          </table:table-cell>
          <table:table-cell office:value-type="float" office:value="0.867470464999808">
            <text:p>0.867470465</text:p>
          </table:table-cell>
          <table:table-cell office:value-type="float" office:value="0.695435677320013">
            <text:p>0.6954356773</text:p>
          </table:table-cell>
        </table:table-row>
        <table:table-row table:style-name="ro1">
          <table:table-cell office:value-type="float" office:value="0.831957586637862">
            <text:p>0.8319575866</text:p>
          </table:table-cell>
          <table:table-cell office:value-type="float" office:value="0.723462565150292">
            <text:p>0.7234625652</text:p>
          </table:table-cell>
          <table:table-cell office:value-type="float" office:value="0.798991302591786">
            <text:p>0.7989913026</text:p>
          </table:table-cell>
          <table:table-cell office:value-type="float" office:value="0.786338236331792">
            <text:p>0.7863382363</text:p>
          </table:table-cell>
          <table:table-cell office:value-type="float" office:value="0.817513755193844">
            <text:p>0.8175137552</text:p>
          </table:table-cell>
          <table:table-cell office:value-type="float" office:value="0.896749785385475">
            <text:p>0.8967497854</text:p>
          </table:table-cell>
          <table:table-cell office:value-type="float" office:value="0.795718995298425">
            <text:p>0.7957189953</text:p>
          </table:table-cell>
          <table:table-cell office:value-type="float" office:value="0.618545290644391">
            <text:p>0.6185452906</text:p>
          </table:table-cell>
          <table:table-cell office:value-type="float" office:value="0.823540481196892">
            <text:p>0.8235404812</text:p>
          </table:table-cell>
          <table:table-cell office:value-type="float" office:value="0.75347426720573">
            <text:p>0.7534742672</text:p>
          </table:table-cell>
        </table:table-row>
        <table:table-row table:style-name="ro1">
          <table:table-cell office:value-type="float" office:value="0.738103836299602">
            <text:p>0.7381038363</text:p>
          </table:table-cell>
          <table:table-cell office:value-type="float" office:value="0.784719678012178">
            <text:p>0.784719678</text:p>
          </table:table-cell>
          <table:table-cell office:value-type="float" office:value="0.870180084368982">
            <text:p>0.8701800844</text:p>
          </table:table-cell>
          <table:table-cell office:value-type="float" office:value="0.905204999977663">
            <text:p>0.905205</text:p>
          </table:table-cell>
          <table:table-cell office:value-type="float" office:value="0.969511621990639">
            <text:p>0.969511622</text:p>
          </table:table-cell>
          <table:table-cell office:value-type="float" office:value="0.861550284952973">
            <text:p>0.861550285</text:p>
          </table:table-cell>
          <table:table-cell office:value-type="float" office:value="0.818603622916694">
            <text:p>0.8186036229</text:p>
          </table:table-cell>
          <table:table-cell office:value-type="float" office:value="0.775383180303222">
            <text:p>0.7753831803</text:p>
          </table:table-cell>
          <table:table-cell office:value-type="float" office:value="0.927121261541963">
            <text:p>0.9271212615</text:p>
          </table:table-cell>
          <table:table-cell office:value-type="float" office:value="0.780930000397809">
            <text:p>0.7809300004</text:p>
          </table:table-cell>
        </table:table-row>
        <table:table-row table:style-name="ro1">
          <table:table-cell office:value-type="float" office:value="0.884282865738249">
            <text:p>0.8842828657</text:p>
          </table:table-cell>
          <table:table-cell office:value-type="float" office:value="0.716674687886785">
            <text:p>0.7166746879</text:p>
          </table:table-cell>
          <table:table-cell office:value-type="float" office:value="0.899104731538718">
            <text:p>0.8991047315</text:p>
          </table:table-cell>
          <table:table-cell office:value-type="float" office:value="0.881371091235562">
            <text:p>0.8813710912</text:p>
          </table:table-cell>
          <table:table-cell office:value-type="float" office:value="0.888368707631574">
            <text:p>0.8883687076</text:p>
          </table:table-cell>
          <table:table-cell office:value-type="float" office:value="0.904709652541162">
            <text:p>0.9047096525</text:p>
          </table:table-cell>
          <table:table-cell office:value-type="float" office:value="0.883469004137123">
            <text:p>0.8834690041</text:p>
          </table:table-cell>
          <table:table-cell office:value-type="float" office:value="0.962819994544237">
            <text:p>0.9628199945</text:p>
          </table:table-cell>
          <table:table-cell office:value-type="float" office:value="0.756226185708421">
            <text:p>0.7562261857</text:p>
          </table:table-cell>
          <table:table-cell office:value-type="float" office:value="0.930555532569934">
            <text:p>0.9305555326</text:p>
          </table:table-cell>
        </table:table-row>
        <table:table-row table:style-name="ro1">
          <table:table-cell office:value-type="float" office:value="0.905256019716968">
            <text:p>0.9052560197</text:p>
          </table:table-cell>
          <table:table-cell office:value-type="float" office:value="0.738083683481029">
            <text:p>0.7380836835</text:p>
          </table:table-cell>
          <table:table-cell office:value-type="float" office:value="0.884484260603312">
            <text:p>0.8844842606</text:p>
          </table:table-cell>
          <table:table-cell office:value-type="float" office:value="0.862214679887496">
            <text:p>0.8622146799</text:p>
          </table:table-cell>
          <table:table-cell office:value-type="float" office:value="0.796771209811507">
            <text:p>0.7967712098</text:p>
          </table:table-cell>
          <table:table-cell office:value-type="float" office:value="0.807041131121061">
            <text:p>0.8070411311</text:p>
          </table:table-cell>
          <table:table-cell office:value-type="float" office:value="0.931039177071848">
            <text:p>0.9310391771</text:p>
          </table:table-cell>
          <table:table-cell office:value-type="float" office:value="0.887538214404703">
            <text:p>0.8875382144</text:p>
          </table:table-cell>
          <table:table-cell office:value-type="float" office:value="0.741235146297703">
            <text:p>0.7412351463</text:p>
          </table:table-cell>
          <table:table-cell office:value-type="float" office:value="0.796968535679921">
            <text:p>0.7969685357</text:p>
          </table:table-cell>
        </table:table-row>
        <table:table-row table:style-name="ro1">
          <table:table-cell office:value-type="float" office:value="0.690005418453003">
            <text:p>0.6900054185</text:p>
          </table:table-cell>
          <table:table-cell office:value-type="float" office:value="0.84797296700692">
            <text:p>0.847972967</text:p>
          </table:table-cell>
          <table:table-cell office:value-type="float" office:value="0.568939622229096">
            <text:p>0.5689396222</text:p>
          </table:table-cell>
          <table:table-cell office:value-type="float" office:value="0.796659187227687">
            <text:p>0.7966591872</text:p>
          </table:table-cell>
          <table:table-cell office:value-type="float" office:value="0.862179676591361">
            <text:p>0.8621796766</text:p>
          </table:table-cell>
          <table:table-cell office:value-type="float" office:value="0.783691941173425">
            <text:p>0.7836919412</text:p>
          </table:table-cell>
          <table:table-cell office:value-type="float" office:value="0.783998973511749">
            <text:p>0.7839989735</text:p>
          </table:table-cell>
          <table:table-cell office:value-type="float" office:value="0.849130265926998">
            <text:p>0.8491302659</text:p>
          </table:table-cell>
          <table:table-cell office:value-type="float" office:value="0.757624747343273">
            <text:p>0.7576247473</text:p>
          </table:table-cell>
          <table:table-cell office:value-type="float" office:value="0.632109876459461">
            <text:p>0.6321098765</text:p>
          </table:table-cell>
        </table:table-row>
        <table:table-row table:style-name="ro1">
          <table:table-cell office:value-type="float" office:value="0.816029336040879">
            <text:p>0.816029336</text:p>
          </table:table-cell>
          <table:table-cell office:value-type="float" office:value="0.711948388581513">
            <text:p>0.7119483886</text:p>
          </table:table-cell>
          <table:table-cell office:value-type="float" office:value="0.813992308464549">
            <text:p>0.8139923085</text:p>
          </table:table-cell>
          <table:table-cell office:value-type="float" office:value="0.916800035529862">
            <text:p>0.9168000355</text:p>
          </table:table-cell>
          <table:table-cell office:value-type="float" office:value="0.590642032602317">
            <text:p>0.5906420326</text:p>
          </table:table-cell>
          <table:table-cell office:value-type="float" office:value="0.862171993501682">
            <text:p>0.8621719935</text:p>
          </table:table-cell>
          <table:table-cell office:value-type="float" office:value="0.72365910092054">
            <text:p>0.7236591009</text:p>
          </table:table-cell>
          <table:table-cell office:value-type="float" office:value="0.766706483779214">
            <text:p>0.7667064838</text:p>
          </table:table-cell>
          <table:table-cell office:value-type="float" office:value="0.784444621627607">
            <text:p>0.7844446216</text:p>
          </table:table-cell>
          <table:table-cell office:value-type="float" office:value="0.64923989737577">
            <text:p>0.6492398974</text:p>
          </table:table-cell>
        </table:table-row>
        <table:table-row table:style-name="ro1">
          <table:table-cell office:value-type="float" office:value="0.781335117138808">
            <text:p>0.7813351171</text:p>
          </table:table-cell>
          <table:table-cell office:value-type="float" office:value="0.760912430582444">
            <text:p>0.7609124306</text:p>
          </table:table-cell>
          <table:table-cell office:value-type="float" office:value="0.814063494415954">
            <text:p>0.8140634944</text:p>
          </table:table-cell>
          <table:table-cell office:value-type="float" office:value="0.695444466771455">
            <text:p>0.6954444668</text:p>
          </table:table-cell>
          <table:table-cell office:value-type="float" office:value="0.731916058820604">
            <text:p>0.7319160588</text:p>
          </table:table-cell>
          <table:table-cell office:value-type="float" office:value="0.743230589079348">
            <text:p>0.7432305891</text:p>
          </table:table-cell>
          <table:table-cell office:value-type="float" office:value="0.689064412022151">
            <text:p>0.689064412</text:p>
          </table:table-cell>
          <table:table-cell office:value-type="float" office:value="0.632586881106798">
            <text:p>0.6325868811</text:p>
          </table:table-cell>
          <table:table-cell office:value-type="float" office:value="0.852923346016986">
            <text:p>0.852923346</text:p>
          </table:table-cell>
          <table:table-cell office:value-type="float" office:value="0.646204004315826">
            <text:p>0.6462040043</text:p>
          </table:table-cell>
        </table:table-row>
        <table:table-row table:style-name="ro1">
          <table:table-cell office:value-type="float" office:value="0.732979920413084">
            <text:p>0.7329799204</text:p>
          </table:table-cell>
          <table:table-cell office:value-type="float" office:value="0.827550320917165">
            <text:p>0.8275503209</text:p>
          </table:table-cell>
          <table:table-cell office:value-type="float" office:value="0.724739615507235">
            <text:p>0.7247396155</text:p>
          </table:table-cell>
          <table:table-cell office:value-type="float" office:value="0.749937347080606">
            <text:p>0.7499373471</text:p>
          </table:table-cell>
          <table:table-cell office:value-type="float" office:value="0.925315021693016">
            <text:p>0.9253150217</text:p>
          </table:table-cell>
          <table:table-cell office:value-type="float" office:value="0.779685146648788">
            <text:p>0.7796851466</text:p>
          </table:table-cell>
          <table:table-cell office:value-type="float" office:value="0.861322714617917">
            <text:p>0.8613227146</text:p>
          </table:table-cell>
          <table:table-cell office:value-type="float" office:value="0.868238309450891">
            <text:p>0.8682383095</text:p>
          </table:table-cell>
          <table:table-cell office:value-type="float" office:value="0.769757695302207">
            <text:p>0.7697576953</text:p>
          </table:table-cell>
          <table:table-cell office:value-type="float" office:value="0.895062357148971">
            <text:p>0.8950623571</text:p>
          </table:table-cell>
        </table:table-row>
        <table:table-row table:style-name="ro1">
          <table:table-cell office:value-type="float" office:value="0.812491883706384">
            <text:p>0.8124918837</text:p>
          </table:table-cell>
          <table:table-cell office:value-type="float" office:value="0.663792500872849">
            <text:p>0.6637925009</text:p>
          </table:table-cell>
          <table:table-cell office:value-type="float" office:value="0.884530058925195">
            <text:p>0.8845300589</text:p>
          </table:table-cell>
          <table:table-cell office:value-type="float" office:value="0.807883291772759">
            <text:p>0.8078832918</text:p>
          </table:table-cell>
          <table:table-cell office:value-type="float" office:value="0.861951095044296">
            <text:p>0.861951095</text:p>
          </table:table-cell>
          <table:table-cell office:value-type="float" office:value="0.854322100045136">
            <text:p>0.8543221</text:p>
          </table:table-cell>
          <table:table-cell office:value-type="float" office:value="0.809092707810819">
            <text:p>0.8090927078</text:p>
          </table:table-cell>
          <table:table-cell office:value-type="float" office:value="0.818465714033509">
            <text:p>0.818465714</text:p>
          </table:table-cell>
          <table:table-cell office:value-type="float" office:value="0.761355209093517">
            <text:p>0.7613552091</text:p>
          </table:table-cell>
          <table:table-cell office:value-type="float" office:value="0.711320805606454">
            <text:p>0.7113208056</text:p>
          </table:table-cell>
        </table:table-row>
        <table:table-row table:style-name="ro1">
          <table:table-cell office:value-type="float" office:value="0.754143235475516">
            <text:p>0.7541432355</text:p>
          </table:table-cell>
          <table:table-cell office:value-type="float" office:value="0.927154248389087">
            <text:p>0.9271542484</text:p>
          </table:table-cell>
          <table:table-cell office:value-type="float" office:value="0.928037501157996">
            <text:p>0.9280375012</text:p>
          </table:table-cell>
          <table:table-cell office:value-type="float" office:value="0.773693455924054">
            <text:p>0.7736934559</text:p>
          </table:table-cell>
          <table:table-cell office:value-type="float" office:value="0.797501217337153">
            <text:p>0.7975012173</text:p>
          </table:table-cell>
          <table:table-cell office:value-type="float" office:value="0.74630700672232">
            <text:p>0.7463070067</text:p>
          </table:table-cell>
          <table:table-cell office:value-type="float" office:value="0.801563880475555">
            <text:p>0.8015638805</text:p>
          </table:table-cell>
          <table:table-cell office:value-type="float" office:value="0.861963968237355">
            <text:p>0.8619639682</text:p>
          </table:table-cell>
          <table:table-cell office:value-type="float" office:value="0.969214035585164">
            <text:p>0.9692140356</text:p>
          </table:table-cell>
          <table:table-cell office:value-type="float" office:value="0.818766372701053">
            <text:p>0.8187663727</text:p>
          </table:table-cell>
        </table:table-row>
        <table:table-row table:style-name="ro1">
          <table:table-cell office:value-type="float" office:value="0.956484119470628">
            <text:p>0.9564841195</text:p>
          </table:table-cell>
          <table:table-cell office:value-type="float" office:value="0.803439659277417">
            <text:p>0.8034396593</text:p>
          </table:table-cell>
          <table:table-cell office:value-type="float" office:value="0.841837836993954">
            <text:p>0.841837837</text:p>
          </table:table-cell>
          <table:table-cell office:value-type="float" office:value="0.907319135326122">
            <text:p>0.9073191353</text:p>
          </table:table-cell>
          <table:table-cell office:value-type="float" office:value="0.840446400257298">
            <text:p>0.8404464003</text:p>
          </table:table-cell>
          <table:table-cell office:value-type="float" office:value="0.798684850992042">
            <text:p>0.798684851</text:p>
          </table:table-cell>
          <table:table-cell office:value-type="float" office:value="0.724488072131539">
            <text:p>0.7244880721</text:p>
          </table:table-cell>
          <table:table-cell office:value-type="float" office:value="0.849505442399713">
            <text:p>0.8495054424</text:p>
          </table:table-cell>
          <table:table-cell office:value-type="float" office:value="0.849023816947931">
            <text:p>0.8490238169</text:p>
          </table:table-cell>
          <table:table-cell office:value-type="float" office:value="0.926789028760432">
            <text:p>0.9267890288</text:p>
          </table:table-cell>
        </table:table-row>
        <table:table-row table:style-name="ro1">
          <table:table-cell office:value-type="float" office:value="0.801963583758856">
            <text:p>0.8019635838</text:p>
          </table:table-cell>
          <table:table-cell office:value-type="float" office:value="0.861898978654386">
            <text:p>0.8618989787</text:p>
          </table:table-cell>
          <table:table-cell office:value-type="float" office:value="0.86827735893088">
            <text:p>0.8682773589</text:p>
          </table:table-cell>
          <table:table-cell office:value-type="float" office:value="0.686698803298589">
            <text:p>0.6866988033</text:p>
          </table:table-cell>
          <table:table-cell office:value-type="float" office:value="0.816321106512119">
            <text:p>0.8163211065</text:p>
          </table:table-cell>
          <table:table-cell office:value-type="float" office:value="0.675451351498446">
            <text:p>0.6754513515</text:p>
          </table:table-cell>
          <table:table-cell office:value-type="float" office:value="0.822474763906596">
            <text:p>0.8224747639</text:p>
          </table:table-cell>
          <table:table-cell office:value-type="float" office:value="0.8847098554722">
            <text:p>0.8847098555</text:p>
          </table:table-cell>
          <table:table-cell office:value-type="float" office:value="0.753823975743842">
            <text:p>0.7538239757</text:p>
          </table:table-cell>
          <table:table-cell office:value-type="float" office:value="0.969656143096097">
            <text:p>0.9696561431</text:p>
          </table:table-cell>
        </table:table-row>
        <table:table-row table:style-name="ro1">
          <table:table-cell office:value-type="float" office:value="0.725120002121148">
            <text:p>0.7251200021</text:p>
          </table:table-cell>
          <table:table-cell office:value-type="float" office:value="0.804281414525761">
            <text:p>0.8042814145</text:p>
          </table:table-cell>
          <table:table-cell office:value-type="float" office:value="0.814668854178441">
            <text:p>0.8146688542</text:p>
          </table:table-cell>
          <table:table-cell office:value-type="float" office:value="0.830202302406652">
            <text:p>0.8302023024</text:p>
          </table:table-cell>
          <table:table-cell office:value-type="float" office:value="0.766432346371103">
            <text:p>0.7664323464</text:p>
          </table:table-cell>
          <table:table-cell office:value-type="float" office:value="0.830368643067334">
            <text:p>0.8303686431</text:p>
          </table:table-cell>
          <table:table-cell office:value-type="float" office:value="0.818855807407174">
            <text:p>0.8188558074</text:p>
          </table:table-cell>
          <table:table-cell office:value-type="float" office:value="0.809877228525411">
            <text:p>0.8098772285</text:p>
          </table:table-cell>
          <table:table-cell office:value-type="float" office:value="0.731527750582584">
            <text:p>0.7315277506</text:p>
          </table:table-cell>
          <table:table-cell office:value-type="float" office:value="0.775681491237232">
            <text:p>0.7756814912</text:p>
          </table:table-cell>
        </table:table-row>
        <table:table-row table:style-name="ro1">
          <table:table-cell office:value-type="float" office:value="0.835685810869135">
            <text:p>0.8356858109</text:p>
          </table:table-cell>
          <table:table-cell office:value-type="float" office:value="0.840213179407884">
            <text:p>0.8402131794</text:p>
          </table:table-cell>
          <table:table-cell office:value-type="float" office:value="0.64602519571582">
            <text:p>0.6460251957</text:p>
          </table:table-cell>
          <table:table-cell office:value-type="float" office:value="0.783477922686381">
            <text:p>0.7834779227</text:p>
          </table:table-cell>
          <table:table-cell office:value-type="float" office:value="0.818770309763676">
            <text:p>0.8187703098</text:p>
          </table:table-cell>
          <table:table-cell office:value-type="float" office:value="0.778481580571175">
            <text:p>0.7784815806</text:p>
          </table:table-cell>
          <table:table-cell office:value-type="float" office:value="0.829847699438024">
            <text:p>0.8298476994</text:p>
          </table:table-cell>
          <table:table-cell office:value-type="float" office:value="0.843602956647477">
            <text:p>0.8436029566</text:p>
          </table:table-cell>
          <table:table-cell office:value-type="float" office:value="0.760801967001072">
            <text:p>0.760801967</text:p>
          </table:table-cell>
          <table:table-cell office:value-type="float" office:value="0.811641258567846">
            <text:p>0.8116412586</text:p>
          </table:table-cell>
        </table:table-row>
        <table:table-row table:style-name="ro1">
          <table:table-cell office:value-type="float" office:value="0.787911096673937">
            <text:p>0.7879110967</text:p>
          </table:table-cell>
          <table:table-cell office:value-type="float" office:value="0.718610729455803">
            <text:p>0.7186107295</text:p>
          </table:table-cell>
          <table:table-cell office:value-type="float" office:value="0.621248933064285">
            <text:p>0.6212489331</text:p>
          </table:table-cell>
          <table:table-cell office:value-type="float" office:value="0.717214547498365">
            <text:p>0.7172145475</text:p>
          </table:table-cell>
          <table:table-cell office:value-type="float" office:value="0.637884011415599">
            <text:p>0.6378840114</text:p>
          </table:table-cell>
          <table:table-cell office:value-type="float" office:value="0.810633697512739">
            <text:p>0.8106336975</text:p>
          </table:table-cell>
          <table:table-cell office:value-type="float" office:value="0.720691340908218">
            <text:p>0.7206913409</text:p>
          </table:table-cell>
          <table:table-cell office:value-type="float" office:value="0.688360138511627">
            <text:p>0.6883601385</text:p>
          </table:table-cell>
          <table:table-cell office:value-type="float" office:value="0.778428721755754">
            <text:p>0.7784287218</text:p>
          </table:table-cell>
          <table:table-cell office:value-type="float" office:value="0.844577029693192">
            <text:p>0.8445770297</text:p>
          </table:table-cell>
        </table:table-row>
        <table:table-row table:style-name="ro1">
          <table:table-cell office:value-type="float" office:value="0.732650189310412">
            <text:p>0.7326501893</text:p>
          </table:table-cell>
          <table:table-cell office:value-type="float" office:value="0.660104385720175">
            <text:p>0.6601043857</text:p>
          </table:table-cell>
          <table:table-cell office:value-type="float" office:value="0.835243673533808">
            <text:p>0.8352436735</text:p>
          </table:table-cell>
          <table:table-cell office:value-type="float" office:value="0.698846554832751">
            <text:p>0.6988465548</text:p>
          </table:table-cell>
          <table:table-cell office:value-type="float" office:value="0.67698835454076">
            <text:p>0.6769883545</text:p>
          </table:table-cell>
          <table:table-cell office:value-type="float" office:value="0.686534714349307">
            <text:p>0.6865347143</text:p>
          </table:table-cell>
          <table:table-cell office:value-type="float" office:value="0.715239128926666">
            <text:p>0.7152391289</text:p>
          </table:table-cell>
          <table:table-cell office:value-type="float" office:value="0.801319183645357">
            <text:p>0.8013191836</text:p>
          </table:table-cell>
          <table:table-cell office:value-type="float" office:value="0.787203709116652">
            <text:p>0.7872037091</text:p>
          </table:table-cell>
          <table:table-cell office:value-type="float" office:value="0.796275523467017">
            <text:p>0.7962755235</text:p>
          </table:table-cell>
        </table:table-row>
        <table:table-row table:style-name="ro1">
          <table:table-cell office:value-type="float" office:value="0.774928312309185">
            <text:p>0.7749283123</text:p>
          </table:table-cell>
          <table:table-cell office:value-type="float" office:value="0.88329420285945">
            <text:p>0.8832942029</text:p>
          </table:table-cell>
          <table:table-cell office:value-type="float" office:value="0.797810012348361">
            <text:p>0.7978100123</text:p>
          </table:table-cell>
          <table:table-cell office:value-type="float" office:value="0.871111945115782">
            <text:p>0.8711119451</text:p>
          </table:table-cell>
          <table:table-cell office:value-type="float" office:value="0.873628096164132">
            <text:p>0.8736280962</text:p>
          </table:table-cell>
          <table:table-cell office:value-type="float" office:value="0.821731249546542">
            <text:p>0.8217312495</text:p>
          </table:table-cell>
          <table:table-cell office:value-type="float" office:value="0.739484617086271">
            <text:p>0.7394846171</text:p>
          </table:table-cell>
          <table:table-cell office:value-type="float" office:value="0.728997518241963">
            <text:p>0.7289975182</text:p>
          </table:table-cell>
          <table:table-cell office:value-type="float" office:value="0.988231354607543">
            <text:p>0.9882313546</text:p>
          </table:table-cell>
          <table:table-cell office:value-type="float" office:value="0.880245825981961">
            <text:p>0.880245826</text:p>
          </table:table-cell>
        </table:table-row>
        <table:table-row table:style-name="ro1">
          <table:table-cell office:value-type="float" office:value="0.757771367880773">
            <text:p>0.7577713679</text:p>
          </table:table-cell>
          <table:table-cell office:value-type="float" office:value="0.829872853830357">
            <text:p>0.8298728538</text:p>
          </table:table-cell>
          <table:table-cell office:value-type="float" office:value="0.892686401633146">
            <text:p>0.8926864016</text:p>
          </table:table-cell>
          <table:table-cell office:value-type="float" office:value="0.801102708645459">
            <text:p>0.8011027086</text:p>
          </table:table-cell>
          <table:table-cell office:value-type="float" office:value="0.7240225371503">
            <text:p>0.7240225372</text:p>
          </table:table-cell>
          <table:table-cell office:value-type="float" office:value="0.807015117884272">
            <text:p>0.8070151179</text:p>
          </table:table-cell>
          <table:table-cell office:value-type="float" office:value="0.775985976205046">
            <text:p>0.7759859762</text:p>
          </table:table-cell>
          <table:table-cell office:value-type="float" office:value="0.781112758201231">
            <text:p>0.7811127582</text:p>
          </table:table-cell>
          <table:table-cell office:value-type="float" office:value="0.754337543795179">
            <text:p>0.7543375438</text:p>
          </table:table-cell>
          <table:table-cell office:value-type="float" office:value="0.904344258124453">
            <text:p>0.9043442581</text:p>
          </table:table-cell>
        </table:table-row>
        <table:table-row table:style-name="ro1">
          <table:table-cell office:value-type="float" office:value="0.773176791225972">
            <text:p>0.7731767912</text:p>
          </table:table-cell>
          <table:table-cell office:value-type="float" office:value="0.934349292632494">
            <text:p>0.9343492926</text:p>
          </table:table-cell>
          <table:table-cell office:value-type="float" office:value="0.855237022695972">
            <text:p>0.8552370227</text:p>
          </table:table-cell>
          <table:table-cell office:value-type="float" office:value="0.809817796110188">
            <text:p>0.8098177961</text:p>
          </table:table-cell>
          <table:table-cell office:value-type="float" office:value="0.775284008527808">
            <text:p>0.7752840085</text:p>
          </table:table-cell>
          <table:table-cell office:value-type="float" office:value="0.862282508139565">
            <text:p>0.8622825081</text:p>
          </table:table-cell>
          <table:table-cell office:value-type="float" office:value="0.818474100832563">
            <text:p>0.8184741008</text:p>
          </table:table-cell>
          <table:table-cell office:value-type="float" office:value="0.707054088974752">
            <text:p>0.707054089</text:p>
          </table:table-cell>
          <table:table-cell office:value-type="float" office:value="0.703947296107671">
            <text:p>0.7039472961</text:p>
          </table:table-cell>
          <table:table-cell office:value-type="float" office:value="0.797482289950517">
            <text:p>0.79748229</text:p>
          </table:table-cell>
        </table:table-row>
        <table:table-row table:style-name="ro1">
          <table:table-cell office:value-type="float" office:value="0.858684568121035">
            <text:p>0.8586845681</text:p>
          </table:table-cell>
          <table:table-cell office:value-type="float" office:value="0.734943311594464">
            <text:p>0.7349433116</text:p>
          </table:table-cell>
          <table:table-cell office:value-type="float" office:value="0.743436098469659">
            <text:p>0.7434360985</text:p>
          </table:table-cell>
          <table:table-cell office:value-type="float" office:value="0.812607597397852">
            <text:p>0.8126075974</text:p>
          </table:table-cell>
          <table:table-cell office:value-type="float" office:value="0.778576767094703">
            <text:p>0.7785767671</text:p>
          </table:table-cell>
          <table:table-cell office:value-type="float" office:value="0.90110288464579">
            <text:p>0.9011028846</text:p>
          </table:table-cell>
          <table:table-cell office:value-type="float" office:value="0.926093315961202">
            <text:p>0.926093316</text:p>
          </table:table-cell>
          <table:table-cell office:value-type="float" office:value="0.840101723027354">
            <text:p>0.840101723</text:p>
          </table:table-cell>
          <table:table-cell office:value-type="float" office:value="0.926373275756189">
            <text:p>0.9263732758</text:p>
          </table:table-cell>
          <table:table-cell office:value-type="float" office:value="0.786423169771241">
            <text:p>0.7864231698</text:p>
          </table:table-cell>
        </table:table-row>
        <table:table-row table:style-name="ro1">
          <table:table-cell office:value-type="float" office:value="0.808386614615728">
            <text:p>0.8083866146</text:p>
          </table:table-cell>
          <table:table-cell office:value-type="float" office:value="0.731157978545593">
            <text:p>0.7311579785</text:p>
          </table:table-cell>
          <table:table-cell office:value-type="float" office:value="0.710607624911912">
            <text:p>0.7106076249</text:p>
          </table:table-cell>
          <table:table-cell office:value-type="float" office:value="0.711379298517396">
            <text:p>0.7113792985</text:p>
          </table:table-cell>
          <table:table-cell office:value-type="float" office:value="0.719046938776573">
            <text:p>0.7190469388</text:p>
          </table:table-cell>
          <table:table-cell office:value-type="float" office:value="0.673768372567892">
            <text:p>0.6737683726</text:p>
          </table:table-cell>
          <table:table-cell office:value-type="float" office:value="0.689430469380351">
            <text:p>0.6894304694</text:p>
          </table:table-cell>
          <table:table-cell office:value-type="float" office:value="0.890047400434244">
            <text:p>0.8900474004</text:p>
          </table:table-cell>
          <table:table-cell office:value-type="float" office:value="0.786032217022457">
            <text:p>0.786032217</text:p>
          </table:table-cell>
          <table:table-cell office:value-type="float" office:value="0.689827614917963">
            <text:p>0.6898276149</text:p>
          </table:table-cell>
        </table:table-row>
        <table:table-row table:style-name="ro1">
          <table:table-cell office:value-type="float" office:value="0.914584660437651">
            <text:p>0.9145846604</text:p>
          </table:table-cell>
          <table:table-cell office:value-type="float" office:value="0.842181371792151">
            <text:p>0.8421813718</text:p>
          </table:table-cell>
          <table:table-cell office:value-type="float" office:value="0.81904417533913">
            <text:p>0.8190441753</text:p>
          </table:table-cell>
          <table:table-cell office:value-type="float" office:value="0.947980789331058">
            <text:p>0.9479807893</text:p>
          </table:table-cell>
          <table:table-cell office:value-type="float" office:value="0.867980799138996">
            <text:p>0.8679807991</text:p>
          </table:table-cell>
          <table:table-cell office:value-type="float" office:value="0.676188409584516">
            <text:p>0.6761884096</text:p>
          </table:table-cell>
          <table:table-cell office:value-type="float" office:value="0.896522947667905">
            <text:p>0.8965229477</text:p>
          </table:table-cell>
          <table:table-cell office:value-type="float" office:value="0.741612265506363">
            <text:p>0.7416122655</text:p>
          </table:table-cell>
          <table:table-cell office:value-type="float" office:value="0.948086623051364">
            <text:p>0.9480866231</text:p>
          </table:table-cell>
          <table:table-cell office:value-type="float" office:value="0.795835446734359">
            <text:p>0.7958354467</text:p>
          </table:table-cell>
        </table:table-row>
        <table:table-row table:style-name="ro1">
          <table:table-cell office:value-type="float" office:value="0.645479842454146">
            <text:p>0.6454798425</text:p>
          </table:table-cell>
          <table:table-cell office:value-type="float" office:value="0.73860408524153">
            <text:p>0.7386040852</text:p>
          </table:table-cell>
          <table:table-cell office:value-type="float" office:value="0.676309148594115">
            <text:p>0.6763091486</text:p>
          </table:table-cell>
          <table:table-cell office:value-type="float" office:value="0.771650698232638">
            <text:p>0.7716506982</text:p>
          </table:table-cell>
          <table:table-cell office:value-type="float" office:value="0.531591671417336">
            <text:p>0.5315916714</text:p>
          </table:table-cell>
          <table:table-cell office:value-type="float" office:value="0.724124130502821">
            <text:p>0.7241241305</text:p>
          </table:table-cell>
          <table:table-cell office:value-type="float" office:value="0.651942620360854">
            <text:p>0.6519426204</text:p>
          </table:table-cell>
          <table:table-cell office:value-type="float" office:value="0.744114957435525">
            <text:p>0.7441149574</text:p>
          </table:table-cell>
          <table:table-cell office:value-type="float" office:value="0.729771960508167">
            <text:p>0.7297719605</text:p>
          </table:table-cell>
          <table:table-cell office:value-type="float" office:value="0.65154691918532">
            <text:p>0.6515469192</text:p>
          </table:table-cell>
        </table:table-row>
        <table:table-row table:style-name="ro1">
          <table:table-cell office:value-type="float" office:value="0.910657780010282">
            <text:p>0.91065778</text:p>
          </table:table-cell>
          <table:table-cell office:value-type="float" office:value="0.826920250051725">
            <text:p>0.8269202501</text:p>
          </table:table-cell>
          <table:table-cell office:value-type="float" office:value="0.617666017883619">
            <text:p>0.6176660179</text:p>
          </table:table-cell>
          <table:table-cell office:value-type="float" office:value="0.887872448002652">
            <text:p>0.887872448</text:p>
          </table:table-cell>
          <table:table-cell office:value-type="float" office:value="0.848363888378978">
            <text:p>0.8483638884</text:p>
          </table:table-cell>
          <table:table-cell office:value-type="float" office:value="0.74198860936315">
            <text:p>0.7419886094</text:p>
          </table:table-cell>
          <table:table-cell office:value-type="float" office:value="0.763908506231205">
            <text:p>0.7639085062</text:p>
          </table:table-cell>
          <table:table-cell office:value-type="float" office:value="0.818722117054515">
            <text:p>0.8187221171</text:p>
          </table:table-cell>
          <table:table-cell office:value-type="float" office:value="0.774767769446074">
            <text:p>0.7747677694</text:p>
          </table:table-cell>
          <table:table-cell office:value-type="float" office:value="0.611445539677309">
            <text:p>0.6114455397</text:p>
          </table:table-cell>
        </table:table-row>
        <table:table-row table:style-name="ro1">
          <table:table-cell office:value-type="float" office:value="0.791423983688105">
            <text:p>0.7914239837</text:p>
          </table:table-cell>
          <table:table-cell office:value-type="float" office:value="0.775675065335359">
            <text:p>0.7756750653</text:p>
          </table:table-cell>
          <table:table-cell office:value-type="float" office:value="0.741342829019866">
            <text:p>0.741342829</text:p>
          </table:table-cell>
          <table:table-cell office:value-type="float" office:value="0.861520671740049">
            <text:p>0.8615206717</text:p>
          </table:table-cell>
          <table:table-cell office:value-type="float" office:value="0.789231950390661">
            <text:p>0.7892319504</text:p>
          </table:table-cell>
          <table:table-cell office:value-type="float" office:value="0.883110442841951">
            <text:p>0.8831104428</text:p>
          </table:table-cell>
          <table:table-cell office:value-type="float" office:value="0.76684979422706">
            <text:p>0.7668497942</text:p>
          </table:table-cell>
          <table:table-cell office:value-type="float" office:value="0.753594435653716">
            <text:p>0.7535944357</text:p>
          </table:table-cell>
          <table:table-cell office:value-type="float" office:value="0.764335257353492">
            <text:p>0.7643352574</text:p>
          </table:table-cell>
          <table:table-cell office:value-type="float" office:value="0.883166870588865">
            <text:p>0.8831668706</text:p>
          </table:table-cell>
        </table:table-row>
        <table:table-row table:style-name="ro1">
          <table:table-cell office:value-type="float" office:value="0.829295458654334">
            <text:p>0.8292954587</text:p>
          </table:table-cell>
          <table:table-cell office:value-type="float" office:value="0.833612106161576">
            <text:p>0.8336121062</text:p>
          </table:table-cell>
          <table:table-cell office:value-type="float" office:value="0.857006154102801">
            <text:p>0.8570061541</text:p>
          </table:table-cell>
          <table:table-cell office:value-type="float" office:value="0.82086879948137">
            <text:p>0.8208687995</text:p>
          </table:table-cell>
          <table:table-cell office:value-type="float" office:value="0.862546011585463">
            <text:p>0.8625460116</text:p>
          </table:table-cell>
          <table:table-cell office:value-type="float" office:value="0.754088409108925">
            <text:p>0.7540884091</text:p>
          </table:table-cell>
          <table:table-cell office:value-type="float" office:value="0.859375472435774">
            <text:p>0.8593754724</text:p>
          </table:table-cell>
          <table:table-cell office:value-type="float" office:value="0.768622461756789">
            <text:p>0.7686224618</text:p>
          </table:table-cell>
          <table:table-cell office:value-type="float" office:value="0.862268074040711">
            <text:p>0.862268074</text:p>
          </table:table-cell>
          <table:table-cell office:value-type="float" office:value="0.933653458417009">
            <text:p>0.9336534584</text:p>
          </table:table-cell>
        </table:table-row>
        <table:table-row table:style-name="ro1">
          <table:table-cell office:value-type="float" office:value="0.740800244921951">
            <text:p>0.7408002449</text:p>
          </table:table-cell>
          <table:table-cell office:value-type="float" office:value="0.71107395754541">
            <text:p>0.7110739575</text:p>
          </table:table-cell>
          <table:table-cell office:value-type="float" office:value="0.80259973648228">
            <text:p>0.8025997365</text:p>
          </table:table-cell>
          <table:table-cell office:value-type="float" office:value="0.922308842606525">
            <text:p>0.9223088426</text:p>
          </table:table-cell>
          <table:table-cell office:value-type="float" office:value="0.823541831756278">
            <text:p>0.8235418318</text:p>
          </table:table-cell>
          <table:table-cell office:value-type="float" office:value="0.861087792900255">
            <text:p>0.8610877929</text:p>
          </table:table-cell>
          <table:table-cell office:value-type="float" office:value="0.771527303520395">
            <text:p>0.7715273035</text:p>
          </table:table-cell>
          <table:table-cell office:value-type="float" office:value="0.801768502272005">
            <text:p>0.8017685023</text:p>
          </table:table-cell>
          <table:table-cell office:value-type="float" office:value="0.840087951630253">
            <text:p>0.8400879516</text:p>
          </table:table-cell>
          <table:table-cell office:value-type="float" office:value="0.855345997535952">
            <text:p>0.8553459975</text:p>
          </table:table-cell>
        </table:table-row>
        <table:table-row table:style-name="ro1">
          <table:table-cell office:value-type="float" office:value="0.854334670338512">
            <text:p>0.8543346703</text:p>
          </table:table-cell>
          <table:table-cell office:value-type="float" office:value="0.676781977123461">
            <text:p>0.6767819771</text:p>
          </table:table-cell>
          <table:table-cell office:value-type="float" office:value="0.753854199314194">
            <text:p>0.7538541993</text:p>
          </table:table-cell>
          <table:table-cell office:value-type="float" office:value="0.650795436411838">
            <text:p>0.6507954364</text:p>
          </table:table-cell>
          <table:table-cell office:value-type="float" office:value="0.845196402980614">
            <text:p>0.845196403</text:p>
          </table:table-cell>
          <table:table-cell office:value-type="float" office:value="0.755865961182453">
            <text:p>0.7558659612</text:p>
          </table:table-cell>
          <table:table-cell office:value-type="float" office:value="0.762240921214145">
            <text:p>0.7622409212</text:p>
          </table:table-cell>
          <table:table-cell office:value-type="float" office:value="0.743611202677193">
            <text:p>0.7436112027</text:p>
          </table:table-cell>
          <table:table-cell office:value-type="float" office:value="0.824414607514936">
            <text:p>0.8244146075</text:p>
          </table:table-cell>
          <table:table-cell office:value-type="float" office:value="0.797588155360893">
            <text:p>0.7975881554</text:p>
          </table:table-cell>
        </table:table-row>
        <table:table-row table:style-name="ro1">
          <table:table-cell office:value-type="float" office:value="0.836423922284438">
            <text:p>0.8364239223</text:p>
          </table:table-cell>
          <table:table-cell office:value-type="float" office:value="0.801218951365547">
            <text:p>0.8012189514</text:p>
          </table:table-cell>
          <table:table-cell office:value-type="float" office:value="0.821633214475535">
            <text:p>0.8216332145</text:p>
          </table:table-cell>
          <table:table-cell office:value-type="float" office:value="0.844397001511578">
            <text:p>0.8443970015</text:p>
          </table:table-cell>
          <table:table-cell office:value-type="float" office:value="0.754089613818459">
            <text:p>0.7540896138</text:p>
          </table:table-cell>
          <table:table-cell office:value-type="float" office:value="0.796907151244098">
            <text:p>0.7969071512</text:p>
          </table:table-cell>
          <table:table-cell office:value-type="float" office:value="0.800667678871689">
            <text:p>0.8006676789</text:p>
          </table:table-cell>
          <table:table-cell office:value-type="float" office:value="0.749686923238746">
            <text:p>0.7496869232</text:p>
          </table:table-cell>
          <table:table-cell office:value-type="float" office:value="0.87012551758604">
            <text:p>0.8701255176</text:p>
          </table:table-cell>
          <table:table-cell office:value-type="float" office:value="0.759722662032552">
            <text:p>0.759722662</text:p>
          </table:table-cell>
        </table:table-row>
        <table:table-row table:style-name="ro1">
          <table:table-cell office:value-type="float" office:value="0.743968264469102">
            <text:p>0.7439682645</text:p>
          </table:table-cell>
          <table:table-cell office:value-type="float" office:value="0.626375514104397">
            <text:p>0.6263755141</text:p>
          </table:table-cell>
          <table:table-cell office:value-type="float" office:value="0.783472123895437">
            <text:p>0.7834721239</text:p>
          </table:table-cell>
          <table:table-cell office:value-type="float" office:value="0.715135039701618">
            <text:p>0.7151350397</text:p>
          </table:table-cell>
          <table:table-cell office:value-type="float" office:value="0.783659658338836">
            <text:p>0.7836596583</text:p>
          </table:table-cell>
          <table:table-cell office:value-type="float" office:value="0.909965811669928">
            <text:p>0.9099658117</text:p>
          </table:table-cell>
          <table:table-cell office:value-type="float" office:value="0.76834340839752">
            <text:p>0.7683434084</text:p>
          </table:table-cell>
          <table:table-cell office:value-type="float" office:value="0.845568539726817">
            <text:p>0.8455685397</text:p>
          </table:table-cell>
          <table:table-cell office:value-type="float" office:value="0.749644274717498">
            <text:p>0.7496442747</text:p>
          </table:table-cell>
          <table:table-cell office:value-type="float" office:value="0.757860819008464">
            <text:p>0.757860819</text:p>
          </table:table-cell>
        </table:table-row>
        <table:table-row table:style-name="ro1">
          <table:table-cell office:value-type="float" office:value="0.68985042495278">
            <text:p>0.689850425</text:p>
          </table:table-cell>
          <table:table-cell office:value-type="float" office:value="0.680289783570789">
            <text:p>0.6802897836</text:p>
          </table:table-cell>
          <table:table-cell office:value-type="float" office:value="0.629137810266178">
            <text:p>0.6291378103</text:p>
          </table:table-cell>
          <table:table-cell office:value-type="float" office:value="0.645752439002902">
            <text:p>0.645752439</text:p>
          </table:table-cell>
          <table:table-cell office:value-type="float" office:value="0.905075871562245">
            <text:p>0.9050758716</text:p>
          </table:table-cell>
          <table:table-cell office:value-type="float" office:value="0.841091904383343">
            <text:p>0.8410919044</text:p>
          </table:table-cell>
          <table:table-cell office:value-type="float" office:value="0.783931903251742">
            <text:p>0.7839319033</text:p>
          </table:table-cell>
          <table:table-cell office:value-type="float" office:value="0.808629157389263">
            <text:p>0.8086291574</text:p>
          </table:table-cell>
          <table:table-cell office:value-type="float" office:value="0.811744679782649">
            <text:p>0.8117446798</text:p>
          </table:table-cell>
          <table:table-cell office:value-type="float" office:value="0.810046379561049">
            <text:p>0.8100463796</text:p>
          </table:table-cell>
        </table:table-row>
        <table:table-row table:style-name="ro1">
          <table:table-cell office:value-type="float" office:value="0.870294360212819">
            <text:p>0.8702943602</text:p>
          </table:table-cell>
          <table:table-cell office:value-type="float" office:value="0.640811035218109">
            <text:p>0.6408110352</text:p>
          </table:table-cell>
          <table:table-cell office:value-type="float" office:value="0.762712815172163">
            <text:p>0.7627128152</text:p>
          </table:table-cell>
          <table:table-cell office:value-type="float" office:value="0.862301350927071">
            <text:p>0.8623013509</text:p>
          </table:table-cell>
          <table:table-cell office:value-type="float" office:value="0.86802503451888">
            <text:p>0.8680250345</text:p>
          </table:table-cell>
          <table:table-cell office:value-type="float" office:value="0.714997035635399">
            <text:p>0.7149970356</text:p>
          </table:table-cell>
          <table:table-cell office:value-type="float" office:value="0.781260412765403">
            <text:p>0.7812604128</text:p>
          </table:table-cell>
          <table:table-cell office:value-type="float" office:value="0.82424872973547">
            <text:p>0.8242487297</text:p>
          </table:table-cell>
          <table:table-cell office:value-type="float" office:value="0.824163664875516">
            <text:p>0.8241636649</text:p>
          </table:table-cell>
          <table:table-cell office:value-type="float" office:value="0.829685313599566">
            <text:p>0.8296853136</text:p>
          </table:table-cell>
        </table:table-row>
        <table:table-row table:style-name="ro1">
          <table:table-cell office:value-type="float" office:value="0.69032143806094">
            <text:p>0.6903214381</text:p>
          </table:table-cell>
          <table:table-cell office:value-type="float" office:value="0.697821018182857">
            <text:p>0.6978210182</text:p>
          </table:table-cell>
          <table:table-cell office:value-type="float" office:value="0.731787913980296">
            <text:p>0.731787914</text:p>
          </table:table-cell>
          <table:table-cell office:value-type="float" office:value="0.840276097674239">
            <text:p>0.8402760977</text:p>
          </table:table-cell>
          <table:table-cell office:value-type="float" office:value="0.937122634961512">
            <text:p>0.937122635</text:p>
          </table:table-cell>
          <table:table-cell office:value-type="float" office:value="0.836400545256473">
            <text:p>0.8364005453</text:p>
          </table:table-cell>
          <table:table-cell office:value-type="float" office:value="0.861632629913381">
            <text:p>0.8616326299</text:p>
          </table:table-cell>
          <table:table-cell office:value-type="float" office:value="0.850967706357464">
            <text:p>0.8509677064</text:p>
          </table:table-cell>
          <table:table-cell office:value-type="float" office:value="0.802158565839683">
            <text:p>0.8021585658</text:p>
          </table:table-cell>
          <table:table-cell office:value-type="float" office:value="0.798948866522144">
            <text:p>0.7989488665</text:p>
          </table:table-cell>
        </table:table-row>
        <table:table-row table:style-name="ro1">
          <table:table-cell office:value-type="float" office:value="0.589267136054">
            <text:p>0.5892671361</text:p>
          </table:table-cell>
          <table:table-cell office:value-type="float" office:value="0.876527410577439">
            <text:p>0.8765274106</text:p>
          </table:table-cell>
          <table:table-cell office:value-type="float" office:value="0.766959839906359">
            <text:p>0.7669598399</text:p>
          </table:table-cell>
          <table:table-cell office:value-type="float" office:value="0.717927214085533">
            <text:p>0.7179272141</text:p>
          </table:table-cell>
          <table:table-cell office:value-type="float" office:value="0.611461691373551">
            <text:p>0.6114616914</text:p>
          </table:table-cell>
          <table:table-cell office:value-type="float" office:value="0.620258528544233">
            <text:p>0.6202585285</text:p>
          </table:table-cell>
          <table:table-cell office:value-type="float" office:value="0.607361839656111">
            <text:p>0.6073618397</text:p>
          </table:table-cell>
          <table:table-cell office:value-type="float" office:value="0.742879773521118">
            <text:p>0.7428797735</text:p>
          </table:table-cell>
          <table:table-cell office:value-type="float" office:value="0.651181996878567">
            <text:p>0.6511819969</text:p>
          </table:table-cell>
          <table:table-cell office:value-type="float" office:value="0.775737992237089">
            <text:p>0.7757379922</text:p>
          </table:table-cell>
        </table:table-row>
        <table:table-row table:style-name="ro1">
          <table:table-cell office:value-type="float" office:value="0.758708592352198">
            <text:p>0.7587085924</text:p>
          </table:table-cell>
          <table:table-cell office:value-type="float" office:value="0.735253810402008">
            <text:p>0.7352538104</text:p>
          </table:table-cell>
          <table:table-cell office:value-type="float" office:value="0.709607682045521">
            <text:p>0.709607682</text:p>
          </table:table-cell>
          <table:table-cell office:value-type="float" office:value="0.885832813266167">
            <text:p>0.8858328133</text:p>
          </table:table-cell>
          <table:table-cell office:value-type="float" office:value="0.684128003772283">
            <text:p>0.6841280038</text:p>
          </table:table-cell>
          <table:table-cell office:value-type="float" office:value="0.633420895801077">
            <text:p>0.6334208958</text:p>
          </table:table-cell>
          <table:table-cell office:value-type="float" office:value="0.891250662582692">
            <text:p>0.8912506626</text:p>
          </table:table-cell>
          <table:table-cell office:value-type="float" office:value="0.85294210922439">
            <text:p>0.8529421092</text:p>
          </table:table-cell>
          <table:table-cell office:value-type="float" office:value="0.616132821919835">
            <text:p>0.6161328219</text:p>
          </table:table-cell>
          <table:table-cell office:value-type="float" office:value="0.832719437653061">
            <text:p>0.8327194377</text:p>
          </table:table-cell>
        </table:table-row>
        <table:table-row table:style-name="ro1">
          <table:table-cell office:value-type="float" office:value="0.620134967693279">
            <text:p>0.6201349677</text:p>
          </table:table-cell>
          <table:table-cell office:value-type="float" office:value="0.731970146109622">
            <text:p>0.7319701461</text:p>
          </table:table-cell>
          <table:table-cell office:value-type="float" office:value="0.777496858126786">
            <text:p>0.7774968581</text:p>
          </table:table-cell>
          <table:table-cell office:value-type="float" office:value="0.632345228341128">
            <text:p>0.6323452283</text:p>
          </table:table-cell>
          <table:table-cell office:value-type="float" office:value="0.660688911355637">
            <text:p>0.6606889114</text:p>
          </table:table-cell>
          <table:table-cell office:value-type="float" office:value="0.835387930792264">
            <text:p>0.8353879308</text:p>
          </table:table-cell>
          <table:table-cell office:value-type="float" office:value="0.688620452825413">
            <text:p>0.6886204528</text:p>
          </table:table-cell>
          <table:table-cell office:value-type="float" office:value="0.706737537156174">
            <text:p>0.7067375372</text:p>
          </table:table-cell>
          <table:table-cell office:value-type="float" office:value="0.737951099001335">
            <text:p>0.737951099</text:p>
          </table:table-cell>
          <table:table-cell office:value-type="float" office:value="0.882524253679021">
            <text:p>0.8825242537</text:p>
          </table:table-cell>
        </table:table-row>
        <table:table-row table:style-name="ro1">
          <table:table-cell office:value-type="float" office:value="0.753463286159827">
            <text:p>0.7534632862</text:p>
          </table:table-cell>
          <table:table-cell office:value-type="float" office:value="0.784914088030086">
            <text:p>0.784914088</text:p>
          </table:table-cell>
          <table:table-cell office:value-type="float" office:value="0.741422187070904">
            <text:p>0.7414221871</text:p>
          </table:table-cell>
          <table:table-cell office:value-type="float" office:value="0.80209308602719">
            <text:p>0.802093086</text:p>
          </table:table-cell>
          <table:table-cell office:value-type="float" office:value="0.878675433255675">
            <text:p>0.8786754333</text:p>
          </table:table-cell>
          <table:table-cell office:value-type="float" office:value="0.71740393199127">
            <text:p>0.717403932</text:p>
          </table:table-cell>
          <table:table-cell office:value-type="float" office:value="0.748941079284122">
            <text:p>0.7489410793</text:p>
          </table:table-cell>
          <table:table-cell office:value-type="float" office:value="0.818693620919996">
            <text:p>0.8186936209</text:p>
          </table:table-cell>
          <table:table-cell office:value-type="float" office:value="0.702991425599333">
            <text:p>0.7029914256</text:p>
          </table:table-cell>
          <table:table-cell office:value-type="float" office:value="0.689228247927526">
            <text:p>0.6892282479</text:p>
          </table:table-cell>
        </table:table-row>
        <table:table-row table:style-name="ro1">
          <table:table-cell office:value-type="float" office:value="0.969333934442047">
            <text:p>0.9693339344</text:p>
          </table:table-cell>
          <table:table-cell office:value-type="float" office:value="0.586272943005327">
            <text:p>0.586272943</text:p>
          </table:table-cell>
          <table:table-cell office:value-type="float" office:value="0.651910556032196">
            <text:p>0.651910556</text:p>
          </table:table-cell>
          <table:table-cell office:value-type="float" office:value="0.669162634287442">
            <text:p>0.6691626343</text:p>
          </table:table-cell>
          <table:table-cell office:value-type="float" office:value="0.695228307885525">
            <text:p>0.6952283079</text:p>
          </table:table-cell>
          <table:table-cell office:value-type="float" office:value="0.766758316852889">
            <text:p>0.7667583169</text:p>
          </table:table-cell>
          <table:table-cell office:value-type="float" office:value="0.741856245805522">
            <text:p>0.7418562458</text:p>
          </table:table-cell>
          <table:table-cell office:value-type="float" office:value="0.723269410644932">
            <text:p>0.7232694106</text:p>
          </table:table-cell>
          <table:table-cell office:value-type="float" office:value="0.569483884036938">
            <text:p>0.569483884</text:p>
          </table:table-cell>
          <table:table-cell office:value-type="float" office:value="0.761142918440211">
            <text:p>0.7611429184</text:p>
          </table:table-cell>
        </table:table-row>
        <table:table-row table:style-name="ro1">
          <table:table-cell office:value-type="float" office:value="0.768760236612886">
            <text:p>0.7687602366</text:p>
          </table:table-cell>
          <table:table-cell office:value-type="float" office:value="0.804989278327562">
            <text:p>0.8049892783</text:p>
          </table:table-cell>
          <table:table-cell office:value-type="float" office:value="0.646376616488666">
            <text:p>0.6463766165</text:p>
          </table:table-cell>
          <table:table-cell office:value-type="float" office:value="0.910271501708773">
            <text:p>0.9102715017</text:p>
          </table:table-cell>
          <table:table-cell office:value-type="float" office:value="0.943576394003195">
            <text:p>0.943576394</text:p>
          </table:table-cell>
          <table:table-cell office:value-type="float" office:value="0.867713173931981">
            <text:p>0.8677131739</text:p>
          </table:table-cell>
          <table:table-cell office:value-type="float" office:value="0.734987232599968">
            <text:p>0.7349872326</text:p>
          </table:table-cell>
          <table:table-cell office:value-type="float" office:value="0.711169266964083">
            <text:p>0.711169267</text:p>
          </table:table-cell>
          <table:table-cell office:value-type="float" office:value="0.904462213220774">
            <text:p>0.9044622132</text:p>
          </table:table-cell>
          <table:table-cell office:value-type="float" office:value="0.715866637776422">
            <text:p>0.7158666378</text:p>
          </table:table-cell>
        </table:table-row>
        <table:table-row table:style-name="ro1">
          <table:table-cell office:value-type="float" office:value="0.939478231711722">
            <text:p>0.9394782317</text:p>
          </table:table-cell>
          <table:table-cell office:value-type="float" office:value="0.781090250693345">
            <text:p>0.7810902507</text:p>
          </table:table-cell>
          <table:table-cell office:value-type="float" office:value="0.899499479696137">
            <text:p>0.8994994797</text:p>
          </table:table-cell>
          <table:table-cell office:value-type="float" office:value="0.936155809005717">
            <text:p>0.936155809</text:p>
          </table:table-cell>
          <table:table-cell office:value-type="float" office:value="0.857297224713911">
            <text:p>0.8572972247</text:p>
          </table:table-cell>
          <table:table-cell office:value-type="float" office:value="0.800066365015235">
            <text:p>0.800066365</text:p>
          </table:table-cell>
          <table:table-cell office:value-type="float" office:value="0.811611391852543">
            <text:p>0.8116113919</text:p>
          </table:table-cell>
          <table:table-cell office:value-type="float" office:value="0.884637450937248">
            <text:p>0.8846374509</text:p>
          </table:table-cell>
          <table:table-cell office:value-type="float" office:value="0.818435168640583">
            <text:p>0.8184351686</text:p>
          </table:table-cell>
          <table:table-cell office:value-type="float" office:value="0.796912422783366">
            <text:p>0.7969124228</text:p>
          </table:table-cell>
        </table:table-row>
        <table:table-row table:style-name="ro1">
          <table:table-cell office:value-type="float" office:value="0.818825829514149">
            <text:p>0.8188258295</text:p>
          </table:table-cell>
          <table:table-cell office:value-type="float" office:value="0.839759077331483">
            <text:p>0.8397590773</text:p>
          </table:table-cell>
          <table:table-cell office:value-type="float" office:value="0.884084327331484">
            <text:p>0.8840843273</text:p>
          </table:table-cell>
          <table:table-cell office:value-type="float" office:value="0.673578169541656">
            <text:p>0.6735781695</text:p>
          </table:table-cell>
          <table:table-cell office:value-type="float" office:value="0.666872902243373">
            <text:p>0.6668729022</text:p>
          </table:table-cell>
          <table:table-cell office:value-type="float" office:value="0.741824165305875">
            <text:p>0.7418241653</text:p>
          </table:table-cell>
          <table:table-cell office:value-type="float" office:value="0.695755413881644">
            <text:p>0.6957554139</text:p>
          </table:table-cell>
          <table:table-cell office:value-type="float" office:value="0.761652339798898">
            <text:p>0.7616523398</text:p>
          </table:table-cell>
          <table:table-cell office:value-type="float" office:value="0.883104019881749">
            <text:p>0.8831040199</text:p>
          </table:table-cell>
          <table:table-cell office:value-type="float" office:value="0.786224722170653">
            <text:p>0.7862247222</text:p>
          </table:table-cell>
        </table:table-row>
        <table:table-row table:style-name="ro1">
          <table:table-cell office:value-type="float" office:value="0.818415292010224">
            <text:p>0.818415292</text:p>
          </table:table-cell>
          <table:table-cell office:value-type="float" office:value="0.804527481958954">
            <text:p>0.804527482</text:p>
          </table:table-cell>
          <table:table-cell office:value-type="float" office:value="0.783542777282427">
            <text:p>0.7835427773</text:p>
          </table:table-cell>
          <table:table-cell office:value-type="float" office:value="0.907808810983838">
            <text:p>0.907808811</text:p>
          </table:table-cell>
          <table:table-cell office:value-type="float" office:value="0.857227052506281">
            <text:p>0.8572270525</text:p>
          </table:table-cell>
          <table:table-cell office:value-type="float" office:value="0.83554645534891">
            <text:p>0.8355464553</text:p>
          </table:table-cell>
          <table:table-cell office:value-type="float" office:value="0.96516923434047">
            <text:p>0.9651692343</text:p>
          </table:table-cell>
          <table:table-cell office:value-type="float" office:value="0.79204046513726">
            <text:p>0.7920404651</text:p>
          </table:table-cell>
          <table:table-cell office:value-type="float" office:value="0.883933649403453">
            <text:p>0.8839336494</text:p>
          </table:table-cell>
          <table:table-cell office:value-type="float" office:value="0.629784204370981">
            <text:p>0.6297842044</text:p>
          </table:table-cell>
        </table:table-row>
        <table:table-row table:style-name="ro1">
          <table:table-cell office:value-type="float" office:value="0.804560867218585">
            <text:p>0.8045608672</text:p>
          </table:table-cell>
          <table:table-cell office:value-type="float" office:value="0.744990624163889">
            <text:p>0.7449906242</text:p>
          </table:table-cell>
          <table:table-cell office:value-type="float" office:value="0.617116721202283">
            <text:p>0.6171167212</text:p>
          </table:table-cell>
          <table:table-cell office:value-type="float" office:value="0.86460454105689">
            <text:p>0.8646045411</text:p>
          </table:table-cell>
          <table:table-cell office:value-type="float" office:value="0.706888141873717">
            <text:p>0.7068881419</text:p>
          </table:table-cell>
          <table:table-cell office:value-type="float" office:value="0.767175974210265">
            <text:p>0.7671759742</text:p>
          </table:table-cell>
          <table:table-cell office:value-type="float" office:value="0.7542579931376">
            <text:p>0.7542579931</text:p>
          </table:table-cell>
          <table:table-cell office:value-type="float" office:value="0.840460091075587">
            <text:p>0.8404600911</text:p>
          </table:table-cell>
          <table:table-cell office:value-type="float" office:value="0.801921728372726">
            <text:p>0.8019217284</text:p>
          </table:table-cell>
          <table:table-cell office:value-type="float" office:value="0.934808692868326">
            <text:p>0.9348086929</text:p>
          </table:table-cell>
        </table:table-row>
        <table:table-row table:style-name="ro1">
          <table:table-cell office:value-type="float" office:value="0.796999750204202">
            <text:p>0.7969997502</text:p>
          </table:table-cell>
          <table:table-cell office:value-type="float" office:value="0.744231538346464">
            <text:p>0.7442315383</text:p>
          </table:table-cell>
          <table:table-cell office:value-type="float" office:value="0.668409625510254">
            <text:p>0.6684096255</text:p>
          </table:table-cell>
          <table:table-cell office:value-type="float" office:value="0.775354967957793">
            <text:p>0.775354968</text:p>
          </table:table-cell>
          <table:table-cell office:value-type="float" office:value="0.80725704503154">
            <text:p>0.807257045</text:p>
          </table:table-cell>
          <table:table-cell office:value-type="float" office:value="0.742059664687221">
            <text:p>0.7420596647</text:p>
          </table:table-cell>
          <table:table-cell office:value-type="float" office:value="0.657336402076527">
            <text:p>0.6573364021</text:p>
          </table:table-cell>
          <table:table-cell office:value-type="float" office:value="0.661357708861684">
            <text:p>0.6613577089</text:p>
          </table:table-cell>
          <table:table-cell office:value-type="float" office:value="0.725379371995261">
            <text:p>0.725379372</text:p>
          </table:table-cell>
          <table:table-cell office:value-type="float" office:value="0.77588494907331">
            <text:p>0.7758849491</text:p>
          </table:table-cell>
        </table:table-row>
        <table:table-row table:style-name="ro1">
          <table:table-cell office:value-type="float" office:value="0.754202305020467">
            <text:p>0.754202305</text:p>
          </table:table-cell>
          <table:table-cell office:value-type="float" office:value="0.706359926591826">
            <text:p>0.7063599266</text:p>
          </table:table-cell>
          <table:table-cell office:value-type="float" office:value="0.830060307600541">
            <text:p>0.8300603076</text:p>
          </table:table-cell>
          <table:table-cell office:value-type="float" office:value="0.691918162174692">
            <text:p>0.6919181622</text:p>
          </table:table-cell>
          <table:table-cell office:value-type="float" office:value="0.861088265354501">
            <text:p>0.8610882654</text:p>
          </table:table-cell>
          <table:table-cell office:value-type="float" office:value="0.765375756332799">
            <text:p>0.7653757563</text:p>
          </table:table-cell>
          <table:table-cell office:value-type="float" office:value="0.840256637760543">
            <text:p>0.8402566378</text:p>
          </table:table-cell>
          <table:table-cell office:value-type="float" office:value="0.81005016116144">
            <text:p>0.8100501612</text:p>
          </table:table-cell>
          <table:table-cell office:value-type="float" office:value="0.774619355168864">
            <text:p>0.7746193552</text:p>
          </table:table-cell>
          <table:table-cell office:value-type="float" office:value="0.74108554647928">
            <text:p>0.7410855465</text:p>
          </table:table-cell>
        </table:table-row>
        <table:table-row table:style-name="ro1">
          <table:table-cell office:value-type="float" office:value="0.926133483092604">
            <text:p>0.9261334831</text:p>
          </table:table-cell>
          <table:table-cell office:value-type="float" office:value="0.990257233051166">
            <text:p>0.9902572331</text:p>
          </table:table-cell>
          <table:table-cell office:value-type="float" office:value="0.766567412147885">
            <text:p>0.7665674121</text:p>
          </table:table-cell>
          <table:table-cell office:value-type="float" office:value="0.788948218442573">
            <text:p>0.7889482184</text:p>
          </table:table-cell>
          <table:table-cell office:value-type="float" office:value="0.861896965422389">
            <text:p>0.8618969654</text:p>
          </table:table-cell>
          <table:table-cell office:value-type="float" office:value="0.883308396421393">
            <text:p>0.8833083964</text:p>
          </table:table-cell>
          <table:table-cell office:value-type="float" office:value="0.754124991675635">
            <text:p>0.7541249917</text:p>
          </table:table-cell>
          <table:table-cell office:value-type="float" office:value="0.84700413641599">
            <text:p>0.8470041364</text:p>
          </table:table-cell>
          <table:table-cell office:value-type="float" office:value="0.895909540369391">
            <text:p>0.8959095404</text:p>
          </table:table-cell>
          <table:table-cell office:value-type="float" office:value="0.953872542985859">
            <text:p>0.953872543</text:p>
          </table:table-cell>
        </table:table-row>
        <table:table-row table:style-name="ro1">
          <table:table-cell office:value-type="float" office:value="0.766902423030345">
            <text:p>0.766902423</text:p>
          </table:table-cell>
          <table:table-cell office:value-type="float" office:value="0.701044537535851">
            <text:p>0.7010445375</text:p>
          </table:table-cell>
          <table:table-cell office:value-type="float" office:value="0.784003249175107">
            <text:p>0.7840032492</text:p>
          </table:table-cell>
          <table:table-cell office:value-type="float" office:value="0.937033868536914">
            <text:p>0.9370338685</text:p>
          </table:table-cell>
          <table:table-cell office:value-type="float" office:value="1.01183682998855">
            <text:p>1.01183683</text:p>
          </table:table-cell>
          <table:table-cell office:value-type="float" office:value="0.724150872469675">
            <text:p>0.7241508725</text:p>
          </table:table-cell>
          <table:table-cell office:value-type="float" office:value="0.88706527092304">
            <text:p>0.8870652709</text:p>
          </table:table-cell>
          <table:table-cell office:value-type="float" office:value="0.873656708146371">
            <text:p>0.8736567081</text:p>
          </table:table-cell>
          <table:table-cell office:value-type="float" office:value="0.775469689031007">
            <text:p>0.775469689</text:p>
          </table:table-cell>
          <table:table-cell office:value-type="float" office:value="0.87286273260221">
            <text:p>0.8728627326</text:p>
          </table:table-cell>
        </table:table-row>
        <table:table-row table:style-name="ro1">
          <table:table-cell office:value-type="float" office:value="0.758418569244448">
            <text:p>0.7584185692</text:p>
          </table:table-cell>
          <table:table-cell office:value-type="float" office:value="1.01236339499971">
            <text:p>1.012363395</text:p>
          </table:table-cell>
          <table:table-cell office:value-type="float" office:value="0.933080089758849">
            <text:p>0.9330800898</text:p>
          </table:table-cell>
          <table:table-cell office:value-type="float" office:value="0.74978632221032">
            <text:p>0.7497863222</text:p>
          </table:table-cell>
          <table:table-cell office:value-type="float" office:value="0.780651487500714">
            <text:p>0.7806514875</text:p>
          </table:table-cell>
          <table:table-cell office:value-type="float" office:value="0.716032266892713">
            <text:p>0.7160322669</text:p>
          </table:table-cell>
          <table:table-cell office:value-type="float" office:value="0.697300051192451">
            <text:p>0.6973000512</text:p>
          </table:table-cell>
          <table:table-cell office:value-type="float" office:value="0.81615435055688">
            <text:p>0.8161543506</text:p>
          </table:table-cell>
          <table:table-cell office:value-type="float" office:value="0.910980020708058">
            <text:p>0.9109800207</text:p>
          </table:table-cell>
          <table:table-cell office:value-type="float" office:value="0.873412384287615">
            <text:p>0.8734123843</text:p>
          </table:table-cell>
        </table:table-row>
        <table:table-row table:style-name="ro1">
          <table:table-cell office:value-type="float" office:value="0.867394670241289">
            <text:p>0.8673946702</text:p>
          </table:table-cell>
          <table:table-cell office:value-type="float" office:value="0.861761254918396">
            <text:p>0.8617612549</text:p>
          </table:table-cell>
          <table:table-cell office:value-type="float" office:value="0.883492975940821">
            <text:p>0.8834929759</text:p>
          </table:table-cell>
          <table:table-cell office:value-type="float" office:value="0.800270928661984">
            <text:p>0.8002709287</text:p>
          </table:table-cell>
          <table:table-cell office:value-type="float" office:value="0.709715846162194">
            <text:p>0.7097158462</text:p>
          </table:table-cell>
          <table:table-cell office:value-type="float" office:value="0.683795478361486">
            <text:p>0.6837954784</text:p>
          </table:table-cell>
          <table:table-cell office:value-type="float" office:value="0.778611606053659">
            <text:p>0.7786116061</text:p>
          </table:table-cell>
          <table:table-cell office:value-type="float" office:value="0.819381542526768">
            <text:p>0.8193815425</text:p>
          </table:table-cell>
          <table:table-cell office:value-type="float" office:value="0.950538422527459">
            <text:p>0.9505384225</text:p>
          </table:table-cell>
          <table:table-cell office:value-type="float" office:value="0.862198294350769">
            <text:p>0.8621982944</text:p>
          </table:table-cell>
        </table:table-row>
        <table:table-row table:style-name="ro1">
          <table:table-cell office:value-type="float" office:value="0.786895966139001">
            <text:p>0.7868959661</text:p>
          </table:table-cell>
          <table:table-cell office:value-type="float" office:value="0.922283566621942">
            <text:p>0.9222835666</text:p>
          </table:table-cell>
          <table:table-cell office:value-type="float" office:value="0.803540523143623">
            <text:p>0.8035405231</text:p>
          </table:table-cell>
          <table:table-cell office:value-type="float" office:value="0.883283771493816">
            <text:p>0.8832837715</text:p>
          </table:table-cell>
          <table:table-cell office:value-type="float" office:value="0.710823626036399">
            <text:p>0.710823626</text:p>
          </table:table-cell>
          <table:table-cell office:value-type="float" office:value="0.830020046830072">
            <text:p>0.8300200468</text:p>
          </table:table-cell>
          <table:table-cell office:value-type="float" office:value="0.80399018800815">
            <text:p>0.803990188</text:p>
          </table:table-cell>
          <table:table-cell office:value-type="float" office:value="0.84712393261551">
            <text:p>0.8471239326</text:p>
          </table:table-cell>
          <table:table-cell office:value-type="float" office:value="0.801839659921108">
            <text:p>0.8018396599</text:p>
          </table:table-cell>
          <table:table-cell office:value-type="float" office:value="0.867273136576489">
            <text:p>0.8672731366</text:p>
          </table:table-cell>
        </table:table-row>
        <table:table-row table:style-name="ro1">
          <table:table-cell office:value-type="float" office:value="0.761661461246584">
            <text:p>0.7616614612</text:p>
          </table:table-cell>
          <table:table-cell office:value-type="float" office:value="0.787507619775844">
            <text:p>0.7875076198</text:p>
          </table:table-cell>
          <table:table-cell office:value-type="float" office:value="0.846263612485972">
            <text:p>0.8462636125</text:p>
          </table:table-cell>
          <table:table-cell office:value-type="float" office:value="0.657914614854965">
            <text:p>0.6579146149</text:p>
          </table:table-cell>
          <table:table-cell office:value-type="float" office:value="0.866882051942471">
            <text:p>0.8668820519</text:p>
          </table:table-cell>
          <table:table-cell office:value-type="float" office:value="0.741402064447351">
            <text:p>0.7414020644</text:p>
          </table:table-cell>
          <table:table-cell office:value-type="float" office:value="0.78392908062398">
            <text:p>0.7839290806</text:p>
          </table:table-cell>
          <table:table-cell office:value-type="float" office:value="0.689112735159896">
            <text:p>0.6891127352</text:p>
          </table:table-cell>
          <table:table-cell office:value-type="float" office:value="0.811340809384847">
            <text:p>0.8113408094</text:p>
          </table:table-cell>
          <table:table-cell office:value-type="float" office:value="0.646414440468436">
            <text:p>0.6464144405</text:p>
          </table:table-cell>
        </table:table-row>
        <table:table-row table:style-name="ro1">
          <table:table-cell office:value-type="float" office:value="0.819118090286615">
            <text:p>0.8191180903</text:p>
          </table:table-cell>
          <table:table-cell office:value-type="float" office:value="0.750222425825072">
            <text:p>0.7502224258</text:p>
          </table:table-cell>
          <table:table-cell office:value-type="float" office:value="0.909830628434959">
            <text:p>0.9098306284</text:p>
          </table:table-cell>
          <table:table-cell office:value-type="float" office:value="0.806893661871063">
            <text:p>0.8068936619</text:p>
          </table:table-cell>
          <table:table-cell office:value-type="float" office:value="0.732179244207004">
            <text:p>0.7321792442</text:p>
          </table:table-cell>
          <table:table-cell office:value-type="float" office:value="0.619795157514956">
            <text:p>0.6197951575</text:p>
          </table:table-cell>
          <table:table-cell office:value-type="float" office:value="0.727912471701046">
            <text:p>0.7279124717</text:p>
          </table:table-cell>
          <table:table-cell office:value-type="float" office:value="0.818287882938279">
            <text:p>0.8182878829</text:p>
          </table:table-cell>
          <table:table-cell office:value-type="float" office:value="0.786750481661609">
            <text:p>0.7867504817</text:p>
          </table:table-cell>
          <table:table-cell office:value-type="float" office:value="0.925775581912242">
            <text:p>0.9257755819</text:p>
          </table:table-cell>
        </table:table-row>
        <table:table-row table:style-name="ro1">
          <table:table-cell office:value-type="float" office:value="0.710866073389494">
            <text:p>0.7108660734</text:p>
          </table:table-cell>
          <table:table-cell office:value-type="float" office:value="0.893935445109425">
            <text:p>0.8939354451</text:p>
          </table:table-cell>
          <table:table-cell office:value-type="float" office:value="0.703563415421779">
            <text:p>0.7035634154</text:p>
          </table:table-cell>
          <table:table-cell office:value-type="float" office:value="0.64611907251571">
            <text:p>0.6461190725</text:p>
          </table:table-cell>
          <table:table-cell office:value-type="float" office:value="0.645710812810903">
            <text:p>0.6457108128</text:p>
          </table:table-cell>
          <table:table-cell office:value-type="float" office:value="0.792732533568178">
            <text:p>0.7927325336</text:p>
          </table:table-cell>
          <table:table-cell office:value-type="float" office:value="0.780823163609525">
            <text:p>0.7808231636</text:p>
          </table:table-cell>
          <table:table-cell office:value-type="float" office:value="0.710667850719365">
            <text:p>0.7106678507</text:p>
          </table:table-cell>
          <table:table-cell office:value-type="float" office:value="0.767428795357388">
            <text:p>0.7674287954</text:p>
          </table:table-cell>
          <table:table-cell office:value-type="float" office:value="0.741765336868567">
            <text:p>0.7417653369</text:p>
          </table:table-cell>
        </table:table-row>
        <table:table-row table:style-name="ro1">
          <table:table-cell office:value-type="float" office:value="0.741616355432977">
            <text:p>0.7416163554</text:p>
          </table:table-cell>
          <table:table-cell office:value-type="float" office:value="0.914415008593945">
            <text:p>0.9144150086</text:p>
          </table:table-cell>
          <table:table-cell office:value-type="float" office:value="0.750680305506067">
            <text:p>0.7506803055</text:p>
          </table:table-cell>
          <table:table-cell office:value-type="float" office:value="0.793296466052575">
            <text:p>0.7932964661</text:p>
          </table:table-cell>
          <table:table-cell office:value-type="float" office:value="0.969704625132626">
            <text:p>0.9697046251</text:p>
          </table:table-cell>
          <table:table-cell office:value-type="float" office:value="0.797836531894087">
            <text:p>0.7978365319</text:p>
          </table:table-cell>
          <table:table-cell office:value-type="float" office:value="0.568958328339181">
            <text:p>0.5689583283</text:p>
          </table:table-cell>
          <table:table-cell office:value-type="float" office:value="0.926854385370014">
            <text:p>0.9268543854</text:p>
          </table:table-cell>
          <table:table-cell office:value-type="float" office:value="0.844702100165057">
            <text:p>0.8447021002</text:p>
          </table:table-cell>
          <table:table-cell office:value-type="float" office:value="0.774643307751706">
            <text:p>0.7746433078</text:p>
          </table:table-cell>
        </table:table-row>
        <table:table-row table:style-name="ro1">
          <table:table-cell office:value-type="float" office:value="0.731843720766388">
            <text:p>0.7318437208</text:p>
          </table:table-cell>
          <table:table-cell office:value-type="float" office:value="0.840357126917841">
            <text:p>0.8403571269</text:p>
          </table:table-cell>
          <table:table-cell office:value-type="float" office:value="0.77350688736741">
            <text:p>0.7735068874</text:p>
          </table:table-cell>
          <table:table-cell office:value-type="float" office:value="0.796921333012453">
            <text:p>0.796921333</text:p>
          </table:table-cell>
          <table:table-cell office:value-type="float" office:value="0.764582900548902">
            <text:p>0.7645829005</text:p>
          </table:table-cell>
          <table:table-cell office:value-type="float" office:value="0.67511931774166">
            <text:p>0.6751193177</text:p>
          </table:table-cell>
          <table:table-cell office:value-type="float" office:value="0.646212364284985">
            <text:p>0.6462123643</text:p>
          </table:table-cell>
          <table:table-cell office:value-type="float" office:value="0.742447087660896">
            <text:p>0.7424470877</text:p>
          </table:table-cell>
          <table:table-cell office:value-type="float" office:value="0.686735478646229">
            <text:p>0.6867354786</text:p>
          </table:table-cell>
          <table:table-cell office:value-type="float" office:value="0.605485946651384">
            <text:p>0.6054859467</text:p>
          </table:table-cell>
        </table:table-row>
        <table:table-row table:style-name="ro1">
          <table:table-cell office:value-type="float" office:value="0.778677261616247">
            <text:p>0.7786772616</text:p>
          </table:table-cell>
          <table:table-cell office:value-type="float" office:value="0.766279126793695">
            <text:p>0.7662791268</text:p>
          </table:table-cell>
          <table:table-cell office:value-type="float" office:value="0.801791575200929">
            <text:p>0.8017915752</text:p>
          </table:table-cell>
          <table:table-cell office:value-type="float" office:value="0.766756700109383">
            <text:p>0.7667567001</text:p>
          </table:table-cell>
          <table:table-cell office:value-type="float" office:value="0.862535204715094">
            <text:p>0.8625352047</text:p>
          </table:table-cell>
          <table:table-cell office:value-type="float" office:value="0.674592027752145">
            <text:p>0.6745920278</text:p>
          </table:table-cell>
          <table:table-cell office:value-type="float" office:value="0.844193164240272">
            <text:p>0.8441931642</text:p>
          </table:table-cell>
          <table:table-cell office:value-type="float" office:value="0.695624949385426">
            <text:p>0.6956249494</text:p>
          </table:table-cell>
          <table:table-cell office:value-type="float" office:value="0.793187126021239">
            <text:p>0.793187126</text:p>
          </table:table-cell>
          <table:table-cell office:value-type="float" office:value="0.830560184906834">
            <text:p>0.8305601849</text:p>
          </table:table-cell>
        </table:table-row>
        <table:table-row table:style-name="ro1">
          <table:table-cell office:value-type="float" office:value="0.657822011794206">
            <text:p>0.6578220118</text:p>
          </table:table-cell>
          <table:table-cell office:value-type="float" office:value="0.717588938625641">
            <text:p>0.7175889386</text:p>
          </table:table-cell>
          <table:table-cell office:value-type="float" office:value="0.707146047801934">
            <text:p>0.7071460478</text:p>
          </table:table-cell>
          <table:table-cell office:value-type="float" office:value="0.633188364599999">
            <text:p>0.6331883646</text:p>
          </table:table-cell>
          <table:table-cell office:value-type="float" office:value="0.766954461678102">
            <text:p>0.7669544617</text:p>
          </table:table-cell>
          <table:table-cell office:value-type="float" office:value="0.669874094974694">
            <text:p>0.669874095</text:p>
          </table:table-cell>
          <table:table-cell office:value-type="float" office:value="0.744234481202252">
            <text:p>0.7442344812</text:p>
          </table:table-cell>
          <table:table-cell office:value-type="float" office:value="0.746674345551828">
            <text:p>0.7466743456</text:p>
          </table:table-cell>
          <table:table-cell office:value-type="float" office:value="0.842919047201127">
            <text:p>0.8429190472</text:p>
          </table:table-cell>
          <table:table-cell office:value-type="float" office:value="0.769066491138646">
            <text:p>0.7690664911</text:p>
          </table:table-cell>
        </table:table-row>
        <table:table-row table:style-name="ro1">
          <table:table-cell office:value-type="float" office:value="0.775238238257213">
            <text:p>0.7752382383</text:p>
          </table:table-cell>
          <table:table-cell office:value-type="float" office:value="0.732360442893818">
            <text:p>0.7323604429</text:p>
          </table:table-cell>
          <table:table-cell office:value-type="float" office:value="0.806013274190323">
            <text:p>0.8060132742</text:p>
          </table:table-cell>
          <table:table-cell office:value-type="float" office:value="0.860942595319628">
            <text:p>0.8609425953</text:p>
          </table:table-cell>
          <table:table-cell office:value-type="float" office:value="0.806739222429087">
            <text:p>0.8067392224</text:p>
          </table:table-cell>
          <table:table-cell office:value-type="float" office:value="0.899575001653273">
            <text:p>0.8995750017</text:p>
          </table:table-cell>
          <table:table-cell office:value-type="float" office:value="0.801321534119389">
            <text:p>0.8013215341</text:p>
          </table:table-cell>
          <table:table-cell office:value-type="float" office:value="0.822198806077742">
            <text:p>0.8221988061</text:p>
          </table:table-cell>
          <table:table-cell office:value-type="float" office:value="0.80436432281749">
            <text:p>0.8043643228</text:p>
          </table:table-cell>
          <table:table-cell office:value-type="float" office:value="0.953729142287148">
            <text:p>0.9537291423</text:p>
          </table:table-cell>
        </table:table-row>
        <table:table-row table:style-name="ro1">
          <table:table-cell office:value-type="float" office:value="0.753838912468167">
            <text:p>0.7538389125</text:p>
          </table:table-cell>
          <table:table-cell office:value-type="float" office:value="0.904124197977347">
            <text:p>0.904124198</text:p>
          </table:table-cell>
          <table:table-cell office:value-type="float" office:value="0.810289273825556">
            <text:p>0.8102892738</text:p>
          </table:table-cell>
          <table:table-cell office:value-type="float" office:value="0.827311115139239">
            <text:p>0.8273111151</text:p>
          </table:table-cell>
          <table:table-cell office:value-type="float" office:value="0.748612498027102">
            <text:p>0.748612498</text:p>
          </table:table-cell>
          <table:table-cell office:value-type="float" office:value="0.776104337161966">
            <text:p>0.7761043372</text:p>
          </table:table-cell>
          <table:table-cell office:value-type="float" office:value="0.746337242023578">
            <text:p>0.746337242</text:p>
          </table:table-cell>
          <table:table-cell office:value-type="float" office:value="0.830669480357964">
            <text:p>0.8306694804</text:p>
          </table:table-cell>
          <table:table-cell office:value-type="float" office:value="0.842732413415168">
            <text:p>0.8427324134</text:p>
          </table:table-cell>
          <table:table-cell office:value-type="float" office:value="0.870466855194853">
            <text:p>0.8704668552</text:p>
          </table:table-cell>
        </table:table-row>
        <table:table-row table:style-name="ro1">
          <table:table-cell office:value-type="float" office:value="0.844607302789614">
            <text:p>0.8446073028</text:p>
          </table:table-cell>
          <table:table-cell office:value-type="float" office:value="0.861124268586179">
            <text:p>0.8611242686</text:p>
          </table:table-cell>
          <table:table-cell office:value-type="float" office:value="0.795893479320671">
            <text:p>0.7958934793</text:p>
          </table:table-cell>
          <table:table-cell office:value-type="float" office:value="0.896765602882852">
            <text:p>0.8967656029</text:p>
          </table:table-cell>
          <table:table-cell office:value-type="float" office:value="0.908668660684834">
            <text:p>0.9086686607</text:p>
          </table:table-cell>
          <table:table-cell office:value-type="float" office:value="0.774953773724968">
            <text:p>0.7749537737</text:p>
          </table:table-cell>
          <table:table-cell office:value-type="float" office:value="0.809891480385761">
            <text:p>0.8098914804</text:p>
          </table:table-cell>
          <table:table-cell office:value-type="float" office:value="0.629350297355509">
            <text:p>0.6293502974</text:p>
          </table:table-cell>
          <table:table-cell office:value-type="float" office:value="0.849744746353877">
            <text:p>0.8497447464</text:p>
          </table:table-cell>
          <table:table-cell office:value-type="float" office:value="0.82696542310868">
            <text:p>0.8269654231</text:p>
          </table:table-cell>
        </table:table-row>
        <table:table-row table:style-name="ro1">
          <table:table-cell office:value-type="float" office:value="0.797639535172228">
            <text:p>0.7976395352</text:p>
          </table:table-cell>
          <table:table-cell office:value-type="float" office:value="0.867828642070531">
            <text:p>0.8678286421</text:p>
          </table:table-cell>
          <table:table-cell office:value-type="float" office:value="0.841018255848068">
            <text:p>0.8410182558</text:p>
          </table:table-cell>
          <table:table-cell office:value-type="float" office:value="0.869554402267484">
            <text:p>0.8695544023</text:p>
          </table:table-cell>
          <table:table-cell office:value-type="float" office:value="0.781442712511868">
            <text:p>0.7814427125</text:p>
          </table:table-cell>
          <table:table-cell office:value-type="float" office:value="0.711124018258531">
            <text:p>0.7111240183</text:p>
          </table:table-cell>
          <table:table-cell office:value-type="float" office:value="0.748228133022722">
            <text:p>0.748228133</text:p>
          </table:table-cell>
          <table:table-cell office:value-type="float" office:value="0.806739103588777">
            <text:p>0.8067391036</text:p>
          </table:table-cell>
          <table:table-cell office:value-type="float" office:value="0.781361406311001">
            <text:p>0.7813614063</text:p>
          </table:table-cell>
          <table:table-cell office:value-type="float" office:value="0.866408497098764">
            <text:p>0.8664084971</text:p>
          </table:table-cell>
        </table:table-row>
        <table:table-row table:style-name="ro1">
          <table:table-cell office:value-type="float" office:value="0.713046095750721">
            <text:p>0.7130460958</text:p>
          </table:table-cell>
          <table:table-cell office:value-type="float" office:value="0.73198996800834">
            <text:p>0.731989968</text:p>
          </table:table-cell>
          <table:table-cell office:value-type="float" office:value="0.76776847568947">
            <text:p>0.7677684757</text:p>
          </table:table-cell>
          <table:table-cell office:value-type="float" office:value="0.905223528556532">
            <text:p>0.9052235286</text:p>
          </table:table-cell>
          <table:table-cell office:value-type="float" office:value="0.643827656518139">
            <text:p>0.6438276565</text:p>
          </table:table-cell>
          <table:table-cell office:value-type="float" office:value="0.774851684588882">
            <text:p>0.7748516846</text:p>
          </table:table-cell>
          <table:table-cell office:value-type="float" office:value="0.757978465088168">
            <text:p>0.7579784651</text:p>
          </table:table-cell>
          <table:table-cell office:value-type="float" office:value="0.810468749814096">
            <text:p>0.8104687498</text:p>
          </table:table-cell>
          <table:table-cell office:value-type="float" office:value="0.775525905472025">
            <text:p>0.7755259055</text:p>
          </table:table-cell>
          <table:table-cell office:value-type="float" office:value="0.701800656861455">
            <text:p>0.7018006569</text:p>
          </table:table-cell>
        </table:table-row>
        <table:table-row table:style-name="ro1">
          <table:table-cell office:value-type="float" office:value="0.780915290020863">
            <text:p>0.78091529</text:p>
          </table:table-cell>
          <table:table-cell office:value-type="float" office:value="0.821541956922516">
            <text:p>0.8215419569</text:p>
          </table:table-cell>
          <table:table-cell office:value-type="float" office:value="0.896389138644396">
            <text:p>0.8963891386</text:p>
          </table:table-cell>
          <table:table-cell office:value-type="float" office:value="0.792906390570602">
            <text:p>0.7929063906</text:p>
          </table:table-cell>
          <table:table-cell office:value-type="float" office:value="0.956375339034896">
            <text:p>0.956375339</text:p>
          </table:table-cell>
          <table:table-cell office:value-type="float" office:value="0.731016020109688">
            <text:p>0.7310160201</text:p>
          </table:table-cell>
          <table:table-cell office:value-type="float" office:value="0.800764947380475">
            <text:p>0.8007649474</text:p>
          </table:table-cell>
          <table:table-cell office:value-type="float" office:value="0.840517324264841">
            <text:p>0.8405173243</text:p>
          </table:table-cell>
          <table:table-cell office:value-type="float" office:value="0.797178700321551">
            <text:p>0.7971787003</text:p>
          </table:table-cell>
          <table:table-cell office:value-type="float" office:value="0.690419972094186">
            <text:p>0.6904199721</text:p>
          </table:table-cell>
        </table:table-row>
        <table:table-row table:style-name="ro1">
          <table:table-cell office:value-type="float" office:value="0.719377812483128">
            <text:p>0.7193778125</text:p>
          </table:table-cell>
          <table:table-cell office:value-type="float" office:value="0.716229125810447">
            <text:p>0.7162291258</text:p>
          </table:table-cell>
          <table:table-cell office:value-type="float" office:value="0.799804554170615">
            <text:p>0.7998045542</text:p>
          </table:table-cell>
          <table:table-cell office:value-type="float" office:value="0.587210808701515">
            <text:p>0.5872108087</text:p>
          </table:table-cell>
          <table:table-cell office:value-type="float" office:value="0.819338768963452">
            <text:p>0.819338769</text:p>
          </table:table-cell>
          <table:table-cell office:value-type="float" office:value="0.783899638186345">
            <text:p>0.7838996382</text:p>
          </table:table-cell>
          <table:table-cell office:value-type="float" office:value="0.716800598032315">
            <text:p>0.716800598</text:p>
          </table:table-cell>
          <table:table-cell office:value-type="float" office:value="0.663576679115022">
            <text:p>0.6635766791</text:p>
          </table:table-cell>
          <table:table-cell office:value-type="float" office:value="0.57399498141407">
            <text:p>0.5739949814</text:p>
          </table:table-cell>
          <table:table-cell office:value-type="float" office:value="0.915536096309656">
            <text:p>0.9155360963</text:p>
          </table:table-cell>
        </table:table-row>
        <table:table-row table:style-name="ro1">
          <table:table-cell office:value-type="float" office:value="0.632350284611459">
            <text:p>0.6323502846</text:p>
          </table:table-cell>
          <table:table-cell office:value-type="float" office:value="0.767325649645304">
            <text:p>0.7673256496</text:p>
          </table:table-cell>
          <table:table-cell office:value-type="float" office:value="0.680799643067967">
            <text:p>0.6807996431</text:p>
          </table:table-cell>
          <table:table-cell office:value-type="float" office:value="0.699635302435862">
            <text:p>0.6996353024</text:p>
          </table:table-cell>
          <table:table-cell office:value-type="float" office:value="0.546454460160221">
            <text:p>0.5464544602</text:p>
          </table:table-cell>
          <table:table-cell office:value-type="float" office:value="0.735555813486807">
            <text:p>0.7355558135</text:p>
          </table:table-cell>
          <table:table-cell office:value-type="float" office:value="0.563731646401472">
            <text:p>0.5637316464</text:p>
          </table:table-cell>
          <table:table-cell office:value-type="float" office:value="0.80408346527248">
            <text:p>0.8040834653</text:p>
          </table:table-cell>
          <table:table-cell office:value-type="float" office:value="0.711381550710827">
            <text:p>0.7113815507</text:p>
          </table:table-cell>
          <table:table-cell office:value-type="float" office:value="0.657938929407335">
            <text:p>0.6579389294</text:p>
          </table:table-cell>
        </table:table-row>
        <table:table-row table:style-name="ro1">
          <table:table-cell office:value-type="float" office:value="0.99114132072002">
            <text:p>0.9911413207</text:p>
          </table:table-cell>
          <table:table-cell office:value-type="float" office:value="0.853261263562996">
            <text:p>0.8532612636</text:p>
          </table:table-cell>
          <table:table-cell office:value-type="float" office:value="0.889753835090637">
            <text:p>0.8897538351</text:p>
          </table:table-cell>
          <table:table-cell office:value-type="float" office:value="0.660573407817249">
            <text:p>0.6605734078</text:p>
          </table:table-cell>
          <table:table-cell office:value-type="float" office:value="0.759624793832429">
            <text:p>0.7596247938</text:p>
          </table:table-cell>
          <table:table-cell office:value-type="float" office:value="0.853140712570494">
            <text:p>0.8531407126</text:p>
          </table:table-cell>
          <table:table-cell office:value-type="float" office:value="0.891467373183322">
            <text:p>0.8914673732</text:p>
          </table:table-cell>
          <table:table-cell office:value-type="float" office:value="0.698518026931584">
            <text:p>0.6985180269</text:p>
          </table:table-cell>
          <table:table-cell office:value-type="float" office:value="0.778682204980819">
            <text:p>0.778682205</text:p>
          </table:table-cell>
          <table:table-cell office:value-type="float" office:value="0.904796530832316">
            <text:p>0.9047965308</text:p>
          </table:table-cell>
        </table:table-row>
        <table:table-row table:style-name="ro1">
          <table:table-cell office:value-type="float" office:value="0.74391790744409">
            <text:p>0.7439179074</text:p>
          </table:table-cell>
          <table:table-cell office:value-type="float" office:value="0.810621366201377">
            <text:p>0.8106213662</text:p>
          </table:table-cell>
          <table:table-cell office:value-type="float" office:value="0.735708796997677">
            <text:p>0.735708797</text:p>
          </table:table-cell>
          <table:table-cell office:value-type="float" office:value="0.862424240200444">
            <text:p>0.8624242402</text:p>
          </table:table-cell>
          <table:table-cell office:value-type="float" office:value="0.710098248279087">
            <text:p>0.7100982483</text:p>
          </table:table-cell>
          <table:table-cell office:value-type="float" office:value="0.862118515700502">
            <text:p>0.8621185157</text:p>
          </table:table-cell>
          <table:table-cell office:value-type="float" office:value="0.884981119416549">
            <text:p>0.8849811194</text:p>
          </table:table-cell>
          <table:table-cell office:value-type="float" office:value="0.883723722873114">
            <text:p>0.8837237229</text:p>
          </table:table-cell>
          <table:table-cell office:value-type="float" office:value="0.905449930993152">
            <text:p>0.905449931</text:p>
          </table:table-cell>
          <table:table-cell office:value-type="float" office:value="0.801781728638646">
            <text:p>0.8017817286</text:p>
          </table:table-cell>
        </table:table-row>
        <table:table-row table:style-name="ro1">
          <table:table-cell office:value-type="float" office:value="0.801103385061009">
            <text:p>0.8011033851</text:p>
          </table:table-cell>
          <table:table-cell office:value-type="float" office:value="0.78176661040428">
            <text:p>0.7817666104</text:p>
          </table:table-cell>
          <table:table-cell office:value-type="float" office:value="0.904599013056294">
            <text:p>0.9045990131</text:p>
          </table:table-cell>
          <table:table-cell office:value-type="float" office:value="0.738108157849042">
            <text:p>0.7381081578</text:p>
          </table:table-cell>
          <table:table-cell office:value-type="float" office:value="0.809471352633306">
            <text:p>0.8094713526</text:p>
          </table:table-cell>
          <table:table-cell office:value-type="float" office:value="0.910344497473026">
            <text:p>0.9103444975</text:p>
          </table:table-cell>
          <table:table-cell office:value-type="float" office:value="0.706596458860579">
            <text:p>0.7065964589</text:p>
          </table:table-cell>
          <table:table-cell office:value-type="float" office:value="0.798841777503801">
            <text:p>0.7988417775</text:p>
          </table:table-cell>
          <table:table-cell office:value-type="float" office:value="0.668794993090971">
            <text:p>0.6687949931</text:p>
          </table:table-cell>
          <table:table-cell office:value-type="float" office:value="0.810048889658609">
            <text:p>0.8100488897</text:p>
          </table:table-cell>
        </table:table-row>
        <table:table-row table:style-name="ro1">
          <table:table-cell office:value-type="float" office:value="0.646802082349154">
            <text:p>0.6468020823</text:p>
          </table:table-cell>
          <table:table-cell office:value-type="float" office:value="0.710373944060057">
            <text:p>0.7103739441</text:p>
          </table:table-cell>
          <table:table-cell office:value-type="float" office:value="0.715544698530449">
            <text:p>0.7155446985</text:p>
          </table:table-cell>
          <table:table-cell office:value-type="float" office:value="0.775441889512593">
            <text:p>0.7754418895</text:p>
          </table:table-cell>
          <table:table-cell office:value-type="float" office:value="0.801601487179431">
            <text:p>0.8016014872</text:p>
          </table:table-cell>
          <table:table-cell office:value-type="float" office:value="0.85001410222394">
            <text:p>0.8500141022</text:p>
          </table:table-cell>
          <table:table-cell office:value-type="float" office:value="0.766146673968688">
            <text:p>0.766146674</text:p>
          </table:table-cell>
          <table:table-cell office:value-type="float" office:value="0.760919284166817">
            <text:p>0.7609192842</text:p>
          </table:table-cell>
          <table:table-cell office:value-type="float" office:value="0.766461983082832">
            <text:p>0.7664619831</text:p>
          </table:table-cell>
          <table:table-cell office:value-type="float" office:value="0.720827243088655">
            <text:p>0.7208272431</text:p>
          </table:table-cell>
        </table:table-row>
        <table:table-row table:style-name="ro1">
          <table:table-cell office:value-type="float" office:value="0.625399810520745">
            <text:p>0.6253998105</text:p>
          </table:table-cell>
          <table:table-cell office:value-type="float" office:value="0.762355858335184">
            <text:p>0.7623558583</text:p>
          </table:table-cell>
          <table:table-cell office:value-type="float" office:value="0.719712604000752">
            <text:p>0.719712604</text:p>
          </table:table-cell>
          <table:table-cell office:value-type="float" office:value="0.793201911526097">
            <text:p>0.7932019115</text:p>
          </table:table-cell>
          <table:table-cell office:value-type="float" office:value="0.61479111392771">
            <text:p>0.6147911139</text:p>
          </table:table-cell>
          <table:table-cell office:value-type="float" office:value="0.64898471670511">
            <text:p>0.6489847167</text:p>
          </table:table-cell>
          <table:table-cell office:value-type="float" office:value="0.766937653635619">
            <text:p>0.7669376536</text:p>
          </table:table-cell>
          <table:table-cell office:value-type="float" office:value="0.666904137633048">
            <text:p>0.6669041376</text:p>
          </table:table-cell>
          <table:table-cell office:value-type="float" office:value="0.775726801768623">
            <text:p>0.7757268018</text:p>
          </table:table-cell>
          <table:table-cell office:value-type="float" office:value="0.716625189428821">
            <text:p>0.7166251894</text:p>
          </table:table-cell>
        </table:table-row>
        <table:table-row table:style-name="ro1">
          <table:table-cell office:value-type="float" office:value="0.867400486999438">
            <text:p>0.867400487</text:p>
          </table:table-cell>
          <table:table-cell office:value-type="float" office:value="0.861852226588739">
            <text:p>0.8618522266</text:p>
          </table:table-cell>
          <table:table-cell office:value-type="float" office:value="0.695629542206272">
            <text:p>0.6956295422</text:p>
          </table:table-cell>
          <table:table-cell office:value-type="float" office:value="0.641622906897746">
            <text:p>0.6416229069</text:p>
          </table:table-cell>
          <table:table-cell office:value-type="float" office:value="0.809621252528094">
            <text:p>0.8096212525</text:p>
          </table:table-cell>
          <table:table-cell office:value-type="float" office:value="0.89123998440256">
            <text:p>0.8912399844</text:p>
          </table:table-cell>
          <table:table-cell office:value-type="float" office:value="0.65783234982551">
            <text:p>0.6578323498</text:p>
          </table:table-cell>
          <table:table-cell office:value-type="float" office:value="0.802938476113883">
            <text:p>0.8029384761</text:p>
          </table:table-cell>
          <table:table-cell office:value-type="float" office:value="0.787114014936422">
            <text:p>0.7871140149</text:p>
          </table:table-cell>
          <table:table-cell office:value-type="float" office:value="0.778043894849243">
            <text:p>0.7780438948</text:p>
          </table:table-cell>
        </table:table-row>
        <table:table-row table:style-name="ro1">
          <table:table-cell office:value-type="float" office:value="0.797483625710148">
            <text:p>0.7974836257</text:p>
          </table:table-cell>
          <table:table-cell office:value-type="float" office:value="0.839881015842311">
            <text:p>0.8398810158</text:p>
          </table:table-cell>
          <table:table-cell office:value-type="float" office:value="0.803395689258554">
            <text:p>0.8033956893</text:p>
          </table:table-cell>
          <table:table-cell office:value-type="float" office:value="0.931028572862346">
            <text:p>0.9310285729</text:p>
          </table:table-cell>
          <table:table-cell office:value-type="float" office:value="0.741388037173415">
            <text:p>0.7413880372</text:p>
          </table:table-cell>
          <table:table-cell office:value-type="float" office:value="0.738848370283259">
            <text:p>0.7388483703</text:p>
          </table:table-cell>
          <table:table-cell office:value-type="float" office:value="0.776975580584086">
            <text:p>0.7769755806</text:p>
          </table:table-cell>
          <table:table-cell office:value-type="float" office:value="0.802557839159205">
            <text:p>0.8025578392</text:p>
          </table:table-cell>
          <table:table-cell office:value-type="float" office:value="0.918336730693265">
            <text:p>0.9183367307</text:p>
          </table:table-cell>
          <table:table-cell office:value-type="float" office:value="0.719573561168414">
            <text:p>0.7195735612</text:p>
          </table:table-cell>
        </table:table-row>
        <table:table-row table:style-name="ro1">
          <table:table-cell office:value-type="float" office:value="0.80733966504995">
            <text:p>0.807339665</text:p>
          </table:table-cell>
          <table:table-cell office:value-type="float" office:value="0.801102567117073">
            <text:p>0.8011025671</text:p>
          </table:table-cell>
          <table:table-cell office:value-type="float" office:value="0.868561666248955">
            <text:p>0.8685616662</text:p>
          </table:table-cell>
          <table:table-cell office:value-type="float" office:value="0.840044054648707">
            <text:p>0.8400440546</text:p>
          </table:table-cell>
          <table:table-cell office:value-type="float" office:value="0.91309478393031">
            <text:p>0.9130947839</text:p>
          </table:table-cell>
          <table:table-cell office:value-type="float" office:value="0.862292865651813">
            <text:p>0.8622928657</text:p>
          </table:table-cell>
          <table:table-cell office:value-type="float" office:value="0.930957703919296">
            <text:p>0.9309577039</text:p>
          </table:table-cell>
          <table:table-cell office:value-type="float" office:value="0.839933978556202">
            <text:p>0.8399339786</text:p>
          </table:table-cell>
          <table:table-cell office:value-type="float" office:value="0.801076357740698">
            <text:p>0.8010763577</text:p>
          </table:table-cell>
          <table:table-cell office:value-type="float" office:value="0.907949306985797">
            <text:p>0.907949307</text:p>
          </table:table-cell>
        </table:table-row>
        <table:table-row table:style-name="ro1">
          <table:table-cell office:value-type="float" office:value="0.88460714269596">
            <text:p>0.8846071427</text:p>
          </table:table-cell>
          <table:table-cell office:value-type="float" office:value="0.741422508815302">
            <text:p>0.7414225088</text:p>
          </table:table-cell>
          <table:table-cell office:value-type="float" office:value="0.897256238041885">
            <text:p>0.897256238</text:p>
          </table:table-cell>
          <table:table-cell office:value-type="float" office:value="0.66386255251388">
            <text:p>0.6638625525</text:p>
          </table:table-cell>
          <table:table-cell office:value-type="float" office:value="0.703426635881779">
            <text:p>0.7034266359</text:p>
          </table:table-cell>
          <table:table-cell office:value-type="float" office:value="0.660806572691163">
            <text:p>0.6608065727</text:p>
          </table:table-cell>
          <table:table-cell office:value-type="float" office:value="0.78136470314503">
            <text:p>0.7813647031</text:p>
          </table:table-cell>
          <table:table-cell office:value-type="float" office:value="0.671675900808877">
            <text:p>0.6716759008</text:p>
          </table:table-cell>
          <table:table-cell office:value-type="float" office:value="0.78667321237562">
            <text:p>0.7866732124</text:p>
          </table:table-cell>
          <table:table-cell office:value-type="float" office:value="0.904421467852124">
            <text:p>0.9044214679</text:p>
          </table:table-cell>
        </table:table-row>
        <table:table-row table:style-name="ro1">
          <table:table-cell office:value-type="float" office:value="0.80615109749821">
            <text:p>0.8061510975</text:p>
          </table:table-cell>
          <table:table-cell office:value-type="float" office:value="0.81904634240971">
            <text:p>0.8190463424</text:p>
          </table:table-cell>
          <table:table-cell office:value-type="float" office:value="0.803782564175617">
            <text:p>0.8037825642</text:p>
          </table:table-cell>
          <table:table-cell office:value-type="float" office:value="0.775553230617647">
            <text:p>0.7755532306</text:p>
          </table:table-cell>
          <table:table-cell office:value-type="float" office:value="0.761334453220472">
            <text:p>0.7613344532</text:p>
          </table:table-cell>
          <table:table-cell office:value-type="float" office:value="0.683410306521644">
            <text:p>0.6834103065</text:p>
          </table:table-cell>
          <table:table-cell office:value-type="float" office:value="0.758781840753242">
            <text:p>0.7587818408</text:p>
          </table:table-cell>
          <table:table-cell office:value-type="float" office:value="0.755614132328137">
            <text:p>0.7556141323</text:p>
          </table:table-cell>
          <table:table-cell office:value-type="float" office:value="0.926607052087133">
            <text:p>0.9266070521</text:p>
          </table:table-cell>
          <table:table-cell office:value-type="float" office:value="0.560237460709599">
            <text:p>0.5602374607</text:p>
          </table:table-cell>
        </table:table-row>
        <table:table-row table:style-name="ro1">
          <table:table-cell office:value-type="float" office:value="0.88905713612055">
            <text:p>0.8890571361</text:p>
          </table:table-cell>
          <table:table-cell office:value-type="float" office:value="0.810347979122129">
            <text:p>0.8103479791</text:p>
          </table:table-cell>
          <table:table-cell office:value-type="float" office:value="0.912231536822545">
            <text:p>0.9122315368</text:p>
          </table:table-cell>
          <table:table-cell office:value-type="float" office:value="0.83323890224798">
            <text:p>0.8332389022</text:p>
          </table:table-cell>
          <table:table-cell office:value-type="float" office:value="0.840445064047114">
            <text:p>0.840445064</text:p>
          </table:table-cell>
          <table:table-cell office:value-type="float" office:value="0.924627041214436">
            <text:p>0.9246270412</text:p>
          </table:table-cell>
          <table:table-cell office:value-type="float" office:value="0.818265416243329">
            <text:p>0.8182654162</text:p>
          </table:table-cell>
          <table:table-cell office:value-type="float" office:value="0.763126267571677">
            <text:p>0.7631262676</text:p>
          </table:table-cell>
          <table:table-cell office:value-type="float" office:value="0.867732069727854">
            <text:p>0.8677320697</text:p>
          </table:table-cell>
          <table:table-cell office:value-type="float" office:value="0.767781489176603">
            <text:p>0.7677814892</text:p>
          </table:table-cell>
        </table:table-row>
        <table:table-row table:style-name="ro1">
          <table:table-cell office:value-type="float" office:value="0.826972704298914">
            <text:p>0.8269727043</text:p>
          </table:table-cell>
          <table:table-cell office:value-type="float" office:value="0.846446508313897">
            <text:p>0.8464465083</text:p>
          </table:table-cell>
          <table:table-cell office:value-type="float" office:value="0.732702834764685">
            <text:p>0.7327028348</text:p>
          </table:table-cell>
          <table:table-cell office:value-type="float" office:value="0.632192071512838">
            <text:p>0.6321920715</text:p>
          </table:table-cell>
          <table:table-cell office:value-type="float" office:value="0.919372147835301">
            <text:p>0.9193721478</text:p>
          </table:table-cell>
          <table:table-cell office:value-type="float" office:value="0.624342054552069">
            <text:p>0.6243420546</text:p>
          </table:table-cell>
          <table:table-cell office:value-type="float" office:value="0.70484119935314">
            <text:p>0.7048411994</text:p>
          </table:table-cell>
          <table:table-cell office:value-type="float" office:value="0.675437965461523">
            <text:p>0.6754379655</text:p>
          </table:table-cell>
          <table:table-cell office:value-type="float" office:value="0.646854583001384">
            <text:p>0.646854583</text:p>
          </table:table-cell>
          <table:table-cell office:value-type="float" office:value="0.753835117220101">
            <text:p>0.7538351172</text:p>
          </table:table-cell>
        </table:table-row>
        <table:table-row table:style-name="ro1">
          <table:table-cell office:value-type="float" office:value="0.702863814841751">
            <text:p>0.7028638148</text:p>
          </table:table-cell>
          <table:table-cell office:value-type="float" office:value="0.907718312658462">
            <text:p>0.9077183127</text:p>
          </table:table-cell>
          <table:table-cell office:value-type="float" office:value="0.815108773351637">
            <text:p>0.8151087734</text:p>
          </table:table-cell>
          <table:table-cell office:value-type="float" office:value="0.784196948185889">
            <text:p>0.7841969482</text:p>
          </table:table-cell>
          <table:table-cell office:value-type="float" office:value="0.790867789592897">
            <text:p>0.7908677896</text:p>
          </table:table-cell>
          <table:table-cell office:value-type="float" office:value="0.733125859054173">
            <text:p>0.7331258591</text:p>
          </table:table-cell>
          <table:table-cell office:value-type="float" office:value="0.827774174259286">
            <text:p>0.8277741743</text:p>
          </table:table-cell>
          <table:table-cell office:value-type="float" office:value="0.571909435427703">
            <text:p>0.5719094354</text:p>
          </table:table-cell>
          <table:table-cell office:value-type="float" office:value="0.653988945612378">
            <text:p>0.6539889456</text:p>
          </table:table-cell>
          <table:table-cell office:value-type="float" office:value="0.889539731712457">
            <text:p>0.8895397317</text:p>
          </table:table-cell>
        </table:table-row>
        <table:table-row table:style-name="ro1">
          <table:table-cell office:value-type="float" office:value="0.82418014017803">
            <text:p>0.8241801402</text:p>
          </table:table-cell>
          <table:table-cell office:value-type="float" office:value="0.646077025712355">
            <text:p>0.6460770257</text:p>
          </table:table-cell>
          <table:table-cell office:value-type="float" office:value="0.758688394819614">
            <text:p>0.7586883948</text:p>
          </table:table-cell>
          <table:table-cell office:value-type="float" office:value="0.75385744101881">
            <text:p>0.753857441</text:p>
          </table:table-cell>
          <table:table-cell office:value-type="float" office:value="0.741583371629911">
            <text:p>0.7415833716</text:p>
          </table:table-cell>
          <table:table-cell office:value-type="float" office:value="0.862140782652103">
            <text:p>0.8621407827</text:p>
          </table:table-cell>
          <table:table-cell office:value-type="float" office:value="0.790770135498061">
            <text:p>0.7907701355</text:p>
          </table:table-cell>
          <table:table-cell office:value-type="float" office:value="0.736624892277619">
            <text:p>0.7366248923</text:p>
          </table:table-cell>
          <table:table-cell office:value-type="float" office:value="0.850095796177009">
            <text:p>0.8500957962</text:p>
          </table:table-cell>
          <table:table-cell office:value-type="float" office:value="0.646338066666893">
            <text:p>0.6463380667</text:p>
          </table:table-cell>
        </table:table-row>
        <table:table-row table:style-name="ro1">
          <table:table-cell office:value-type="float" office:value="0.602841328130502">
            <text:p>0.6028413281</text:p>
          </table:table-cell>
          <table:table-cell office:value-type="float" office:value="0.586302324022619">
            <text:p>0.586302324</text:p>
          </table:table-cell>
          <table:table-cell office:value-type="float" office:value="0.736623987852112">
            <text:p>0.7366239879</text:p>
          </table:table-cell>
          <table:table-cell office:value-type="float" office:value="0.761857467434829">
            <text:p>0.7618574674</text:p>
          </table:table-cell>
          <table:table-cell office:value-type="float" office:value="0.712025856660185">
            <text:p>0.7120258567</text:p>
          </table:table-cell>
          <table:table-cell office:value-type="float" office:value="0.76712843813752">
            <text:p>0.7671284381</text:p>
          </table:table-cell>
          <table:table-cell office:value-type="float" office:value="0.626188985324631">
            <text:p>0.6261889853</text:p>
          </table:table-cell>
          <table:table-cell office:value-type="float" office:value="0.620615321662998">
            <text:p>0.6206153217</text:p>
          </table:table-cell>
          <table:table-cell office:value-type="float" office:value="0.668033749400013">
            <text:p>0.6680337494</text:p>
          </table:table-cell>
          <table:table-cell office:value-type="float" office:value="0.643560290434444">
            <text:p>0.6435602904</text:p>
          </table:table-cell>
        </table:table-row>
        <table:table-row table:style-name="ro1">
          <table:table-cell office:value-type="float" office:value="0.738388949249984">
            <text:p>0.7383889492</text:p>
          </table:table-cell>
          <table:table-cell office:value-type="float" office:value="0.706707246823236">
            <text:p>0.7067072468</text:p>
          </table:table-cell>
          <table:table-cell office:value-type="float" office:value="0.715634065346216">
            <text:p>0.7156340653</text:p>
          </table:table-cell>
          <table:table-cell office:value-type="float" office:value="0.743768593289528">
            <text:p>0.7437685933</text:p>
          </table:table-cell>
          <table:table-cell office:value-type="float" office:value="0.775688305388383">
            <text:p>0.7756883054</text:p>
          </table:table-cell>
          <table:table-cell office:value-type="float" office:value="0.662647698961332">
            <text:p>0.662647699</text:p>
          </table:table-cell>
          <table:table-cell office:value-type="float" office:value="0.669421996142519">
            <text:p>0.6694219961</text:p>
          </table:table-cell>
          <table:table-cell office:value-type="float" office:value="0.767237962207086">
            <text:p>0.7672379622</text:p>
          </table:table-cell>
          <table:table-cell office:value-type="float" office:value="0.841128616636685">
            <text:p>0.8411286166</text:p>
          </table:table-cell>
          <table:table-cell office:value-type="float" office:value="0.680556275985487">
            <text:p>0.680556276</text:p>
          </table:table-cell>
        </table:table-row>
        <table:table-row table:style-name="ro1">
          <table:table-cell office:value-type="float" office:value="0.715561763741098">
            <text:p>0.7155617637</text:p>
          </table:table-cell>
          <table:table-cell office:value-type="float" office:value="0.713502338380213">
            <text:p>0.7135023384</text:p>
          </table:table-cell>
          <table:table-cell office:value-type="float" office:value="0.667756212754792">
            <text:p>0.6677562128</text:p>
          </table:table-cell>
          <table:table-cell office:value-type="float" office:value="0.827030952056046">
            <text:p>0.8270309521</text:p>
          </table:table-cell>
          <table:table-cell office:value-type="float" office:value="0.913439923222134">
            <text:p>0.9134399232</text:p>
          </table:table-cell>
          <table:table-cell office:value-type="float" office:value="0.817748295840647">
            <text:p>0.8177482958</text:p>
          </table:table-cell>
          <table:table-cell office:value-type="float" office:value="0.787156811022595">
            <text:p>0.787156811</text:p>
          </table:table-cell>
          <table:table-cell office:value-type="float" office:value="0.577622426226371">
            <text:p>0.5776224262</text:p>
          </table:table-cell>
          <table:table-cell office:value-type="float" office:value="0.710543591047477">
            <text:p>0.710543591</text:p>
          </table:table-cell>
          <table:table-cell office:value-type="float" office:value="0.667640895563929">
            <text:p>0.6676408956</text:p>
          </table:table-cell>
        </table:table-row>
        <table:table-row table:style-name="ro1">
          <table:table-cell office:value-type="float" office:value="0.840095401425025">
            <text:p>0.8400954014</text:p>
          </table:table-cell>
          <table:table-cell office:value-type="float" office:value="0.939418025567584">
            <text:p>0.9394180256</text:p>
          </table:table-cell>
          <table:table-cell office:value-type="float" office:value="0.890726701991534">
            <text:p>0.890726702</text:p>
          </table:table-cell>
          <table:table-cell office:value-type="float" office:value="0.907080398310551">
            <text:p>0.9070803983</text:p>
          </table:table-cell>
          <table:table-cell office:value-type="float" office:value="0.867148677009903">
            <text:p>0.867148677</text:p>
          </table:table-cell>
          <table:table-cell office:value-type="float" office:value="0.629733137673403">
            <text:p>0.6297331377</text:p>
          </table:table-cell>
          <table:table-cell office:value-type="float" office:value="0.806522721343256">
            <text:p>0.8065227213</text:p>
          </table:table-cell>
          <table:table-cell office:value-type="float" office:value="0.819007454826822">
            <text:p>0.8190074548</text:p>
          </table:table-cell>
          <table:table-cell office:value-type="float" office:value="0.80208817721233">
            <text:p>0.8020881772</text:p>
          </table:table-cell>
          <table:table-cell office:value-type="float" office:value="0.86109083715664">
            <text:p>0.8610908372</text:p>
          </table:table-cell>
        </table:table-row>
        <table:table-row table:style-name="ro1">
          <table:table-cell office:value-type="float" office:value="0.71065152453148">
            <text:p>0.7106515245</text:p>
          </table:table-cell>
          <table:table-cell office:value-type="float" office:value="0.590672261128021">
            <text:p>0.5906722611</text:p>
          </table:table-cell>
          <table:table-cell office:value-type="float" office:value="0.792934703515302">
            <text:p>0.7929347035</text:p>
          </table:table-cell>
          <table:table-cell office:value-type="float" office:value="0.89119207983841">
            <text:p>0.8911920798</text:p>
          </table:table-cell>
          <table:table-cell office:value-type="float" office:value="0.711201073584548">
            <text:p>0.7112010736</text:p>
          </table:table-cell>
          <table:table-cell office:value-type="float" office:value="0.818612545864205">
            <text:p>0.8186125459</text:p>
          </table:table-cell>
          <table:table-cell office:value-type="float" office:value="0.675428997193046">
            <text:p>0.6754289972</text:p>
          </table:table-cell>
          <table:table-cell office:value-type="float" office:value="0.628875757007985">
            <text:p>0.628875757</text:p>
          </table:table-cell>
          <table:table-cell office:value-type="float" office:value="0.780950348993156">
            <text:p>0.780950349</text:p>
          </table:table-cell>
          <table:table-cell office:value-type="float" office:value="0.826642531274656">
            <text:p>0.8266425313</text:p>
          </table:table-cell>
        </table:table-row>
        <table:table-row table:style-name="ro1">
          <table:table-cell office:value-type="float" office:value="0.873980323262883">
            <text:p>0.8739803233</text:p>
          </table:table-cell>
          <table:table-cell office:value-type="float" office:value="0.866912852971819">
            <text:p>0.866912853</text:p>
          </table:table-cell>
          <table:table-cell office:value-type="float" office:value="0.723505278519172">
            <text:p>0.7235052785</text:p>
          </table:table-cell>
          <table:table-cell office:value-type="float" office:value="0.672252068010547">
            <text:p>0.672252068</text:p>
          </table:table-cell>
          <table:table-cell office:value-type="float" office:value="0.952184283234659">
            <text:p>0.9521842832</text:p>
          </table:table-cell>
          <table:table-cell office:value-type="float" office:value="0.840304809563456">
            <text:p>0.8403048096</text:p>
          </table:table-cell>
          <table:table-cell office:value-type="float" office:value="0.542181193983804">
            <text:p>0.542181194</text:p>
          </table:table-cell>
          <table:table-cell office:value-type="float" office:value="0.799812620294553">
            <text:p>0.7998126203</text:p>
          </table:table-cell>
          <table:table-cell office:value-type="float" office:value="0.766483254925687">
            <text:p>0.7664832549</text:p>
          </table:table-cell>
          <table:table-cell office:value-type="float" office:value="0.776252724386646">
            <text:p>0.7762527244</text:p>
          </table:table-cell>
        </table:table-row>
        <table:table-row table:style-name="ro1">
          <table:table-cell office:value-type="float" office:value="0.732316659993235">
            <text:p>0.73231666</text:p>
          </table:table-cell>
          <table:table-cell office:value-type="float" office:value="1.01519665243988">
            <text:p>1.0151966524</text:p>
          </table:table-cell>
          <table:table-cell office:value-type="float" office:value="0.85131082798159">
            <text:p>0.851310828</text:p>
          </table:table-cell>
          <table:table-cell office:value-type="float" office:value="0.759408140169592">
            <text:p>0.7594081402</text:p>
          </table:table-cell>
          <table:table-cell office:value-type="float" office:value="0.904587958472849">
            <text:p>0.9045879585</text:p>
          </table:table-cell>
          <table:table-cell office:value-type="float" office:value="0.910774000941589">
            <text:p>0.9107740009</text:p>
          </table:table-cell>
          <table:table-cell office:value-type="float" office:value="0.843644976846162">
            <text:p>0.8436449768</text:p>
          </table:table-cell>
          <table:table-cell office:value-type="float" office:value="0.867905629021773">
            <text:p>0.867905629</text:p>
          </table:table-cell>
          <table:table-cell office:value-type="float" office:value="0.938947297609895">
            <text:p>0.9389472976</text:p>
          </table:table-cell>
          <table:table-cell office:value-type="float" office:value="0.824195102299412">
            <text:p>0.8241951023</text:p>
          </table:table-cell>
        </table:table-row>
        <table:table-row table:style-name="ro1">
          <table:table-cell office:value-type="float" office:value="0.649187698230469">
            <text:p>0.6491876982</text:p>
          </table:table-cell>
          <table:table-cell office:value-type="float" office:value="0.494725658406582">
            <text:p>0.4947256584</text:p>
          </table:table-cell>
          <table:table-cell office:value-type="float" office:value="0.732245450806587">
            <text:p>0.7322454508</text:p>
          </table:table-cell>
          <table:table-cell office:value-type="float" office:value="0.640393623359461">
            <text:p>0.6403936234</text:p>
          </table:table-cell>
          <table:table-cell office:value-type="float" office:value="0.780960163741727">
            <text:p>0.7809601637</text:p>
          </table:table-cell>
          <table:table-cell office:value-type="float" office:value="0.667420995840116">
            <text:p>0.6674209958</text:p>
          </table:table-cell>
          <table:table-cell office:value-type="float" office:value="0.807226465896385">
            <text:p>0.8072264659</text:p>
          </table:table-cell>
          <table:table-cell office:value-type="float" office:value="0.773031848277686">
            <text:p>0.7730318483</text:p>
          </table:table-cell>
          <table:table-cell office:value-type="float" office:value="0.646501576904271">
            <text:p>0.6465015769</text:p>
          </table:table-cell>
          <table:table-cell office:value-type="float" office:value="0.726463538727792">
            <text:p>0.7264635387</text:p>
          </table:table-cell>
        </table:table-row>
        <table:table-row table:style-name="ro1">
          <table:table-cell office:value-type="float" office:value="0.77558532586477">
            <text:p>0.7755853259</text:p>
          </table:table-cell>
          <table:table-cell office:value-type="float" office:value="0.948238928745784">
            <text:p>0.9482389287</text:p>
          </table:table-cell>
          <table:table-cell office:value-type="float" office:value="0.742888753661247">
            <text:p>0.7428887537</text:p>
          </table:table-cell>
          <table:table-cell office:value-type="float" office:value="0.781372197529915">
            <text:p>0.7813721975</text:p>
          </table:table-cell>
          <table:table-cell office:value-type="float" office:value="0.873560644137909">
            <text:p>0.8735606441</text:p>
          </table:table-cell>
          <table:table-cell office:value-type="float" office:value="0.784761907557779">
            <text:p>0.7847619076</text:p>
          </table:table-cell>
          <table:table-cell office:value-type="float" office:value="0.872789934837518">
            <text:p>0.8727899348</text:p>
          </table:table-cell>
          <table:table-cell office:value-type="float" office:value="0.778408510475741">
            <text:p>0.7784085105</text:p>
          </table:table-cell>
          <table:table-cell office:value-type="float" office:value="0.782113232499457">
            <text:p>0.7821132325</text:p>
          </table:table-cell>
          <table:table-cell office:value-type="float" office:value="0.838392826932378">
            <text:p>0.8383928269</text:p>
          </table:table-cell>
        </table:table-row>
        <table:table-row table:style-name="ro1">
          <table:table-cell office:value-type="float" office:value="0.7554958559456">
            <text:p>0.7554958559</text:p>
          </table:table-cell>
          <table:table-cell office:value-type="float" office:value="0.733706877191356">
            <text:p>0.7337068772</text:p>
          </table:table-cell>
          <table:table-cell office:value-type="float" office:value="0.885832141607917">
            <text:p>0.8858321416</text:p>
          </table:table-cell>
          <table:table-cell office:value-type="float" office:value="0.680654451748399">
            <text:p>0.6806544517</text:p>
          </table:table-cell>
          <table:table-cell office:value-type="float" office:value="0.669531033515742">
            <text:p>0.6695310335</text:p>
          </table:table-cell>
          <table:table-cell office:value-type="float" office:value="0.681603494671727">
            <text:p>0.6816034947</text:p>
          </table:table-cell>
          <table:table-cell office:value-type="float" office:value="0.803974342933144">
            <text:p>0.8039743429</text:p>
          </table:table-cell>
          <table:table-cell office:value-type="float" office:value="0.611787462657778">
            <text:p>0.6117874627</text:p>
          </table:table-cell>
          <table:table-cell office:value-type="float" office:value="0.932924023409088">
            <text:p>0.9329240234</text:p>
          </table:table-cell>
          <table:table-cell office:value-type="float" office:value="0.757642125112377">
            <text:p>0.7576421251</text:p>
          </table:table-cell>
        </table:table-row>
        <table:table-row table:style-name="ro1">
          <table:table-cell office:value-type="float" office:value="0.602227264675303">
            <text:p>0.6022272647</text:p>
          </table:table-cell>
          <table:table-cell office:value-type="float" office:value="0.637448361002229">
            <text:p>0.637448361</text:p>
          </table:table-cell>
          <table:table-cell office:value-type="float" office:value="0.735580638862345">
            <text:p>0.7355806389</text:p>
          </table:table-cell>
          <table:table-cell office:value-type="float" office:value="0.74354259091355">
            <text:p>0.7435425909</text:p>
          </table:table-cell>
          <table:table-cell office:value-type="float" office:value="0.823997463203678">
            <text:p>0.8239974632</text:p>
          </table:table-cell>
          <table:table-cell office:value-type="float" office:value="0.581884172740954">
            <text:p>0.5818841727</text:p>
          </table:table-cell>
          <table:table-cell office:value-type="float" office:value="0.75825501855171">
            <text:p>0.7582550186</text:p>
          </table:table-cell>
          <table:table-cell office:value-type="float" office:value="0.821757554860525">
            <text:p>0.8217575549</text:p>
          </table:table-cell>
          <table:table-cell office:value-type="float" office:value="0.835300062623602">
            <text:p>0.8353000626</text:p>
          </table:table-cell>
          <table:table-cell office:value-type="float" office:value="0.817902852195106">
            <text:p>0.8179028522</text:p>
          </table:table-cell>
        </table:table-row>
        <table:table-row table:style-name="ro1">
          <table:table-cell office:value-type="float" office:value="0.830535545473687">
            <text:p>0.8305355455</text:p>
          </table:table-cell>
          <table:table-cell office:value-type="float" office:value="0.844191015078228">
            <text:p>0.8441910151</text:p>
          </table:table-cell>
          <table:table-cell office:value-type="float" office:value="0.620402209550954">
            <text:p>0.6204022096</text:p>
          </table:table-cell>
          <table:table-cell office:value-type="float" office:value="0.819031499630204">
            <text:p>0.8190314996</text:p>
          </table:table-cell>
          <table:table-cell office:value-type="float" office:value="0.73660466796341">
            <text:p>0.736604668</text:p>
          </table:table-cell>
          <table:table-cell office:value-type="float" office:value="0.732961921229727">
            <text:p>0.7329619212</text:p>
          </table:table-cell>
          <table:table-cell office:value-type="float" office:value="0.706764865405647">
            <text:p>0.7067648654</text:p>
          </table:table-cell>
          <table:table-cell office:value-type="float" office:value="0.767063779009981">
            <text:p>0.767063779</text:p>
          </table:table-cell>
          <table:table-cell office:value-type="float" office:value="0.754779744356566">
            <text:p>0.7547797444</text:p>
          </table:table-cell>
          <table:table-cell office:value-type="float" office:value="0.701771970432087">
            <text:p>0.7017719704</text:p>
          </table:table-cell>
        </table:table-row>
        <table:table-row table:style-name="ro1">
          <table:table-cell office:value-type="float" office:value="0.882856465960676">
            <text:p>0.882856466</text:p>
          </table:table-cell>
          <table:table-cell office:value-type="float" office:value="0.736161651185499">
            <text:p>0.7361616512</text:p>
          </table:table-cell>
          <table:table-cell office:value-type="float" office:value="0.781166916075852">
            <text:p>0.7811669161</text:p>
          </table:table-cell>
          <table:table-cell office:value-type="float" office:value="0.851838134264183">
            <text:p>0.8518381343</text:p>
          </table:table-cell>
          <table:table-cell office:value-type="float" office:value="0.844599510207324">
            <text:p>0.8445995102</text:p>
          </table:table-cell>
          <table:table-cell office:value-type="float" office:value="0.792751187321023">
            <text:p>0.7927511873</text:p>
          </table:table-cell>
          <table:table-cell office:value-type="float" office:value="0.95940817621961">
            <text:p>0.9594081762</text:p>
          </table:table-cell>
          <table:table-cell office:value-type="float" office:value="0.886582551775609">
            <text:p>0.8865825518</text:p>
          </table:table-cell>
          <table:table-cell office:value-type="float" office:value="0.759252957150569">
            <text:p>0.7592529572</text:p>
          </table:table-cell>
          <table:table-cell office:value-type="float" office:value="0.731808324652308">
            <text:p>0.7318083247</text:p>
          </table:table-cell>
        </table:table-row>
        <table:table-row table:style-name="ro1">
          <table:table-cell office:value-type="float" office:value="0.646717747591295">
            <text:p>0.6467177476</text:p>
          </table:table-cell>
          <table:table-cell office:value-type="float" office:value="0.77818824727274">
            <text:p>0.7781882473</text:p>
          </table:table-cell>
          <table:table-cell office:value-type="float" office:value="0.700998656573183">
            <text:p>0.7009986566</text:p>
          </table:table-cell>
          <table:table-cell office:value-type="float" office:value="0.741389059156202">
            <text:p>0.7413890592</text:p>
          </table:table-cell>
          <table:table-cell office:value-type="float" office:value="0.632061251584083">
            <text:p>0.6320612516</text:p>
          </table:table-cell>
          <table:table-cell office:value-type="float" office:value="0.797323861921879">
            <text:p>0.7973238619</text:p>
          </table:table-cell>
          <table:table-cell office:value-type="float" office:value="0.628897476486631">
            <text:p>0.6288974765</text:p>
          </table:table-cell>
          <table:table-cell office:value-type="float" office:value="0.844594898155658">
            <text:p>0.8445948982</text:p>
          </table:table-cell>
          <table:table-cell office:value-type="float" office:value="0.663670226331765">
            <text:p>0.6636702263</text:p>
          </table:table-cell>
          <table:table-cell office:value-type="float" office:value="0.823719017937462">
            <text:p>0.8237190179</text:p>
          </table:table-cell>
        </table:table-row>
        <table:table-row table:style-name="ro1">
          <table:table-cell office:value-type="float" office:value="0.77562062418343">
            <text:p>0.7756206242</text:p>
          </table:table-cell>
          <table:table-cell office:value-type="float" office:value="1.04003227425233">
            <text:p>1.0400322743</text:p>
          </table:table-cell>
          <table:table-cell office:value-type="float" office:value="0.965063712413768">
            <text:p>0.9650637124</text:p>
          </table:table-cell>
          <table:table-cell office:value-type="float" office:value="0.770175806541923">
            <text:p>0.7701758065</text:p>
          </table:table-cell>
          <table:table-cell office:value-type="float" office:value="0.759424065410056">
            <text:p>0.7594240654</text:p>
          </table:table-cell>
          <table:table-cell office:value-type="float" office:value="0.80350546932407">
            <text:p>0.8035054693</text:p>
          </table:table-cell>
          <table:table-cell office:value-type="float" office:value="0.776580391235905">
            <text:p>0.7765803912</text:p>
          </table:table-cell>
          <table:table-cell office:value-type="float" office:value="0.800778023483661">
            <text:p>0.8007780235</text:p>
          </table:table-cell>
          <table:table-cell office:value-type="float" office:value="0.7194653360075">
            <text:p>0.719465336</text:p>
          </table:table-cell>
          <table:table-cell office:value-type="float" office:value="0.711233125650481">
            <text:p>0.7112331257</text:p>
          </table:table-cell>
        </table:table-row>
        <table:table-row table:style-name="ro1">
          <table:table-cell office:value-type="float" office:value="0.686787395743974">
            <text:p>0.6867873957</text:p>
          </table:table-cell>
          <table:table-cell office:value-type="float" office:value="0.746300066663282">
            <text:p>0.7463000667</text:p>
          </table:table-cell>
          <table:table-cell office:value-type="float" office:value="0.768399227660147">
            <text:p>0.7683992277</text:p>
          </table:table-cell>
          <table:table-cell office:value-type="float" office:value="0.713801899631542">
            <text:p>0.7138018996</text:p>
          </table:table-cell>
          <table:table-cell office:value-type="float" office:value="0.867204692308467">
            <text:p>0.8672046923</text:p>
          </table:table-cell>
          <table:table-cell office:value-type="float" office:value="0.883094259624068">
            <text:p>0.8830942596</text:p>
          </table:table-cell>
          <table:table-cell office:value-type="float" office:value="0.76356768191948">
            <text:p>0.7635676819</text:p>
          </table:table-cell>
          <table:table-cell office:value-type="float" office:value="0.76279361344961">
            <text:p>0.7627936134</text:p>
          </table:table-cell>
          <table:table-cell office:value-type="float" office:value="0.764372161762314">
            <text:p>0.7643721618</text:p>
          </table:table-cell>
          <table:table-cell office:value-type="float" office:value="0.782199607603662">
            <text:p>0.7821996076</text:p>
          </table:table-cell>
        </table:table-row>
        <table:table-row table:style-name="ro1">
          <table:table-cell office:value-type="float" office:value="0.797541456179837">
            <text:p>0.7975414562</text:p>
          </table:table-cell>
          <table:table-cell office:value-type="float" office:value="0.962729648377618">
            <text:p>0.9627296484</text:p>
          </table:table-cell>
          <table:table-cell office:value-type="float" office:value="0.776255392278578">
            <text:p>0.7762553923</text:p>
          </table:table-cell>
          <table:table-cell office:value-type="float" office:value="0.733418147467135">
            <text:p>0.7334181475</text:p>
          </table:table-cell>
          <table:table-cell office:value-type="float" office:value="0.924766026153463">
            <text:p>0.9247660262</text:p>
          </table:table-cell>
          <table:table-cell office:value-type="float" office:value="0.883017978081291">
            <text:p>0.8830179781</text:p>
          </table:table-cell>
          <table:table-cell office:value-type="float" office:value="0.901066644854843">
            <text:p>0.9010666449</text:p>
          </table:table-cell>
          <table:table-cell office:value-type="float" office:value="0.828033267411579">
            <text:p>0.8280332674</text:p>
          </table:table-cell>
          <table:table-cell office:value-type="float" office:value="1.01954431433351">
            <text:p>1.0195443143</text:p>
          </table:table-cell>
          <table:table-cell office:value-type="float" office:value="0.655116817548214">
            <text:p>0.6551168175</text:p>
          </table:table-cell>
        </table:table-row>
        <table:table-row table:style-name="ro1">
          <table:table-cell office:value-type="float" office:value="0.614713326646024">
            <text:p>0.6147133266</text:p>
          </table:table-cell>
          <table:table-cell office:value-type="float" office:value="0.624054792168636">
            <text:p>0.6240547922</text:p>
          </table:table-cell>
          <table:table-cell office:value-type="float" office:value="0.775659894460286">
            <text:p>0.7756598945</text:p>
          </table:table-cell>
          <table:table-cell office:value-type="float" office:value="0.585848024447673">
            <text:p>0.5858480244</text:p>
          </table:table-cell>
          <table:table-cell office:value-type="float" office:value="0.735918684540734">
            <text:p>0.7359186845</text:p>
          </table:table-cell>
          <table:table-cell office:value-type="float" office:value="0.654185697479963">
            <text:p>0.6541856975</text:p>
          </table:table-cell>
          <table:table-cell office:value-type="float" office:value="0.667603754447614">
            <text:p>0.6676037544</text:p>
          </table:table-cell>
          <table:table-cell office:value-type="float" office:value="0.790150033322102">
            <text:p>0.7901500333</text:p>
          </table:table-cell>
          <table:table-cell office:value-type="float" office:value="0.663531063606294">
            <text:p>0.6635310636</text:p>
          </table:table-cell>
          <table:table-cell office:value-type="float" office:value="0.706503753247767">
            <text:p>0.7065037532</text:p>
          </table:table-cell>
        </table:table-row>
        <table:table-row table:style-name="ro1">
          <table:table-cell office:value-type="float" office:value="0.713813714798964">
            <text:p>0.7138137148</text:p>
          </table:table-cell>
          <table:table-cell office:value-type="float" office:value="0.816819925503375">
            <text:p>0.8168199255</text:p>
          </table:table-cell>
          <table:table-cell office:value-type="float" office:value="0.680433781192791">
            <text:p>0.6804337812</text:p>
          </table:table-cell>
          <table:table-cell office:value-type="float" office:value="0.864756523168053">
            <text:p>0.8647565232</text:p>
          </table:table-cell>
          <table:table-cell office:value-type="float" office:value="0.893603227465504">
            <text:p>0.8936032275</text:p>
          </table:table-cell>
          <table:table-cell office:value-type="float" office:value="0.840366045015033">
            <text:p>0.840366045</text:p>
          </table:table-cell>
          <table:table-cell office:value-type="float" office:value="0.653976309454026">
            <text:p>0.6539763095</text:p>
          </table:table-cell>
          <table:table-cell office:value-type="float" office:value="0.812836555637003">
            <text:p>0.8128365556</text:p>
          </table:table-cell>
          <table:table-cell office:value-type="float" office:value="0.8098946187343">
            <text:p>0.8098946187</text:p>
          </table:table-cell>
          <table:table-cell office:value-type="float" office:value="0.681146127694664">
            <text:p>0.6811461277</text:p>
          </table:table-cell>
        </table:table-row>
        <table:table-row table:style-name="ro1">
          <table:table-cell office:value-type="float" office:value="0.775261119395106">
            <text:p>0.7752611194</text:p>
          </table:table-cell>
          <table:table-cell office:value-type="float" office:value="0.761956215188147">
            <text:p>0.7619562152</text:p>
          </table:table-cell>
          <table:table-cell office:value-type="float" office:value="0.800420674973296">
            <text:p>0.800420675</text:p>
          </table:table-cell>
          <table:table-cell office:value-type="float" office:value="0.790118888888485">
            <text:p>0.7901188889</text:p>
          </table:table-cell>
          <table:table-cell office:value-type="float" office:value="0.732523092576976">
            <text:p>0.7325230926</text:p>
          </table:table-cell>
          <table:table-cell office:value-type="float" office:value="0.886664684849367">
            <text:p>0.8866646848</text:p>
          </table:table-cell>
          <table:table-cell office:value-type="float" office:value="0.798447461250653">
            <text:p>0.7984474613</text:p>
          </table:table-cell>
          <table:table-cell office:value-type="float" office:value="0.89024551839865">
            <text:p>0.8902455184</text:p>
          </table:table-cell>
          <table:table-cell office:value-type="float" office:value="0.783850073890354">
            <text:p>0.7838500739</text:p>
          </table:table-cell>
          <table:table-cell office:value-type="float" office:value="0.794148002316091">
            <text:p>0.7941480023</text:p>
          </table:table-cell>
        </table:table-row>
        <table:table-row table:style-name="ro1">
          <table:table-cell office:value-type="float" office:value="0.799841747609398">
            <text:p>0.7998417476</text:p>
          </table:table-cell>
          <table:table-cell office:value-type="float" office:value="0.927912131823821">
            <text:p>0.9279121318</text:p>
          </table:table-cell>
          <table:table-cell office:value-type="float" office:value="0.803785354128207">
            <text:p>0.8037853541</text:p>
          </table:table-cell>
          <table:table-cell office:value-type="float" office:value="1.01269732813949">
            <text:p>1.0126973281</text:p>
          </table:table-cell>
          <table:table-cell office:value-type="float" office:value="0.929781211251438">
            <text:p>0.9297812113</text:p>
          </table:table-cell>
          <table:table-cell office:value-type="float" office:value="0.786796903966798">
            <text:p>0.786796904</text:p>
          </table:table-cell>
          <table:table-cell office:value-type="float" office:value="0.836145485147552">
            <text:p>0.8361454851</text:p>
          </table:table-cell>
          <table:table-cell office:value-type="float" office:value="0.801571497462077">
            <text:p>0.8015714975</text:p>
          </table:table-cell>
          <table:table-cell office:value-type="float" office:value="0.953915339471408">
            <text:p>0.9539153395</text:p>
          </table:table-cell>
          <table:table-cell office:value-type="float" office:value="0.761597687468837">
            <text:p>0.7615976875</text:p>
          </table:table-cell>
        </table:table-row>
        <table:table-row table:style-name="ro1">
          <table:table-cell office:value-type="float" office:value="0.815868125471422">
            <text:p>0.8158681255</text:p>
          </table:table-cell>
          <table:table-cell office:value-type="float" office:value="0.763508071649483">
            <text:p>0.7635080716</text:p>
          </table:table-cell>
          <table:table-cell office:value-type="float" office:value="0.717357965995038">
            <text:p>0.717357966</text:p>
          </table:table-cell>
          <table:table-cell office:value-type="float" office:value="0.81835846839485">
            <text:p>0.8183584684</text:p>
          </table:table-cell>
          <table:table-cell office:value-type="float" office:value="0.654511851570094">
            <text:p>0.6545118516</text:p>
          </table:table-cell>
          <table:table-cell office:value-type="float" office:value="0.830525613039526">
            <text:p>0.830525613</text:p>
          </table:table-cell>
          <table:table-cell office:value-type="float" office:value="0.867952684986967">
            <text:p>0.867952685</text:p>
          </table:table-cell>
          <table:table-cell office:value-type="float" office:value="0.852894410077536">
            <text:p>0.8528944101</text:p>
          </table:table-cell>
          <table:table-cell office:value-type="float" office:value="0.775757583043469">
            <text:p>0.775757583</text:p>
          </table:table-cell>
          <table:table-cell office:value-type="float" office:value="0.7871174181942">
            <text:p>0.7871174182</text:p>
          </table:table-cell>
        </table:table-row>
        <table:table-row table:style-name="ro1">
          <table:table-cell office:value-type="float" office:value="0.672703143895968">
            <text:p>0.6727031439</text:p>
          </table:table-cell>
          <table:table-cell office:value-type="float" office:value="0.887323048680587">
            <text:p>0.8873230487</text:p>
          </table:table-cell>
          <table:table-cell office:value-type="float" office:value="0.760915248650405">
            <text:p>0.7609152487</text:p>
          </table:table-cell>
          <table:table-cell office:value-type="float" office:value="0.822335909505771">
            <text:p>0.8223359095</text:p>
          </table:table-cell>
          <table:table-cell office:value-type="float" office:value="0.844693254233754">
            <text:p>0.8446932542</text:p>
          </table:table-cell>
          <table:table-cell office:value-type="float" office:value="0.882966881331361">
            <text:p>0.8829668813</text:p>
          </table:table-cell>
          <table:table-cell office:value-type="float" office:value="0.689540604769482">
            <text:p>0.6895406048</text:p>
          </table:table-cell>
          <table:table-cell office:value-type="float" office:value="0.805326699733281">
            <text:p>0.8053266997</text:p>
          </table:table-cell>
          <table:table-cell office:value-type="float" office:value="0.869993430461535">
            <text:p>0.8699934305</text:p>
          </table:table-cell>
          <table:table-cell office:value-type="float" office:value="0.603031456631666">
            <text:p>0.6030314566</text:p>
          </table:table-cell>
        </table:table-row>
        <table:table-row table:style-name="ro1">
          <table:table-cell office:value-type="float" office:value="0.865852260031952">
            <text:p>0.86585226</text:p>
          </table:table-cell>
          <table:table-cell office:value-type="float" office:value="0.706744904162856">
            <text:p>0.7067449042</text:p>
          </table:table-cell>
          <table:table-cell office:value-type="float" office:value="0.813058940738126">
            <text:p>0.8130589407</text:p>
          </table:table-cell>
          <table:table-cell office:value-type="float" office:value="0.587408732593774">
            <text:p>0.5874087326</text:p>
          </table:table-cell>
          <table:table-cell office:value-type="float" office:value="0.690485996333243">
            <text:p>0.6904859963</text:p>
          </table:table-cell>
          <table:table-cell office:value-type="float" office:value="0.70182886178892">
            <text:p>0.7018288618</text:p>
          </table:table-cell>
          <table:table-cell office:value-type="float" office:value="0.800588545135745">
            <text:p>0.8005885451</text:p>
          </table:table-cell>
          <table:table-cell office:value-type="float" office:value="0.689259673237461">
            <text:p>0.6892596732</text:p>
          </table:table-cell>
          <table:table-cell office:value-type="float" office:value="0.758605882468907">
            <text:p>0.7586058825</text:p>
          </table:table-cell>
          <table:table-cell office:value-type="float" office:value="0.692412076558042">
            <text:p>0.6924120766</text:p>
          </table:table-cell>
        </table:table-row>
        <table:table-row table:style-name="ro1">
          <table:table-cell office:value-type="float" office:value="0.730262440729947">
            <text:p>0.7302624407</text:p>
          </table:table-cell>
          <table:table-cell office:value-type="float" office:value="0.870212743671794">
            <text:p>0.8702127437</text:p>
          </table:table-cell>
          <table:table-cell office:value-type="float" office:value="0.818975572698296">
            <text:p>0.8189755727</text:p>
          </table:table-cell>
          <table:table-cell office:value-type="float" office:value="0.973122506768069">
            <text:p>0.9731225068</text:p>
          </table:table-cell>
          <table:table-cell office:value-type="float" office:value="0.706830150056776">
            <text:p>0.7068301501</text:p>
          </table:table-cell>
          <table:table-cell office:value-type="float" office:value="0.822797541933788">
            <text:p>0.8227975419</text:p>
          </table:table-cell>
          <table:table-cell office:value-type="float" office:value="0.7836610967971">
            <text:p>0.7836610968</text:p>
          </table:table-cell>
          <table:table-cell office:value-type="float" office:value="1.01197207278274">
            <text:p>1.0119720728</text:p>
          </table:table-cell>
          <table:table-cell office:value-type="float" office:value="0.905096262566008">
            <text:p>0.9050962626</text:p>
          </table:table-cell>
          <table:table-cell office:value-type="float" office:value="0.804534534088717">
            <text:p>0.8045345341</text:p>
          </table:table-cell>
        </table:table-row>
        <table:table-row table:style-name="ro1">
          <table:table-cell office:value-type="float" office:value="0.913866637987767">
            <text:p>0.913866638</text:p>
          </table:table-cell>
          <table:table-cell office:value-type="float" office:value="0.98506905312302">
            <text:p>0.9850690531</text:p>
          </table:table-cell>
          <table:table-cell office:value-type="float" office:value="0.853383827617961">
            <text:p>0.8533838276</text:p>
          </table:table-cell>
          <table:table-cell office:value-type="float" office:value="0.732787180499607">
            <text:p>0.7327871805</text:p>
          </table:table-cell>
          <table:table-cell office:value-type="float" office:value="0.716316721268331">
            <text:p>0.7163167213</text:p>
          </table:table-cell>
          <table:table-cell office:value-type="float" office:value="0.812285938049472">
            <text:p>0.812285938</text:p>
          </table:table-cell>
          <table:table-cell office:value-type="float" office:value="0.759543794755649">
            <text:p>0.7595437948</text:p>
          </table:table-cell>
          <table:table-cell office:value-type="float" office:value="1.01254267796906">
            <text:p>1.012542678</text:p>
          </table:table-cell>
          <table:table-cell office:value-type="float" office:value="0.743952110180355">
            <text:p>0.7439521102</text:p>
          </table:table-cell>
          <table:table-cell office:value-type="float" office:value="0.846883952648175">
            <text:p>0.8468839526</text:p>
          </table:table-cell>
        </table:table-row>
        <table:table-row table:style-name="ro1">
          <table:table-cell office:value-type="float" office:value="0.714836012193506">
            <text:p>0.7148360122</text:p>
          </table:table-cell>
          <table:table-cell office:value-type="float" office:value="0.732038352897865">
            <text:p>0.7320383529</text:p>
          </table:table-cell>
          <table:table-cell office:value-type="float" office:value="0.86990454939327">
            <text:p>0.8699045494</text:p>
          </table:table-cell>
          <table:table-cell office:value-type="float" office:value="0.577507378481404">
            <text:p>0.5775073785</text:p>
          </table:table-cell>
          <table:table-cell office:value-type="float" office:value="0.801448764057573">
            <text:p>0.8014487641</text:p>
          </table:table-cell>
          <table:table-cell office:value-type="float" office:value="0.67253147130439">
            <text:p>0.6725314713</text:p>
          </table:table-cell>
          <table:table-cell office:value-type="float" office:value="0.824239823422885">
            <text:p>0.8242398234</text:p>
          </table:table-cell>
          <table:table-cell office:value-type="float" office:value="0.713332475415122">
            <text:p>0.7133324754</text:p>
          </table:table-cell>
          <table:table-cell office:value-type="float" office:value="0.815972646333451">
            <text:p>0.8159726463</text:p>
          </table:table-cell>
          <table:table-cell office:value-type="float" office:value="0.839675574896451">
            <text:p>0.8396755749</text:p>
          </table:table-cell>
        </table:table-row>
        <table:table-row table:style-name="ro1">
          <table:table-cell office:value-type="float" office:value="0.667471008122752">
            <text:p>0.6674710081</text:p>
          </table:table-cell>
          <table:table-cell office:value-type="float" office:value="0.731832773478003">
            <text:p>0.7318327735</text:p>
          </table:table-cell>
          <table:table-cell office:value-type="float" office:value="0.780059307662754">
            <text:p>0.7800593077</text:p>
          </table:table-cell>
          <table:table-cell office:value-type="float" office:value="0.500226339397828">
            <text:p>0.5002263394</text:p>
          </table:table-cell>
          <table:table-cell office:value-type="float" office:value="0.732953605075502">
            <text:p>0.7329536051</text:p>
          </table:table-cell>
          <table:table-cell office:value-type="float" office:value="0.607415186708757">
            <text:p>0.6074151867</text:p>
          </table:table-cell>
          <table:table-cell office:value-type="float" office:value="0.7776619124546">
            <text:p>0.7776619125</text:p>
          </table:table-cell>
          <table:table-cell office:value-type="float" office:value="0.717682834704052">
            <text:p>0.7176828347</text:p>
          </table:table-cell>
          <table:table-cell office:value-type="float" office:value="0.700018337889678">
            <text:p>0.7000183379</text:p>
          </table:table-cell>
          <table:table-cell office:value-type="float" office:value="0.789995857415952">
            <text:p>0.7899958574</text:p>
          </table:table-cell>
        </table:table-row>
        <table:table-row table:style-name="ro1">
          <table:table-cell office:value-type="float" office:value="0.757728894999116">
            <text:p>0.757728895</text:p>
          </table:table-cell>
          <table:table-cell office:value-type="float" office:value="0.749497576472594">
            <text:p>0.7494975765</text:p>
          </table:table-cell>
          <table:table-cell office:value-type="float" office:value="0.767461570682765">
            <text:p>0.7674615707</text:p>
          </table:table-cell>
          <table:table-cell office:value-type="float" office:value="0.841731820096726">
            <text:p>0.8417318201</text:p>
          </table:table-cell>
          <table:table-cell office:value-type="float" office:value="0.715700336129162">
            <text:p>0.7157003361</text:p>
          </table:table-cell>
          <table:table-cell office:value-type="float" office:value="0.711253785125193">
            <text:p>0.7112537851</text:p>
          </table:table-cell>
          <table:table-cell office:value-type="float" office:value="0.766883825694539">
            <text:p>0.7668838257</text:p>
          </table:table-cell>
          <table:table-cell office:value-type="float" office:value="0.713335046622096">
            <text:p>0.7133350466</text:p>
          </table:table-cell>
          <table:table-cell office:value-type="float" office:value="0.666257918263381">
            <text:p>0.6662579183</text:p>
          </table:table-cell>
          <table:table-cell office:value-type="float" office:value="0.653020347659584">
            <text:p>0.6530203477</text:p>
          </table:table-cell>
        </table:table-row>
        <table:table-row table:style-name="ro1">
          <table:table-cell office:value-type="float" office:value="0.808564690628182">
            <text:p>0.8085646906</text:p>
          </table:table-cell>
          <table:table-cell office:value-type="float" office:value="0.885889467477061">
            <text:p>0.8858894675</text:p>
          </table:table-cell>
          <table:table-cell office:value-type="float" office:value="0.850585644464797">
            <text:p>0.8505856445</text:p>
          </table:table-cell>
          <table:table-cell office:value-type="float" office:value="0.811248958312497">
            <text:p>0.8112489583</text:p>
          </table:table-cell>
          <table:table-cell office:value-type="float" office:value="0.948064937546585">
            <text:p>0.9480649375</text:p>
          </table:table-cell>
          <table:table-cell office:value-type="float" office:value="0.937599204183794">
            <text:p>0.9375992042</text:p>
          </table:table-cell>
          <table:table-cell office:value-type="float" office:value="0.797047770549597">
            <text:p>0.7970477705</text:p>
          </table:table-cell>
          <table:table-cell office:value-type="float" office:value="0.969730290670483">
            <text:p>0.9697302907</text:p>
          </table:table-cell>
          <table:table-cell office:value-type="float" office:value="0.750812440812209">
            <text:p>0.7508124408</text:p>
          </table:table-cell>
          <table:table-cell office:value-type="float" office:value="0.862055534489226">
            <text:p>0.8620555345</text:p>
          </table:table-cell>
        </table:table-row>
        <table:table-row table:style-name="ro1">
          <table:table-cell office:value-type="float" office:value="0.77412542592551">
            <text:p>0.7741254259</text:p>
          </table:table-cell>
          <table:table-cell office:value-type="float" office:value="0.723596817227713">
            <text:p>0.7235968172</text:p>
          </table:table-cell>
          <table:table-cell office:value-type="float" office:value="0.741208480587985">
            <text:p>0.7412084806</text:p>
          </table:table-cell>
          <table:table-cell office:value-type="float" office:value="0.798636667791558">
            <text:p>0.7986366678</text:p>
          </table:table-cell>
          <table:table-cell office:value-type="float" office:value="0.840500283798232">
            <text:p>0.8405002838</text:p>
          </table:table-cell>
          <table:table-cell office:value-type="float" office:value="0.781090425177142">
            <text:p>0.7810904252</text:p>
          </table:table-cell>
          <table:table-cell office:value-type="float" office:value="0.720681294212793">
            <text:p>0.7206812942</text:p>
          </table:table-cell>
          <table:table-cell office:value-type="float" office:value="0.83259164324048">
            <text:p>0.8325916432</text:p>
          </table:table-cell>
          <table:table-cell office:value-type="float" office:value="0.581630015994832">
            <text:p>0.581630016</text:p>
          </table:table-cell>
          <table:table-cell office:value-type="float" office:value="0.715302488659937">
            <text:p>0.7153024887</text:p>
          </table:table-cell>
        </table:table-row>
        <table:table-row table:style-name="ro1">
          <table:table-cell office:value-type="float" office:value="0.827136296333176">
            <text:p>0.8271362963</text:p>
          </table:table-cell>
          <table:table-cell office:value-type="float" office:value="0.709427865976579">
            <text:p>0.709427866</text:p>
          </table:table-cell>
          <table:table-cell office:value-type="float" office:value="0.629865743450134">
            <text:p>0.6298657435</text:p>
          </table:table-cell>
          <table:table-cell office:value-type="float" office:value="0.754183891969605">
            <text:p>0.754183892</text:p>
          </table:table-cell>
          <table:table-cell office:value-type="float" office:value="0.842880485940331">
            <text:p>0.8428804859</text:p>
          </table:table-cell>
          <table:table-cell office:value-type="float" office:value="0.768286841305365">
            <text:p>0.7682868413</text:p>
          </table:table-cell>
          <table:table-cell office:value-type="float" office:value="0.839917812687807">
            <text:p>0.8399178127</text:p>
          </table:table-cell>
          <table:table-cell office:value-type="float" office:value="0.818730231931218">
            <text:p>0.8187302319</text:p>
          </table:table-cell>
          <table:table-cell office:value-type="float" office:value="0.821843927058394">
            <text:p>0.8218439271</text:p>
          </table:table-cell>
          <table:table-cell office:value-type="float" office:value="0.796757738944811">
            <text:p>0.7967577389</text:p>
          </table:table-cell>
        </table:table-row>
        <table:table-row table:style-name="ro1">
          <table:table-cell office:value-type="float" office:value="0.802159233524865">
            <text:p>0.8021592335</text:p>
          </table:table-cell>
          <table:table-cell office:value-type="float" office:value="0.973512844856943">
            <text:p>0.9735128449</text:p>
          </table:table-cell>
          <table:table-cell office:value-type="float" office:value="0.71287867276262">
            <text:p>0.7128786728</text:p>
          </table:table-cell>
          <table:table-cell office:value-type="float" office:value="0.667016613110686">
            <text:p>0.6670166131</text:p>
          </table:table-cell>
          <table:table-cell office:value-type="float" office:value="0.753100541385917">
            <text:p>0.7531005414</text:p>
          </table:table-cell>
          <table:table-cell office:value-type="float" office:value="0.758325612019015">
            <text:p>0.758325612</text:p>
          </table:table-cell>
          <table:table-cell office:value-type="float" office:value="0.617853339513858">
            <text:p>0.6178533395</text:p>
          </table:table-cell>
          <table:table-cell office:value-type="float" office:value="0.803261864479648">
            <text:p>0.8032618645</text:p>
          </table:table-cell>
          <table:table-cell office:value-type="float" office:value="0.862390711708693">
            <text:p>0.8623907117</text:p>
          </table:table-cell>
          <table:table-cell office:value-type="float" office:value="0.651915397602162">
            <text:p>0.6519153976</text:p>
          </table:table-cell>
        </table:table-row>
        <table:table-row table:style-name="ro1">
          <table:table-cell office:value-type="float" office:value="0.732916293654358">
            <text:p>0.7329162937</text:p>
          </table:table-cell>
          <table:table-cell office:value-type="float" office:value="0.758553865618116">
            <text:p>0.7585538656</text:p>
          </table:table-cell>
          <table:table-cell office:value-type="float" office:value="0.870760505077256">
            <text:p>0.8707605051</text:p>
          </table:table-cell>
          <table:table-cell office:value-type="float" office:value="0.762933471067472">
            <text:p>0.7629334711</text:p>
          </table:table-cell>
          <table:table-cell office:value-type="float" office:value="0.867503961245566">
            <text:p>0.8675039612</text:p>
          </table:table-cell>
          <table:table-cell office:value-type="float" office:value="0.818412331155763">
            <text:p>0.8184123312</text:p>
          </table:table-cell>
          <table:table-cell office:value-type="float" office:value="0.827301461485114">
            <text:p>0.8273014615</text:p>
          </table:table-cell>
          <table:table-cell office:value-type="float" office:value="0.790409518442059">
            <text:p>0.7904095184</text:p>
          </table:table-cell>
          <table:table-cell office:value-type="float" office:value="0.713650035547197">
            <text:p>0.7136500355</text:p>
          </table:table-cell>
          <table:table-cell office:value-type="float" office:value="0.827341560427117">
            <text:p>0.8273415604</text:p>
          </table:table-cell>
        </table:table-row>
        <table:table-row table:style-name="ro1">
          <table:table-cell office:value-type="float" office:value="0.740539862908801">
            <text:p>0.7405398629</text:p>
          </table:table-cell>
          <table:table-cell office:value-type="float" office:value="0.5903160653178">
            <text:p>0.5903160653</text:p>
          </table:table-cell>
          <table:table-cell office:value-type="float" office:value="0.775137512689348">
            <text:p>0.7751375127</text:p>
          </table:table-cell>
          <table:table-cell office:value-type="float" office:value="0.597855921838162">
            <text:p>0.5978559218</text:p>
          </table:table-cell>
          <table:table-cell office:value-type="float" office:value="0.732285131251608">
            <text:p>0.7322851313</text:p>
          </table:table-cell>
          <table:table-cell office:value-type="float" office:value="0.672581713979202">
            <text:p>0.672581714</text:p>
          </table:table-cell>
          <table:table-cell office:value-type="float" office:value="0.821405193472633">
            <text:p>0.8214051935</text:p>
          </table:table-cell>
          <table:table-cell office:value-type="float" office:value="0.634834701394334">
            <text:p>0.6348347014</text:p>
          </table:table-cell>
          <table:table-cell office:value-type="float" office:value="0.700387675492724">
            <text:p>0.7003876755</text:p>
          </table:table-cell>
          <table:table-cell office:value-type="float" office:value="0.790264820128348">
            <text:p>0.7902648201</text:p>
          </table:table-cell>
        </table:table-row>
        <table:table-row table:style-name="ro1">
          <table:table-cell office:value-type="float" office:value="0.733940964050624">
            <text:p>0.7339409641</text:p>
          </table:table-cell>
          <table:table-cell office:value-type="float" office:value="0.592174507986736">
            <text:p>0.592174508</text:p>
          </table:table-cell>
          <table:table-cell office:value-type="float" office:value="0.732308832737975">
            <text:p>0.7323088327</text:p>
          </table:table-cell>
          <table:table-cell office:value-type="float" office:value="0.668102664030549">
            <text:p>0.668102664</text:p>
          </table:table-cell>
          <table:table-cell office:value-type="float" office:value="0.744095918367247">
            <text:p>0.7440959184</text:p>
          </table:table-cell>
          <table:table-cell office:value-type="float" office:value="0.801406458956001">
            <text:p>0.801406459</text:p>
          </table:table-cell>
          <table:table-cell office:value-type="float" office:value="0.663515003466173">
            <text:p>0.6635150035</text:p>
          </table:table-cell>
          <table:table-cell office:value-type="float" office:value="0.645768461673734">
            <text:p>0.6457684617</text:p>
          </table:table-cell>
          <table:table-cell office:value-type="float" office:value="0.812978790680675">
            <text:p>0.8129787907</text:p>
          </table:table-cell>
          <table:table-cell office:value-type="float" office:value="0.801989216492824">
            <text:p>0.8019892165</text:p>
          </table:table-cell>
        </table:table-row>
        <table:table-row table:style-name="ro1">
          <table:table-cell office:value-type="float" office:value="0.844407147701732">
            <text:p>0.8444071477</text:p>
          </table:table-cell>
          <table:table-cell office:value-type="float" office:value="0.695961715909133">
            <text:p>0.6959617159</text:p>
          </table:table-cell>
          <table:table-cell office:value-type="float" office:value="0.735030417019735">
            <text:p>0.735030417</text:p>
          </table:table-cell>
          <table:table-cell office:value-type="float" office:value="0.732264988697425">
            <text:p>0.7322649887</text:p>
          </table:table-cell>
          <table:table-cell office:value-type="float" office:value="0.874027188987143">
            <text:p>0.874027189</text:p>
          </table:table-cell>
          <table:table-cell office:value-type="float" office:value="0.844506394451272">
            <text:p>0.8445063945</text:p>
          </table:table-cell>
          <table:table-cell office:value-type="float" office:value="0.628756098655782">
            <text:p>0.6287560987</text:p>
          </table:table-cell>
          <table:table-cell office:value-type="float" office:value="0.772523379164221">
            <text:p>0.7725233792</text:p>
          </table:table-cell>
          <table:table-cell office:value-type="float" office:value="0.775745318012555">
            <text:p>0.775745318</text:p>
          </table:table-cell>
          <table:table-cell office:value-type="float" office:value="0.766650809656694">
            <text:p>0.7666508097</text:p>
          </table:table-cell>
        </table:table-row>
        <table:table-row table:style-name="ro1">
          <table:table-cell office:value-type="float" office:value="0.797457472733105">
            <text:p>0.7974574727</text:p>
          </table:table-cell>
          <table:table-cell office:value-type="float" office:value="0.731245699188852">
            <text:p>0.7312456992</text:p>
          </table:table-cell>
          <table:table-cell office:value-type="float" office:value="0.850381555844383">
            <text:p>0.8503815558</text:p>
          </table:table-cell>
          <table:table-cell office:value-type="float" office:value="0.84316484349398">
            <text:p>0.8431648435</text:p>
          </table:table-cell>
          <table:table-cell office:value-type="float" office:value="0.968915690938327">
            <text:p>0.9689156909</text:p>
          </table:table-cell>
          <table:table-cell office:value-type="float" office:value="0.697597326242043">
            <text:p>0.6975973262</text:p>
          </table:table-cell>
          <table:table-cell office:value-type="float" office:value="0.797134469953388">
            <text:p>0.79713447</text:p>
          </table:table-cell>
          <table:table-cell office:value-type="float" office:value="0.594585648624304">
            <text:p>0.5945856486</text:p>
          </table:table-cell>
          <table:table-cell office:value-type="float" office:value="0.793642754134195">
            <text:p>0.7936427541</text:p>
          </table:table-cell>
          <table:table-cell office:value-type="float" office:value="0.803984021851194">
            <text:p>0.8039840219</text:p>
          </table:table-cell>
        </table:table-row>
        <table:table-row table:style-name="ro1">
          <table:table-cell office:value-type="float" office:value="0.797362974370479">
            <text:p>0.7973629744</text:p>
          </table:table-cell>
          <table:table-cell office:value-type="float" office:value="0.873248820565046">
            <text:p>0.8732488206</text:p>
          </table:table-cell>
          <table:table-cell office:value-type="float" office:value="0.758352755674077">
            <text:p>0.7583527557</text:p>
          </table:table-cell>
          <table:table-cell office:value-type="float" office:value="0.784540085830279">
            <text:p>0.7845400858</text:p>
          </table:table-cell>
          <table:table-cell office:value-type="float" office:value="0.823997159194054">
            <text:p>0.8239971592</text:p>
          </table:table-cell>
          <table:table-cell office:value-type="float" office:value="0.670222912234351">
            <text:p>0.6702229122</text:p>
          </table:table-cell>
          <table:table-cell office:value-type="float" office:value="0.725274885246405">
            <text:p>0.7252748852</text:p>
          </table:table-cell>
          <table:table-cell office:value-type="float" office:value="0.730490610585564">
            <text:p>0.7304906106</text:p>
          </table:table-cell>
          <table:table-cell office:value-type="float" office:value="0.694992285514177">
            <text:p>0.6949922855</text:p>
          </table:table-cell>
          <table:table-cell office:value-type="float" office:value="0.840258134703058">
            <text:p>0.8402581347</text:p>
          </table:table-cell>
        </table:table-row>
        <table:table-row table:style-name="ro1">
          <table:table-cell office:value-type="float" office:value="0.915876163016009">
            <text:p>0.915876163</text:p>
          </table:table-cell>
          <table:table-cell office:value-type="float" office:value="0.873427318701763">
            <text:p>0.8734273187</text:p>
          </table:table-cell>
          <table:table-cell office:value-type="float" office:value="0.818085551298426">
            <text:p>0.8180855513</text:p>
          </table:table-cell>
          <table:table-cell office:value-type="float" office:value="0.711191970135036">
            <text:p>0.7111919701</text:p>
          </table:table-cell>
          <table:table-cell office:value-type="float" office:value="0.687305378978567">
            <text:p>0.687305379</text:p>
          </table:table-cell>
          <table:table-cell office:value-type="float" office:value="0.695583419323597">
            <text:p>0.6955834193</text:p>
          </table:table-cell>
          <table:table-cell office:value-type="float" office:value="0.70107724422427">
            <text:p>0.7010772442</text:p>
          </table:table-cell>
          <table:table-cell office:value-type="float" office:value="0.784026242206756">
            <text:p>0.7840262422</text:p>
          </table:table-cell>
          <table:table-cell office:value-type="float" office:value="0.581103658346664">
            <text:p>0.5811036583</text:p>
          </table:table-cell>
          <table:table-cell office:value-type="float" office:value="0.700935806833849">
            <text:p>0.7009358068</text:p>
          </table:table-cell>
        </table:table-row>
        <table:table-row table:style-name="ro1">
          <table:table-cell office:value-type="float" office:value="0.757312014591472">
            <text:p>0.7573120146</text:p>
          </table:table-cell>
          <table:table-cell office:value-type="float" office:value="0.861284896416719">
            <text:p>0.8612848964</text:p>
          </table:table-cell>
          <table:table-cell office:value-type="float" office:value="0.642046478897122">
            <text:p>0.6420464789</text:p>
          </table:table-cell>
          <table:table-cell office:value-type="float" office:value="0.676535906765494">
            <text:p>0.6765359068</text:p>
          </table:table-cell>
          <table:table-cell office:value-type="float" office:value="0.790508380880015">
            <text:p>0.7905083809</text:p>
          </table:table-cell>
          <table:table-cell office:value-type="float" office:value="0.919428390857407">
            <text:p>0.9194283909</text:p>
          </table:table-cell>
          <table:table-cell office:value-type="float" office:value="0.806797317586074">
            <text:p>0.8067973176</text:p>
          </table:table-cell>
          <table:table-cell office:value-type="float" office:value="0.688704719598706">
            <text:p>0.6887047196</text:p>
          </table:table-cell>
          <table:table-cell office:value-type="float" office:value="0.858830483736144">
            <text:p>0.8588304837</text:p>
          </table:table-cell>
          <table:table-cell office:value-type="float" office:value="0.958915869852039">
            <text:p>0.9589158699</text:p>
          </table:table-cell>
        </table:table-row>
        <table:table-row table:style-name="ro1">
          <table:table-cell office:value-type="float" office:value="0.630347282123903">
            <text:p>0.6303472821</text:p>
          </table:table-cell>
          <table:table-cell office:value-type="float" office:value="0.821385647143048">
            <text:p>0.8213856471</text:p>
          </table:table-cell>
          <table:table-cell office:value-type="float" office:value="0.715798541549384">
            <text:p>0.7157985415</text:p>
          </table:table-cell>
          <table:table-cell office:value-type="float" office:value="0.774506255374944">
            <text:p>0.7745062554</text:p>
          </table:table-cell>
          <table:table-cell office:value-type="float" office:value="0.783678293073502">
            <text:p>0.7836782931</text:p>
          </table:table-cell>
          <table:table-cell office:value-type="float" office:value="0.645255275438134">
            <text:p>0.6452552754</text:p>
          </table:table-cell>
          <table:table-cell office:value-type="float" office:value="0.673154936747405">
            <text:p>0.6731549367</text:p>
          </table:table-cell>
          <table:table-cell office:value-type="float" office:value="0.714518019993549">
            <text:p>0.71451802</text:p>
          </table:table-cell>
          <table:table-cell office:value-type="float" office:value="0.824945447500689">
            <text:p>0.8249454475</text:p>
          </table:table-cell>
          <table:table-cell office:value-type="float" office:value="0.740812189669062">
            <text:p>0.7408121897</text:p>
          </table:table-cell>
        </table:table-row>
        <table:table-row table:style-name="ro1">
          <table:table-cell office:value-type="float" office:value="0.792484524676513">
            <text:p>0.7924845247</text:p>
          </table:table-cell>
          <table:table-cell office:value-type="float" office:value="0.904565172933838">
            <text:p>0.9045651729</text:p>
          </table:table-cell>
          <table:table-cell office:value-type="float" office:value="0.818403130097403">
            <text:p>0.8184031301</text:p>
          </table:table-cell>
          <table:table-cell office:value-type="float" office:value="0.853830898350411">
            <text:p>0.8538308984</text:p>
          </table:table-cell>
          <table:table-cell office:value-type="float" office:value="0.784133059136835">
            <text:p>0.7841330591</text:p>
          </table:table-cell>
          <table:table-cell office:value-type="float" office:value="0.732592757288231">
            <text:p>0.7325927573</text:p>
          </table:table-cell>
          <table:table-cell office:value-type="float" office:value="0.658685199593715">
            <text:p>0.6586851996</text:p>
          </table:table-cell>
          <table:table-cell office:value-type="float" office:value="0.77770689131141">
            <text:p>0.7777068913</text:p>
          </table:table-cell>
          <table:table-cell office:value-type="float" office:value="0.840156272281535">
            <text:p>0.8401562723</text:p>
          </table:table-cell>
          <table:table-cell office:value-type="float" office:value="0.784403140184186">
            <text:p>0.7844031402</text:p>
          </table:table-cell>
        </table:table-row>
        <table:table-row table:style-name="ro1">
          <table:table-cell office:value-type="float" office:value="0.899100816996225">
            <text:p>0.899100817</text:p>
          </table:table-cell>
          <table:table-cell office:value-type="float" office:value="0.680470650524484">
            <text:p>0.6804706505</text:p>
          </table:table-cell>
          <table:table-cell office:value-type="float" office:value="0.674849721926291">
            <text:p>0.6748497219</text:p>
          </table:table-cell>
          <table:table-cell office:value-type="float" office:value="0.801685248456295">
            <text:p>0.8016852485</text:p>
          </table:table-cell>
          <table:table-cell office:value-type="float" office:value="0.738298859760021">
            <text:p>0.7382988598</text:p>
          </table:table-cell>
          <table:table-cell office:value-type="float" office:value="0.899540149340499">
            <text:p>0.8995401493</text:p>
          </table:table-cell>
          <table:table-cell office:value-type="float" office:value="0.850132794609966">
            <text:p>0.8501327946</text:p>
          </table:table-cell>
          <table:table-cell office:value-type="float" office:value="0.840141113533884">
            <text:p>0.8401411135</text:p>
          </table:table-cell>
          <table:table-cell office:value-type="float" office:value="0.700877888813094">
            <text:p>0.7008778888</text:p>
          </table:table-cell>
          <table:table-cell office:value-type="float" office:value="0.671952206550969">
            <text:p>0.6719522066</text:p>
          </table:table-cell>
        </table:table-row>
        <table:table-row table:style-name="ro1">
          <table:table-cell office:value-type="float" office:value="0.781177772965146">
            <text:p>0.781177773</text:p>
          </table:table-cell>
          <table:table-cell office:value-type="float" office:value="0.778027597218259">
            <text:p>0.7780275972</text:p>
          </table:table-cell>
          <table:table-cell office:value-type="float" office:value="0.792713132703612">
            <text:p>0.7927131327</text:p>
          </table:table-cell>
          <table:table-cell office:value-type="float" office:value="0.889287790218112">
            <text:p>0.8892877902</text:p>
          </table:table-cell>
          <table:table-cell office:value-type="float" office:value="0.796520609856863">
            <text:p>0.7965206099</text:p>
          </table:table-cell>
          <table:table-cell office:value-type="float" office:value="0.742516688222295">
            <text:p>0.7425166882</text:p>
          </table:table-cell>
          <table:table-cell office:value-type="float" office:value="0.805099166347832">
            <text:p>0.8050991663</text:p>
          </table:table-cell>
          <table:table-cell office:value-type="float" office:value="0.741108745377711">
            <text:p>0.7411087454</text:p>
          </table:table-cell>
          <table:table-cell office:value-type="float" office:value="0.810692707212817">
            <text:p>0.8106927072</text:p>
          </table:table-cell>
          <table:table-cell office:value-type="float" office:value="0.800478016489334">
            <text:p>0.8004780165</text:p>
          </table:table-cell>
        </table:table-row>
        <table:table-row table:style-name="ro1">
          <table:table-cell office:value-type="float" office:value="0.839593860271048">
            <text:p>0.8395938603</text:p>
          </table:table-cell>
          <table:table-cell office:value-type="float" office:value="0.772374480479442">
            <text:p>0.7723744805</text:p>
          </table:table-cell>
          <table:table-cell office:value-type="float" office:value="0.797342001311121">
            <text:p>0.7973420013</text:p>
          </table:table-cell>
          <table:table-cell office:value-type="float" office:value="0.775372803495252">
            <text:p>0.7753728035</text:p>
          </table:table-cell>
          <table:table-cell office:value-type="float" office:value="0.601985693970915">
            <text:p>0.601985694</text:p>
          </table:table-cell>
          <table:table-cell office:value-type="float" office:value="0.749698918704549">
            <text:p>0.7496989187</text:p>
          </table:table-cell>
          <table:table-cell office:value-type="float" office:value="0.63345970488416">
            <text:p>0.6334597049</text:p>
          </table:table-cell>
          <table:table-cell office:value-type="float" office:value="0.775842885170069">
            <text:p>0.7758428852</text:p>
          </table:table-cell>
          <table:table-cell office:value-type="float" office:value="0.867220357341946">
            <text:p>0.8672203573</text:p>
          </table:table-cell>
          <table:table-cell office:value-type="float" office:value="0.889881535926854">
            <text:p>0.8898815359</text:p>
          </table:table-cell>
        </table:table-row>
        <table:table-row table:style-name="ro1">
          <table:table-cell office:value-type="float" office:value="0.787112793858239">
            <text:p>0.7871127939</text:p>
          </table:table-cell>
          <table:table-cell office:value-type="float" office:value="0.758115673810498">
            <text:p>0.7581156738</text:p>
          </table:table-cell>
          <table:table-cell office:value-type="float" office:value="0.68228566718541">
            <text:p>0.6822856672</text:p>
          </table:table-cell>
          <table:table-cell office:value-type="float" office:value="0.688726427251254">
            <text:p>0.6887264273</text:p>
          </table:table-cell>
          <table:table-cell office:value-type="float" office:value="0.909606123249146">
            <text:p>0.9096061232</text:p>
          </table:table-cell>
          <table:table-cell office:value-type="float" office:value="0.714351921593403">
            <text:p>0.7143519216</text:p>
          </table:table-cell>
          <table:table-cell office:value-type="float" office:value="0.626503330876552">
            <text:p>0.6265033309</text:p>
          </table:table-cell>
          <table:table-cell office:value-type="float" office:value="0.598008553540087">
            <text:p>0.5980085535</text:p>
          </table:table-cell>
          <table:table-cell office:value-type="float" office:value="0.845172132834186">
            <text:p>0.8451721328</text:p>
          </table:table-cell>
          <table:table-cell office:value-type="float" office:value="0.775670032924436">
            <text:p>0.7756700329</text:p>
          </table:table-cell>
        </table:table-row>
        <table:table-row table:style-name="ro1">
          <table:table-cell office:value-type="float" office:value="0.70685283848224">
            <text:p>0.7068528385</text:p>
          </table:table-cell>
          <table:table-cell office:value-type="float" office:value="0.717408626556374">
            <text:p>0.7174086266</text:p>
          </table:table-cell>
          <table:table-cell office:value-type="float" office:value="0.786851338674953">
            <text:p>0.7868513387</text:p>
          </table:table-cell>
          <table:table-cell office:value-type="float" office:value="0.72563770117786">
            <text:p>0.7256377012</text:p>
          </table:table-cell>
          <table:table-cell office:value-type="float" office:value="0.71273733570078">
            <text:p>0.7127373357</text:p>
          </table:table-cell>
          <table:table-cell office:value-type="float" office:value="0.846704700886816">
            <text:p>0.8467047009</text:p>
          </table:table-cell>
          <table:table-cell office:value-type="float" office:value="0.811594207148134">
            <text:p>0.8115942071</text:p>
          </table:table-cell>
          <table:table-cell office:value-type="float" office:value="0.793390192140963">
            <text:p>0.7933901921</text:p>
          </table:table-cell>
          <table:table-cell office:value-type="float" office:value="0.650851436991463">
            <text:p>0.650851437</text:p>
          </table:table-cell>
          <table:table-cell office:value-type="float" office:value="0.706064378560128">
            <text:p>0.7060643786</text:p>
          </table:table-cell>
        </table:table-row>
        <table:table-row table:style-name="ro1">
          <table:table-cell office:value-type="float" office:value="0.875936386314907">
            <text:p>0.8759363863</text:p>
          </table:table-cell>
          <table:table-cell office:value-type="float" office:value="0.910333404582386">
            <text:p>0.9103334046</text:p>
          </table:table-cell>
          <table:table-cell office:value-type="float" office:value="0.776057832527191">
            <text:p>0.7760578325</text:p>
          </table:table-cell>
          <table:table-cell office:value-type="float" office:value="0.800786737427119">
            <text:p>0.8007867374</text:p>
          </table:table-cell>
          <table:table-cell office:value-type="float" office:value="0.840225072929326">
            <text:p>0.8402250729</text:p>
          </table:table-cell>
          <table:table-cell office:value-type="float" office:value="0.682253281846272">
            <text:p>0.6822532818</text:p>
          </table:table-cell>
          <table:table-cell office:value-type="float" office:value="0.784243289684318">
            <text:p>0.7842432897</text:p>
          </table:table-cell>
          <table:table-cell office:value-type="float" office:value="0.749044612269482">
            <text:p>0.7490446123</text:p>
          </table:table-cell>
          <table:table-cell office:value-type="float" office:value="0.68043069274352">
            <text:p>0.6804306927</text:p>
          </table:table-cell>
          <table:table-cell office:value-type="float" office:value="0.754438564962836">
            <text:p>0.754438565</text:p>
          </table:table-cell>
        </table:table-row>
        <table:table-row table:style-name="ro1">
          <table:table-cell office:value-type="float" office:value="0.870540938325138">
            <text:p>0.8705409383</text:p>
          </table:table-cell>
          <table:table-cell office:value-type="float" office:value="0.969057560109472">
            <text:p>0.9690575601</text:p>
          </table:table-cell>
          <table:table-cell office:value-type="float" office:value="0.818611954208338">
            <text:p>0.8186119542</text:p>
          </table:table-cell>
          <table:table-cell office:value-type="float" office:value="0.76823704826715">
            <text:p>0.7682370483</text:p>
          </table:table-cell>
          <table:table-cell office:value-type="float" office:value="0.82764983729772">
            <text:p>0.8276498373</text:p>
          </table:table-cell>
          <table:table-cell office:value-type="float" office:value="0.919296302033065">
            <text:p>0.919296302</text:p>
          </table:table-cell>
          <table:table-cell office:value-type="float" office:value="0.878615714523778">
            <text:p>0.8786157145</text:p>
          </table:table-cell>
          <table:table-cell office:value-type="float" office:value="0.887539536095961">
            <text:p>0.8875395361</text:p>
          </table:table-cell>
          <table:table-cell office:value-type="float" office:value="0.797050292971427">
            <text:p>0.797050293</text:p>
          </table:table-cell>
          <table:table-cell office:value-type="float" office:value="0.830416239020713">
            <text:p>0.830416239</text:p>
          </table:table-cell>
        </table:table-row>
        <table:table-row table:style-name="ro1">
          <table:table-cell office:value-type="float" office:value="0.852083508554314">
            <text:p>0.8520835086</text:p>
          </table:table-cell>
          <table:table-cell office:value-type="float" office:value="0.828796137141619">
            <text:p>0.8287961371</text:p>
          </table:table-cell>
          <table:table-cell office:value-type="float" office:value="0.569712236660174">
            <text:p>0.5697122367</text:p>
          </table:table-cell>
          <table:table-cell office:value-type="float" office:value="0.601069382581023">
            <text:p>0.6010693826</text:p>
          </table:table-cell>
          <table:table-cell office:value-type="float" office:value="0.531440547764608">
            <text:p>0.5314405478</text:p>
          </table:table-cell>
          <table:table-cell office:value-type="float" office:value="0.802011354619456">
            <text:p>0.8020113546</text:p>
          </table:table-cell>
          <table:table-cell office:value-type="float" office:value="0.766318315669579">
            <text:p>0.7663183157</text:p>
          </table:table-cell>
          <table:table-cell office:value-type="float" office:value="0.883530453409462">
            <text:p>0.8835304534</text:p>
          </table:table-cell>
          <table:table-cell office:value-type="float" office:value="0.69199276487077">
            <text:p>0.6919927649</text:p>
          </table:table-cell>
          <table:table-cell office:value-type="float" office:value="0.661051049513634">
            <text:p>0.6610510495</text:p>
          </table:table-cell>
        </table:table-row>
        <table:table-row table:style-name="ro1">
          <table:table-cell office:value-type="float" office:value="0.821274356560203">
            <text:p>0.8212743566</text:p>
          </table:table-cell>
          <table:table-cell office:value-type="float" office:value="0.870860861720282">
            <text:p>0.8708608617</text:p>
          </table:table-cell>
          <table:table-cell office:value-type="float" office:value="0.919821261221262">
            <text:p>0.9198212612</text:p>
          </table:table-cell>
          <table:table-cell office:value-type="float" office:value="0.814360839971635">
            <text:p>0.81436084</text:p>
          </table:table-cell>
          <table:table-cell office:value-type="float" office:value="0.749782858058579">
            <text:p>0.7497828581</text:p>
          </table:table-cell>
          <table:table-cell office:value-type="float" office:value="0.681466989527039">
            <text:p>0.6814669895</text:p>
          </table:table-cell>
          <table:table-cell office:value-type="float" office:value="0.900647440838796">
            <text:p>0.9006474408</text:p>
          </table:table-cell>
          <table:table-cell office:value-type="float" office:value="0.846729138381039">
            <text:p>0.8467291384</text:p>
          </table:table-cell>
          <table:table-cell office:value-type="float" office:value="0.559948380102487">
            <text:p>0.5599483801</text:p>
          </table:table-cell>
          <table:table-cell office:value-type="float" office:value="0.739812015244578">
            <text:p>0.7398120152</text:p>
          </table:table-cell>
        </table:table-row>
        <table:table-row table:style-name="ro1">
          <table:table-cell office:value-type="float" office:value="0.824586871404425">
            <text:p>0.8245868714</text:p>
          </table:table-cell>
          <table:table-cell office:value-type="float" office:value="0.681585996952934">
            <text:p>0.681585997</text:p>
          </table:table-cell>
          <table:table-cell office:value-type="float" office:value="0.754482357955375">
            <text:p>0.754482358</text:p>
          </table:table-cell>
          <table:table-cell office:value-type="float" office:value="0.81518934524992">
            <text:p>0.8151893452</text:p>
          </table:table-cell>
          <table:table-cell office:value-type="float" office:value="0.830320347468783">
            <text:p>0.8303203475</text:p>
          </table:table-cell>
          <table:table-cell office:value-type="float" office:value="0.680946929427747">
            <text:p>0.6809469294</text:p>
          </table:table-cell>
          <table:table-cell office:value-type="float" office:value="0.796617448657887">
            <text:p>0.7966174487</text:p>
          </table:table-cell>
          <table:table-cell office:value-type="float" office:value="0.867232902617623">
            <text:p>0.8672329026</text:p>
          </table:table-cell>
          <table:table-cell office:value-type="float" office:value="0.801776619334826">
            <text:p>0.8017766193</text:p>
          </table:table-cell>
          <table:table-cell office:value-type="float" office:value="0.715121586598584">
            <text:p>0.7151215866</text:p>
          </table:table-cell>
        </table:table-row>
        <table:table-row table:style-name="ro1">
          <table:table-cell office:value-type="float" office:value="0.887979397403339">
            <text:p>0.8879793974</text:p>
          </table:table-cell>
          <table:table-cell office:value-type="float" office:value="0.803938254734599">
            <text:p>0.8039382547</text:p>
          </table:table-cell>
          <table:table-cell office:value-type="float" office:value="0.824790010709699">
            <text:p>0.8247900107</text:p>
          </table:table-cell>
          <table:table-cell office:value-type="float" office:value="0.78511863414395">
            <text:p>0.7851186341</text:p>
          </table:table-cell>
          <table:table-cell office:value-type="float" office:value="0.805151874011746">
            <text:p>0.805151874</text:p>
          </table:table-cell>
          <table:table-cell office:value-type="float" office:value="0.667141775300979">
            <text:p>0.6671417753</text:p>
          </table:table-cell>
          <table:table-cell office:value-type="float" office:value="0.833121297912451">
            <text:p>0.8331212979</text:p>
          </table:table-cell>
          <table:table-cell office:value-type="float" office:value="0.930635054895474">
            <text:p>0.9306350549</text:p>
          </table:table-cell>
          <table:table-cell office:value-type="float" office:value="0.90810439503353">
            <text:p>0.908104395</text:p>
          </table:table-cell>
          <table:table-cell office:value-type="float" office:value="0.882016478060904">
            <text:p>0.8820164781</text:p>
          </table:table-cell>
        </table:table-row>
        <table:table-row table:style-name="ro1">
          <table:table-cell office:value-type="float" office:value="0.754390387037347">
            <text:p>0.754390387</text:p>
          </table:table-cell>
          <table:table-cell office:value-type="float" office:value="0.909647890305839">
            <text:p>0.9096478903</text:p>
          </table:table-cell>
          <table:table-cell office:value-type="float" office:value="0.818567904117423">
            <text:p>0.8185679041</text:p>
          </table:table-cell>
          <table:table-cell office:value-type="float" office:value="0.674653144545042">
            <text:p>0.6746531445</text:p>
          </table:table-cell>
          <table:table-cell office:value-type="float" office:value="0.81078970156521">
            <text:p>0.8107897016</text:p>
          </table:table-cell>
          <table:table-cell office:value-type="float" office:value="0.799638065184298">
            <text:p>0.7996380652</text:p>
          </table:table-cell>
          <table:table-cell office:value-type="float" office:value="0.884608691965051">
            <text:p>0.884608692</text:p>
          </table:table-cell>
          <table:table-cell office:value-type="float" office:value="0.818235911070028">
            <text:p>0.8182359111</text:p>
          </table:table-cell>
          <table:table-cell office:value-type="float" office:value="0.839571658078965">
            <text:p>0.8395716581</text:p>
          </table:table-cell>
          <table:table-cell office:value-type="float" office:value="0.921703555222782">
            <text:p>0.9217035552</text:p>
          </table:table-cell>
        </table:table-row>
        <table:table-row table:style-name="ro1">
          <table:table-cell office:value-type="float" office:value="0.678319370731902">
            <text:p>0.6783193707</text:p>
          </table:table-cell>
          <table:table-cell office:value-type="float" office:value="0.797466850783965">
            <text:p>0.7974668508</text:p>
          </table:table-cell>
          <table:table-cell office:value-type="float" office:value="0.777930612149109">
            <text:p>0.7779306121</text:p>
          </table:table-cell>
          <table:table-cell office:value-type="float" office:value="0.775376625593396">
            <text:p>0.7753766256</text:p>
          </table:table-cell>
          <table:table-cell office:value-type="float" office:value="0.798550629157811">
            <text:p>0.7985506292</text:p>
          </table:table-cell>
          <table:table-cell office:value-type="float" office:value="0.842547996840644">
            <text:p>0.8425479968</text:p>
          </table:table-cell>
          <table:table-cell office:value-type="float" office:value="0.74196112528656">
            <text:p>0.7419611253</text:p>
          </table:table-cell>
          <table:table-cell office:value-type="float" office:value="0.876086020424006">
            <text:p>0.8760860204</text:p>
          </table:table-cell>
          <table:table-cell office:value-type="float" office:value="0.637699284334925">
            <text:p>0.6376992843</text:p>
          </table:table-cell>
          <table:table-cell office:value-type="float" office:value="0.724732711083362">
            <text:p>0.7247327111</text:p>
          </table:table-cell>
        </table:table-row>
        <table:table-row table:style-name="ro1">
          <table:table-cell office:value-type="float" office:value="0.858448907477711">
            <text:p>0.8584489075</text:p>
          </table:table-cell>
          <table:table-cell office:value-type="float" office:value="0.740116405548542">
            <text:p>0.7401164055</text:p>
          </table:table-cell>
          <table:table-cell office:value-type="float" office:value="0.895922727961933">
            <text:p>0.895922728</text:p>
          </table:table-cell>
          <table:table-cell office:value-type="float" office:value="0.832913356677281">
            <text:p>0.8329133567</text:p>
          </table:table-cell>
          <table:table-cell office:value-type="float" office:value="0.792674024409217">
            <text:p>0.7926740244</text:p>
          </table:table-cell>
          <table:table-cell office:value-type="float" office:value="0.823966011214368">
            <text:p>0.8239660112</text:p>
          </table:table-cell>
          <table:table-cell office:value-type="float" office:value="0.845236395087406">
            <text:p>0.8452363951</text:p>
          </table:table-cell>
          <table:table-cell office:value-type="float" office:value="0.861865323645446">
            <text:p>0.8618653236</text:p>
          </table:table-cell>
          <table:table-cell office:value-type="float" office:value="0.65746638976347">
            <text:p>0.6574663898</text:p>
          </table:table-cell>
          <table:table-cell office:value-type="float" office:value="0.660829794341181">
            <text:p>0.6608297943</text:p>
          </table:table-cell>
        </table:table-row>
        <table:table-row table:style-name="ro1">
          <table:table-cell office:value-type="float" office:value="0.827309338783932">
            <text:p>0.8273093388</text:p>
          </table:table-cell>
          <table:table-cell office:value-type="float" office:value="0.734792299914776">
            <text:p>0.7347922999</text:p>
          </table:table-cell>
          <table:table-cell office:value-type="float" office:value="0.976200654929517">
            <text:p>0.9762006549</text:p>
          </table:table-cell>
          <table:table-cell office:value-type="float" office:value="0.913492251465324">
            <text:p>0.9134922515</text:p>
          </table:table-cell>
          <table:table-cell office:value-type="float" office:value="0.926782782205112">
            <text:p>0.9267827822</text:p>
          </table:table-cell>
          <table:table-cell office:value-type="float" office:value="0.85322258237665">
            <text:p>0.8532225824</text:p>
          </table:table-cell>
          <table:table-cell office:value-type="float" office:value="0.861378591846021">
            <text:p>0.8613785918</text:p>
          </table:table-cell>
          <table:table-cell office:value-type="float" office:value="0.810665354135342">
            <text:p>0.8106653541</text:p>
          </table:table-cell>
          <table:table-cell office:value-type="float" office:value="0.769973706040317">
            <text:p>0.769973706</text:p>
          </table:table-cell>
          <table:table-cell office:value-type="float" office:value="0.820951352711171">
            <text:p>0.8209513527</text:p>
          </table:table-cell>
        </table:table-row>
        <table:table-row table:style-name="ro1">
          <table:table-cell office:value-type="float" office:value="0.663808291484766">
            <text:p>0.6638082915</text:p>
          </table:table-cell>
          <table:table-cell office:value-type="float" office:value="0.620325982530969">
            <text:p>0.6203259825</text:p>
          </table:table-cell>
          <table:table-cell office:value-type="float" office:value="0.973578182837403">
            <text:p>0.9735781828</text:p>
          </table:table-cell>
          <table:table-cell office:value-type="float" office:value="0.808234837321304">
            <text:p>0.8082348373</text:p>
          </table:table-cell>
          <table:table-cell office:value-type="float" office:value="0.8025722171769">
            <text:p>0.8025722172</text:p>
          </table:table-cell>
          <table:table-cell office:value-type="float" office:value="0.770560960382731">
            <text:p>0.7705609604</text:p>
          </table:table-cell>
          <table:table-cell office:value-type="float" office:value="0.779039272810333">
            <text:p>0.7790392728</text:p>
          </table:table-cell>
          <table:table-cell office:value-type="float" office:value="0.853694054963514">
            <text:p>0.853694055</text:p>
          </table:table-cell>
          <table:table-cell office:value-type="float" office:value="0.661159239680655">
            <text:p>0.6611592397</text:p>
          </table:table-cell>
          <table:table-cell office:value-type="float" office:value="0.818667026918567">
            <text:p>0.8186670269</text:p>
          </table:table-cell>
        </table:table-row>
        <table:table-row table:style-name="ro1">
          <table:table-cell office:value-type="float" office:value="0.646175125924349">
            <text:p>0.6461751259</text:p>
          </table:table-cell>
          <table:table-cell office:value-type="float" office:value="0.689443283333144">
            <text:p>0.6894432833</text:p>
          </table:table-cell>
          <table:table-cell office:value-type="float" office:value="0.619609307658198">
            <text:p>0.6196093077</text:p>
          </table:table-cell>
          <table:table-cell office:value-type="float" office:value="0.710951972046988">
            <text:p>0.710951972</text:p>
          </table:table-cell>
          <table:table-cell office:value-type="float" office:value="0.667872608766134">
            <text:p>0.6678726088</text:p>
          </table:table-cell>
          <table:table-cell office:value-type="float" office:value="0.733060927225982">
            <text:p>0.7330609272</text:p>
          </table:table-cell>
          <table:table-cell office:value-type="float" office:value="0.76770771225578">
            <text:p>0.7677077123</text:p>
          </table:table-cell>
          <table:table-cell office:value-type="float" office:value="0.829340739841459">
            <text:p>0.8293407398</text:p>
          </table:table-cell>
          <table:table-cell office:value-type="float" office:value="0.628865624999835">
            <text:p>0.628865625</text:p>
          </table:table-cell>
          <table:table-cell office:value-type="float" office:value="0.680734852753082">
            <text:p>0.6807348528</text:p>
          </table:table-cell>
        </table:table-row>
        <table:table-row table:style-name="ro1">
          <table:table-cell office:value-type="float" office:value="0.862780410504774">
            <text:p>0.8627804105</text:p>
          </table:table-cell>
          <table:table-cell office:value-type="float" office:value="0.659033362336005">
            <text:p>0.6590333623</text:p>
          </table:table-cell>
          <table:table-cell office:value-type="float" office:value="0.887757866880292">
            <text:p>0.8877578669</text:p>
          </table:table-cell>
          <table:table-cell office:value-type="float" office:value="0.797268402349239">
            <text:p>0.7972684023</text:p>
          </table:table-cell>
          <table:table-cell office:value-type="float" office:value="0.689489115345676">
            <text:p>0.6894891153</text:p>
          </table:table-cell>
          <table:table-cell office:value-type="float" office:value="0.708099043868683">
            <text:p>0.7080990439</text:p>
          </table:table-cell>
          <table:table-cell office:value-type="float" office:value="0.804439108433372">
            <text:p>0.8044391084</text:p>
          </table:table-cell>
          <table:table-cell office:value-type="float" office:value="0.768046372477208">
            <text:p>0.7680463725</text:p>
          </table:table-cell>
          <table:table-cell office:value-type="float" office:value="0.775538896486814">
            <text:p>0.7755388965</text:p>
          </table:table-cell>
          <table:table-cell office:value-type="float" office:value="0.884643490615461">
            <text:p>0.8846434906</text:p>
          </table:table-cell>
        </table:table-row>
        <table:table-row table:style-name="ro1">
          <table:table-cell office:value-type="float" office:value="0.654690354630871">
            <text:p>0.6546903546</text:p>
          </table:table-cell>
          <table:table-cell office:value-type="float" office:value="0.865355144518103">
            <text:p>0.8653551445</text:p>
          </table:table-cell>
          <table:table-cell office:value-type="float" office:value="0.6462898915722">
            <text:p>0.6462898916</text:p>
          </table:table-cell>
          <table:table-cell office:value-type="float" office:value="0.804167744519184">
            <text:p>0.8041677445</text:p>
          </table:table-cell>
          <table:table-cell office:value-type="float" office:value="0.701069836115846">
            <text:p>0.7010698361</text:p>
          </table:table-cell>
          <table:table-cell office:value-type="float" office:value="0.967275066871943">
            <text:p>0.9672750669</text:p>
          </table:table-cell>
          <table:table-cell office:value-type="float" office:value="0.725493395460614">
            <text:p>0.7254933955</text:p>
          </table:table-cell>
          <table:table-cell office:value-type="float" office:value="0.724337914287818">
            <text:p>0.7243379143</text:p>
          </table:table-cell>
          <table:table-cell office:value-type="float" office:value="0.956326408389483">
            <text:p>0.9563264084</text:p>
          </table:table-cell>
          <table:table-cell office:value-type="float" office:value="0.660926600471718">
            <text:p>0.6609266005</text:p>
          </table:table-cell>
        </table:table-row>
        <table:table-row table:style-name="ro1">
          <table:table-cell office:value-type="float" office:value="0.781405648767557">
            <text:p>0.7814056488</text:p>
          </table:table-cell>
          <table:table-cell office:value-type="float" office:value="0.690251951492874">
            <text:p>0.6902519515</text:p>
          </table:table-cell>
          <table:table-cell office:value-type="float" office:value="0.778376215120606">
            <text:p>0.7783762151</text:p>
          </table:table-cell>
          <table:table-cell office:value-type="float" office:value="0.781150980779978">
            <text:p>0.7811509808</text:p>
          </table:table-cell>
          <table:table-cell office:value-type="float" office:value="0.641335067847533">
            <text:p>0.6413350678</text:p>
          </table:table-cell>
          <table:table-cell office:value-type="float" office:value="0.869962101022337">
            <text:p>0.869962101</text:p>
          </table:table-cell>
          <table:table-cell office:value-type="float" office:value="0.77460478032476">
            <text:p>0.7746047803</text:p>
          </table:table-cell>
          <table:table-cell office:value-type="float" office:value="0.676413977924977">
            <text:p>0.6764139779</text:p>
          </table:table-cell>
          <table:table-cell office:value-type="float" office:value="0.76878219215215">
            <text:p>0.7687821922</text:p>
          </table:table-cell>
          <table:table-cell office:value-type="float" office:value="0.883003408185936">
            <text:p>0.8830034082</text:p>
          </table:table-cell>
        </table:table-row>
        <table:table-row table:style-name="ro1">
          <table:table-cell office:value-type="float" office:value="0.711029326418844">
            <text:p>0.7110293264</text:p>
          </table:table-cell>
          <table:table-cell office:value-type="float" office:value="0.741588640617995">
            <text:p>0.7415886406</text:p>
          </table:table-cell>
          <table:table-cell office:value-type="float" office:value="0.819259215521595">
            <text:p>0.8192592155</text:p>
          </table:table-cell>
          <table:table-cell office:value-type="float" office:value="0.733750333115139">
            <text:p>0.7337503331</text:p>
          </table:table-cell>
          <table:table-cell office:value-type="float" office:value="0.953098948026809">
            <text:p>0.953098948</text:p>
          </table:table-cell>
          <table:table-cell office:value-type="float" office:value="0.741455513813384">
            <text:p>0.7414555138</text:p>
          </table:table-cell>
          <table:table-cell office:value-type="float" office:value="0.8833245686132">
            <text:p>0.8833245686</text:p>
          </table:table-cell>
          <table:table-cell office:value-type="float" office:value="0.801539728679805">
            <text:p>0.8015397287</text:p>
          </table:table-cell>
          <table:table-cell office:value-type="float" office:value="0.818387235014768">
            <text:p>0.818387235</text:p>
          </table:table-cell>
          <table:table-cell office:value-type="float" office:value="1.01432022324146">
            <text:p>1.0143202232</text:p>
          </table:table-cell>
        </table:table-row>
        <table:table-row table:style-name="ro1">
          <table:table-cell office:value-type="float" office:value="0.844571287482437">
            <text:p>0.8445712875</text:p>
          </table:table-cell>
          <table:table-cell office:value-type="float" office:value="0.732199207955783">
            <text:p>0.732199208</text:p>
          </table:table-cell>
          <table:table-cell office:value-type="float" office:value="0.787937690861244">
            <text:p>0.7879376909</text:p>
          </table:table-cell>
          <table:table-cell office:value-type="float" office:value="0.733293125769615">
            <text:p>0.7332931258</text:p>
          </table:table-cell>
          <table:table-cell office:value-type="float" office:value="0.804163738520162">
            <text:p>0.8041637385</text:p>
          </table:table-cell>
          <table:table-cell office:value-type="float" office:value="0.689582540157951">
            <text:p>0.6895825402</text:p>
          </table:table-cell>
          <table:table-cell office:value-type="float" office:value="0.720431044108195">
            <text:p>0.7204310441</text:p>
          </table:table-cell>
          <table:table-cell office:value-type="float" office:value="0.793823772273699">
            <text:p>0.7938237723</text:p>
          </table:table-cell>
          <table:table-cell office:value-type="float" office:value="0.754208782490941">
            <text:p>0.7542087825</text:p>
          </table:table-cell>
          <table:table-cell office:value-type="float" office:value="0.714744573228143">
            <text:p>0.7147445732</text:p>
          </table:table-cell>
        </table:table-row>
        <table:table-row table:style-name="ro1">
          <table:table-cell office:value-type="float" office:value="0.733002093605087">
            <text:p>0.7330020936</text:p>
          </table:table-cell>
          <table:table-cell office:value-type="float" office:value="0.703620623779811">
            <text:p>0.7036206238</text:p>
          </table:table-cell>
          <table:table-cell office:value-type="float" office:value="0.844865962337362">
            <text:p>0.8448659623</text:p>
          </table:table-cell>
          <table:table-cell office:value-type="float" office:value="0.812764418880408">
            <text:p>0.8127644189</text:p>
          </table:table-cell>
          <table:table-cell office:value-type="float" office:value="0.654739612254711">
            <text:p>0.6547396123</text:p>
          </table:table-cell>
          <table:table-cell office:value-type="float" office:value="0.84615912337561">
            <text:p>0.8461591234</text:p>
          </table:table-cell>
          <table:table-cell office:value-type="float" office:value="0.806584161619076">
            <text:p>0.8065841616</text:p>
          </table:table-cell>
          <table:table-cell office:value-type="float" office:value="0.631745243371618">
            <text:p>0.6317452434</text:p>
          </table:table-cell>
          <table:table-cell office:value-type="float" office:value="0.781307757158808">
            <text:p>0.7813077572</text:p>
          </table:table-cell>
          <table:table-cell office:value-type="float" office:value="0.79289496177992">
            <text:p>0.7928949618</text:p>
          </table:table-cell>
        </table:table-row>
        <table:table-row table:style-name="ro1">
          <table:table-cell office:value-type="float" office:value="0.567466741928828">
            <text:p>0.5674667419</text:p>
          </table:table-cell>
          <table:table-cell office:value-type="float" office:value="0.710236088094645">
            <text:p>0.7102360881</text:p>
          </table:table-cell>
          <table:table-cell office:value-type="float" office:value="0.735723754393463">
            <text:p>0.7357237544</text:p>
          </table:table-cell>
          <table:table-cell office:value-type="float" office:value="0.749110622189412">
            <text:p>0.7491106222</text:p>
          </table:table-cell>
          <table:table-cell office:value-type="float" office:value="0.715140094503412">
            <text:p>0.7151400945</text:p>
          </table:table-cell>
          <table:table-cell office:value-type="float" office:value="0.789328213857683">
            <text:p>0.7893282139</text:p>
          </table:table-cell>
          <table:table-cell office:value-type="float" office:value="0.873032086487891">
            <text:p>0.8730320865</text:p>
          </table:table-cell>
          <table:table-cell office:value-type="float" office:value="0.792515391298012">
            <text:p>0.7925153913</text:p>
          </table:table-cell>
          <table:table-cell office:value-type="float" office:value="0.674556575676858">
            <text:p>0.6745565757</text:p>
          </table:table-cell>
          <table:table-cell office:value-type="float" office:value="0.735225322026254">
            <text:p>0.735225322</text:p>
          </table:table-cell>
        </table:table-row>
        <table:table-row table:style-name="ro1">
          <table:table-cell office:value-type="float" office:value="0.737780245834646">
            <text:p>0.7377802458</text:p>
          </table:table-cell>
          <table:table-cell office:value-type="float" office:value="0.833923326267762">
            <text:p>0.8339233263</text:p>
          </table:table-cell>
          <table:table-cell office:value-type="float" office:value="0.927812792010956">
            <text:p>0.927812792</text:p>
          </table:table-cell>
          <table:table-cell office:value-type="float" office:value="0.890663203615395">
            <text:p>0.8906632036</text:p>
          </table:table-cell>
          <table:table-cell office:value-type="float" office:value="0.802874868661791">
            <text:p>0.8028748687</text:p>
          </table:table-cell>
          <table:table-cell office:value-type="float" office:value="0.760020267211305">
            <text:p>0.7600202672</text:p>
          </table:table-cell>
          <table:table-cell office:value-type="float" office:value="0.886384482778671">
            <text:p>0.8863844828</text:p>
          </table:table-cell>
          <table:table-cell office:value-type="float" office:value="0.927040895003336">
            <text:p>0.927040895</text:p>
          </table:table-cell>
          <table:table-cell office:value-type="float" office:value="0.849836545165175">
            <text:p>0.8498365452</text:p>
          </table:table-cell>
          <table:table-cell office:value-type="float" office:value="0.776012774516678">
            <text:p>0.7760127745</text:p>
          </table:table-cell>
        </table:table-row>
        <table:table-row table:style-name="ro1">
          <table:table-cell office:value-type="float" office:value="0.71078351222637">
            <text:p>0.7107835122</text:p>
          </table:table-cell>
          <table:table-cell office:value-type="float" office:value="0.688750957199662">
            <text:p>0.6887509572</text:p>
          </table:table-cell>
          <table:table-cell office:value-type="float" office:value="0.762937056935377">
            <text:p>0.7629370569</text:p>
          </table:table-cell>
          <table:table-cell office:value-type="float" office:value="0.618008335606563">
            <text:p>0.6180083356</text:p>
          </table:table-cell>
          <table:table-cell office:value-type="float" office:value="0.669549590428839">
            <text:p>0.6695495904</text:p>
          </table:table-cell>
          <table:table-cell office:value-type="float" office:value="0.669584138265022">
            <text:p>0.6695841383</text:p>
          </table:table-cell>
          <table:table-cell office:value-type="float" office:value="0.53425282855606">
            <text:p>0.5342528286</text:p>
          </table:table-cell>
          <table:table-cell office:value-type="float" office:value="0.726813980363777">
            <text:p>0.7268139804</text:p>
          </table:table-cell>
          <table:table-cell office:value-type="float" office:value="0.723515124476603">
            <text:p>0.7235151245</text:p>
          </table:table-cell>
          <table:table-cell office:value-type="float" office:value="0.684578561483624">
            <text:p>0.6845785615</text:p>
          </table:table-cell>
        </table:table-row>
        <table:table-row table:style-name="ro1">
          <table:table-cell office:value-type="float" office:value="0.827368176094276">
            <text:p>0.8273681761</text:p>
          </table:table-cell>
          <table:table-cell office:value-type="float" office:value="0.973873276138853">
            <text:p>0.9738732761</text:p>
          </table:table-cell>
          <table:table-cell office:value-type="float" office:value="0.713841518383149">
            <text:p>0.7138415184</text:p>
          </table:table-cell>
          <table:table-cell office:value-type="float" office:value="0.818408965192172">
            <text:p>0.8184089652</text:p>
          </table:table-cell>
          <table:table-cell office:value-type="float" office:value="0.747595603250228">
            <text:p>0.7475956033</text:p>
          </table:table-cell>
          <table:table-cell office:value-type="float" office:value="0.787548415264508">
            <text:p>0.7875484153</text:p>
          </table:table-cell>
          <table:table-cell office:value-type="float" office:value="0.758550124262539">
            <text:p>0.7585501243</text:p>
          </table:table-cell>
          <table:table-cell office:value-type="float" office:value="0.861021311731774">
            <text:p>0.8610213117</text:p>
          </table:table-cell>
          <table:table-cell office:value-type="float" office:value="0.73834853805599">
            <text:p>0.7383485381</text:p>
          </table:table-cell>
          <table:table-cell office:value-type="float" office:value="0.94423318152434">
            <text:p>0.9442331815</text:p>
          </table:table-cell>
        </table:table-row>
        <table:table-row table:style-name="ro1">
          <table:table-cell office:value-type="float" office:value="0.868172851919669">
            <text:p>0.8681728519</text:p>
          </table:table-cell>
          <table:table-cell office:value-type="float" office:value="0.768312122838302">
            <text:p>0.7683121228</text:p>
          </table:table-cell>
          <table:table-cell office:value-type="float" office:value="0.848381255429509">
            <text:p>0.8483812554</text:p>
          </table:table-cell>
          <table:table-cell office:value-type="float" office:value="0.652517668594952">
            <text:p>0.6525176686</text:p>
          </table:table-cell>
          <table:table-cell office:value-type="float" office:value="0.764713440601608">
            <text:p>0.7647134406</text:p>
          </table:table-cell>
          <table:table-cell office:value-type="float" office:value="0.706177803782745">
            <text:p>0.7061778038</text:p>
          </table:table-cell>
          <table:table-cell office:value-type="float" office:value="0.824344760322749">
            <text:p>0.8243447603</text:p>
          </table:table-cell>
          <table:table-cell office:value-type="float" office:value="0.8187179091613">
            <text:p>0.8187179092</text:p>
          </table:table-cell>
          <table:table-cell office:value-type="float" office:value="1.01233945878566">
            <text:p>1.0123394588</text:p>
          </table:table-cell>
          <table:table-cell office:value-type="float" office:value="0.904757000562433">
            <text:p>0.9047570006</text:p>
          </table:table-cell>
        </table:table-row>
        <table:table-row table:style-name="ro1">
          <table:table-cell office:value-type="float" office:value="0.808544080701705">
            <text:p>0.8085440807</text:p>
          </table:table-cell>
          <table:table-cell office:value-type="float" office:value="0.982060895837941">
            <text:p>0.9820608958</text:p>
          </table:table-cell>
          <table:table-cell office:value-type="float" office:value="0.801267356597584">
            <text:p>0.8012673566</text:p>
          </table:table-cell>
          <table:table-cell office:value-type="float" office:value="0.781039993653218">
            <text:p>0.7810399937</text:p>
          </table:table-cell>
          <table:table-cell office:value-type="float" office:value="0.893463849214443">
            <text:p>0.8934638492</text:p>
          </table:table-cell>
          <table:table-cell office:value-type="float" office:value="0.775554115548444">
            <text:p>0.7755541155</text:p>
          </table:table-cell>
          <table:table-cell office:value-type="float" office:value="0.829786307174834">
            <text:p>0.8297863072</text:p>
          </table:table-cell>
          <table:table-cell office:value-type="float" office:value="0.742780178182548">
            <text:p>0.7427801782</text:p>
          </table:table-cell>
          <table:table-cell office:value-type="float" office:value="0.840569917395025">
            <text:p>0.8405699174</text:p>
          </table:table-cell>
          <table:table-cell office:value-type="float" office:value="0.689545193972376">
            <text:p>0.689545194</text:p>
          </table:table-cell>
        </table:table-row>
        <table:table-row table:style-name="ro1">
          <table:table-cell office:value-type="float" office:value="0.883393922245729">
            <text:p>0.8833939222</text:p>
          </table:table-cell>
          <table:table-cell office:value-type="float" office:value="0.883241736698677">
            <text:p>0.8832417367</text:p>
          </table:table-cell>
          <table:table-cell office:value-type="float" office:value="0.862143487972543">
            <text:p>0.862143488</text:p>
          </table:table-cell>
          <table:table-cell office:value-type="float" office:value="0.818820422160236">
            <text:p>0.8188204222</text:p>
          </table:table-cell>
          <table:table-cell office:value-type="float" office:value="0.689035953033571">
            <text:p>0.689035953</text:p>
          </table:table-cell>
          <table:table-cell office:value-type="float" office:value="0.862237253934477">
            <text:p>0.8622372539</text:p>
          </table:table-cell>
          <table:table-cell office:value-type="float" office:value="0.956614325255163">
            <text:p>0.9566143253</text:p>
          </table:table-cell>
          <table:table-cell office:value-type="float" office:value="0.829380026580099">
            <text:p>0.8293800266</text:p>
          </table:table-cell>
          <table:table-cell office:value-type="float" office:value="0.828420855778468">
            <text:p>0.8284208558</text:p>
          </table:table-cell>
          <table:table-cell office:value-type="float" office:value="0.925828589032102">
            <text:p>0.925828589</text:p>
          </table:table-cell>
        </table:table-row>
        <table:table-row table:style-name="ro1">
          <table:table-cell office:value-type="float" office:value="0.734586090104004">
            <text:p>0.7345860901</text:p>
          </table:table-cell>
          <table:table-cell office:value-type="float" office:value="0.891460564845374">
            <text:p>0.8914605648</text:p>
          </table:table-cell>
          <table:table-cell office:value-type="float" office:value="0.840113365411614">
            <text:p>0.8401133654</text:p>
          </table:table-cell>
          <table:table-cell office:value-type="float" office:value="0.839771802582867">
            <text:p>0.8397718026</text:p>
          </table:table-cell>
          <table:table-cell office:value-type="float" office:value="0.659883155304557">
            <text:p>0.6598831553</text:p>
          </table:table-cell>
          <table:table-cell office:value-type="float" office:value="0.819130680600932">
            <text:p>0.8191306806</text:p>
          </table:table-cell>
          <table:table-cell office:value-type="float" office:value="0.850330523898217">
            <text:p>0.8503305239</text:p>
          </table:table-cell>
          <table:table-cell office:value-type="float" office:value="0.769061436543961">
            <text:p>0.7690614365</text:p>
          </table:table-cell>
          <table:table-cell office:value-type="float" office:value="0.784291152185072">
            <text:p>0.7842911522</text:p>
          </table:table-cell>
          <table:table-cell office:value-type="float" office:value="0.836080187965946">
            <text:p>0.836080188</text:p>
          </table:table-cell>
        </table:table-row>
        <table:table-row table:style-name="ro1">
          <table:table-cell office:value-type="float" office:value="0.928744681807412">
            <text:p>0.9287446818</text:p>
          </table:table-cell>
          <table:table-cell office:value-type="float" office:value="0.956537989006033">
            <text:p>0.956537989</text:p>
          </table:table-cell>
          <table:table-cell office:value-type="float" office:value="0.873775066523277">
            <text:p>0.8737750665</text:p>
          </table:table-cell>
          <table:table-cell office:value-type="float" office:value="0.637472003578168">
            <text:p>0.6374720036</text:p>
          </table:table-cell>
          <table:table-cell office:value-type="float" office:value="0.809190888509683">
            <text:p>0.8091908885</text:p>
          </table:table-cell>
          <table:table-cell office:value-type="float" office:value="0.800883292059278">
            <text:p>0.8008832921</text:p>
          </table:table-cell>
          <table:table-cell office:value-type="float" office:value="0.741214693548359">
            <text:p>0.7412146935</text:p>
          </table:table-cell>
          <table:table-cell office:value-type="float" office:value="0.750204077361875">
            <text:p>0.7502040774</text:p>
          </table:table-cell>
          <table:table-cell office:value-type="float" office:value="0.603907189601285">
            <text:p>0.6039071896</text:p>
          </table:table-cell>
          <table:table-cell office:value-type="float" office:value="0.775927114947531">
            <text:p>0.7759271149</text:p>
          </table:table-cell>
        </table:table-row>
        <table:table-row table:style-name="ro1">
          <table:table-cell office:value-type="float" office:value="0.872913301662107">
            <text:p>0.8729133017</text:p>
          </table:table-cell>
          <table:table-cell office:value-type="float" office:value="0.723743497029468">
            <text:p>0.723743497</text:p>
          </table:table-cell>
          <table:table-cell office:value-type="float" office:value="0.61169818581886">
            <text:p>0.6116981858</text:p>
          </table:table-cell>
          <table:table-cell office:value-type="float" office:value="0.82755830944263">
            <text:p>0.8275583094</text:p>
          </table:table-cell>
          <table:table-cell office:value-type="float" office:value="0.732729285431795">
            <text:p>0.7327292854</text:p>
          </table:table-cell>
          <table:table-cell office:value-type="float" office:value="0.629555031144953">
            <text:p>0.6295550311</text:p>
          </table:table-cell>
          <table:table-cell office:value-type="float" office:value="0.715269150420331">
            <text:p>0.7152691504</text:p>
          </table:table-cell>
          <table:table-cell office:value-type="float" office:value="0.770160676365352">
            <text:p>0.7701606764</text:p>
          </table:table-cell>
          <table:table-cell office:value-type="float" office:value="0.810323463544398">
            <text:p>0.8103234635</text:p>
          </table:table-cell>
          <table:table-cell office:value-type="float" office:value="0.75448725376581">
            <text:p>0.7544872538</text:p>
          </table:table-cell>
        </table:table-row>
        <table:table-row table:style-name="ro1">
          <table:table-cell office:value-type="float" office:value="0.646009309843494">
            <text:p>0.6460093098</text:p>
          </table:table-cell>
          <table:table-cell office:value-type="float" office:value="0.574541356001668">
            <text:p>0.574541356</text:p>
          </table:table-cell>
          <table:table-cell office:value-type="float" office:value="0.637689483165923">
            <text:p>0.6376894832</text:p>
          </table:table-cell>
          <table:table-cell office:value-type="float" office:value="0.606316537551969">
            <text:p>0.6063165376</text:p>
          </table:table-cell>
          <table:table-cell office:value-type="float" office:value="0.666047505157736">
            <text:p>0.6660475052</text:p>
          </table:table-cell>
          <table:table-cell office:value-type="float" office:value="0.707184609871247">
            <text:p>0.7071846099</text:p>
          </table:table-cell>
          <table:table-cell office:value-type="float" office:value="0.497181287405806">
            <text:p>0.4971812874</text:p>
          </table:table-cell>
          <table:table-cell office:value-type="float" office:value="0.729749824067202">
            <text:p>0.7297498241</text:p>
          </table:table-cell>
          <table:table-cell office:value-type="float" office:value="0.563028585020957">
            <text:p>0.563028585</text:p>
          </table:table-cell>
          <table:table-cell office:value-type="float" office:value="0.521748721178744">
            <text:p>0.5217487212</text:p>
          </table:table-cell>
        </table:table-row>
        <table:table-row table:style-name="ro1">
          <table:table-cell office:value-type="float" office:value="0.781952189489009">
            <text:p>0.7819521895</text:p>
          </table:table-cell>
          <table:table-cell office:value-type="float" office:value="0.661223492035653">
            <text:p>0.661223492</text:p>
          </table:table-cell>
          <table:table-cell office:value-type="float" office:value="0.908181152453985">
            <text:p>0.9081811525</text:p>
          </table:table-cell>
          <table:table-cell office:value-type="float" office:value="0.840567418700703">
            <text:p>0.8405674187</text:p>
          </table:table-cell>
          <table:table-cell office:value-type="float" office:value="0.619555998393553">
            <text:p>0.6195559984</text:p>
          </table:table-cell>
          <table:table-cell office:value-type="float" office:value="0.600357065666328">
            <text:p>0.6003570657</text:p>
          </table:table-cell>
          <table:table-cell office:value-type="float" office:value="0.839898743528865">
            <text:p>0.8398987435</text:p>
          </table:table-cell>
          <table:table-cell office:value-type="float" office:value="0.818442223734058">
            <text:p>0.8184422237</text:p>
          </table:table-cell>
          <table:table-cell office:value-type="float" office:value="0.840225668834363">
            <text:p>0.8402256688</text:p>
          </table:table-cell>
          <table:table-cell office:value-type="float" office:value="0.761537139365525">
            <text:p>0.7615371394</text:p>
          </table:table-cell>
        </table:table-row>
        <table:table-row table:style-name="ro1">
          <table:table-cell office:value-type="float" office:value="0.732296860464573">
            <text:p>0.7322968605</text:p>
          </table:table-cell>
          <table:table-cell office:value-type="float" office:value="0.588457909860141">
            <text:p>0.5884579099</text:p>
          </table:table-cell>
          <table:table-cell office:value-type="float" office:value="0.725781357095433">
            <text:p>0.7257813571</text:p>
          </table:table-cell>
          <table:table-cell office:value-type="float" office:value="0.629528809442986">
            <text:p>0.6295288094</text:p>
          </table:table-cell>
          <table:table-cell office:value-type="float" office:value="0.904917726056044">
            <text:p>0.9049177261</text:p>
          </table:table-cell>
          <table:table-cell office:value-type="float" office:value="0.849108308110373">
            <text:p>0.8491083081</text:p>
          </table:table-cell>
          <table:table-cell office:value-type="float" office:value="0.883274244388724">
            <text:p>0.8832742444</text:p>
          </table:table-cell>
          <table:table-cell office:value-type="float" office:value="0.833226945780273">
            <text:p>0.8332269458</text:p>
          </table:table-cell>
          <table:table-cell office:value-type="float" office:value="0.792677344791305">
            <text:p>0.7926773448</text:p>
          </table:table-cell>
          <table:table-cell office:value-type="float" office:value="0.785809851711866">
            <text:p>0.7858098517</text:p>
          </table:table-cell>
        </table:table-row>
        <table:table-row table:style-name="ro1">
          <table:table-cell office:value-type="float" office:value="0.605975806815818">
            <text:p>0.6059758068</text:p>
          </table:table-cell>
          <table:table-cell office:value-type="float" office:value="0.629422223364419">
            <text:p>0.6294222234</text:p>
          </table:table-cell>
          <table:table-cell office:value-type="float" office:value="0.58232443037222">
            <text:p>0.5823244304</text:p>
          </table:table-cell>
          <table:table-cell office:value-type="float" office:value="0.592644393939635">
            <text:p>0.5926443939</text:p>
          </table:table-cell>
          <table:table-cell office:value-type="float" office:value="0.689572143063583">
            <text:p>0.6895721431</text:p>
          </table:table-cell>
          <table:table-cell office:value-type="float" office:value="0.789932825416898">
            <text:p>0.7899328254</text:p>
          </table:table-cell>
          <table:table-cell office:value-type="float" office:value="0.797047257222278">
            <text:p>0.7970472572</text:p>
          </table:table-cell>
          <table:table-cell office:value-type="float" office:value="0.816011066308236">
            <text:p>0.8160110663</text:p>
          </table:table-cell>
          <table:table-cell office:value-type="float" office:value="0.725595983915817">
            <text:p>0.7255959839</text:p>
          </table:table-cell>
          <table:table-cell office:value-type="float" office:value="0.756153431987853">
            <text:p>0.756153432</text:p>
          </table:table-cell>
        </table:table-row>
        <table:table-row table:style-name="ro1">
          <table:table-cell office:value-type="float" office:value="0.79851647874774">
            <text:p>0.7985164787</text:p>
          </table:table-cell>
          <table:table-cell office:value-type="float" office:value="0.750357563498731">
            <text:p>0.7503575635</text:p>
          </table:table-cell>
          <table:table-cell office:value-type="float" office:value="0.789294869584374">
            <text:p>0.7892948696</text:p>
          </table:table-cell>
          <table:table-cell office:value-type="float" office:value="0.746814589534641">
            <text:p>0.7468145895</text:p>
          </table:table-cell>
          <table:table-cell office:value-type="float" office:value="0.716665648533301">
            <text:p>0.7166656485</text:p>
          </table:table-cell>
          <table:table-cell office:value-type="float" office:value="0.757290641917796">
            <text:p>0.7572906419</text:p>
          </table:table-cell>
          <table:table-cell office:value-type="float" office:value="0.87227943315337">
            <text:p>0.8722794332</text:p>
          </table:table-cell>
          <table:table-cell office:value-type="float" office:value="0.624325013130527">
            <text:p>0.6243250131</text:p>
          </table:table-cell>
          <table:table-cell office:value-type="float" office:value="0.84113799011195">
            <text:p>0.8411379901</text:p>
          </table:table-cell>
          <table:table-cell office:value-type="float" office:value="0.824528390925838">
            <text:p>0.8245283909</text:p>
          </table:table-cell>
        </table:table-row>
        <table:table-row table:style-name="ro1">
          <table:table-cell office:value-type="float" office:value="0.935164106977179">
            <text:p>0.935164107</text:p>
          </table:table-cell>
          <table:table-cell office:value-type="float" office:value="0.795584883948341">
            <text:p>0.7955848839</text:p>
          </table:table-cell>
          <table:table-cell office:value-type="float" office:value="0.715283320942371">
            <text:p>0.7152833209</text:p>
          </table:table-cell>
          <table:table-cell office:value-type="float" office:value="0.76850136430796">
            <text:p>0.7685013643</text:p>
          </table:table-cell>
          <table:table-cell office:value-type="float" office:value="0.852493759310553">
            <text:p>0.8524937593</text:p>
          </table:table-cell>
          <table:table-cell office:value-type="float" office:value="0.714353461393061">
            <text:p>0.7143534614</text:p>
          </table:table-cell>
          <table:table-cell office:value-type="float" office:value="0.860637397756484">
            <text:p>0.8606373978</text:p>
          </table:table-cell>
          <table:table-cell office:value-type="float" office:value="0.755010874918619">
            <text:p>0.7550108749</text:p>
          </table:table-cell>
          <table:table-cell office:value-type="float" office:value="0.840685154819971">
            <text:p>0.8406851548</text:p>
          </table:table-cell>
          <table:table-cell office:value-type="float" office:value="0.70082286576552">
            <text:p>0.7008228658</text:p>
          </table:table-cell>
        </table:table-row>
        <table:table-row table:style-name="ro1">
          <table:table-cell office:value-type="float" office:value="0.689385913102789">
            <text:p>0.6893859131</text:p>
          </table:table-cell>
          <table:table-cell office:value-type="float" office:value="0.64616278342067">
            <text:p>0.6461627834</text:p>
          </table:table-cell>
          <table:table-cell office:value-type="float" office:value="0.642140976426172">
            <text:p>0.6421409764</text:p>
          </table:table-cell>
          <table:table-cell office:value-type="float" office:value="0.646490727505377">
            <text:p>0.6464907275</text:p>
          </table:table-cell>
          <table:table-cell office:value-type="float" office:value="0.677080800367802">
            <text:p>0.6770808004</text:p>
          </table:table-cell>
          <table:table-cell office:value-type="float" office:value="0.801832694582819">
            <text:p>0.8018326946</text:p>
          </table:table-cell>
          <table:table-cell office:value-type="float" office:value="0.652412431773592">
            <text:p>0.6524124318</text:p>
          </table:table-cell>
          <table:table-cell office:value-type="float" office:value="0.597022219135669">
            <text:p>0.5970222191</text:p>
          </table:table-cell>
          <table:table-cell office:value-type="float" office:value="0.724700078788035">
            <text:p>0.7247000788</text:p>
          </table:table-cell>
          <table:table-cell office:value-type="float" office:value="0.678434660606119">
            <text:p>0.6784346606</text:p>
          </table:table-cell>
        </table:table-row>
        <table:table-row table:style-name="ro1">
          <table:table-cell office:value-type="float" office:value="0.629015040431927">
            <text:p>0.6290150404</text:p>
          </table:table-cell>
          <table:table-cell office:value-type="float" office:value="0.701578832617123">
            <text:p>0.7015788326</text:p>
          </table:table-cell>
          <table:table-cell office:value-type="float" office:value="0.687953464468051">
            <text:p>0.6879534645</text:p>
          </table:table-cell>
          <table:table-cell office:value-type="float" office:value="0.644593939668591">
            <text:p>0.6445939397</text:p>
          </table:table-cell>
          <table:table-cell office:value-type="float" office:value="0.811432128972374">
            <text:p>0.811432129</text:p>
          </table:table-cell>
          <table:table-cell office:value-type="float" office:value="0.577956396792558">
            <text:p>0.5779563968</text:p>
          </table:table-cell>
          <table:table-cell office:value-type="float" office:value="0.646546999999754">
            <text:p>0.646547</text:p>
          </table:table-cell>
          <table:table-cell office:value-type="float" office:value="0.726738932176567">
            <text:p>0.7267389322</text:p>
          </table:table-cell>
          <table:table-cell office:value-type="float" office:value="0.657831795394497">
            <text:p>0.6578317954</text:p>
          </table:table-cell>
          <table:table-cell office:value-type="float" office:value="0.49143845514293">
            <text:p>0.4914384551</text:p>
          </table:table-cell>
        </table:table-row>
        <table:table-row table:style-name="ro1">
          <table:table-cell office:value-type="float" office:value="0.870099833040417">
            <text:p>0.870099833</text:p>
          </table:table-cell>
          <table:table-cell office:value-type="float" office:value="0.930380620969979">
            <text:p>0.930380621</text:p>
          </table:table-cell>
          <table:table-cell office:value-type="float" office:value="0.839745582831649">
            <text:p>0.8397455828</text:p>
          </table:table-cell>
          <table:table-cell office:value-type="float" office:value="0.68906232272224">
            <text:p>0.6890623227</text:p>
          </table:table-cell>
          <table:table-cell office:value-type="float" office:value="0.720251345796927">
            <text:p>0.7202513458</text:p>
          </table:table-cell>
          <table:table-cell office:value-type="float" office:value="0.845176245264416">
            <text:p>0.8451762453</text:p>
          </table:table-cell>
          <table:table-cell office:value-type="float" office:value="0.938458378144536">
            <text:p>0.9384583781</text:p>
          </table:table-cell>
          <table:table-cell office:value-type="float" office:value="0.888176131737707">
            <text:p>0.8881761317</text:p>
          </table:table-cell>
          <table:table-cell office:value-type="float" office:value="0.786912586400531">
            <text:p>0.7869125864</text:p>
          </table:table-cell>
          <table:table-cell office:value-type="float" office:value="0.73284972509514">
            <text:p>0.7328497251</text:p>
          </table:table-cell>
        </table:table-row>
        <table:table-row table:style-name="ro1">
          <table:table-cell office:value-type="float" office:value="0.767681876453807">
            <text:p>0.7676818765</text:p>
          </table:table-cell>
          <table:table-cell office:value-type="float" office:value="0.783983387694958">
            <text:p>0.7839833877</text:p>
          </table:table-cell>
          <table:table-cell office:value-type="float" office:value="0.680691738627742">
            <text:p>0.6806917386</text:p>
          </table:table-cell>
          <table:table-cell office:value-type="float" office:value="0.749108487846589">
            <text:p>0.7491084878</text:p>
          </table:table-cell>
          <table:table-cell office:value-type="float" office:value="0.823596707573927">
            <text:p>0.8235967076</text:p>
          </table:table-cell>
          <table:table-cell office:value-type="float" office:value="0.740716205395489">
            <text:p>0.7407162054</text:p>
          </table:table-cell>
          <table:table-cell office:value-type="float" office:value="0.821961929508543">
            <text:p>0.8219619295</text:p>
          </table:table-cell>
          <table:table-cell office:value-type="float" office:value="0.642089906916711">
            <text:p>0.6420899069</text:p>
          </table:table-cell>
          <table:table-cell office:value-type="float" office:value="0.904476778604084">
            <text:p>0.9044767786</text:p>
          </table:table-cell>
          <table:table-cell office:value-type="float" office:value="0.754258789549188">
            <text:p>0.7542587895</text:p>
          </table:table-cell>
        </table:table-row>
        <table:table-row table:style-name="ro1">
          <table:table-cell office:value-type="float" office:value="0.772885318343782">
            <text:p>0.7728853183</text:p>
          </table:table-cell>
          <table:table-cell office:value-type="float" office:value="0.761217267369608">
            <text:p>0.7612172674</text:p>
          </table:table-cell>
          <table:table-cell office:value-type="float" office:value="0.703650542798173">
            <text:p>0.7036505428</text:p>
          </table:table-cell>
          <table:table-cell office:value-type="float" office:value="0.769890509186838">
            <text:p>0.7698905092</text:p>
          </table:table-cell>
          <table:table-cell office:value-type="float" office:value="0.711989686515918">
            <text:p>0.7119896865</text:p>
          </table:table-cell>
          <table:table-cell office:value-type="float" office:value="0.698017157652795">
            <text:p>0.6980171577</text:p>
          </table:table-cell>
          <table:table-cell office:value-type="float" office:value="0.811178057768862">
            <text:p>0.8111780578</text:p>
          </table:table-cell>
          <table:table-cell office:value-type="float" office:value="0.833615058434498">
            <text:p>0.8336150584</text:p>
          </table:table-cell>
          <table:table-cell office:value-type="float" office:value="0.667892753442514">
            <text:p>0.6678927534</text:p>
          </table:table-cell>
          <table:table-cell office:value-type="float" office:value="0.740362238225615">
            <text:p>0.7403622382</text:p>
          </table:table-cell>
        </table:table-row>
        <table:table-row table:style-name="ro1">
          <table:table-cell office:value-type="float" office:value="0.800747685761067">
            <text:p>0.8007476858</text:p>
          </table:table-cell>
          <table:table-cell office:value-type="float" office:value="0.722418575104579">
            <text:p>0.7224185751</text:p>
          </table:table-cell>
          <table:table-cell office:value-type="float" office:value="0.637865568107358">
            <text:p>0.6378655681</text:p>
          </table:table-cell>
          <table:table-cell office:value-type="float" office:value="0.858514721264788">
            <text:p>0.8585147213</text:p>
          </table:table-cell>
          <table:table-cell office:value-type="float" office:value="0.753767929062654">
            <text:p>0.7537679291</text:p>
          </table:table-cell>
          <table:table-cell office:value-type="float" office:value="0.684869126799851">
            <text:p>0.6848691268</text:p>
          </table:table-cell>
          <table:table-cell office:value-type="float" office:value="0.740601187876815">
            <text:p>0.7406011879</text:p>
          </table:table-cell>
          <table:table-cell office:value-type="float" office:value="0.891673273188047">
            <text:p>0.8916732732</text:p>
          </table:table-cell>
          <table:table-cell office:value-type="float" office:value="0.68282179198747">
            <text:p>0.682821792</text:p>
          </table:table-cell>
          <table:table-cell office:value-type="float" office:value="0.718897888125981">
            <text:p>0.7188978881</text:p>
          </table:table-cell>
        </table:table-row>
        <table:table-row table:style-name="ro1">
          <table:table-cell office:value-type="float" office:value="0.847435350506461">
            <text:p>0.8474353505</text:p>
          </table:table-cell>
          <table:table-cell office:value-type="float" office:value="0.868285429050621">
            <text:p>0.8682854291</text:p>
          </table:table-cell>
          <table:table-cell office:value-type="float" office:value="1.00763581873125">
            <text:p>1.0076358187</text:p>
          </table:table-cell>
          <table:table-cell office:value-type="float" office:value="0.801305868558035">
            <text:p>0.8013058686</text:p>
          </table:table-cell>
          <table:table-cell office:value-type="float" office:value="0.735315176571677">
            <text:p>0.7353151766</text:p>
          </table:table-cell>
          <table:table-cell office:value-type="float" office:value="0.862128915327939">
            <text:p>0.8621289153</text:p>
          </table:table-cell>
          <table:table-cell office:value-type="float" office:value="0.919858893012264">
            <text:p>0.919858893</text:p>
          </table:table-cell>
          <table:table-cell office:value-type="float" office:value="0.744570928940685">
            <text:p>0.7445709289</text:p>
          </table:table-cell>
          <table:table-cell office:value-type="float" office:value="0.926813288660023">
            <text:p>0.9268132887</text:p>
          </table:table-cell>
          <table:table-cell office:value-type="float" office:value="0.852826622484433">
            <text:p>0.8528266225</text:p>
          </table:table-cell>
        </table:table-row>
        <table:table-row table:style-name="ro1">
          <table:table-cell office:value-type="float" office:value="0.801070376732853">
            <text:p>0.8010703767</text:p>
          </table:table-cell>
          <table:table-cell office:value-type="float" office:value="0.775627846496738">
            <text:p>0.7756278465</text:p>
          </table:table-cell>
          <table:table-cell office:value-type="float" office:value="0.703779829300442">
            <text:p>0.7037798293</text:p>
          </table:table-cell>
          <table:table-cell office:value-type="float" office:value="0.659577321332606">
            <text:p>0.6595773213</text:p>
          </table:table-cell>
          <table:table-cell office:value-type="float" office:value="0.782271762907831">
            <text:p>0.7822717629</text:p>
          </table:table-cell>
          <table:table-cell office:value-type="float" office:value="0.778632503248036">
            <text:p>0.7786325032</text:p>
          </table:table-cell>
          <table:table-cell office:value-type="float" office:value="0.65516550631387">
            <text:p>0.6551655063</text:p>
          </table:table-cell>
          <table:table-cell office:value-type="float" office:value="0.850216879886685">
            <text:p>0.8502168799</text:p>
          </table:table-cell>
          <table:table-cell office:value-type="float" office:value="0.840211200531426">
            <text:p>0.8402112005</text:p>
          </table:table-cell>
          <table:table-cell office:value-type="float" office:value="0.824361895291414">
            <text:p>0.8243618953</text:p>
          </table:table-cell>
        </table:table-row>
        <table:table-row table:style-name="ro1">
          <table:table-cell office:value-type="float" office:value="0.818570944722503">
            <text:p>0.8185709447</text:p>
          </table:table-cell>
          <table:table-cell office:value-type="float" office:value="0.792628713763221">
            <text:p>0.7926287138</text:p>
          </table:table-cell>
          <table:table-cell office:value-type="float" office:value="0.723994525297347">
            <text:p>0.7239945253</text:p>
          </table:table-cell>
          <table:table-cell office:value-type="float" office:value="0.67248386223315">
            <text:p>0.6724838622</text:p>
          </table:table-cell>
          <table:table-cell office:value-type="float" office:value="0.692072219090257">
            <text:p>0.6920722191</text:p>
          </table:table-cell>
          <table:table-cell office:value-type="float" office:value="0.810000137113647">
            <text:p>0.8100001371</text:p>
          </table:table-cell>
          <table:table-cell office:value-type="float" office:value="0.707002151200968">
            <text:p>0.7070021512</text:p>
          </table:table-cell>
          <table:table-cell office:value-type="float" office:value="0.827232300642562">
            <text:p>0.8272323006</text:p>
          </table:table-cell>
          <table:table-cell office:value-type="float" office:value="0.958700426701314">
            <text:p>0.9587004267</text:p>
          </table:table-cell>
          <table:table-cell office:value-type="float" office:value="0.775159859459476">
            <text:p>0.7751598595</text:p>
          </table:table-cell>
        </table:table-row>
        <table:table-row table:style-name="ro1">
          <table:table-cell office:value-type="float" office:value="0.730879314132816">
            <text:p>0.7308793141</text:p>
          </table:table-cell>
          <table:table-cell office:value-type="float" office:value="0.731927042551916">
            <text:p>0.7319270426</text:p>
          </table:table-cell>
          <table:table-cell office:value-type="float" office:value="0.814783048920327">
            <text:p>0.8147830489</text:p>
          </table:table-cell>
          <table:table-cell office:value-type="float" office:value="0.753885907435058">
            <text:p>0.7538859074</text:p>
          </table:table-cell>
          <table:table-cell office:value-type="float" office:value="0.646256994023699">
            <text:p>0.646256994</text:p>
          </table:table-cell>
          <table:table-cell office:value-type="float" office:value="0.789636111548621">
            <text:p>0.7896361115</text:p>
          </table:table-cell>
          <table:table-cell office:value-type="float" office:value="0.761404457868223">
            <text:p>0.7614044579</text:p>
          </table:table-cell>
          <table:table-cell office:value-type="float" office:value="0.688543950053835">
            <text:p>0.6885439501</text:p>
          </table:table-cell>
          <table:table-cell office:value-type="float" office:value="0.801571478221719">
            <text:p>0.8015714782</text:p>
          </table:table-cell>
          <table:table-cell office:value-type="float" office:value="0.786496588175234">
            <text:p>0.7864965882</text:p>
          </table:table-cell>
        </table:table-row>
        <table:table-row table:style-name="ro1">
          <table:table-cell office:value-type="float" office:value="0.732492333583996">
            <text:p>0.7324923336</text:p>
          </table:table-cell>
          <table:table-cell office:value-type="float" office:value="0.818214526313504">
            <text:p>0.8182145263</text:p>
          </table:table-cell>
          <table:table-cell office:value-type="float" office:value="0.842945750529053">
            <text:p>0.8429457505</text:p>
          </table:table-cell>
          <table:table-cell office:value-type="float" office:value="0.845661413429127">
            <text:p>0.8456614134</text:p>
          </table:table-cell>
          <table:table-cell office:value-type="float" office:value="0.618262285049103">
            <text:p>0.618262285</text:p>
          </table:table-cell>
          <table:table-cell office:value-type="float" office:value="0.778071160728164">
            <text:p>0.7780711607</text:p>
          </table:table-cell>
          <table:table-cell office:value-type="float" office:value="0.738413904353564">
            <text:p>0.7384139044</text:p>
          </table:table-cell>
          <table:table-cell office:value-type="float" office:value="0.887633334724177">
            <text:p>0.8876333347</text:p>
          </table:table-cell>
          <table:table-cell office:value-type="float" office:value="0.698018572557763">
            <text:p>0.6980185726</text:p>
          </table:table-cell>
          <table:table-cell office:value-type="float" office:value="0.870156441267832">
            <text:p>0.8701564413</text:p>
          </table:table-cell>
        </table:table-row>
        <table:table-row table:style-name="ro1">
          <table:table-cell office:value-type="float" office:value="0.766823146565681">
            <text:p>0.7668231466</text:p>
          </table:table-cell>
          <table:table-cell office:value-type="float" office:value="0.797099271047133">
            <text:p>0.797099271</text:p>
          </table:table-cell>
          <table:table-cell office:value-type="float" office:value="0.775134328088904">
            <text:p>0.7751343281</text:p>
          </table:table-cell>
          <table:table-cell office:value-type="float" office:value="0.566135424256924">
            <text:p>0.5661354243</text:p>
          </table:table-cell>
          <table:table-cell office:value-type="float" office:value="0.706001854718536">
            <text:p>0.7060018547</text:p>
          </table:table-cell>
          <table:table-cell office:value-type="float" office:value="0.738225785054847">
            <text:p>0.7382257851</text:p>
          </table:table-cell>
          <table:table-cell office:value-type="float" office:value="0.59502805805623">
            <text:p>0.5950280581</text:p>
          </table:table-cell>
          <table:table-cell office:value-type="float" office:value="0.783876938995338">
            <text:p>0.783876939</text:p>
          </table:table-cell>
          <table:table-cell office:value-type="float" office:value="0.743647396693727">
            <text:p>0.7436473967</text:p>
          </table:table-cell>
          <table:table-cell office:value-type="float" office:value="0.71300953404576">
            <text:p>0.713009534</text:p>
          </table:table-cell>
        </table:table-row>
        <table:table-row table:style-name="ro1">
          <table:table-cell office:value-type="float" office:value="0.692175635288654">
            <text:p>0.6921756353</text:p>
          </table:table-cell>
          <table:table-cell office:value-type="float" office:value="0.733021528972116">
            <text:p>0.733021529</text:p>
          </table:table-cell>
          <table:table-cell office:value-type="float" office:value="0.645263810803815">
            <text:p>0.6452638108</text:p>
          </table:table-cell>
          <table:table-cell office:value-type="float" office:value="0.819402980572256">
            <text:p>0.8194029806</text:p>
          </table:table-cell>
          <table:table-cell office:value-type="float" office:value="0.686548009611093">
            <text:p>0.6865480096</text:p>
          </table:table-cell>
          <table:table-cell office:value-type="float" office:value="0.744520351803515">
            <text:p>0.7445203518</text:p>
          </table:table-cell>
          <table:table-cell office:value-type="float" office:value="0.703692196297998">
            <text:p>0.7036921963</text:p>
          </table:table-cell>
          <table:table-cell office:value-type="float" office:value="0.707173283462416">
            <text:p>0.7071732835</text:p>
          </table:table-cell>
          <table:table-cell office:value-type="float" office:value="0.732552739937366">
            <text:p>0.7325527399</text:p>
          </table:table-cell>
          <table:table-cell office:value-type="float" office:value="0.599359283765259">
            <text:p>0.5993592838</text:p>
          </table:table-cell>
        </table:table-row>
        <table:table-row table:style-name="ro1">
          <table:table-cell office:value-type="float" office:value="0.560328656638977">
            <text:p>0.5603286566</text:p>
          </table:table-cell>
          <table:table-cell office:value-type="float" office:value="0.661729725920642">
            <text:p>0.6617297259</text:p>
          </table:table-cell>
          <table:table-cell office:value-type="float" office:value="0.753982823982788">
            <text:p>0.753982824</text:p>
          </table:table-cell>
          <table:table-cell office:value-type="float" office:value="0.732592994070725">
            <text:p>0.7325929941</text:p>
          </table:table-cell>
          <table:table-cell office:value-type="float" office:value="0.749300553216735">
            <text:p>0.7493005532</text:p>
          </table:table-cell>
          <table:table-cell office:value-type="float" office:value="0.71782339767962">
            <text:p>0.7178233977</text:p>
          </table:table-cell>
          <table:table-cell office:value-type="float" office:value="0.746681302884793">
            <text:p>0.7466813029</text:p>
          </table:table-cell>
          <table:table-cell office:value-type="float" office:value="0.732997017469322">
            <text:p>0.7329970175</text:p>
          </table:table-cell>
          <table:table-cell office:value-type="float" office:value="0.722721007331502">
            <text:p>0.7227210073</text:p>
          </table:table-cell>
          <table:table-cell office:value-type="float" office:value="0.672699094558971">
            <text:p>0.6726990946</text:p>
          </table:table-cell>
        </table:table-row>
        <table:table-row table:style-name="ro1">
          <table:table-cell office:value-type="float" office:value="0.843444118650289">
            <text:p>0.8434441187</text:p>
          </table:table-cell>
          <table:table-cell office:value-type="float" office:value="0.780920011749776">
            <text:p>0.7809200117</text:p>
          </table:table-cell>
          <table:table-cell office:value-type="float" office:value="0.885905058375618">
            <text:p>0.8859050584</text:p>
          </table:table-cell>
          <table:table-cell office:value-type="float" office:value="0.824798057485822">
            <text:p>0.8247980575</text:p>
          </table:table-cell>
          <table:table-cell office:value-type="float" office:value="0.67708704565194">
            <text:p>0.6770870457</text:p>
          </table:table-cell>
          <table:table-cell office:value-type="float" office:value="0.718021077656209">
            <text:p>0.7180210777</text:p>
          </table:table-cell>
          <table:table-cell office:value-type="float" office:value="0.969351023423339">
            <text:p>0.9693510234</text:p>
          </table:table-cell>
          <table:table-cell office:value-type="float" office:value="0.75397037942653">
            <text:p>0.7539703794</text:p>
          </table:table-cell>
          <table:table-cell office:value-type="float" office:value="0.75916383255059">
            <text:p>0.7591638326</text:p>
          </table:table-cell>
          <table:table-cell office:value-type="float" office:value="0.837382742564525">
            <text:p>0.8373827426</text:p>
          </table:table-cell>
        </table:table-row>
        <table:table-row table:style-name="ro1">
          <table:table-cell office:value-type="float" office:value="1.00311783137551">
            <text:p>1.0031178314</text:p>
          </table:table-cell>
          <table:table-cell office:value-type="float" office:value="0.753925903570338">
            <text:p>0.7539259036</text:p>
          </table:table-cell>
          <table:table-cell office:value-type="float" office:value="0.965510749762827">
            <text:p>0.9655107498</text:p>
          </table:table-cell>
          <table:table-cell office:value-type="float" office:value="0.762415234352113">
            <text:p>0.7624152344</text:p>
          </table:table-cell>
          <table:table-cell office:value-type="float" office:value="0.927236958132854">
            <text:p>0.9272369581</text:p>
          </table:table-cell>
          <table:table-cell office:value-type="float" office:value="0.872534077001494">
            <text:p>0.872534077</text:p>
          </table:table-cell>
          <table:table-cell office:value-type="float" office:value="0.887612016337134">
            <text:p>0.8876120163</text:p>
          </table:table-cell>
          <table:table-cell office:value-type="float" office:value="0.876272781188378">
            <text:p>0.8762727812</text:p>
          </table:table-cell>
          <table:table-cell office:value-type="float" office:value="0.726847690322549">
            <text:p>0.7268476903</text:p>
          </table:table-cell>
          <table:table-cell office:value-type="float" office:value="0.769509160541242">
            <text:p>0.76950916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];[.A400])" office:value-type="float" office:value="0.803903979909818">
            <text:p>0.8039039799</text:p>
          </table:table-cell>
          <table:table-cell table:formula="of:=AVERAGE([.B1];[.B400])" office:value-type="float" office:value="0.81364088191731">
            <text:p>0.8136408819</text:p>
          </table:table-cell>
          <table:table-cell table:formula="of:=AVERAGE([.C1];[.C400])" office:value-type="float" office:value="0.756769045142704">
            <text:p>0.7567690451</text:p>
          </table:table-cell>
          <table:table-cell table:formula="of:=AVERAGE([.D1];[.D400])" office:value-type="float" office:value="0.70651366351678">
            <text:p>0.7065136635</text:p>
          </table:table-cell>
          <table:table-cell table:formula="of:=AVERAGE([.E1];[.E400])" office:value-type="float" office:value="0.850103701678011">
            <text:p>0.8501037017</text:p>
          </table:table-cell>
          <table:table-cell table:formula="of:=AVERAGE([.F1];[.F400])" office:value-type="float" office:value="0.702588655036395">
            <text:p>0.702588655</text:p>
          </table:table-cell>
          <table:table-cell table:formula="of:=AVERAGE([.G1];[.G400])" office:value-type="float" office:value="0.742838227436931">
            <text:p>0.7428382274</text:p>
          </table:table-cell>
          <table:table-cell table:formula="of:=AVERAGE([.H1];[.H400])" office:value-type="float" office:value="0.728136610491123">
            <text:p>0.7281366105</text:p>
          </table:table-cell>
          <table:table-cell table:formula="of:=AVERAGE([.I1];[.I400])" office:value-type="float" office:value="0.713844919261053">
            <text:p>0.7138449193</text:p>
          </table:table-cell>
          <table:table-cell table:formula="of:=AVERAGE([.J1];[.J400])" office:value-type="float" office:value="0.767335186370412">
            <text:p>0.7673351864</text:p>
          </table:table-cell>
        </table:table-row>
        <table:table-row table:style-name="ro1">
          <table:table-cell table:formula="of:=AVERAGE([.A401];[.A500])" office:value-type="float" office:value="0.85299082310863">
            <text:p>0.8529908231</text:p>
          </table:table-cell>
          <table:table-cell table:formula="of:=AVERAGE([.B401];[.B500])" office:value-type="float" office:value="0.8308221081144">
            <text:p>0.8308221081</text:p>
          </table:table-cell>
          <table:table-cell table:formula="of:=AVERAGE([.C401];[.C500])" office:value-type="float" office:value="0.890309761557232">
            <text:p>0.8903097616</text:p>
          </table:table-cell>
          <table:table-cell table:formula="of:=AVERAGE([.D401];[.D500])" office:value-type="float" office:value="0.773306091269001">
            <text:p>0.7733060913</text:p>
          </table:table-cell>
          <table:table-cell table:formula="of:=AVERAGE([.E401];[.E500])" office:value-type="float" office:value="0.859052373862875">
            <text:p>0.8590523739</text:p>
          </table:table-cell>
          <table:table-cell table:formula="of:=AVERAGE([.F401];[.F500])" office:value-type="float" office:value="0.802829968027834">
            <text:p>0.802829968</text:p>
          </table:table-cell>
          <table:table-cell table:formula="of:=AVERAGE([.G401];[.G500])" office:value-type="float" office:value="0.85769309529821">
            <text:p>0.8576930953</text:p>
          </table:table-cell>
          <table:table-cell table:formula="of:=AVERAGE([.H401];[.H500])" office:value-type="float" office:value="0.724091108308041">
            <text:p>0.7240911083</text:p>
          </table:table-cell>
          <table:table-cell table:formula="of:=AVERAGE([.I401];[.I500])" office:value-type="float" office:value="0.690418317967463">
            <text:p>0.690418318</text:p>
          </table:table-cell>
          <table:table-cell table:formula="of:=AVERAGE([.J401];[.J500])" office:value-type="float" office:value="0.829524446126849">
            <text:p>0.829524446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formula="of:=AVERAGE([.A1];[.J400])" office:value-type="float" office:value="0.767335186370412">
            <text:p>0.7673351864</text:p>
          </table:table-cell>
          <table:table-cell table:number-columns-repeated="8"/>
        </table:table-row>
        <table:table-row table:style-name="ro1">
          <table:table-cell/>
          <table:table-cell table:formula="of:=AVERAGE([.A401];[.J500])" office:value-type="float" office:value="0.736186487691496">
            <text:p>0.7361864877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2017/06/08</text:date>, <text:time>00:08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0:08:30</dc:date>
    <dc:creator>Miyamoto Chihiro</dc:creator>
    <meta:generator>OpenOffice/4.1.2$Unix OpenOffice.org_project/412m3$Build-9782</meta:generator>
    <meta:editing-duration>PT5H9M12S</meta:editing-duration>
    <meta:editing-cycles>1</meta:editing-cycles>
    <meta:document-statistic meta:table-count="1" meta:cell-count="5022" meta:object-count="0"/>
  </office:meta>
</office:document-meta>
</file>